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4625cm" style:use-optimal-column-width="true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ContrattoTelefonico" table:style-name="ta2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MinutiResidui</text:p>
          </table:table-cell>
          <table:table-cell office:value-type="string" table:style-name="ce4">
            <text:p>creditoResiduo</text:p>
          </table:table-cell>
          <table:table-cell table:number-columns-repeated="16379"/>
        </table:table-row>
        <table:table-row table:style-name="ro2">
          <table:table-cell office:value-type="float" office:value="3972666447.9729667" table:formula="of:= 3930000000 + RAND()*(3999999999-3930000000)" table:style-name="ce1">
            <text:p>3972666448</text:p>
          </table:table-cell>
          <table:table-cell table:number-columns-repeated="16383" table:style-name="ce1"/>
        </table:table-row>
        <table:table-row table:style-name="ro2">
          <table:table-cell office:value-type="float" office:value="3998649590.4210615" table:formula="of:= 3930000000 + RAND()*(3999999999-3930000000)" table:style-name="ce1">
            <text:p>3998649590</text:p>
          </table:table-cell>
          <table:table-cell table:number-columns-repeated="16383" table:style-name="ce1"/>
        </table:table-row>
        <table:table-row table:style-name="ro2">
          <table:table-cell office:value-type="float" office:value="3943754261.4654422" table:formula="of:= 3930000000 + RAND()*(3999999999-3930000000)" table:style-name="ce1">
            <text:p>3943754261</text:p>
          </table:table-cell>
          <table:table-cell table:number-columns-repeated="16383" table:style-name="ce1"/>
        </table:table-row>
        <table:table-row table:style-name="ro2">
          <table:table-cell office:value-type="float" office:value="3961189842.1916652" table:formula="of:= 3930000000 + RAND()*(3999999999-3930000000)" table:style-name="ce1">
            <text:p>3961189842</text:p>
          </table:table-cell>
          <table:table-cell table:number-columns-repeated="16383" table:style-name="ce1"/>
        </table:table-row>
        <table:table-row table:style-name="ro2">
          <table:table-cell office:value-type="float" office:value="3998870712.3977966" table:formula="of:= 3930000000 + RAND()*(3999999999-3930000000)" table:style-name="ce1">
            <text:p>3998870712</text:p>
          </table:table-cell>
          <table:table-cell table:number-columns-repeated="16383" table:style-name="ce1"/>
        </table:table-row>
        <table:table-row table:style-name="ro2">
          <table:table-cell office:value-type="float" office:value="3990157957.6031475" table:formula="of:= 3930000000 + RAND()*(3999999999-3930000000)" table:style-name="ce1">
            <text:p>3990157958</text:p>
          </table:table-cell>
          <table:table-cell table:number-columns-repeated="16383" table:style-name="ce1"/>
        </table:table-row>
        <table:table-row table:style-name="ro2">
          <table:table-cell office:value-type="float" office:value="3955753303.1315408" table:formula="of:= 3930000000 + RAND()*(3999999999-3930000000)" table:style-name="ce1">
            <text:p>3955753303</text:p>
          </table:table-cell>
          <table:table-cell table:number-columns-repeated="16383" table:style-name="ce1"/>
        </table:table-row>
        <table:table-row table:style-name="ro2">
          <table:table-cell office:value-type="float" office:value="3961243455.1904016" table:formula="of:= 3930000000 + RAND()*(3999999999-3930000000)" table:style-name="ce1">
            <text:p>3961243455</text:p>
          </table:table-cell>
          <table:table-cell table:number-columns-repeated="16383" table:style-name="ce1"/>
        </table:table-row>
        <table:table-row table:style-name="ro2">
          <table:table-cell office:value-type="float" office:value="3980918256.2393622" table:formula="of:= 3930000000 + RAND()*(3999999999-3930000000)" table:style-name="ce1">
            <text:p>3980918256</text:p>
          </table:table-cell>
          <table:table-cell table:number-columns-repeated="16383" table:style-name="ce1"/>
        </table:table-row>
        <table:table-row table:style-name="ro2">
          <table:table-cell office:value-type="float" office:value="3943314359.6135383" table:formula="of:= 3930000000 + RAND()*(3999999999-3930000000)" table:style-name="ce1">
            <text:p>3943314360</text:p>
          </table:table-cell>
          <table:table-cell table:number-columns-repeated="16383" table:style-name="ce1"/>
        </table:table-row>
        <table:table-row table:style-name="ro2">
          <table:table-cell office:value-type="float" office:value="3955789540.6642823" table:formula="of:= 3930000000 + RAND()*(3999999999-3930000000)" table:style-name="ce1">
            <text:p>3955789541</text:p>
          </table:table-cell>
          <table:table-cell table:number-columns-repeated="16383" table:style-name="ce1"/>
        </table:table-row>
        <table:table-row table:style-name="ro2">
          <table:table-cell office:value-type="float" office:value="3965797580.0543828" table:formula="of:= 3930000000 + RAND()*(3999999999-3930000000)" table:style-name="ce1">
            <text:p>3965797580</text:p>
          </table:table-cell>
          <table:table-cell table:number-columns-repeated="16383" table:style-name="ce1"/>
        </table:table-row>
        <table:table-row table:style-name="ro2">
          <table:table-cell office:value-type="float" office:value="3958538224.5359483" table:formula="of:= 3930000000 + RAND()*(3999999999-3930000000)" table:style-name="ce1">
            <text:p>3958538225</text:p>
          </table:table-cell>
          <table:table-cell table:number-columns-repeated="16383" table:style-name="ce1"/>
        </table:table-row>
        <table:table-row table:style-name="ro2">
          <table:table-cell office:value-type="float" office:value="3997124024.2951937" table:formula="of:= 3930000000 + RAND()*(3999999999-3930000000)" table:style-name="ce1">
            <text:p>3997124024</text:p>
          </table:table-cell>
          <table:table-cell table:number-columns-repeated="16383" table:style-name="ce1"/>
        </table:table-row>
        <table:table-row table:style-name="ro2">
          <table:table-cell office:value-type="float" office:value="3937979462.4211187" table:formula="of:= 3930000000 + RAND()*(3999999999-3930000000)" table:style-name="ce1">
            <text:p>3937979462</text:p>
          </table:table-cell>
          <table:table-cell table:number-columns-repeated="16383" table:style-name="ce1"/>
        </table:table-row>
        <table:table-row table:style-name="ro2">
          <table:table-cell office:value-type="float" office:value="3988573570.8767357" table:formula="of:= 3930000000 + RAND()*(3999999999-3930000000)" table:style-name="ce1">
            <text:p>3988573571</text:p>
          </table:table-cell>
          <table:table-cell table:number-columns-repeated="16383"/>
        </table:table-row>
        <table:table-row table:style-name="ro2">
          <table:table-cell office:value-type="float" office:value="3970644655.675766" table:formula="of:= 3930000000 + RAND()*(3999999999-3930000000)" table:style-name="ce1">
            <text:p>3970644656</text:p>
          </table:table-cell>
          <table:table-cell table:number-columns-repeated="16383"/>
        </table:table-row>
        <table:table-row table:style-name="ro2">
          <table:table-cell office:value-type="float" office:value="3957274360.0615396" table:formula="of:= 3930000000 + RAND()*(3999999999-3930000000)" table:style-name="ce1">
            <text:p>3957274360</text:p>
          </table:table-cell>
          <table:table-cell table:number-columns-repeated="16383"/>
        </table:table-row>
        <table:table-row table:style-name="ro2">
          <table:table-cell office:value-type="float" office:value="3975851750.743093" table:formula="of:= 3930000000 + RAND()*(3999999999-3930000000)" table:style-name="ce1">
            <text:p>3975851751</text:p>
          </table:table-cell>
          <table:table-cell table:number-columns-repeated="16383"/>
        </table:table-row>
        <table:table-row table:style-name="ro2">
          <table:table-cell office:value-type="float" office:value="3987915187.8115435" table:formula="of:= 3930000000 + RAND()*(3999999999-3930000000)" table:style-name="ce1">
            <text:p>3987915188</text:p>
          </table:table-cell>
          <table:table-cell table:number-columns-repeated="16383"/>
        </table:table-row>
        <table:table-row table:style-name="ro2">
          <table:table-cell office:value-type="float" office:value="3940084600.2675791" table:formula="of:= 3930000000 + RAND()*(3999999999-3930000000)" table:style-name="ce1">
            <text:p>3940084600</text:p>
          </table:table-cell>
          <table:table-cell table:number-columns-repeated="16383"/>
        </table:table-row>
        <table:table-row table:style-name="ro2">
          <table:table-cell office:value-type="float" office:value="3931662065.7359419" table:formula="of:= 3930000000 + RAND()*(3999999999-3930000000)" table:style-name="ce1">
            <text:p>3931662066</text:p>
          </table:table-cell>
          <table:table-cell table:number-columns-repeated="16383"/>
        </table:table-row>
        <table:table-row table:style-name="ro2">
          <table:table-cell office:value-type="float" office:value="3942719017.1403832" table:formula="of:= 3930000000 + RAND()*(3999999999-3930000000)" table:style-name="ce1">
            <text:p>3942719017</text:p>
          </table:table-cell>
          <table:table-cell table:number-columns-repeated="16383"/>
        </table:table-row>
        <table:table-row table:style-name="ro2">
          <table:table-cell office:value-type="float" office:value="3939782515.002471" table:formula="of:= 3930000000 + RAND()*(3999999999-3930000000)" table:style-name="ce1">
            <text:p>3939782515</text:p>
          </table:table-cell>
          <table:table-cell table:number-columns-repeated="16383"/>
        </table:table-row>
        <table:table-row table:style-name="ro2">
          <table:table-cell office:value-type="float" office:value="3952481759.4976177" table:formula="of:= 3930000000 + RAND()*(3999999999-3930000000)" table:style-name="ce1">
            <text:p>3952481759</text:p>
          </table:table-cell>
          <table:table-cell table:number-columns-repeated="16383"/>
        </table:table-row>
        <table:table-row table:style-name="ro2">
          <table:table-cell office:value-type="float" office:value="3984966638.5440793" table:formula="of:= 3930000000 + RAND()*(3999999999-3930000000)" table:style-name="ce1">
            <text:p>3984966639</text:p>
          </table:table-cell>
          <table:table-cell table:number-columns-repeated="16383"/>
        </table:table-row>
        <table:table-row table:style-name="ro2">
          <table:table-cell office:value-type="float" office:value="3944576381.2117271" table:formula="of:= 3930000000 + RAND()*(3999999999-3930000000)" table:style-name="ce1">
            <text:p>3944576381</text:p>
          </table:table-cell>
          <table:table-cell table:number-columns-repeated="16383"/>
        </table:table-row>
        <table:table-row table:style-name="ro2">
          <table:table-cell office:value-type="float" office:value="3970861809.949163" table:formula="of:= 3930000000 + RAND()*(3999999999-3930000000)" table:style-name="ce1">
            <text:p>3970861810</text:p>
          </table:table-cell>
          <table:table-cell table:number-columns-repeated="16383"/>
        </table:table-row>
        <table:table-row table:style-name="ro2">
          <table:table-cell office:value-type="float" office:value="3980863709.35251" table:formula="of:= 3930000000 + RAND()*(3999999999-3930000000)" table:style-name="ce1">
            <text:p>3980863709</text:p>
          </table:table-cell>
          <table:table-cell table:number-columns-repeated="16383"/>
        </table:table-row>
        <table:table-row table:style-name="ro2">
          <table:table-cell office:value-type="float" office:value="3932357794.9631476" table:formula="of:= 3930000000 + RAND()*(3999999999-3930000000)" table:style-name="ce1">
            <text:p>3932357795</text:p>
          </table:table-cell>
          <table:table-cell table:number-columns-repeated="16383"/>
        </table:table-row>
        <table:table-row table:style-name="ro2">
          <table:table-cell office:value-type="float" office:value="3983343260.6259236" table:formula="of:= 3930000000 + RAND()*(3999999999-3930000000)" table:style-name="ce1">
            <text:p>3983343261</text:p>
          </table:table-cell>
          <table:table-cell table:number-columns-repeated="16383"/>
        </table:table-row>
        <table:table-row table:style-name="ro2">
          <table:table-cell office:value-type="float" office:value="3977352885.7672772" table:formula="of:= 3930000000 + RAND()*(3999999999-3930000000)" table:style-name="ce1">
            <text:p>3977352886</text:p>
          </table:table-cell>
          <table:table-cell table:number-columns-repeated="16383"/>
        </table:table-row>
        <table:table-row table:style-name="ro2">
          <table:table-cell office:value-type="float" office:value="3990755995.9971857" table:formula="of:= 3930000000 + RAND()*(3999999999-3930000000)" table:style-name="ce1">
            <text:p>3990755996</text:p>
          </table:table-cell>
          <table:table-cell table:number-columns-repeated="16383"/>
        </table:table-row>
        <table:table-row table:style-name="ro2">
          <table:table-cell office:value-type="float" office:value="3941245611.8962374" table:formula="of:= 3930000000 + RAND()*(3999999999-3930000000)" table:style-name="ce1">
            <text:p>3941245612</text:p>
          </table:table-cell>
          <table:table-cell table:number-columns-repeated="16383"/>
        </table:table-row>
        <table:table-row table:style-name="ro2">
          <table:table-cell office:value-type="float" office:value="3948047110.7376356" table:formula="of:= 3930000000 + RAND()*(3999999999-3930000000)" table:style-name="ce1">
            <text:p>3948047111</text:p>
          </table:table-cell>
          <table:table-cell table:number-columns-repeated="16383"/>
        </table:table-row>
        <table:table-row table:style-name="ro2">
          <table:table-cell office:value-type="float" office:value="3976540193.0517893" table:formula="of:= 3930000000 + RAND()*(3999999999-3930000000)" table:style-name="ce1">
            <text:p>3976540193</text:p>
          </table:table-cell>
          <table:table-cell table:number-columns-repeated="16383"/>
        </table:table-row>
        <table:table-row table:style-name="ro2">
          <table:table-cell office:value-type="float" office:value="3939191433.5045958" table:formula="of:= 3930000000 + RAND()*(3999999999-3930000000)" table:style-name="ce1">
            <text:p>3939191434</text:p>
          </table:table-cell>
          <table:table-cell table:number-columns-repeated="16383"/>
        </table:table-row>
        <table:table-row table:style-name="ro2">
          <table:table-cell office:value-type="float" office:value="3936607271.3937244" table:formula="of:= 3930000000 + RAND()*(3999999999-3930000000)" table:style-name="ce1">
            <text:p>3936607271</text:p>
          </table:table-cell>
          <table:table-cell table:number-columns-repeated="16383"/>
        </table:table-row>
        <table:table-row table:style-name="ro2">
          <table:table-cell office:value-type="float" office:value="3984664191.038322" table:formula="of:= 3930000000 + RAND()*(3999999999-3930000000)" table:style-name="ce1">
            <text:p>3984664191</text:p>
          </table:table-cell>
          <table:table-cell table:number-columns-repeated="16383"/>
        </table:table-row>
        <table:table-row table:style-name="ro2">
          <table:table-cell office:value-type="float" office:value="3950118776.321476" table:formula="of:= 3930000000 + RAND()*(3999999999-3930000000)" table:style-name="ce1">
            <text:p>3950118776</text:p>
          </table:table-cell>
          <table:table-cell table:number-columns-repeated="16383"/>
        </table:table-row>
        <table:table-row table:style-name="ro2">
          <table:table-cell office:value-type="float" office:value="3949487582.1679034" table:formula="of:= 3930000000 + RAND()*(3999999999-3930000000)" table:style-name="ce1">
            <text:p>3949487582</text:p>
          </table:table-cell>
          <table:table-cell table:number-columns-repeated="16383"/>
        </table:table-row>
        <table:table-row table:style-name="ro2">
          <table:table-cell office:value-type="float" office:value="3967067870.4754748" table:formula="of:= 3930000000 + RAND()*(3999999999-3930000000)" table:style-name="ce1">
            <text:p>3967067870</text:p>
          </table:table-cell>
          <table:table-cell table:number-columns-repeated="16383"/>
        </table:table-row>
        <table:table-row table:style-name="ro2">
          <table:table-cell office:value-type="float" office:value="3946352832.4851747" table:formula="of:= 3930000000 + RAND()*(3999999999-3930000000)" table:style-name="ce1">
            <text:p>3946352832</text:p>
          </table:table-cell>
          <table:table-cell table:number-columns-repeated="16383"/>
        </table:table-row>
        <table:table-row table:style-name="ro2">
          <table:table-cell office:value-type="float" office:value="3998289636.3958893" table:formula="of:= 3930000000 + RAND()*(3999999999-3930000000)" table:style-name="ce1">
            <text:p>3998289636</text:p>
          </table:table-cell>
          <table:table-cell table:number-columns-repeated="16383"/>
        </table:table-row>
        <table:table-row table:style-name="ro2">
          <table:table-cell office:value-type="float" office:value="3940644966.4769082" table:formula="of:= 3930000000 + RAND()*(3999999999-3930000000)" table:style-name="ce1">
            <text:p>3940644966</text:p>
          </table:table-cell>
          <table:table-cell table:number-columns-repeated="16383"/>
        </table:table-row>
        <table:table-row table:style-name="ro2">
          <table:table-cell office:value-type="float" office:value="3990688728.445673" table:formula="of:= 3930000000 + RAND()*(3999999999-3930000000)" table:style-name="ce1">
            <text:p>3990688728</text:p>
          </table:table-cell>
          <table:table-cell table:number-columns-repeated="16383"/>
        </table:table-row>
        <table:table-row table:style-name="ro2">
          <table:table-cell office:value-type="float" office:value="3991888285.3416348" table:formula="of:= 3930000000 + RAND()*(3999999999-3930000000)" table:style-name="ce1">
            <text:p>3991888285</text:p>
          </table:table-cell>
          <table:table-cell table:number-columns-repeated="16383"/>
        </table:table-row>
        <table:table-row table:style-name="ro2">
          <table:table-cell office:value-type="float" office:value="3943390361.0069342" table:formula="of:= 3930000000 + RAND()*(3999999999-3930000000)" table:style-name="ce1">
            <text:p>3943390361</text:p>
          </table:table-cell>
          <table:table-cell table:number-columns-repeated="16383"/>
        </table:table-row>
        <table:table-row table:style-name="ro2">
          <table:table-cell office:value-type="float" office:value="3966406418.2894669" table:formula="of:= 3930000000 + RAND()*(3999999999-3930000000)" table:style-name="ce1">
            <text:p>3966406418</text:p>
          </table:table-cell>
          <table:table-cell table:number-columns-repeated="16383"/>
        </table:table-row>
        <table:table-row table:style-name="ro2">
          <table:table-cell office:value-type="float" office:value="3988602135.3751621" table:formula="of:= 3930000000 + RAND()*(3999999999-3930000000)" table:style-name="ce1">
            <text:p>3988602135</text:p>
          </table:table-cell>
          <table:table-cell table:number-columns-repeated="16383"/>
        </table:table-row>
        <table:table-row table:style-name="ro2">
          <table:table-cell office:value-type="float" office:value="3931993348.7673483" table:formula="of:= 3930000000 + RAND()*(3999999999-3930000000)" table:style-name="ce1">
            <text:p>3931993349</text:p>
          </table:table-cell>
          <table:table-cell table:number-columns-repeated="16383"/>
        </table:table-row>
        <table:table-row table:style-name="ro2">
          <table:table-cell office:value-type="float" office:value="3988554501.7933311" table:formula="of:= 3930000000 + RAND()*(3999999999-3930000000)" table:style-name="ce1">
            <text:p>3988554502</text:p>
          </table:table-cell>
          <table:table-cell table:number-columns-repeated="16383"/>
        </table:table-row>
        <table:table-row table:style-name="ro2">
          <table:table-cell office:value-type="float" office:value="3960042059.8439493" table:formula="of:= 3930000000 + RAND()*(3999999999-3930000000)" table:style-name="ce1">
            <text:p>3960042060</text:p>
          </table:table-cell>
          <table:table-cell table:number-columns-repeated="16383"/>
        </table:table-row>
        <table:table-row table:style-name="ro2">
          <table:table-cell office:value-type="float" office:value="3978299850.7591853" table:formula="of:= 3930000000 + RAND()*(3999999999-3930000000)" table:style-name="ce1">
            <text:p>3978299851</text:p>
          </table:table-cell>
          <table:table-cell table:number-columns-repeated="16383"/>
        </table:table-row>
        <table:table-row table:style-name="ro2">
          <table:table-cell office:value-type="float" office:value="3995292325.7017064" table:formula="of:= 3930000000 + RAND()*(3999999999-3930000000)" table:style-name="ce1">
            <text:p>3995292326</text:p>
          </table:table-cell>
          <table:table-cell table:number-columns-repeated="16383"/>
        </table:table-row>
        <table:table-row table:style-name="ro2">
          <table:table-cell office:value-type="float" office:value="3991537061.849813" table:formula="of:= 3930000000 + RAND()*(3999999999-3930000000)" table:style-name="ce1">
            <text:p>3991537062</text:p>
          </table:table-cell>
          <table:table-cell table:number-columns-repeated="16383"/>
        </table:table-row>
        <table:table-row table:style-name="ro2">
          <table:table-cell office:value-type="float" office:value="3999237657.8259287" table:formula="of:= 3930000000 + RAND()*(3999999999-3930000000)" table:style-name="ce1">
            <text:p>3999237658</text:p>
          </table:table-cell>
          <table:table-cell table:number-columns-repeated="16383"/>
        </table:table-row>
        <table:table-row table:style-name="ro2">
          <table:table-cell office:value-type="float" office:value="3966764741.7960868" table:formula="of:= 3930000000 + RAND()*(3999999999-3930000000)" table:style-name="ce1">
            <text:p>3966764742</text:p>
          </table:table-cell>
          <table:table-cell table:number-columns-repeated="16383"/>
        </table:table-row>
        <table:table-row table:style-name="ro2">
          <table:table-cell office:value-type="float" office:value="3942598779.7431231" table:formula="of:= 3930000000 + RAND()*(3999999999-3930000000)" table:style-name="ce1">
            <text:p>3942598780</text:p>
          </table:table-cell>
          <table:table-cell table:number-columns-repeated="16383"/>
        </table:table-row>
        <table:table-row table:style-name="ro2">
          <table:table-cell office:value-type="float" office:value="3930299539.502902" table:formula="of:= 3930000000 + RAND()*(3999999999-3930000000)" table:style-name="ce1">
            <text:p>3930299540</text:p>
          </table:table-cell>
          <table:table-cell table:number-columns-repeated="16383"/>
        </table:table-row>
        <table:table-row table:style-name="ro2">
          <table:table-cell office:value-type="float" office:value="3957841114.9336877" table:formula="of:= 3930000000 + RAND()*(3999999999-3930000000)" table:style-name="ce1">
            <text:p>3957841115</text:p>
          </table:table-cell>
          <table:table-cell table:number-columns-repeated="16383"/>
        </table:table-row>
        <table:table-row table:style-name="ro2">
          <table:table-cell office:value-type="float" office:value="3931802426.687398" table:formula="of:= 3930000000 + RAND()*(3999999999-3930000000)" table:style-name="ce1">
            <text:p>3931802427</text:p>
          </table:table-cell>
          <table:table-cell table:number-columns-repeated="16383"/>
        </table:table-row>
        <table:table-row table:style-name="ro2">
          <table:table-cell office:value-type="float" office:value="3964987836.0848575" table:formula="of:= 3930000000 + RAND()*(3999999999-3930000000)" table:style-name="ce1">
            <text:p>3964987836</text:p>
          </table:table-cell>
          <table:table-cell table:number-columns-repeated="16383"/>
        </table:table-row>
        <table:table-row table:style-name="ro2">
          <table:table-cell office:value-type="float" office:value="3947380446.7402782" table:formula="of:= 3930000000 + RAND()*(3999999999-3930000000)" table:style-name="ce1">
            <text:p>3947380447</text:p>
          </table:table-cell>
          <table:table-cell table:number-columns-repeated="16383"/>
        </table:table-row>
        <table:table-row table:style-name="ro2">
          <table:table-cell office:value-type="float" office:value="3950196123.5954123" table:formula="of:= 3930000000 + RAND()*(3999999999-3930000000)" table:style-name="ce1">
            <text:p>3950196124</text:p>
          </table:table-cell>
          <table:table-cell table:number-columns-repeated="16383"/>
        </table:table-row>
        <table:table-row table:style-name="ro2">
          <table:table-cell office:value-type="float" office:value="3943939732.1153049" table:formula="of:= 3930000000 + RAND()*(3999999999-3930000000)" table:style-name="ce1">
            <text:p>3943939732</text:p>
          </table:table-cell>
          <table:table-cell table:number-columns-repeated="16383"/>
        </table:table-row>
        <table:table-row table:style-name="ro2">
          <table:table-cell office:value-type="float" office:value="3998118034.4877329" table:formula="of:= 3930000000 + RAND()*(3999999999-3930000000)" table:style-name="ce1">
            <text:p>3998118034</text:p>
          </table:table-cell>
          <table:table-cell table:number-columns-repeated="16383"/>
        </table:table-row>
        <table:table-row table:style-name="ro2">
          <table:table-cell office:value-type="float" office:value="3979425325.8885269" table:formula="of:= 3930000000 + RAND()*(3999999999-3930000000)" table:style-name="ce1">
            <text:p>3979425326</text:p>
          </table:table-cell>
          <table:table-cell table:number-columns-repeated="16383"/>
        </table:table-row>
        <table:table-row table:style-name="ro2">
          <table:table-cell office:value-type="float" office:value="3988872627.8508797" table:formula="of:= 3930000000 + RAND()*(3999999999-3930000000)" table:style-name="ce1">
            <text:p>3988872628</text:p>
          </table:table-cell>
          <table:table-cell table:number-columns-repeated="16383"/>
        </table:table-row>
        <table:table-row table:style-name="ro2">
          <table:table-cell office:value-type="float" office:value="3967293086.5361729" table:formula="of:= 3930000000 + RAND()*(3999999999-3930000000)" table:style-name="ce1">
            <text:p>3967293087</text:p>
          </table:table-cell>
          <table:table-cell table:number-columns-repeated="16383"/>
        </table:table-row>
        <table:table-row table:style-name="ro2">
          <table:table-cell office:value-type="float" office:value="3953845220.0385485" table:formula="of:= 3930000000 + RAND()*(3999999999-3930000000)" table:style-name="ce1">
            <text:p>3953845220</text:p>
          </table:table-cell>
          <table:table-cell table:number-columns-repeated="16383"/>
        </table:table-row>
        <table:table-row table:style-name="ro2">
          <table:table-cell office:value-type="float" office:value="3961041596.5943661" table:formula="of:= 3930000000 + RAND()*(3999999999-3930000000)" table:style-name="ce1">
            <text:p>3961041597</text:p>
          </table:table-cell>
          <table:table-cell table:number-columns-repeated="16383"/>
        </table:table-row>
        <table:table-row table:style-name="ro2">
          <table:table-cell office:value-type="float" office:value="3933911235.2152367" table:formula="of:= 3930000000 + RAND()*(3999999999-3930000000)" table:style-name="ce1">
            <text:p>3933911235</text:p>
          </table:table-cell>
          <table:table-cell table:number-columns-repeated="16383"/>
        </table:table-row>
        <table:table-row table:style-name="ro2">
          <table:table-cell office:value-type="float" office:value="3984420061.2718477" table:formula="of:= 3930000000 + RAND()*(3999999999-3930000000)" table:style-name="ce1">
            <text:p>3984420061</text:p>
          </table:table-cell>
          <table:table-cell table:number-columns-repeated="16383"/>
        </table:table-row>
        <table:table-row table:style-name="ro2">
          <table:table-cell office:value-type="float" office:value="3979078732.2199512" table:formula="of:= 3930000000 + RAND()*(3999999999-3930000000)" table:style-name="ce1">
            <text:p>3979078732</text:p>
          </table:table-cell>
          <table:table-cell table:number-columns-repeated="16383"/>
        </table:table-row>
        <table:table-row table:style-name="ro2">
          <table:table-cell office:value-type="float" office:value="3966534473.6883874" table:formula="of:= 3930000000 + RAND()*(3999999999-3930000000)" table:style-name="ce1">
            <text:p>3966534474</text:p>
          </table:table-cell>
          <table:table-cell table:number-columns-repeated="16383"/>
        </table:table-row>
        <table:table-row table:style-name="ro2">
          <table:table-cell office:value-type="float" office:value="3946554756.5314918" table:formula="of:= 3930000000 + RAND()*(3999999999-3930000000)" table:style-name="ce1">
            <text:p>3946554757</text:p>
          </table:table-cell>
          <table:table-cell table:number-columns-repeated="16383"/>
        </table:table-row>
        <table:table-row table:style-name="ro2">
          <table:table-cell office:value-type="float" office:value="3964194066.2277923" table:formula="of:= 3930000000 + RAND()*(3999999999-3930000000)" table:style-name="ce1">
            <text:p>3964194066</text:p>
          </table:table-cell>
          <table:table-cell table:number-columns-repeated="16383"/>
        </table:table-row>
        <table:table-row table:style-name="ro2">
          <table:table-cell office:value-type="float" office:value="3982915232.4239879" table:formula="of:= 3930000000 + RAND()*(3999999999-3930000000)" table:style-name="ce1">
            <text:p>3982915232</text:p>
          </table:table-cell>
          <table:table-cell table:number-columns-repeated="16383"/>
        </table:table-row>
        <table:table-row table:style-name="ro2">
          <table:table-cell office:value-type="float" office:value="3970323187.0049658" table:formula="of:= 3930000000 + RAND()*(3999999999-3930000000)" table:style-name="ce1">
            <text:p>3970323187</text:p>
          </table:table-cell>
          <table:table-cell table:number-columns-repeated="16383"/>
        </table:table-row>
        <table:table-row table:style-name="ro2">
          <table:table-cell office:value-type="float" office:value="3951220301.8072119" table:formula="of:= 3930000000 + RAND()*(3999999999-3930000000)" table:style-name="ce1">
            <text:p>3951220302</text:p>
          </table:table-cell>
          <table:table-cell table:number-columns-repeated="16383"/>
        </table:table-row>
        <table:table-row table:style-name="ro2">
          <table:table-cell office:value-type="float" office:value="3999732025.7989836" table:formula="of:= 3930000000 + RAND()*(3999999999-3930000000)" table:style-name="ce1">
            <text:p>3999732026</text:p>
          </table:table-cell>
          <table:table-cell table:number-columns-repeated="16383"/>
        </table:table-row>
        <table:table-row table:style-name="ro2">
          <table:table-cell office:value-type="float" office:value="3984922046.8203416" table:formula="of:= 3930000000 + RAND()*(3999999999-3930000000)" table:style-name="ce1">
            <text:p>3984922047</text:p>
          </table:table-cell>
          <table:table-cell table:number-columns-repeated="16383"/>
        </table:table-row>
        <table:table-row table:style-name="ro2">
          <table:table-cell office:value-type="float" office:value="3952811201.8642268" table:formula="of:= 3930000000 + RAND()*(3999999999-3930000000)" table:style-name="ce1">
            <text:p>3952811202</text:p>
          </table:table-cell>
          <table:table-cell table:number-columns-repeated="16383"/>
        </table:table-row>
        <table:table-row table:style-name="ro2">
          <table:table-cell office:value-type="float" office:value="3930463785.2376037" table:formula="of:= 3930000000 + RAND()*(3999999999-3930000000)" table:style-name="ce1">
            <text:p>3930463785</text:p>
          </table:table-cell>
          <table:table-cell table:number-columns-repeated="16383"/>
        </table:table-row>
        <table:table-row table:style-name="ro2">
          <table:table-cell office:value-type="float" office:value="3970022084.172039" table:formula="of:= 3930000000 + RAND()*(3999999999-3930000000)" table:style-name="ce1">
            <text:p>3970022084</text:p>
          </table:table-cell>
          <table:table-cell table:number-columns-repeated="16383"/>
        </table:table-row>
        <table:table-row table:style-name="ro2">
          <table:table-cell office:value-type="float" office:value="3980150427.4195671" table:formula="of:= 3930000000 + RAND()*(3999999999-3930000000)" table:style-name="ce1">
            <text:p>3980150427</text:p>
          </table:table-cell>
          <table:table-cell table:number-columns-repeated="16383"/>
        </table:table-row>
        <table:table-row table:style-name="ro2">
          <table:table-cell office:value-type="float" office:value="3967048269.9551992" table:formula="of:= 3930000000 + RAND()*(3999999999-3930000000)" table:style-name="ce1">
            <text:p>3967048270</text:p>
          </table:table-cell>
          <table:table-cell table:number-columns-repeated="16383"/>
        </table:table-row>
        <table:table-row table:style-name="ro2">
          <table:table-cell office:value-type="float" office:value="3996721984.4514112" table:formula="of:= 3930000000 + RAND()*(3999999999-3930000000)" table:style-name="ce1">
            <text:p>3996721984</text:p>
          </table:table-cell>
          <table:table-cell table:number-columns-repeated="16383"/>
        </table:table-row>
        <table:table-row table:style-name="ro2">
          <table:table-cell office:value-type="float" office:value="3947812492.0400171" table:formula="of:= 3930000000 + RAND()*(3999999999-3930000000)" table:style-name="ce1">
            <text:p>3947812492</text:p>
          </table:table-cell>
          <table:table-cell table:number-columns-repeated="16383"/>
        </table:table-row>
        <table:table-row table:style-name="ro2">
          <table:table-cell office:value-type="float" office:value="3973633118.6237631" table:formula="of:= 3930000000 + RAND()*(3999999999-3930000000)" table:style-name="ce1">
            <text:p>3973633119</text:p>
          </table:table-cell>
          <table:table-cell table:number-columns-repeated="16383"/>
        </table:table-row>
        <table:table-row table:style-name="ro2">
          <table:table-cell office:value-type="float" office:value="3996382818.4531093" table:formula="of:= 3930000000 + RAND()*(3999999999-3930000000)" table:style-name="ce1">
            <text:p>3996382818</text:p>
          </table:table-cell>
          <table:table-cell table:number-columns-repeated="16383"/>
        </table:table-row>
        <table:table-row table:style-name="ro2">
          <table:table-cell office:value-type="float" office:value="3953020007.201592" table:formula="of:= 3930000000 + RAND()*(3999999999-3930000000)" table:style-name="ce1">
            <text:p>3953020007</text:p>
          </table:table-cell>
          <table:table-cell table:number-columns-repeated="16383"/>
        </table:table-row>
        <table:table-row table:style-name="ro2">
          <table:table-cell office:value-type="float" office:value="3935362062.2460499" table:formula="of:= 3930000000 + RAND()*(3999999999-3930000000)" table:style-name="ce1">
            <text:p>3935362062</text:p>
          </table:table-cell>
          <table:table-cell table:number-columns-repeated="16383"/>
        </table:table-row>
        <table:table-row table:style-name="ro2">
          <table:table-cell office:value-type="float" office:value="3981468729.000443" table:formula="of:= 3930000000 + RAND()*(3999999999-3930000000)" table:style-name="ce1">
            <text:p>3981468729</text:p>
          </table:table-cell>
          <table:table-cell table:number-columns-repeated="16383"/>
        </table:table-row>
        <table:table-row table:style-name="ro2">
          <table:table-cell office:value-type="float" office:value="3935204205.7321882" table:formula="of:= 3930000000 + RAND()*(3999999999-3930000000)" table:style-name="ce1">
            <text:p>3935204206</text:p>
          </table:table-cell>
          <table:table-cell table:number-columns-repeated="16383"/>
        </table:table-row>
        <table:table-row table:style-name="ro2">
          <table:table-cell office:value-type="float" office:value="3932534891.6618824" table:formula="of:= 3930000000 + RAND()*(3999999999-3930000000)" table:style-name="ce1">
            <text:p>3932534892</text:p>
          </table:table-cell>
          <table:table-cell table:number-columns-repeated="16383"/>
        </table:table-row>
        <table:table-row table:style-name="ro2">
          <table:table-cell office:value-type="float" office:value="3951721988.3731775" table:formula="of:= 3930000000 + RAND()*(3999999999-3930000000)" table:style-name="ce1">
            <text:p>3951721988</text:p>
          </table:table-cell>
          <table:table-cell table:number-columns-repeated="16383"/>
        </table:table-row>
        <table:table-row table:style-name="ro2">
          <table:table-cell office:value-type="float" office:value="3989542081.4082146" table:formula="of:= 3930000000 + RAND()*(3999999999-3930000000)" table:style-name="ce1">
            <text:p>3989542081</text:p>
          </table:table-cell>
          <table:table-cell table:number-columns-repeated="16383"/>
        </table:table-row>
        <table:table-row table:style-name="ro2">
          <table:table-cell office:value-type="float" office:value="3986281483.6839528" table:formula="of:= 3930000000 + RAND()*(3999999999-3930000000)" table:style-name="ce1">
            <text:p>3986281484</text:p>
          </table:table-cell>
          <table:table-cell table:number-columns-repeated="16383"/>
        </table:table-row>
        <table:table-row table:style-name="ro2">
          <table:table-cell office:value-type="float" office:value="3965124535.9762502" table:formula="of:= 3930000000 + RAND()*(3999999999-3930000000)" table:style-name="ce1">
            <text:p>3965124536</text:p>
          </table:table-cell>
          <table:table-cell table:number-columns-repeated="16383"/>
        </table:table-row>
        <table:table-row table:style-name="ro2">
          <table:table-cell office:value-type="float" office:value="3933817554.9179025" table:formula="of:= 3930000000 + RAND()*(3999999999-3930000000)" table:style-name="ce1">
            <text:p>3933817555</text:p>
          </table:table-cell>
          <table:table-cell table:number-columns-repeated="16383"/>
        </table:table-row>
        <table:table-row table:style-name="ro2">
          <table:table-cell office:value-type="float" office:value="3933183259.9005861" table:formula="of:= 3930000000 + RAND()*(3999999999-3930000000)" table:style-name="ce1">
            <text:p>3933183260</text:p>
          </table:table-cell>
          <table:table-cell table:number-columns-repeated="16383"/>
        </table:table-row>
        <table:table-row table:style-name="ro2">
          <table:table-cell office:value-type="float" office:value="3954334575.908412" table:formula="of:= 3930000000 + RAND()*(3999999999-3930000000)" table:style-name="ce1">
            <text:p>3954334576</text:p>
          </table:table-cell>
          <table:table-cell table:number-columns-repeated="16383"/>
        </table:table-row>
        <table:table-row table:style-name="ro2">
          <table:table-cell office:value-type="float" office:value="3960071595.17659" table:formula="of:= 3930000000 + RAND()*(3999999999-3930000000)" table:style-name="ce1">
            <text:p>3960071595</text:p>
          </table:table-cell>
          <table:table-cell table:number-columns-repeated="16383"/>
        </table:table-row>
        <table:table-row table:style-name="ro2">
          <table:table-cell office:value-type="float" office:value="3991526665.5082874" table:formula="of:= 3930000000 + RAND()*(3999999999-3930000000)" table:style-name="ce1">
            <text:p>3991526666</text:p>
          </table:table-cell>
          <table:table-cell table:number-columns-repeated="16383"/>
        </table:table-row>
        <table:table-row table:style-name="ro2">
          <table:table-cell office:value-type="float" office:value="3995742170.439115" table:formula="of:= 3930000000 + RAND()*(3999999999-3930000000)" table:style-name="ce1">
            <text:p>3995742170</text:p>
          </table:table-cell>
          <table:table-cell table:number-columns-repeated="16383"/>
        </table:table-row>
        <table:table-row table:style-name="ro2">
          <table:table-cell office:value-type="float" office:value="3932973949.2584047" table:formula="of:= 3930000000 + RAND()*(3999999999-3930000000)" table:style-name="ce1">
            <text:p>3932973949</text:p>
          </table:table-cell>
          <table:table-cell table:number-columns-repeated="16383"/>
        </table:table-row>
        <table:table-row table:style-name="ro2">
          <table:table-cell office:value-type="float" office:value="3931764509.9059711" table:formula="of:= 3930000000 + RAND()*(3999999999-3930000000)" table:style-name="ce1">
            <text:p>3931764510</text:p>
          </table:table-cell>
          <table:table-cell table:number-columns-repeated="16383"/>
        </table:table-row>
        <table:table-row table:style-name="ro2">
          <table:table-cell office:value-type="float" office:value="3974244535.1607022" table:formula="of:= 3930000000 + RAND()*(3999999999-3930000000)" table:style-name="ce1">
            <text:p>3974244535</text:p>
          </table:table-cell>
          <table:table-cell table:number-columns-repeated="16383"/>
        </table:table-row>
        <table:table-row table:style-name="ro2">
          <table:table-cell office:value-type="float" office:value="3980008909.9652562" table:formula="of:= 3930000000 + RAND()*(3999999999-3930000000)" table:style-name="ce1">
            <text:p>3980008910</text:p>
          </table:table-cell>
          <table:table-cell table:number-columns-repeated="16383"/>
        </table:table-row>
        <table:table-row table:style-name="ro2">
          <table:table-cell office:value-type="float" office:value="3930579774.0708728" table:formula="of:= 3930000000 + RAND()*(3999999999-3930000000)" table:style-name="ce1">
            <text:p>3930579774</text:p>
          </table:table-cell>
          <table:table-cell table:number-columns-repeated="16383"/>
        </table:table-row>
        <table:table-row table:style-name="ro2">
          <table:table-cell office:value-type="float" office:value="3930259235.1179976" table:formula="of:= 3930000000 + RAND()*(3999999999-3930000000)" table:style-name="ce1">
            <text:p>3930259235</text:p>
          </table:table-cell>
          <table:table-cell table:number-columns-repeated="16383"/>
        </table:table-row>
        <table:table-row table:style-name="ro2">
          <table:table-cell office:value-type="float" office:value="3990159820.5560403" table:formula="of:= 3930000000 + RAND()*(3999999999-3930000000)" table:style-name="ce1">
            <text:p>3990159821</text:p>
          </table:table-cell>
          <table:table-cell table:number-columns-repeated="16383"/>
        </table:table-row>
        <table:table-row table:style-name="ro2">
          <table:table-cell office:value-type="float" office:value="3942528532.1698089" table:formula="of:= 3930000000 + RAND()*(3999999999-3930000000)" table:style-name="ce1">
            <text:p>3942528532</text:p>
          </table:table-cell>
          <table:table-cell table:number-columns-repeated="16383"/>
        </table:table-row>
        <table:table-row table:style-name="ro2">
          <table:table-cell office:value-type="float" office:value="3977376578.7655144" table:formula="of:= 3930000000 + RAND()*(3999999999-3930000000)" table:style-name="ce1">
            <text:p>3977376579</text:p>
          </table:table-cell>
          <table:table-cell table:number-columns-repeated="16383"/>
        </table:table-row>
        <table:table-row table:style-name="ro2">
          <table:table-cell office:value-type="float" office:value="3972404190.2334161" table:formula="of:= 3930000000 + RAND()*(3999999999-3930000000)" table:style-name="ce1">
            <text:p>3972404190</text:p>
          </table:table-cell>
          <table:table-cell table:number-columns-repeated="16383"/>
        </table:table-row>
        <table:table-row table:style-name="ro2">
          <table:table-cell office:value-type="float" office:value="3948130309.13274" table:formula="of:= 3930000000 + RAND()*(3999999999-3930000000)" table:style-name="ce1">
            <text:p>3948130309</text:p>
          </table:table-cell>
          <table:table-cell table:number-columns-repeated="16383"/>
        </table:table-row>
        <table:table-row table:style-name="ro2">
          <table:table-cell office:value-type="float" office:value="3963050969.5626006" table:formula="of:= 3930000000 + RAND()*(3999999999-3930000000)" table:style-name="ce1">
            <text:p>3963050970</text:p>
          </table:table-cell>
          <table:table-cell table:number-columns-repeated="16383"/>
        </table:table-row>
        <table:table-row table:style-name="ro2">
          <table:table-cell office:value-type="float" office:value="3951233075.9873934" table:formula="of:= 3930000000 + RAND()*(3999999999-3930000000)" table:style-name="ce1">
            <text:p>3951233076</text:p>
          </table:table-cell>
          <table:table-cell table:number-columns-repeated="16383"/>
        </table:table-row>
        <table:table-row table:style-name="ro2">
          <table:table-cell office:value-type="float" office:value="3933317991.0673914" table:formula="of:= 3930000000 + RAND()*(3999999999-3930000000)" table:style-name="ce1">
            <text:p>3933317991</text:p>
          </table:table-cell>
          <table:table-cell table:number-columns-repeated="16383"/>
        </table:table-row>
        <table:table-row table:style-name="ro2">
          <table:table-cell office:value-type="float" office:value="3951298276.4115767" table:formula="of:= 3930000000 + RAND()*(3999999999-3930000000)" table:style-name="ce1">
            <text:p>3951298276</text:p>
          </table:table-cell>
          <table:table-cell table:number-columns-repeated="16383"/>
        </table:table-row>
        <table:table-row table:style-name="ro2">
          <table:table-cell office:value-type="float" office:value="3985570790.0453472" table:formula="of:= 3930000000 + RAND()*(3999999999-3930000000)" table:style-name="ce1">
            <text:p>3985570790</text:p>
          </table:table-cell>
          <table:table-cell table:number-columns-repeated="16383"/>
        </table:table-row>
        <table:table-row table:style-name="ro2">
          <table:table-cell office:value-type="float" office:value="3998972710.0744858" table:formula="of:= 3930000000 + RAND()*(3999999999-3930000000)" table:style-name="ce1">
            <text:p>3998972710</text:p>
          </table:table-cell>
          <table:table-cell table:number-columns-repeated="16383"/>
        </table:table-row>
        <table:table-row table:style-name="ro2">
          <table:table-cell office:value-type="float" office:value="3944953340.5304046" table:formula="of:= 3930000000 + RAND()*(3999999999-3930000000)" table:style-name="ce1">
            <text:p>3944953341</text:p>
          </table:table-cell>
          <table:table-cell table:number-columns-repeated="16383"/>
        </table:table-row>
        <table:table-row table:style-name="ro2">
          <table:table-cell office:value-type="float" office:value="3930448348.3994756" table:formula="of:= 3930000000 + RAND()*(3999999999-3930000000)" table:style-name="ce1">
            <text:p>3930448348</text:p>
          </table:table-cell>
          <table:table-cell table:number-columns-repeated="16383"/>
        </table:table-row>
        <table:table-row table:style-name="ro2">
          <table:table-cell office:value-type="float" office:value="3991851710.5902724" table:formula="of:= 3930000000 + RAND()*(3999999999-3930000000)" table:style-name="ce1">
            <text:p>3991851711</text:p>
          </table:table-cell>
          <table:table-cell table:number-columns-repeated="16383"/>
        </table:table-row>
        <table:table-row table:style-name="ro2">
          <table:table-cell office:value-type="float" office:value="3975884408.9520869" table:formula="of:= 3930000000 + RAND()*(3999999999-3930000000)" table:style-name="ce1">
            <text:p>3975884409</text:p>
          </table:table-cell>
          <table:table-cell table:number-columns-repeated="16383"/>
        </table:table-row>
        <table:table-row table:style-name="ro2">
          <table:table-cell office:value-type="float" office:value="3968922965.3854518" table:formula="of:= 3930000000 + RAND()*(3999999999-3930000000)" table:style-name="ce1">
            <text:p>3968922965</text:p>
          </table:table-cell>
          <table:table-cell table:number-columns-repeated="16383"/>
        </table:table-row>
        <table:table-row table:style-name="ro2">
          <table:table-cell office:value-type="float" office:value="3986586581.0768576" table:formula="of:= 3930000000 + RAND()*(3999999999-3930000000)" table:style-name="ce1">
            <text:p>3986586581</text:p>
          </table:table-cell>
          <table:table-cell table:number-columns-repeated="16383"/>
        </table:table-row>
        <table:table-row table:style-name="ro2">
          <table:table-cell office:value-type="float" office:value="3967283291.6840496" table:formula="of:= 3930000000 + RAND()*(3999999999-3930000000)" table:style-name="ce1">
            <text:p>3967283292</text:p>
          </table:table-cell>
          <table:table-cell table:number-columns-repeated="16383"/>
        </table:table-row>
        <table:table-row table:style-name="ro2">
          <table:table-cell office:value-type="float" office:value="3940055693.8921371" table:formula="of:= 3930000000 + RAND()*(3999999999-3930000000)" table:style-name="ce1">
            <text:p>3940055694</text:p>
          </table:table-cell>
          <table:table-cell table:number-columns-repeated="16383"/>
        </table:table-row>
        <table:table-row table:style-name="ro2">
          <table:table-cell office:value-type="float" office:value="3937776032.2828074" table:formula="of:= 3930000000 + RAND()*(3999999999-3930000000)" table:style-name="ce1">
            <text:p>3937776032</text:p>
          </table:table-cell>
          <table:table-cell table:number-columns-repeated="16383"/>
        </table:table-row>
        <table:table-row table:style-name="ro2">
          <table:table-cell office:value-type="float" office:value="3955737165.9482794" table:formula="of:= 3930000000 + RAND()*(3999999999-3930000000)" table:style-name="ce1">
            <text:p>3955737166</text:p>
          </table:table-cell>
          <table:table-cell table:number-columns-repeated="16383"/>
        </table:table-row>
        <table:table-row table:style-name="ro2">
          <table:table-cell office:value-type="float" office:value="3983205424.1321788" table:formula="of:= 3930000000 + RAND()*(3999999999-3930000000)" table:style-name="ce1">
            <text:p>3983205424</text:p>
          </table:table-cell>
          <table:table-cell table:number-columns-repeated="16383"/>
        </table:table-row>
        <table:table-row table:style-name="ro2">
          <table:table-cell office:value-type="float" office:value="3956062587.5737286" table:formula="of:= 3930000000 + RAND()*(3999999999-3930000000)" table:style-name="ce1">
            <text:p>3956062588</text:p>
          </table:table-cell>
          <table:table-cell table:number-columns-repeated="16383"/>
        </table:table-row>
        <table:table-row table:style-name="ro2">
          <table:table-cell office:value-type="float" office:value="3932206350.0829144" table:formula="of:= 3930000000 + RAND()*(3999999999-3930000000)" table:style-name="ce1">
            <text:p>3932206350</text:p>
          </table:table-cell>
          <table:table-cell table:number-columns-repeated="16383"/>
        </table:table-row>
        <table:table-row table:style-name="ro2">
          <table:table-cell office:value-type="float" office:value="3974837951.6817708" table:formula="of:= 3930000000 + RAND()*(3999999999-3930000000)" table:style-name="ce1">
            <text:p>3974837952</text:p>
          </table:table-cell>
          <table:table-cell table:number-columns-repeated="16383"/>
        </table:table-row>
        <table:table-row table:style-name="ro2">
          <table:table-cell office:value-type="float" office:value="3944851560.2294793" table:formula="of:= 3930000000 + RAND()*(3999999999-3930000000)" table:style-name="ce1">
            <text:p>3944851560</text:p>
          </table:table-cell>
          <table:table-cell table:number-columns-repeated="16383"/>
        </table:table-row>
        <table:table-row table:style-name="ro2">
          <table:table-cell office:value-type="float" office:value="3993951507.1011271" table:formula="of:= 3930000000 + RAND()*(3999999999-3930000000)" table:style-name="ce1">
            <text:p>3993951507</text:p>
          </table:table-cell>
          <table:table-cell table:number-columns-repeated="16383"/>
        </table:table-row>
        <table:table-row table:style-name="ro2">
          <table:table-cell office:value-type="float" office:value="3982484445.0273528" table:formula="of:= 3930000000 + RAND()*(3999999999-3930000000)" table:style-name="ce1">
            <text:p>3982484445</text:p>
          </table:table-cell>
          <table:table-cell table:number-columns-repeated="16383"/>
        </table:table-row>
        <table:table-row table:style-name="ro2">
          <table:table-cell office:value-type="float" office:value="3993004000.641933" table:formula="of:= 3930000000 + RAND()*(3999999999-3930000000)" table:style-name="ce1">
            <text:p>3993004001</text:p>
          </table:table-cell>
          <table:table-cell table:number-columns-repeated="16383"/>
        </table:table-row>
        <table:table-row table:style-name="ro2">
          <table:table-cell office:value-type="float" office:value="3944130822.2451954" table:formula="of:= 3930000000 + RAND()*(3999999999-3930000000)" table:style-name="ce1">
            <text:p>3944130822</text:p>
          </table:table-cell>
          <table:table-cell table:number-columns-repeated="16383"/>
        </table:table-row>
        <table:table-row table:style-name="ro2">
          <table:table-cell office:value-type="float" office:value="3969547930.941699" table:formula="of:= 3930000000 + RAND()*(3999999999-3930000000)" table:style-name="ce1">
            <text:p>3969547931</text:p>
          </table:table-cell>
          <table:table-cell table:number-columns-repeated="16383"/>
        </table:table-row>
        <table:table-row table:style-name="ro2">
          <table:table-cell office:value-type="float" office:value="3940878271.7628021" table:formula="of:= 3930000000 + RAND()*(3999999999-3930000000)" table:style-name="ce1">
            <text:p>3940878272</text:p>
          </table:table-cell>
          <table:table-cell table:number-columns-repeated="16383"/>
        </table:table-row>
        <table:table-row table:style-name="ro2">
          <table:table-cell office:value-type="float" office:value="3993890589.1304731" table:formula="of:= 3930000000 + RAND()*(3999999999-3930000000)" table:style-name="ce1">
            <text:p>3993890589</text:p>
          </table:table-cell>
          <table:table-cell table:number-columns-repeated="16383"/>
        </table:table-row>
        <table:table-row table:style-name="ro2">
          <table:table-cell office:value-type="float" office:value="3969107442.3064904" table:formula="of:= 3930000000 + RAND()*(3999999999-3930000000)" table:style-name="ce1">
            <text:p>3969107442</text:p>
          </table:table-cell>
          <table:table-cell table:number-columns-repeated="16383"/>
        </table:table-row>
        <table:table-row table:style-name="ro2">
          <table:table-cell office:value-type="float" office:value="3974005920.9698405" table:formula="of:= 3930000000 + RAND()*(3999999999-3930000000)" table:style-name="ce1">
            <text:p>3974005921</text:p>
          </table:table-cell>
          <table:table-cell table:number-columns-repeated="16383"/>
        </table:table-row>
        <table:table-row table:style-name="ro2">
          <table:table-cell office:value-type="float" office:value="3974985931.4122281" table:formula="of:= 3930000000 + RAND()*(3999999999-3930000000)" table:style-name="ce1">
            <text:p>3974985931</text:p>
          </table:table-cell>
          <table:table-cell table:number-columns-repeated="16383"/>
        </table:table-row>
        <table:table-row table:style-name="ro2">
          <table:table-cell office:value-type="float" office:value="3983089561.9491787" table:formula="of:= 3930000000 + RAND()*(3999999999-3930000000)" table:style-name="ce1">
            <text:p>3983089562</text:p>
          </table:table-cell>
          <table:table-cell table:number-columns-repeated="16383"/>
        </table:table-row>
        <table:table-row table:style-name="ro2">
          <table:table-cell office:value-type="float" office:value="3960403425.933639" table:formula="of:= 3930000000 + RAND()*(3999999999-3930000000)" table:style-name="ce1">
            <text:p>3960403426</text:p>
          </table:table-cell>
          <table:table-cell table:number-columns-repeated="16383"/>
        </table:table-row>
        <table:table-row table:style-name="ro2">
          <table:table-cell office:value-type="float" office:value="3987113650.9567676" table:formula="of:= 3930000000 + RAND()*(3999999999-3930000000)" table:style-name="ce1">
            <text:p>3987113651</text:p>
          </table:table-cell>
          <table:table-cell table:number-columns-repeated="16383"/>
        </table:table-row>
        <table:table-row table:style-name="ro2">
          <table:table-cell office:value-type="float" office:value="3938862502.7636724" table:formula="of:= 3930000000 + RAND()*(3999999999-3930000000)" table:style-name="ce1">
            <text:p>3938862503</text:p>
          </table:table-cell>
          <table:table-cell table:number-columns-repeated="16383"/>
        </table:table-row>
        <table:table-row table:style-name="ro2">
          <table:table-cell office:value-type="float" office:value="3943037777.3119736" table:formula="of:= 3930000000 + RAND()*(3999999999-3930000000)" table:style-name="ce1">
            <text:p>3943037777</text:p>
          </table:table-cell>
          <table:table-cell table:number-columns-repeated="16383"/>
        </table:table-row>
        <table:table-row table:style-name="ro2">
          <table:table-cell office:value-type="float" office:value="3954375533.0802126" table:formula="of:= 3930000000 + RAND()*(3999999999-3930000000)" table:style-name="ce1">
            <text:p>3954375533</text:p>
          </table:table-cell>
          <table:table-cell table:number-columns-repeated="16383"/>
        </table:table-row>
        <table:table-row table:style-name="ro2">
          <table:table-cell office:value-type="float" office:value="3935003370.9455872" table:formula="of:= 3930000000 + RAND()*(3999999999-3930000000)" table:style-name="ce1">
            <text:p>3935003371</text:p>
          </table:table-cell>
          <table:table-cell table:number-columns-repeated="16383"/>
        </table:table-row>
        <table:table-row table:style-name="ro2">
          <table:table-cell office:value-type="float" office:value="3944541179.3770118" table:formula="of:= 3930000000 + RAND()*(3999999999-3930000000)" table:style-name="ce1">
            <text:p>3944541179</text:p>
          </table:table-cell>
          <table:table-cell table:number-columns-repeated="16383"/>
        </table:table-row>
        <table:table-row table:style-name="ro2">
          <table:table-cell office:value-type="float" office:value="3960216641.6480637" table:formula="of:= 3930000000 + RAND()*(3999999999-3930000000)" table:style-name="ce1">
            <text:p>3960216642</text:p>
          </table:table-cell>
          <table:table-cell table:number-columns-repeated="16383"/>
        </table:table-row>
        <table:table-row table:style-name="ro2">
          <table:table-cell office:value-type="float" office:value="3964267494.3578353" table:formula="of:= 3930000000 + RAND()*(3999999999-3930000000)" table:style-name="ce1">
            <text:p>3964267494</text:p>
          </table:table-cell>
          <table:table-cell table:number-columns-repeated="16383"/>
        </table:table-row>
        <table:table-row table:style-name="ro2">
          <table:table-cell office:value-type="float" office:value="3982759470.3731542" table:formula="of:= 3930000000 + RAND()*(3999999999-3930000000)" table:style-name="ce1">
            <text:p>3982759470</text:p>
          </table:table-cell>
          <table:table-cell table:number-columns-repeated="16383"/>
        </table:table-row>
        <table:table-row table:style-name="ro2">
          <table:table-cell office:value-type="float" office:value="3942817393.2540569" table:formula="of:= 3930000000 + RAND()*(3999999999-3930000000)" table:style-name="ce1">
            <text:p>3942817393</text:p>
          </table:table-cell>
          <table:table-cell table:number-columns-repeated="16383"/>
        </table:table-row>
        <table:table-row table:style-name="ro2">
          <table:table-cell office:value-type="float" office:value="3959873198.1618075" table:formula="of:= 3930000000 + RAND()*(3999999999-3930000000)" table:style-name="ce1">
            <text:p>3959873198</text:p>
          </table:table-cell>
          <table:table-cell table:number-columns-repeated="16383"/>
        </table:table-row>
        <table:table-row table:style-name="ro2">
          <table:table-cell office:value-type="float" office:value="3989913315.8196597" table:formula="of:= 3930000000 + RAND()*(3999999999-3930000000)" table:style-name="ce1">
            <text:p>3989913316</text:p>
          </table:table-cell>
          <table:table-cell table:number-columns-repeated="16383"/>
        </table:table-row>
        <table:table-row table:style-name="ro2">
          <table:table-cell office:value-type="float" office:value="3993391939.4679542" table:formula="of:= 3930000000 + RAND()*(3999999999-3930000000)" table:style-name="ce1">
            <text:p>3993391939</text:p>
          </table:table-cell>
          <table:table-cell table:number-columns-repeated="16383"/>
        </table:table-row>
        <table:table-row table:style-name="ro2">
          <table:table-cell office:value-type="float" office:value="3969499158.3913341" table:formula="of:= 3930000000 + RAND()*(3999999999-3930000000)" table:style-name="ce1">
            <text:p>3969499158</text:p>
          </table:table-cell>
          <table:table-cell table:number-columns-repeated="16383"/>
        </table:table-row>
        <table:table-row table:style-name="ro2">
          <table:table-cell office:value-type="float" office:value="3932281117.3075862" table:formula="of:= 3930000000 + RAND()*(3999999999-3930000000)" table:style-name="ce1">
            <text:p>3932281117</text:p>
          </table:table-cell>
          <table:table-cell table:number-columns-repeated="16383"/>
        </table:table-row>
        <table:table-row table:style-name="ro2">
          <table:table-cell office:value-type="float" office:value="3974396722.9894643" table:formula="of:= 3930000000 + RAND()*(3999999999-3930000000)" table:style-name="ce1">
            <text:p>3974396723</text:p>
          </table:table-cell>
          <table:table-cell table:number-columns-repeated="16383"/>
        </table:table-row>
        <table:table-row table:style-name="ro2">
          <table:table-cell office:value-type="float" office:value="3976178649.35461" table:formula="of:= 3930000000 + RAND()*(3999999999-3930000000)" table:style-name="ce1">
            <text:p>3976178649</text:p>
          </table:table-cell>
          <table:table-cell table:number-columns-repeated="16383"/>
        </table:table-row>
        <table:table-row table:style-name="ro2">
          <table:table-cell office:value-type="float" office:value="3980903558.7200723" table:formula="of:= 3930000000 + RAND()*(3999999999-3930000000)" table:style-name="ce1">
            <text:p>3980903559</text:p>
          </table:table-cell>
          <table:table-cell table:number-columns-repeated="16383"/>
        </table:table-row>
        <table:table-row table:style-name="ro2">
          <table:table-cell office:value-type="float" office:value="3978055658.7747331" table:formula="of:= 3930000000 + RAND()*(3999999999-3930000000)" table:style-name="ce1">
            <text:p>3978055659</text:p>
          </table:table-cell>
          <table:table-cell table:number-columns-repeated="16383"/>
        </table:table-row>
        <table:table-row table:style-name="ro2">
          <table:table-cell office:value-type="float" office:value="3969121851.3596907" table:formula="of:= 3930000000 + RAND()*(3999999999-3930000000)" table:style-name="ce1">
            <text:p>3969121851</text:p>
          </table:table-cell>
          <table:table-cell table:number-columns-repeated="16383"/>
        </table:table-row>
        <table:table-row table:style-name="ro2">
          <table:table-cell office:value-type="float" office:value="3964712321.7682548" table:formula="of:= 3930000000 + RAND()*(3999999999-3930000000)" table:style-name="ce1">
            <text:p>3964712322</text:p>
          </table:table-cell>
          <table:table-cell table:number-columns-repeated="16383"/>
        </table:table-row>
        <table:table-row table:style-name="ro2">
          <table:table-cell office:value-type="float" office:value="3940094180.6472406" table:formula="of:= 3930000000 + RAND()*(3999999999-3930000000)" table:style-name="ce1">
            <text:p>3940094181</text:p>
          </table:table-cell>
          <table:table-cell table:number-columns-repeated="16383"/>
        </table:table-row>
        <table:table-row table:style-name="ro2">
          <table:table-cell office:value-type="float" office:value="3934408465.1137877" table:formula="of:= 3930000000 + RAND()*(3999999999-3930000000)" table:style-name="ce1">
            <text:p>3934408465</text:p>
          </table:table-cell>
          <table:table-cell table:number-columns-repeated="16383"/>
        </table:table-row>
        <table:table-row table:style-name="ro2">
          <table:table-cell office:value-type="float" office:value="3988607896.7899623" table:formula="of:= 3930000000 + RAND()*(3999999999-3930000000)" table:style-name="ce1">
            <text:p>3988607897</text:p>
          </table:table-cell>
          <table:table-cell table:number-columns-repeated="16383"/>
        </table:table-row>
        <table:table-row table:style-name="ro2">
          <table:table-cell office:value-type="float" office:value="3971981363.7473664" table:formula="of:= 3930000000 + RAND()*(3999999999-3930000000)" table:style-name="ce1">
            <text:p>3971981364</text:p>
          </table:table-cell>
          <table:table-cell table:number-columns-repeated="16383"/>
        </table:table-row>
        <table:table-row table:style-name="ro2">
          <table:table-cell office:value-type="float" office:value="3931002834.0501504" table:formula="of:= 3930000000 + RAND()*(3999999999-3930000000)" table:style-name="ce1">
            <text:p>3931002834</text:p>
          </table:table-cell>
          <table:table-cell table:number-columns-repeated="16383"/>
        </table:table-row>
        <table:table-row table:style-name="ro2">
          <table:table-cell office:value-type="float" office:value="3993925112.1805916" table:formula="of:= 3930000000 + RAND()*(3999999999-3930000000)" table:style-name="ce1">
            <text:p>3993925112</text:p>
          </table:table-cell>
          <table:table-cell table:number-columns-repeated="16383"/>
        </table:table-row>
        <table:table-row table:style-name="ro2">
          <table:table-cell office:value-type="float" office:value="3982882982.3753076" table:formula="of:= 3930000000 + RAND()*(3999999999-3930000000)" table:style-name="ce1">
            <text:p>3982882982</text:p>
          </table:table-cell>
          <table:table-cell table:number-columns-repeated="16383"/>
        </table:table-row>
        <table:table-row table:style-name="ro2">
          <table:table-cell office:value-type="float" office:value="3995051315.9504943" table:formula="of:= 3930000000 + RAND()*(3999999999-3930000000)" table:style-name="ce1">
            <text:p>3995051316</text:p>
          </table:table-cell>
          <table:table-cell table:number-columns-repeated="16383"/>
        </table:table-row>
        <table:table-row table:style-name="ro2">
          <table:table-cell office:value-type="float" office:value="3937975453.5478458" table:formula="of:= 3930000000 + RAND()*(3999999999-3930000000)" table:style-name="ce1">
            <text:p>3937975454</text:p>
          </table:table-cell>
          <table:table-cell table:number-columns-repeated="16383"/>
        </table:table-row>
        <table:table-row table:style-name="ro2">
          <table:table-cell office:value-type="float" office:value="3942985693.4943533" table:formula="of:= 3930000000 + RAND()*(3999999999-3930000000)" table:style-name="ce1">
            <text:p>3942985693</text:p>
          </table:table-cell>
          <table:table-cell table:number-columns-repeated="16383"/>
        </table:table-row>
        <table:table-row table:style-name="ro2">
          <table:table-cell office:value-type="float" office:value="3958230825.8223219" table:formula="of:= 3930000000 + RAND()*(3999999999-3930000000)" table:style-name="ce1">
            <text:p>3958230826</text:p>
          </table:table-cell>
          <table:table-cell table:number-columns-repeated="16383"/>
        </table:table-row>
        <table:table-row table:style-name="ro2">
          <table:table-cell office:value-type="float" office:value="3964884460.5123544" table:formula="of:= 3930000000 + RAND()*(3999999999-3930000000)" table:style-name="ce1">
            <text:p>3964884461</text:p>
          </table:table-cell>
          <table:table-cell table:number-columns-repeated="16383"/>
        </table:table-row>
        <table:table-row table:style-name="ro2">
          <table:table-cell office:value-type="float" office:value="3987067095.2327805" table:formula="of:= 3930000000 + RAND()*(3999999999-3930000000)" table:style-name="ce1">
            <text:p>3987067095</text:p>
          </table:table-cell>
          <table:table-cell table:number-columns-repeated="16383"/>
        </table:table-row>
        <table:table-row table:style-name="ro2">
          <table:table-cell office:value-type="float" office:value="3957082937.4674134" table:formula="of:= 3930000000 + RAND()*(3999999999-3930000000)" table:style-name="ce1">
            <text:p>3957082937</text:p>
          </table:table-cell>
          <table:table-cell table:number-columns-repeated="16383"/>
        </table:table-row>
        <table:table-row table:style-name="ro2">
          <table:table-cell office:value-type="float" office:value="3962687017.9783406" table:formula="of:= 3930000000 + RAND()*(3999999999-3930000000)" table:style-name="ce1">
            <text:p>3962687018</text:p>
          </table:table-cell>
          <table:table-cell table:number-columns-repeated="16383"/>
        </table:table-row>
        <table:table-row table:style-name="ro2">
          <table:table-cell office:value-type="float" office:value="3947566059.4578629" table:formula="of:= 3930000000 + RAND()*(3999999999-3930000000)" table:style-name="ce1">
            <text:p>3947566059</text:p>
          </table:table-cell>
          <table:table-cell table:number-columns-repeated="16383"/>
        </table:table-row>
        <table:table-row table:style-name="ro2">
          <table:table-cell office:value-type="float" office:value="3987565863.7176104" table:formula="of:= 3930000000 + RAND()*(3999999999-3930000000)" table:style-name="ce1">
            <text:p>3987565864</text:p>
          </table:table-cell>
          <table:table-cell table:number-columns-repeated="16383"/>
        </table:table-row>
        <table:table-row table:style-name="ro2">
          <table:table-cell office:value-type="float" office:value="3958278914.6372223" table:formula="of:= 3930000000 + RAND()*(3999999999-3930000000)" table:style-name="ce1">
            <text:p>3958278915</text:p>
          </table:table-cell>
          <table:table-cell table:number-columns-repeated="16383"/>
        </table:table-row>
        <table:table-row table:style-name="ro2">
          <table:table-cell office:value-type="float" office:value="3965823675.4467697" table:formula="of:= 3930000000 + RAND()*(3999999999-3930000000)" table:style-name="ce1">
            <text:p>3965823675</text:p>
          </table:table-cell>
          <table:table-cell table:number-columns-repeated="16383"/>
        </table:table-row>
        <table:table-row table:style-name="ro2">
          <table:table-cell office:value-type="float" office:value="3982678330.3106327" table:formula="of:= 3930000000 + RAND()*(3999999999-3930000000)" table:style-name="ce1">
            <text:p>3982678330</text:p>
          </table:table-cell>
          <table:table-cell table:number-columns-repeated="16383"/>
        </table:table-row>
        <table:table-row table:style-name="ro2">
          <table:table-cell office:value-type="float" office:value="3950973515.9638076" table:formula="of:= 3930000000 + RAND()*(3999999999-3930000000)" table:style-name="ce1">
            <text:p>3950973516</text:p>
          </table:table-cell>
          <table:table-cell table:number-columns-repeated="16383"/>
        </table:table-row>
        <table:table-row table:style-name="ro2">
          <table:table-cell office:value-type="float" office:value="3945145164.5331883" table:formula="of:= 3930000000 + RAND()*(3999999999-3930000000)" table:style-name="ce1">
            <text:p>3945145165</text:p>
          </table:table-cell>
          <table:table-cell table:number-columns-repeated="16383"/>
        </table:table-row>
        <table:table-row table:style-name="ro2">
          <table:table-cell office:value-type="float" office:value="3978976161.4980998" table:formula="of:= 3930000000 + RAND()*(3999999999-3930000000)" table:style-name="ce1">
            <text:p>3978976161</text:p>
          </table:table-cell>
          <table:table-cell table:number-columns-repeated="16383"/>
        </table:table-row>
        <table:table-row table:style-name="ro2">
          <table:table-cell office:value-type="float" office:value="3935082273.8831763" table:formula="of:= 3930000000 + RAND()*(3999999999-3930000000)" table:style-name="ce1">
            <text:p>3935082274</text:p>
          </table:table-cell>
          <table:table-cell table:number-columns-repeated="16383"/>
        </table:table-row>
        <table:table-row table:style-name="ro2">
          <table:table-cell office:value-type="float" office:value="3939161537.5785666" table:formula="of:= 3930000000 + RAND()*(3999999999-3930000000)" table:style-name="ce1">
            <text:p>3939161538</text:p>
          </table:table-cell>
          <table:table-cell table:number-columns-repeated="16383"/>
        </table:table-row>
        <table:table-row table:style-name="ro2">
          <table:table-cell office:value-type="float" office:value="3930865641.6367159" table:formula="of:= 3930000000 + RAND()*(3999999999-3930000000)" table:style-name="ce1">
            <text:p>3930865642</text:p>
          </table:table-cell>
          <table:table-cell table:number-columns-repeated="16383"/>
        </table:table-row>
        <table:table-row table:style-name="ro2">
          <table:table-cell office:value-type="float" office:value="3950567919.3057351" table:formula="of:= 3930000000 + RAND()*(3999999999-3930000000)" table:style-name="ce1">
            <text:p>3950567919</text:p>
          </table:table-cell>
          <table:table-cell table:number-columns-repeated="16383"/>
        </table:table-row>
        <table:table-row table:style-name="ro2">
          <table:table-cell office:value-type="float" office:value="3955006094.7984824" table:formula="of:= 3930000000 + RAND()*(3999999999-3930000000)" table:style-name="ce1">
            <text:p>3955006095</text:p>
          </table:table-cell>
          <table:table-cell table:number-columns-repeated="16383"/>
        </table:table-row>
        <table:table-row table:style-name="ro2">
          <table:table-cell office:value-type="float" office:value="3960057622.6282215" table:formula="of:= 3930000000 + RAND()*(3999999999-3930000000)" table:style-name="ce1">
            <text:p>3960057623</text:p>
          </table:table-cell>
          <table:table-cell table:number-columns-repeated="16383"/>
        </table:table-row>
        <table:table-row table:style-name="ro2">
          <table:table-cell office:value-type="float" office:value="3939461374.7982764" table:formula="of:= 3930000000 + RAND()*(3999999999-3930000000)" table:style-name="ce1">
            <text:p>3939461375</text:p>
          </table:table-cell>
          <table:table-cell table:number-columns-repeated="16383"/>
        </table:table-row>
        <table:table-row table:style-name="ro2">
          <table:table-cell office:value-type="float" office:value="3962816403.209847" table:formula="of:= 3930000000 + RAND()*(3999999999-3930000000)" table:style-name="ce1">
            <text:p>3962816403</text:p>
          </table:table-cell>
          <table:table-cell table:number-columns-repeated="16383"/>
        </table:table-row>
        <table:table-row table:style-name="ro2">
          <table:table-cell office:value-type="float" office:value="3959247282.8961067" table:formula="of:= 3930000000 + RAND()*(3999999999-3930000000)" table:style-name="ce1">
            <text:p>3959247283</text:p>
          </table:table-cell>
          <table:table-cell table:number-columns-repeated="16383"/>
        </table:table-row>
        <table:table-row table:style-name="ro2">
          <table:table-cell office:value-type="float" office:value="3940450047.7077632" table:formula="of:= 3930000000 + RAND()*(3999999999-3930000000)" table:style-name="ce1">
            <text:p>3940450048</text:p>
          </table:table-cell>
          <table:table-cell table:number-columns-repeated="16383"/>
        </table:table-row>
        <table:table-row table:style-name="ro2">
          <table:table-cell office:value-type="float" office:value="3969839253.2660265" table:formula="of:= 3930000000 + RAND()*(3999999999-3930000000)" table:style-name="ce1">
            <text:p>3969839253</text:p>
          </table:table-cell>
          <table:table-cell table:number-columns-repeated="16383"/>
        </table:table-row>
        <table:table-row table:style-name="ro2">
          <table:table-cell office:value-type="float" office:value="3949995871.0919394" table:formula="of:= 3930000000 + RAND()*(3999999999-3930000000)" table:style-name="ce1">
            <text:p>3949995871</text:p>
          </table:table-cell>
          <table:table-cell table:number-columns-repeated="16383"/>
        </table:table-row>
        <table:table-row table:style-name="ro2">
          <table:table-cell office:value-type="float" office:value="3937125132.1654806" table:formula="of:= 3930000000 + RAND()*(3999999999-3930000000)" table:style-name="ce1">
            <text:p>3937125132</text:p>
          </table:table-cell>
          <table:table-cell table:number-columns-repeated="16383"/>
        </table:table-row>
        <table:table-row table:style-name="ro2">
          <table:table-cell office:value-type="float" office:value="3996824683.7853332" table:formula="of:= 3930000000 + RAND()*(3999999999-3930000000)" table:style-name="ce1">
            <text:p>3996824684</text:p>
          </table:table-cell>
          <table:table-cell table:number-columns-repeated="16383"/>
        </table:table-row>
        <table:table-row table:style-name="ro2">
          <table:table-cell office:value-type="float" office:value="3996029923.7843881" table:formula="of:= 3930000000 + RAND()*(3999999999-3930000000)" table:style-name="ce1">
            <text:p>3996029924</text:p>
          </table:table-cell>
          <table:table-cell table:number-columns-repeated="16383"/>
        </table:table-row>
        <table:table-row table:style-name="ro2">
          <table:table-cell office:value-type="float" office:value="3954753323.5742898" table:formula="of:= 3930000000 + RAND()*(3999999999-3930000000)" table:style-name="ce1">
            <text:p>3954753324</text:p>
          </table:table-cell>
          <table:table-cell table:number-columns-repeated="16383"/>
        </table:table-row>
        <table:table-row table:style-name="ro2">
          <table:table-cell office:value-type="float" office:value="3959545947.064085" table:formula="of:= 3930000000 + RAND()*(3999999999-3930000000)" table:style-name="ce1">
            <text:p>3959545947</text:p>
          </table:table-cell>
          <table:table-cell table:number-columns-repeated="16383"/>
        </table:table-row>
        <table:table-row table:style-name="ro2">
          <table:table-cell office:value-type="float" office:value="3955794174.110064" table:formula="of:= 3930000000 + RAND()*(3999999999-3930000000)" table:style-name="ce1">
            <text:p>3955794174</text:p>
          </table:table-cell>
          <table:table-cell table:number-columns-repeated="16383"/>
        </table:table-row>
        <table:table-row table:style-name="ro2">
          <table:table-cell office:value-type="float" office:value="3958674454.6309791" table:formula="of:= 3930000000 + RAND()*(3999999999-3930000000)" table:style-name="ce1">
            <text:p>3958674455</text:p>
          </table:table-cell>
          <table:table-cell table:number-columns-repeated="16383"/>
        </table:table-row>
        <table:table-row table:style-name="ro2">
          <table:table-cell office:value-type="float" office:value="3992300633.2399273" table:formula="of:= 3930000000 + RAND()*(3999999999-3930000000)" table:style-name="ce1">
            <text:p>3992300633</text:p>
          </table:table-cell>
          <table:table-cell table:number-columns-repeated="16383"/>
        </table:table-row>
        <table:table-row table:style-name="ro2">
          <table:table-cell office:value-type="float" office:value="3983027339.1312017" table:formula="of:= 3930000000 + RAND()*(3999999999-3930000000)" table:style-name="ce1">
            <text:p>3983027339</text:p>
          </table:table-cell>
          <table:table-cell table:number-columns-repeated="16383"/>
        </table:table-row>
        <table:table-row table:style-name="ro2">
          <table:table-cell office:value-type="float" office:value="3943099813.8331409" table:formula="of:= 3930000000 + RAND()*(3999999999-3930000000)" table:style-name="ce1">
            <text:p>3943099814</text:p>
          </table:table-cell>
          <table:table-cell table:number-columns-repeated="16383"/>
        </table:table-row>
        <table:table-row table:style-name="ro2">
          <table:table-cell office:value-type="float" office:value="3939045743.5211048" table:formula="of:= 3930000000 + RAND()*(3999999999-3930000000)" table:style-name="ce1">
            <text:p>3939045744</text:p>
          </table:table-cell>
          <table:table-cell table:number-columns-repeated="16383"/>
        </table:table-row>
        <table:table-row table:style-name="ro2">
          <table:table-cell office:value-type="float" office:value="3956127845.5933199" table:formula="of:= 3930000000 + RAND()*(3999999999-3930000000)" table:style-name="ce1">
            <text:p>3956127846</text:p>
          </table:table-cell>
          <table:table-cell table:number-columns-repeated="16383"/>
        </table:table-row>
        <table:table-row table:style-name="ro2">
          <table:table-cell office:value-type="float" office:value="3932567046.9562612" table:formula="of:= 3930000000 + RAND()*(3999999999-3930000000)" table:style-name="ce1">
            <text:p>3932567047</text:p>
          </table:table-cell>
          <table:table-cell table:number-columns-repeated="16383"/>
        </table:table-row>
        <table:table-row table:style-name="ro2">
          <table:table-cell office:value-type="float" office:value="3975565316.701159" table:formula="of:= 3930000000 + RAND()*(3999999999-3930000000)" table:style-name="ce1">
            <text:p>3975565317</text:p>
          </table:table-cell>
          <table:table-cell table:number-columns-repeated="16383"/>
        </table:table-row>
        <table:table-row table:style-name="ro2">
          <table:table-cell office:value-type="float" office:value="3977593908.7495203" table:formula="of:= 3930000000 + RAND()*(3999999999-3930000000)" table:style-name="ce1">
            <text:p>3977593909</text:p>
          </table:table-cell>
          <table:table-cell table:number-columns-repeated="16383"/>
        </table:table-row>
        <table:table-row table:style-name="ro2">
          <table:table-cell office:value-type="float" office:value="3963758920.5031376" table:formula="of:= 3930000000 + RAND()*(3999999999-3930000000)" table:style-name="ce1">
            <text:p>3963758921</text:p>
          </table:table-cell>
          <table:table-cell table:number-columns-repeated="16383"/>
        </table:table-row>
        <table:table-row table:style-name="ro2">
          <table:table-cell office:value-type="float" office:value="3931933822.6058064" table:formula="of:= 3930000000 + RAND()*(3999999999-3930000000)" table:style-name="ce1">
            <text:p>3931933823</text:p>
          </table:table-cell>
          <table:table-cell table:number-columns-repeated="16383"/>
        </table:table-row>
        <table:table-row table:style-name="ro2">
          <table:table-cell office:value-type="float" office:value="3995858091.1397247" table:formula="of:= 3930000000 + RAND()*(3999999999-3930000000)" table:style-name="ce1">
            <text:p>3995858091</text:p>
          </table:table-cell>
          <table:table-cell table:number-columns-repeated="16383"/>
        </table:table-row>
        <table:table-row table:style-name="ro2">
          <table:table-cell office:value-type="float" office:value="3955711372.2093596" table:formula="of:= 3930000000 + RAND()*(3999999999-3930000000)" table:style-name="ce1">
            <text:p>3955711372</text:p>
          </table:table-cell>
          <table:table-cell table:number-columns-repeated="16383"/>
        </table:table-row>
        <table:table-row table:style-name="ro2">
          <table:table-cell office:value-type="float" office:value="3978843517.5177746" table:formula="of:= 3930000000 + RAND()*(3999999999-3930000000)" table:style-name="ce1">
            <text:p>3978843518</text:p>
          </table:table-cell>
          <table:table-cell table:number-columns-repeated="16383"/>
        </table:table-row>
        <table:table-row table:style-name="ro2">
          <table:table-cell office:value-type="float" office:value="3933051705.2750421" table:formula="of:= 3930000000 + RAND()*(3999999999-3930000000)" table:style-name="ce1">
            <text:p>3933051705</text:p>
          </table:table-cell>
          <table:table-cell table:number-columns-repeated="16383"/>
        </table:table-row>
        <table:table-row table:style-name="ro2">
          <table:table-cell office:value-type="float" office:value="3995735146.5928426" table:formula="of:= 3930000000 + RAND()*(3999999999-3930000000)" table:style-name="ce1">
            <text:p>3995735147</text:p>
          </table:table-cell>
          <table:table-cell table:number-columns-repeated="16383"/>
        </table:table-row>
        <table:table-row table:style-name="ro2">
          <table:table-cell office:value-type="float" office:value="3946378347.6299286" table:formula="of:= 3930000000 + RAND()*(3999999999-3930000000)" table:style-name="ce1">
            <text:p>3946378348</text:p>
          </table:table-cell>
          <table:table-cell table:number-columns-repeated="16383"/>
        </table:table-row>
        <table:table-row table:style-name="ro2">
          <table:table-cell office:value-type="float" office:value="3995422872.3431211" table:formula="of:= 3930000000 + RAND()*(3999999999-3930000000)" table:style-name="ce1">
            <text:p>3995422872</text:p>
          </table:table-cell>
          <table:table-cell table:number-columns-repeated="16383"/>
        </table:table-row>
        <table:table-row table:style-name="ro2">
          <table:table-cell office:value-type="float" office:value="3938816084.9535475" table:formula="of:= 3930000000 + RAND()*(3999999999-3930000000)" table:style-name="ce1">
            <text:p>3938816085</text:p>
          </table:table-cell>
          <table:table-cell table:number-columns-repeated="16383"/>
        </table:table-row>
        <table:table-row table:style-name="ro2">
          <table:table-cell office:value-type="float" office:value="3988691729.1206608" table:formula="of:= 3930000000 + RAND()*(3999999999-3930000000)" table:style-name="ce1">
            <text:p>3988691729</text:p>
          </table:table-cell>
          <table:table-cell table:number-columns-repeated="16383"/>
        </table:table-row>
        <table:table-row table:style-name="ro2">
          <table:table-cell office:value-type="float" office:value="3949411359.6040201" table:formula="of:= 3930000000 + RAND()*(3999999999-3930000000)" table:style-name="ce1">
            <text:p>3949411360</text:p>
          </table:table-cell>
          <table:table-cell table:number-columns-repeated="16383"/>
        </table:table-row>
        <table:table-row table:style-name="ro2">
          <table:table-cell office:value-type="float" office:value="3972386081.6060286" table:formula="of:= 3930000000 + RAND()*(3999999999-3930000000)" table:style-name="ce1">
            <text:p>3972386082</text:p>
          </table:table-cell>
          <table:table-cell table:number-columns-repeated="16383"/>
        </table:table-row>
        <table:table-row table:style-name="ro2">
          <table:table-cell office:value-type="float" office:value="3993110376.3855081" table:formula="of:= 3930000000 + RAND()*(3999999999-3930000000)" table:style-name="ce1">
            <text:p>3993110376</text:p>
          </table:table-cell>
          <table:table-cell table:number-columns-repeated="16383"/>
        </table:table-row>
        <table:table-row table:style-name="ro2">
          <table:table-cell office:value-type="float" office:value="3990764451.3676081" table:formula="of:= 3930000000 + RAND()*(3999999999-3930000000)" table:style-name="ce1">
            <text:p>3990764451</text:p>
          </table:table-cell>
          <table:table-cell table:number-columns-repeated="16383"/>
        </table:table-row>
        <table:table-row table:style-name="ro2">
          <table:table-cell office:value-type="float" office:value="3936801749.6154017" table:formula="of:= 3930000000 + RAND()*(3999999999-3930000000)" table:style-name="ce1">
            <text:p>3936801750</text:p>
          </table:table-cell>
          <table:table-cell table:number-columns-repeated="16383"/>
        </table:table-row>
        <table:table-row table:style-name="ro2">
          <table:table-cell office:value-type="float" office:value="3974852980.0588274" table:formula="of:= 3930000000 + RAND()*(3999999999-3930000000)" table:style-name="ce1">
            <text:p>3974852980</text:p>
          </table:table-cell>
          <table:table-cell table:number-columns-repeated="16383"/>
        </table:table-row>
        <table:table-row table:style-name="ro2">
          <table:table-cell office:value-type="float" office:value="3957967817.1231112" table:formula="of:= 3930000000 + RAND()*(3999999999-3930000000)" table:style-name="ce1">
            <text:p>3957967817</text:p>
          </table:table-cell>
          <table:table-cell table:number-columns-repeated="16383"/>
        </table:table-row>
        <table:table-row table:style-name="ro2">
          <table:table-cell office:value-type="float" office:value="3996479858.8742127" table:formula="of:= 3930000000 + RAND()*(3999999999-3930000000)" table:style-name="ce1">
            <text:p>3996479859</text:p>
          </table:table-cell>
          <table:table-cell table:number-columns-repeated="16383"/>
        </table:table-row>
        <table:table-row table:style-name="ro2">
          <table:table-cell office:value-type="float" office:value="3944366859.3398871" table:formula="of:= 3930000000 + RAND()*(3999999999-3930000000)" table:style-name="ce1">
            <text:p>3944366859</text:p>
          </table:table-cell>
          <table:table-cell table:number-columns-repeated="16383"/>
        </table:table-row>
        <table:table-row table:style-name="ro2">
          <table:table-cell office:value-type="float" office:value="3942457033.4491696" table:formula="of:= 3930000000 + RAND()*(3999999999-3930000000)" table:style-name="ce1">
            <text:p>3942457033</text:p>
          </table:table-cell>
          <table:table-cell table:number-columns-repeated="16383"/>
        </table:table-row>
        <table:table-row table:style-name="ro2">
          <table:table-cell office:value-type="float" office:value="3974003896.2577868" table:formula="of:= 3930000000 + RAND()*(3999999999-3930000000)" table:style-name="ce1">
            <text:p>3974003896</text:p>
          </table:table-cell>
          <table:table-cell table:number-columns-repeated="16383"/>
        </table:table-row>
        <table:table-row table:style-name="ro2">
          <table:table-cell office:value-type="float" office:value="3999262620.4173656" table:formula="of:= 3930000000 + RAND()*(3999999999-3930000000)" table:style-name="ce1">
            <text:p>3999262620</text:p>
          </table:table-cell>
          <table:table-cell table:number-columns-repeated="16383"/>
        </table:table-row>
        <table:table-row table:style-name="ro2">
          <table:table-cell office:value-type="float" office:value="3963163922.3498616" table:formula="of:= 3930000000 + RAND()*(3999999999-3930000000)" table:style-name="ce1">
            <text:p>3963163922</text:p>
          </table:table-cell>
          <table:table-cell table:number-columns-repeated="16383"/>
        </table:table-row>
        <table:table-row table:style-name="ro2">
          <table:table-cell office:value-type="float" office:value="3951114194.7155709" table:formula="of:= 3930000000 + RAND()*(3999999999-3930000000)" table:style-name="ce1">
            <text:p>3951114195</text:p>
          </table:table-cell>
          <table:table-cell table:number-columns-repeated="16383"/>
        </table:table-row>
        <table:table-row table:style-name="ro2">
          <table:table-cell office:value-type="float" office:value="3997564035.7912006" table:formula="of:= 3930000000 + RAND()*(3999999999-3930000000)" table:style-name="ce1">
            <text:p>3997564036</text:p>
          </table:table-cell>
          <table:table-cell table:number-columns-repeated="16383"/>
        </table:table-row>
        <table:table-row table:style-name="ro2">
          <table:table-cell office:value-type="float" office:value="3963690802.1543994" table:formula="of:= 3930000000 + RAND()*(3999999999-3930000000)" table:style-name="ce1">
            <text:p>3963690802</text:p>
          </table:table-cell>
          <table:table-cell table:number-columns-repeated="16383"/>
        </table:table-row>
        <table:table-row table:style-name="ro2">
          <table:table-cell office:value-type="float" office:value="3975234514.4589238" table:formula="of:= 3930000000 + RAND()*(3999999999-3930000000)" table:style-name="ce1">
            <text:p>3975234514</text:p>
          </table:table-cell>
          <table:table-cell table:number-columns-repeated="16383"/>
        </table:table-row>
        <table:table-row table:style-name="ro2">
          <table:table-cell office:value-type="float" office:value="3971292196.2410893" table:formula="of:= 3930000000 + RAND()*(3999999999-3930000000)" table:style-name="ce1">
            <text:p>3971292196</text:p>
          </table:table-cell>
          <table:table-cell table:number-columns-repeated="16383"/>
        </table:table-row>
        <table:table-row table:style-name="ro2">
          <table:table-cell office:value-type="float" office:value="3939924323.3362999" table:formula="of:= 3930000000 + RAND()*(3999999999-3930000000)" table:style-name="ce1">
            <text:p>3939924323</text:p>
          </table:table-cell>
          <table:table-cell table:number-columns-repeated="16383"/>
        </table:table-row>
        <table:table-row table:style-name="ro2">
          <table:table-cell office:value-type="float" office:value="3983623415.6072159" table:formula="of:= 3930000000 + RAND()*(3999999999-3930000000)" table:style-name="ce1">
            <text:p>3983623416</text:p>
          </table:table-cell>
          <table:table-cell table:number-columns-repeated="16383"/>
        </table:table-row>
        <table:table-row table:style-name="ro2">
          <table:table-cell office:value-type="float" office:value="3988772495.2413521" table:formula="of:= 3930000000 + RAND()*(3999999999-3930000000)" table:style-name="ce1">
            <text:p>3988772495</text:p>
          </table:table-cell>
          <table:table-cell table:number-columns-repeated="16383"/>
        </table:table-row>
        <table:table-row table:style-name="ro2">
          <table:table-cell office:value-type="float" office:value="3949792735.4918461" table:formula="of:= 3930000000 + RAND()*(3999999999-3930000000)" table:style-name="ce1">
            <text:p>3949792735</text:p>
          </table:table-cell>
          <table:table-cell table:number-columns-repeated="16383"/>
        </table:table-row>
        <table:table-row table:style-name="ro2">
          <table:table-cell office:value-type="float" office:value="3932254296.874938" table:formula="of:= 3930000000 + RAND()*(3999999999-3930000000)" table:style-name="ce1">
            <text:p>3932254297</text:p>
          </table:table-cell>
          <table:table-cell table:number-columns-repeated="16383"/>
        </table:table-row>
        <table:table-row table:style-name="ro2">
          <table:table-cell office:value-type="float" office:value="3953920524.3859801" table:formula="of:= 3930000000 + RAND()*(3999999999-3930000000)" table:style-name="ce1">
            <text:p>3953920524</text:p>
          </table:table-cell>
          <table:table-cell table:number-columns-repeated="16383"/>
        </table:table-row>
        <table:table-row table:style-name="ro2">
          <table:table-cell office:value-type="float" office:value="3973686948.1776419" table:formula="of:= 3930000000 + RAND()*(3999999999-3930000000)" table:style-name="ce1">
            <text:p>3973686948</text:p>
          </table:table-cell>
          <table:table-cell table:number-columns-repeated="16383"/>
        </table:table-row>
        <table:table-row table:style-name="ro2">
          <table:table-cell office:value-type="float" office:value="3942143956.8243904" table:formula="of:= 3930000000 + RAND()*(3999999999-3930000000)" table:style-name="ce1">
            <text:p>3942143957</text:p>
          </table:table-cell>
          <table:table-cell table:number-columns-repeated="16383"/>
        </table:table-row>
        <table:table-row table:style-name="ro2">
          <table:table-cell office:value-type="float" office:value="3940069380.3267374" table:formula="of:= 3930000000 + RAND()*(3999999999-3930000000)" table:style-name="ce1">
            <text:p>3940069380</text:p>
          </table:table-cell>
          <table:table-cell table:number-columns-repeated="16383"/>
        </table:table-row>
        <table:table-row table:style-name="ro2">
          <table:table-cell office:value-type="float" office:value="3931313261.3918643" table:formula="of:= 3930000000 + RAND()*(3999999999-3930000000)" table:style-name="ce1">
            <text:p>3931313261</text:p>
          </table:table-cell>
          <table:table-cell table:number-columns-repeated="16383"/>
        </table:table-row>
        <table:table-row table:style-name="ro2">
          <table:table-cell office:value-type="float" office:value="3959544561.2836213" table:formula="of:= 3930000000 + RAND()*(3999999999-3930000000)" table:style-name="ce1">
            <text:p>3959544561</text:p>
          </table:table-cell>
          <table:table-cell table:number-columns-repeated="16383"/>
        </table:table-row>
        <table:table-row table:style-name="ro2">
          <table:table-cell office:value-type="float" office:value="3980213462.9173584" table:formula="of:= 3930000000 + RAND()*(3999999999-3930000000)" table:style-name="ce1">
            <text:p>3980213463</text:p>
          </table:table-cell>
          <table:table-cell table:number-columns-repeated="16383"/>
        </table:table-row>
        <table:table-row table:style-name="ro2">
          <table:table-cell office:value-type="float" office:value="3958873098.1334677" table:formula="of:= 3930000000 + RAND()*(3999999999-3930000000)" table:style-name="ce1">
            <text:p>3958873098</text:p>
          </table:table-cell>
          <table:table-cell table:number-columns-repeated="16383"/>
        </table:table-row>
        <table:table-row table:style-name="ro2">
          <table:table-cell office:value-type="float" office:value="3972419212.9025798" table:formula="of:= 3930000000 + RAND()*(3999999999-3930000000)" table:style-name="ce1">
            <text:p>3972419213</text:p>
          </table:table-cell>
          <table:table-cell table:number-columns-repeated="16383"/>
        </table:table-row>
        <table:table-row table:style-name="ro2">
          <table:table-cell office:value-type="float" office:value="3948608129.2379637" table:formula="of:= 3930000000 + RAND()*(3999999999-3930000000)" table:style-name="ce1">
            <text:p>3948608129</text:p>
          </table:table-cell>
          <table:table-cell table:number-columns-repeated="16383"/>
        </table:table-row>
        <table:table-row table:style-name="ro2">
          <table:table-cell office:value-type="float" office:value="3942707769.9944863" table:formula="of:= 3930000000 + RAND()*(3999999999-3930000000)" table:style-name="ce1">
            <text:p>3942707770</text:p>
          </table:table-cell>
          <table:table-cell table:number-columns-repeated="16383"/>
        </table:table-row>
        <table:table-row table:style-name="ro2">
          <table:table-cell office:value-type="float" office:value="3937271084.3696733" table:formula="of:= 3930000000 + RAND()*(3999999999-3930000000)" table:style-name="ce1">
            <text:p>3937271084</text:p>
          </table:table-cell>
          <table:table-cell table:number-columns-repeated="16383"/>
        </table:table-row>
        <table:table-row table:style-name="ro2">
          <table:table-cell office:value-type="float" office:value="3976892679.8542442" table:formula="of:= 3930000000 + RAND()*(3999999999-3930000000)" table:style-name="ce1">
            <text:p>3976892680</text:p>
          </table:table-cell>
          <table:table-cell table:number-columns-repeated="16383"/>
        </table:table-row>
        <table:table-row table:style-name="ro2">
          <table:table-cell office:value-type="float" office:value="3939436602.9318848" table:formula="of:= 3930000000 + RAND()*(3999999999-3930000000)" table:style-name="ce1">
            <text:p>3939436603</text:p>
          </table:table-cell>
          <table:table-cell table:number-columns-repeated="16383"/>
        </table:table-row>
        <table:table-row table:style-name="ro2">
          <table:table-cell office:value-type="float" office:value="3942823976.0107913" table:formula="of:= 3930000000 + RAND()*(3999999999-3930000000)" table:style-name="ce1">
            <text:p>3942823976</text:p>
          </table:table-cell>
          <table:table-cell table:number-columns-repeated="16383"/>
        </table:table-row>
        <table:table-row table:style-name="ro2">
          <table:table-cell office:value-type="float" office:value="3998945711.1279325" table:formula="of:= 3930000000 + RAND()*(3999999999-3930000000)" table:style-name="ce1">
            <text:p>3998945711</text:p>
          </table:table-cell>
          <table:table-cell table:number-columns-repeated="16383"/>
        </table:table-row>
        <table:table-row table:style-name="ro2">
          <table:table-cell office:value-type="float" office:value="3978040683.7208891" table:formula="of:= 3930000000 + RAND()*(3999999999-3930000000)" table:style-name="ce1">
            <text:p>3978040684</text:p>
          </table:table-cell>
          <table:table-cell table:number-columns-repeated="16383"/>
        </table:table-row>
        <table:table-row table:style-name="ro2">
          <table:table-cell office:value-type="float" office:value="3995412225.291873" table:formula="of:= 3930000000 + RAND()*(3999999999-3930000000)" table:style-name="ce1">
            <text:p>3995412225</text:p>
          </table:table-cell>
          <table:table-cell table:number-columns-repeated="16383"/>
        </table:table-row>
        <table:table-row table:style-name="ro2">
          <table:table-cell office:value-type="float" office:value="3983388139.9081621" table:formula="of:= 3930000000 + RAND()*(3999999999-3930000000)" table:style-name="ce1">
            <text:p>3983388140</text:p>
          </table:table-cell>
          <table:table-cell table:number-columns-repeated="16383"/>
        </table:table-row>
        <table:table-row table:style-name="ro2">
          <table:table-cell office:value-type="float" office:value="3978200046.6540961" table:formula="of:= 3930000000 + RAND()*(3999999999-3930000000)" table:style-name="ce1">
            <text:p>3978200047</text:p>
          </table:table-cell>
          <table:table-cell table:number-columns-repeated="16383"/>
        </table:table-row>
        <table:table-row table:style-name="ro2">
          <table:table-cell office:value-type="float" office:value="3960556762.1943536" table:formula="of:= 3930000000 + RAND()*(3999999999-3930000000)" table:style-name="ce1">
            <text:p>3960556762</text:p>
          </table:table-cell>
          <table:table-cell table:number-columns-repeated="16383"/>
        </table:table-row>
        <table:table-row table:style-name="ro2">
          <table:table-cell office:value-type="float" office:value="3933926791.179112" table:formula="of:= 3930000000 + RAND()*(3999999999-3930000000)" table:style-name="ce1">
            <text:p>3933926791</text:p>
          </table:table-cell>
          <table:table-cell table:number-columns-repeated="16383"/>
        </table:table-row>
        <table:table-row table:style-name="ro2">
          <table:table-cell office:value-type="float" office:value="3973273120.1202002" table:formula="of:= 3930000000 + RAND()*(3999999999-3930000000)" table:style-name="ce1">
            <text:p>3973273120</text:p>
          </table:table-cell>
          <table:table-cell table:number-columns-repeated="16383"/>
        </table:table-row>
        <table:table-row table:style-name="ro2">
          <table:table-cell office:value-type="float" office:value="3951553368.2517281" table:formula="of:= 3930000000 + RAND()*(3999999999-3930000000)" table:style-name="ce1">
            <text:p>3951553368</text:p>
          </table:table-cell>
          <table:table-cell table:number-columns-repeated="16383"/>
        </table:table-row>
        <table:table-row table:style-name="ro2">
          <table:table-cell office:value-type="float" office:value="3951061530.1239815" table:formula="of:= 3930000000 + RAND()*(3999999999-3930000000)" table:style-name="ce1">
            <text:p>3951061530</text:p>
          </table:table-cell>
          <table:table-cell table:number-columns-repeated="16383"/>
        </table:table-row>
        <table:table-row table:style-name="ro2">
          <table:table-cell office:value-type="float" office:value="3930377269.340878" table:formula="of:= 3930000000 + RAND()*(3999999999-3930000000)" table:style-name="ce1">
            <text:p>3930377269</text:p>
          </table:table-cell>
          <table:table-cell table:number-columns-repeated="16383"/>
        </table:table-row>
        <table:table-row table:style-name="ro2">
          <table:table-cell office:value-type="float" office:value="3950565162.8537574" table:formula="of:= 3930000000 + RAND()*(3999999999-3930000000)" table:style-name="ce1">
            <text:p>3950565163</text:p>
          </table:table-cell>
          <table:table-cell table:number-columns-repeated="16383"/>
        </table:table-row>
        <table:table-row table:style-name="ro2">
          <table:table-cell office:value-type="float" office:value="3978867302.1276097" table:formula="of:= 3930000000 + RAND()*(3999999999-3930000000)" table:style-name="ce1">
            <text:p>3978867302</text:p>
          </table:table-cell>
          <table:table-cell table:number-columns-repeated="16383"/>
        </table:table-row>
        <table:table-row table:style-name="ro2">
          <table:table-cell office:value-type="float" office:value="3995871275.728857" table:formula="of:= 3930000000 + RAND()*(3999999999-3930000000)" table:style-name="ce1">
            <text:p>3995871276</text:p>
          </table:table-cell>
          <table:table-cell table:number-columns-repeated="16383"/>
        </table:table-row>
        <table:table-row table:style-name="ro2">
          <table:table-cell office:value-type="float" office:value="3932041339.9783144" table:formula="of:= 3930000000 + RAND()*(3999999999-3930000000)" table:style-name="ce1">
            <text:p>3932041340</text:p>
          </table:table-cell>
          <table:table-cell table:number-columns-repeated="16383"/>
        </table:table-row>
        <table:table-row table:style-name="ro2">
          <table:table-cell office:value-type="float" office:value="3954362458.3727322" table:formula="of:= 3930000000 + RAND()*(3999999999-3930000000)" table:style-name="ce1">
            <text:p>3954362458</text:p>
          </table:table-cell>
          <table:table-cell table:number-columns-repeated="16383"/>
        </table:table-row>
        <table:table-row table:style-name="ro2">
          <table:table-cell office:value-type="float" office:value="3934125235.1072936" table:formula="of:= 3930000000 + RAND()*(3999999999-3930000000)" table:style-name="ce1">
            <text:p>3934125235</text:p>
          </table:table-cell>
          <table:table-cell table:number-columns-repeated="16383"/>
        </table:table-row>
        <table:table-row table:style-name="ro2">
          <table:table-cell office:value-type="float" office:value="3932470193.2834287" table:formula="of:= 3930000000 + RAND()*(3999999999-3930000000)" table:style-name="ce1">
            <text:p>3932470193</text:p>
          </table:table-cell>
          <table:table-cell table:number-columns-repeated="16383"/>
        </table:table-row>
        <table:table-row table:style-name="ro2">
          <table:table-cell office:value-type="float" office:value="3977050008.9734912" table:formula="of:= 3930000000 + RAND()*(3999999999-3930000000)" table:style-name="ce1">
            <text:p>3977050009</text:p>
          </table:table-cell>
          <table:table-cell table:number-columns-repeated="16383"/>
        </table:table-row>
        <table:table-row table:style-name="ro2">
          <table:table-cell office:value-type="float" office:value="3937437062.4336414" table:formula="of:= 3930000000 + RAND()*(3999999999-3930000000)" table:style-name="ce1">
            <text:p>3937437062</text:p>
          </table:table-cell>
          <table:table-cell table:number-columns-repeated="16383"/>
        </table:table-row>
        <table:table-row table:style-name="ro2">
          <table:table-cell office:value-type="float" office:value="3939608584.5981021" table:formula="of:= 3930000000 + RAND()*(3999999999-3930000000)" table:style-name="ce1">
            <text:p>3939608585</text:p>
          </table:table-cell>
          <table:table-cell table:number-columns-repeated="16383"/>
        </table:table-row>
        <table:table-row table:style-name="ro2">
          <table:table-cell office:value-type="float" office:value="3973055911.217545" table:formula="of:= 3930000000 + RAND()*(3999999999-3930000000)" table:style-name="ce1">
            <text:p>3973055911</text:p>
          </table:table-cell>
          <table:table-cell table:number-columns-repeated="16383"/>
        </table:table-row>
        <table:table-row table:style-name="ro2">
          <table:table-cell office:value-type="float" office:value="3939493911.5558343" table:formula="of:= 3930000000 + RAND()*(3999999999-3930000000)" table:style-name="ce1">
            <text:p>3939493912</text:p>
          </table:table-cell>
          <table:table-cell table:number-columns-repeated="16383"/>
        </table:table-row>
        <table:table-row table:style-name="ro2">
          <table:table-cell office:value-type="float" office:value="3961272470.5185056" table:formula="of:= 3930000000 + RAND()*(3999999999-3930000000)" table:style-name="ce1">
            <text:p>3961272471</text:p>
          </table:table-cell>
          <table:table-cell table:number-columns-repeated="16383"/>
        </table:table-row>
        <table:table-row table:style-name="ro2">
          <table:table-cell office:value-type="float" office:value="3996556157.8102283" table:formula="of:= 3930000000 + RAND()*(3999999999-3930000000)" table:style-name="ce1">
            <text:p>3996556158</text:p>
          </table:table-cell>
          <table:table-cell table:number-columns-repeated="16383"/>
        </table:table-row>
        <table:table-row table:style-name="ro2">
          <table:table-cell office:value-type="float" office:value="3995587705.0674305" table:formula="of:= 3930000000 + RAND()*(3999999999-3930000000)" table:style-name="ce1">
            <text:p>3995587705</text:p>
          </table:table-cell>
          <table:table-cell table:number-columns-repeated="16383"/>
        </table:table-row>
        <table:table-row table:style-name="ro2">
          <table:table-cell office:value-type="float" office:value="3994634731.1302772" table:formula="of:= 3930000000 + RAND()*(3999999999-3930000000)" table:style-name="ce1">
            <text:p>3994634731</text:p>
          </table:table-cell>
          <table:table-cell table:number-columns-repeated="16383"/>
        </table:table-row>
        <table:table-row table:style-name="ro2">
          <table:table-cell office:value-type="float" office:value="3999101283.437593" table:formula="of:= 3930000000 + RAND()*(3999999999-3930000000)" table:style-name="ce1">
            <text:p>3999101283</text:p>
          </table:table-cell>
          <table:table-cell table:number-columns-repeated="16383"/>
        </table:table-row>
        <table:table-row table:style-name="ro2">
          <table:table-cell office:value-type="float" office:value="3986980936.8763337" table:formula="of:= 3930000000 + RAND()*(3999999999-3930000000)" table:style-name="ce1">
            <text:p>3986980937</text:p>
          </table:table-cell>
          <table:table-cell table:number-columns-repeated="16383"/>
        </table:table-row>
        <table:table-row table:style-name="ro2">
          <table:table-cell office:value-type="float" office:value="3965018225.2110057" table:formula="of:= 3930000000 + RAND()*(3999999999-3930000000)" table:style-name="ce1">
            <text:p>3965018225</text:p>
          </table:table-cell>
          <table:table-cell table:number-columns-repeated="16383"/>
        </table:table-row>
        <table:table-row table:style-name="ro2">
          <table:table-cell office:value-type="float" office:value="3995724390.8895264" table:formula="of:= 3930000000 + RAND()*(3999999999-3930000000)" table:style-name="ce1">
            <text:p>3995724391</text:p>
          </table:table-cell>
          <table:table-cell table:number-columns-repeated="16383"/>
        </table:table-row>
        <table:table-row table:style-name="ro2">
          <table:table-cell office:value-type="float" office:value="3954755896.681601" table:formula="of:= 3930000000 + RAND()*(3999999999-3930000000)" table:style-name="ce1">
            <text:p>3954755897</text:p>
          </table:table-cell>
          <table:table-cell table:number-columns-repeated="16383"/>
        </table:table-row>
        <table:table-row table:style-name="ro2">
          <table:table-cell office:value-type="float" office:value="3933639700.7539873" table:formula="of:= 3930000000 + RAND()*(3999999999-3930000000)" table:style-name="ce1">
            <text:p>3933639701</text:p>
          </table:table-cell>
          <table:table-cell table:number-columns-repeated="16383"/>
        </table:table-row>
        <table:table-row table:style-name="ro2">
          <table:table-cell office:value-type="float" office:value="3935814273.5039902" table:formula="of:= 3930000000 + RAND()*(3999999999-3930000000)" table:style-name="ce1">
            <text:p>3935814274</text:p>
          </table:table-cell>
          <table:table-cell table:number-columns-repeated="16383"/>
        </table:table-row>
        <table:table-row table:style-name="ro2">
          <table:table-cell office:value-type="float" office:value="3938338393.7648368" table:formula="of:= 3930000000 + RAND()*(3999999999-3930000000)" table:style-name="ce1">
            <text:p>3938338394</text:p>
          </table:table-cell>
          <table:table-cell table:number-columns-repeated="16383"/>
        </table:table-row>
        <table:table-row table:style-name="ro2">
          <table:table-cell office:value-type="float" office:value="3986888619.9420915" table:formula="of:= 3930000000 + RAND()*(3999999999-3930000000)" table:style-name="ce1">
            <text:p>3986888620</text:p>
          </table:table-cell>
          <table:table-cell table:number-columns-repeated="16383"/>
        </table:table-row>
        <table:table-row table:style-name="ro2">
          <table:table-cell office:value-type="float" office:value="3992012020.209414" table:formula="of:= 3930000000 + RAND()*(3999999999-3930000000)" table:style-name="ce1">
            <text:p>3992012020</text:p>
          </table:table-cell>
          <table:table-cell table:number-columns-repeated="16383"/>
        </table:table-row>
        <table:table-row table:style-name="ro2">
          <table:table-cell office:value-type="float" office:value="3965089352.8066754" table:formula="of:= 3930000000 + RAND()*(3999999999-3930000000)" table:style-name="ce1">
            <text:p>3965089353</text:p>
          </table:table-cell>
          <table:table-cell table:number-columns-repeated="16383"/>
        </table:table-row>
        <table:table-row table:style-name="ro2">
          <table:table-cell office:value-type="float" office:value="3998485499.5684757" table:formula="of:= 3930000000 + RAND()*(3999999999-3930000000)" table:style-name="ce1">
            <text:p>3998485500</text:p>
          </table:table-cell>
          <table:table-cell table:number-columns-repeated="16383"/>
        </table:table-row>
        <table:table-row table:style-name="ro2">
          <table:table-cell office:value-type="float" office:value="3993930445.6217604" table:formula="of:= 3930000000 + RAND()*(3999999999-3930000000)" table:style-name="ce1">
            <text:p>3993930446</text:p>
          </table:table-cell>
          <table:table-cell table:number-columns-repeated="16383"/>
        </table:table-row>
        <table:table-row table:style-name="ro2">
          <table:table-cell office:value-type="float" office:value="3965816475.421936" table:formula="of:= 3930000000 + RAND()*(3999999999-3930000000)" table:style-name="ce1">
            <text:p>3965816475</text:p>
          </table:table-cell>
          <table:table-cell table:number-columns-repeated="16383"/>
        </table:table-row>
        <table:table-row table:style-name="ro2">
          <table:table-cell office:value-type="float" office:value="3980274413.7636309" table:formula="of:= 3930000000 + RAND()*(3999999999-3930000000)" table:style-name="ce1">
            <text:p>3980274414</text:p>
          </table:table-cell>
          <table:table-cell table:number-columns-repeated="16383"/>
        </table:table-row>
        <table:table-row table:style-name="ro2">
          <table:table-cell office:value-type="float" office:value="3955293450.2322807" table:formula="of:= 3930000000 + RAND()*(3999999999-3930000000)" table:style-name="ce1">
            <text:p>3955293450</text:p>
          </table:table-cell>
          <table:table-cell table:number-columns-repeated="16383"/>
        </table:table-row>
        <table:table-row table:style-name="ro2">
          <table:table-cell office:value-type="float" office:value="3990782832.8252268" table:formula="of:= 3930000000 + RAND()*(3999999999-3930000000)" table:style-name="ce1">
            <text:p>3990782833</text:p>
          </table:table-cell>
          <table:table-cell table:number-columns-repeated="16383"/>
        </table:table-row>
        <table:table-row table:style-name="ro2">
          <table:table-cell office:value-type="float" office:value="3998054221.4209666" table:formula="of:= 3930000000 + RAND()*(3999999999-3930000000)" table:style-name="ce1">
            <text:p>3998054221</text:p>
          </table:table-cell>
          <table:table-cell table:number-columns-repeated="16383"/>
        </table:table-row>
        <table:table-row table:style-name="ro2">
          <table:table-cell office:value-type="float" office:value="3985950058.8311334" table:formula="of:= 3930000000 + RAND()*(3999999999-3930000000)" table:style-name="ce1">
            <text:p>3985950059</text:p>
          </table:table-cell>
          <table:table-cell table:number-columns-repeated="16383"/>
        </table:table-row>
        <table:table-row table:style-name="ro2">
          <table:table-cell office:value-type="float" office:value="3947549708.7486968" table:formula="of:= 3930000000 + RAND()*(3999999999-3930000000)" table:style-name="ce1">
            <text:p>3947549709</text:p>
          </table:table-cell>
          <table:table-cell table:number-columns-repeated="16383"/>
        </table:table-row>
        <table:table-row table:style-name="ro2">
          <table:table-cell office:value-type="float" office:value="3937544856.7618389" table:formula="of:= 3930000000 + RAND()*(3999999999-3930000000)" table:style-name="ce1">
            <text:p>3937544857</text:p>
          </table:table-cell>
          <table:table-cell table:number-columns-repeated="16383"/>
        </table:table-row>
        <table:table-row table:style-name="ro2">
          <table:table-cell office:value-type="float" office:value="3963289324.2618866" table:formula="of:= 3930000000 + RAND()*(3999999999-3930000000)" table:style-name="ce1">
            <text:p>3963289324</text:p>
          </table:table-cell>
          <table:table-cell table:number-columns-repeated="16383"/>
        </table:table-row>
        <table:table-row table:style-name="ro2">
          <table:table-cell office:value-type="float" office:value="3930836210.7530899" table:formula="of:= 3930000000 + RAND()*(3999999999-3930000000)" table:style-name="ce1">
            <text:p>3930836211</text:p>
          </table:table-cell>
          <table:table-cell table:number-columns-repeated="16383"/>
        </table:table-row>
        <table:table-row table:style-name="ro2">
          <table:table-cell office:value-type="float" office:value="3966229732.9003792" table:formula="of:= 3930000000 + RAND()*(3999999999-3930000000)" table:style-name="ce1">
            <text:p>3966229733</text:p>
          </table:table-cell>
          <table:table-cell table:number-columns-repeated="16383"/>
        </table:table-row>
        <table:table-row table:style-name="ro2">
          <table:table-cell office:value-type="float" office:value="3988215708.003099" table:formula="of:= 3930000000 + RAND()*(3999999999-3930000000)" table:style-name="ce1">
            <text:p>3988215708</text:p>
          </table:table-cell>
          <table:table-cell table:number-columns-repeated="16383"/>
        </table:table-row>
        <table:table-row table:style-name="ro2">
          <table:table-cell office:value-type="float" office:value="3951366806.9802103" table:formula="of:= 3930000000 + RAND()*(3999999999-3930000000)" table:style-name="ce1">
            <text:p>3951366807</text:p>
          </table:table-cell>
          <table:table-cell table:number-columns-repeated="16383"/>
        </table:table-row>
        <table:table-row table:style-name="ro2">
          <table:table-cell office:value-type="float" office:value="3994899364.0585608" table:formula="of:= 3930000000 + RAND()*(3999999999-3930000000)" table:style-name="ce1">
            <text:p>3994899364</text:p>
          </table:table-cell>
          <table:table-cell table:number-columns-repeated="16383"/>
        </table:table-row>
        <table:table-row table:style-name="ro2">
          <table:table-cell office:value-type="float" office:value="3943272129.0499921" table:formula="of:= 3930000000 + RAND()*(3999999999-3930000000)" table:style-name="ce1">
            <text:p>3943272129</text:p>
          </table:table-cell>
          <table:table-cell table:number-columns-repeated="16383"/>
        </table:table-row>
        <table:table-row table:style-name="ro2">
          <table:table-cell office:value-type="float" office:value="3969310167.3986716" table:formula="of:= 3930000000 + RAND()*(3999999999-3930000000)" table:style-name="ce1">
            <text:p>3969310167</text:p>
          </table:table-cell>
          <table:table-cell table:number-columns-repeated="16383"/>
        </table:table-row>
        <table:table-row table:style-name="ro2">
          <table:table-cell office:value-type="float" office:value="3941525927.8013339" table:formula="of:= 3930000000 + RAND()*(3999999999-3930000000)" table:style-name="ce1">
            <text:p>3941525928</text:p>
          </table:table-cell>
          <table:table-cell table:number-columns-repeated="16383"/>
        </table:table-row>
        <table:table-row table:style-name="ro2">
          <table:table-cell office:value-type="float" office:value="3990585591.8195648" table:formula="of:= 3930000000 + RAND()*(3999999999-3930000000)" table:style-name="ce1">
            <text:p>3990585592</text:p>
          </table:table-cell>
          <table:table-cell table:number-columns-repeated="16383"/>
        </table:table-row>
        <table:table-row table:style-name="ro2">
          <table:table-cell office:value-type="float" office:value="3979815428.1190858" table:formula="of:= 3930000000 + RAND()*(3999999999-3930000000)" table:style-name="ce1">
            <text:p>3979815428</text:p>
          </table:table-cell>
          <table:table-cell table:number-columns-repeated="16383"/>
        </table:table-row>
        <table:table-row table:style-name="ro2">
          <table:table-cell office:value-type="float" office:value="3973339011.60671" table:formula="of:= 3930000000 + RAND()*(3999999999-3930000000)" table:style-name="ce1">
            <text:p>3973339012</text:p>
          </table:table-cell>
          <table:table-cell table:number-columns-repeated="16383"/>
        </table:table-row>
        <table:table-row table:style-name="ro2">
          <table:table-cell office:value-type="float" office:value="3989314787.3192158" table:formula="of:= 3930000000 + RAND()*(3999999999-3930000000)" table:style-name="ce1">
            <text:p>3989314787</text:p>
          </table:table-cell>
          <table:table-cell table:number-columns-repeated="16383"/>
        </table:table-row>
        <table:table-row table:style-name="ro2">
          <table:table-cell office:value-type="float" office:value="3941392723.2600164" table:formula="of:= 3930000000 + RAND()*(3999999999-3930000000)" table:style-name="ce1">
            <text:p>3941392723</text:p>
          </table:table-cell>
          <table:table-cell table:number-columns-repeated="16383"/>
        </table:table-row>
        <table:table-row table:style-name="ro2">
          <table:table-cell office:value-type="float" office:value="3977299569.0050392" table:formula="of:= 3930000000 + RAND()*(3999999999-3930000000)" table:style-name="ce1">
            <text:p>3977299569</text:p>
          </table:table-cell>
          <table:table-cell table:number-columns-repeated="16383"/>
        </table:table-row>
        <table:table-row table:style-name="ro2">
          <table:table-cell office:value-type="float" office:value="3991571205.0062037" table:formula="of:= 3930000000 + RAND()*(3999999999-3930000000)" table:style-name="ce1">
            <text:p>3991571205</text:p>
          </table:table-cell>
          <table:table-cell table:number-columns-repeated="16383"/>
        </table:table-row>
        <table:table-row table:style-name="ro2">
          <table:table-cell office:value-type="float" office:value="3986079536.6869755" table:formula="of:= 3930000000 + RAND()*(3999999999-3930000000)" table:style-name="ce1">
            <text:p>3986079537</text:p>
          </table:table-cell>
          <table:table-cell table:number-columns-repeated="16383"/>
        </table:table-row>
        <table:table-row table:style-name="ro2">
          <table:table-cell office:value-type="float" office:value="3995412703.4350362" table:formula="of:= 3930000000 + RAND()*(3999999999-3930000000)" table:style-name="ce1">
            <text:p>3995412703</text:p>
          </table:table-cell>
          <table:table-cell table:number-columns-repeated="16383"/>
        </table:table-row>
        <table:table-row table:style-name="ro2">
          <table:table-cell office:value-type="float" office:value="3942268420.8459287" table:formula="of:= 3930000000 + RAND()*(3999999999-3930000000)" table:style-name="ce1">
            <text:p>3942268421</text:p>
          </table:table-cell>
          <table:table-cell table:number-columns-repeated="16383"/>
        </table:table-row>
        <table:table-row table:style-name="ro2">
          <table:table-cell office:value-type="float" office:value="3969033543.1823864" table:formula="of:= 3930000000 + RAND()*(3999999999-3930000000)" table:style-name="ce1">
            <text:p>3969033543</text:p>
          </table:table-cell>
          <table:table-cell table:number-columns-repeated="16383"/>
        </table:table-row>
        <table:table-row table:style-name="ro2">
          <table:table-cell office:value-type="float" office:value="3948112068.1950431" table:formula="of:= 3930000000 + RAND()*(3999999999-3930000000)" table:style-name="ce1">
            <text:p>3948112068</text:p>
          </table:table-cell>
          <table:table-cell table:number-columns-repeated="16383"/>
        </table:table-row>
        <table:table-row table:style-name="ro2">
          <table:table-cell office:value-type="float" office:value="3978351048.4960456" table:formula="of:= 3930000000 + RAND()*(3999999999-3930000000)" table:style-name="ce1">
            <text:p>3978351048</text:p>
          </table:table-cell>
          <table:table-cell table:number-columns-repeated="16383"/>
        </table:table-row>
        <table:table-row table:style-name="ro2">
          <table:table-cell office:value-type="float" office:value="3981673186.8583288" table:formula="of:= 3930000000 + RAND()*(3999999999-3930000000)" table:style-name="ce1">
            <text:p>3981673187</text:p>
          </table:table-cell>
          <table:table-cell table:number-columns-repeated="16383"/>
        </table:table-row>
        <table:table-row table:style-name="ro2">
          <table:table-cell office:value-type="float" office:value="3963299909.2474709" table:formula="of:= 3930000000 + RAND()*(3999999999-3930000000)" table:style-name="ce1">
            <text:p>3963299909</text:p>
          </table:table-cell>
          <table:table-cell table:number-columns-repeated="16383"/>
        </table:table-row>
        <table:table-row table:style-name="ro2">
          <table:table-cell office:value-type="float" office:value="3977024985.3608131" table:formula="of:= 3930000000 + RAND()*(3999999999-3930000000)" table:style-name="ce1">
            <text:p>3977024985</text:p>
          </table:table-cell>
          <table:table-cell table:number-columns-repeated="16383"/>
        </table:table-row>
        <table:table-row table:style-name="ro2">
          <table:table-cell office:value-type="float" office:value="3946622952.0598855" table:formula="of:= 3930000000 + RAND()*(3999999999-3930000000)" table:style-name="ce1">
            <text:p>3946622952</text:p>
          </table:table-cell>
          <table:table-cell table:number-columns-repeated="16383"/>
        </table:table-row>
        <table:table-row table:style-name="ro2">
          <table:table-cell office:value-type="float" office:value="3945771672.7103348" table:formula="of:= 3930000000 + RAND()*(3999999999-3930000000)" table:style-name="ce1">
            <text:p>3945771673</text:p>
          </table:table-cell>
          <table:table-cell table:number-columns-repeated="16383"/>
        </table:table-row>
        <table:table-row table:style-name="ro2">
          <table:table-cell office:value-type="float" office:value="3938570543.8559813" table:formula="of:= 3930000000 + RAND()*(3999999999-3930000000)" table:style-name="ce1">
            <text:p>3938570544</text:p>
          </table:table-cell>
          <table:table-cell table:number-columns-repeated="16383"/>
        </table:table-row>
        <table:table-row table:style-name="ro2">
          <table:table-cell office:value-type="float" office:value="3999251362.0057716" table:formula="of:= 3930000000 + RAND()*(3999999999-3930000000)" table:style-name="ce1">
            <text:p>3999251362</text:p>
          </table:table-cell>
          <table:table-cell table:number-columns-repeated="16383"/>
        </table:table-row>
        <table:table-row table:style-name="ro2">
          <table:table-cell office:value-type="float" office:value="3967218201.1743212" table:formula="of:= 3930000000 + RAND()*(3999999999-3930000000)" table:style-name="ce1">
            <text:p>3967218201</text:p>
          </table:table-cell>
          <table:table-cell table:number-columns-repeated="16383"/>
        </table:table-row>
        <table:table-row table:style-name="ro2">
          <table:table-cell office:value-type="float" office:value="3965894225.3594151" table:formula="of:= 3930000000 + RAND()*(3999999999-3930000000)" table:style-name="ce1">
            <text:p>3965894225</text:p>
          </table:table-cell>
          <table:table-cell table:number-columns-repeated="16383"/>
        </table:table-row>
        <table:table-row table:style-name="ro2">
          <table:table-cell office:value-type="float" office:value="3989254148.6530485" table:formula="of:= 3930000000 + RAND()*(3999999999-3930000000)" table:style-name="ce1">
            <text:p>3989254149</text:p>
          </table:table-cell>
          <table:table-cell table:number-columns-repeated="16383"/>
        </table:table-row>
        <table:table-row table:style-name="ro2">
          <table:table-cell office:value-type="float" office:value="3984015537.8896799" table:formula="of:= 3930000000 + RAND()*(3999999999-3930000000)" table:style-name="ce1">
            <text:p>3984015538</text:p>
          </table:table-cell>
          <table:table-cell table:number-columns-repeated="16383"/>
        </table:table-row>
        <table:table-row table:style-name="ro2">
          <table:table-cell office:value-type="float" office:value="3974757019.1547818" table:formula="of:= 3930000000 + RAND()*(3999999999-3930000000)" table:style-name="ce1">
            <text:p>3974757019</text:p>
          </table:table-cell>
          <table:table-cell table:number-columns-repeated="16383"/>
        </table:table-row>
        <table:table-row table:style-name="ro2">
          <table:table-cell office:value-type="float" office:value="3941184702.8015647" table:formula="of:= 3930000000 + RAND()*(3999999999-3930000000)" table:style-name="ce1">
            <text:p>3941184703</text:p>
          </table:table-cell>
          <table:table-cell table:number-columns-repeated="16383"/>
        </table:table-row>
        <table:table-row table:style-name="ro2">
          <table:table-cell office:value-type="float" office:value="3987750323.0498614" table:formula="of:= 3930000000 + RAND()*(3999999999-3930000000)" table:style-name="ce1">
            <text:p>3987750323</text:p>
          </table:table-cell>
          <table:table-cell table:number-columns-repeated="16383"/>
        </table:table-row>
        <table:table-row table:style-name="ro2">
          <table:table-cell office:value-type="float" office:value="3974352297.4403281" table:formula="of:= 3930000000 + RAND()*(3999999999-3930000000)" table:style-name="ce1">
            <text:p>3974352297</text:p>
          </table:table-cell>
          <table:table-cell table:number-columns-repeated="16383"/>
        </table:table-row>
        <table:table-row table:style-name="ro2">
          <table:table-cell office:value-type="float" office:value="3940003918.7400975" table:formula="of:= 3930000000 + RAND()*(3999999999-3930000000)" table:style-name="ce1">
            <text:p>3940003919</text:p>
          </table:table-cell>
          <table:table-cell table:number-columns-repeated="16383"/>
        </table:table-row>
        <table:table-row table:style-name="ro2">
          <table:table-cell office:value-type="float" office:value="3947846584.0025396" table:formula="of:= 3930000000 + RAND()*(3999999999-3930000000)" table:style-name="ce1">
            <text:p>3947846584</text:p>
          </table:table-cell>
          <table:table-cell table:number-columns-repeated="16383"/>
        </table:table-row>
        <table:table-row table:style-name="ro2">
          <table:table-cell office:value-type="float" office:value="3944164139.0527744" table:formula="of:= 3930000000 + RAND()*(3999999999-3930000000)" table:style-name="ce1">
            <text:p>3944164139</text:p>
          </table:table-cell>
          <table:table-cell table:number-columns-repeated="16383"/>
        </table:table-row>
        <table:table-row table:style-name="ro2">
          <table:table-cell office:value-type="float" office:value="3947247839.1104727" table:formula="of:= 3930000000 + RAND()*(3999999999-3930000000)" table:style-name="ce1">
            <text:p>3947247839</text:p>
          </table:table-cell>
          <table:table-cell table:number-columns-repeated="16383"/>
        </table:table-row>
        <table:table-row table:style-name="ro2">
          <table:table-cell office:value-type="float" office:value="3946075550.651691" table:formula="of:= 3930000000 + RAND()*(3999999999-3930000000)" table:style-name="ce1">
            <text:p>3946075551</text:p>
          </table:table-cell>
          <table:table-cell table:number-columns-repeated="16383"/>
        </table:table-row>
        <table:table-row table:style-name="ro2">
          <table:table-cell office:value-type="float" office:value="3946222962.9026351" table:formula="of:= 3930000000 + RAND()*(3999999999-3930000000)" table:style-name="ce1">
            <text:p>3946222963</text:p>
          </table:table-cell>
          <table:table-cell table:number-columns-repeated="16383"/>
        </table:table-row>
        <table:table-row table:style-name="ro2">
          <table:table-cell office:value-type="float" office:value="3932625031.5488939" table:formula="of:= 3930000000 + RAND()*(3999999999-3930000000)" table:style-name="ce1">
            <text:p>3932625032</text:p>
          </table:table-cell>
          <table:table-cell table:number-columns-repeated="16383"/>
        </table:table-row>
        <table:table-row table:style-name="ro2">
          <table:table-cell office:value-type="float" office:value="3953345632.7529354" table:formula="of:= 3930000000 + RAND()*(3999999999-3930000000)" table:style-name="ce1">
            <text:p>3953345633</text:p>
          </table:table-cell>
          <table:table-cell table:number-columns-repeated="16383"/>
        </table:table-row>
        <table:table-row table:style-name="ro2">
          <table:table-cell office:value-type="float" office:value="3941506166.3539391" table:formula="of:= 3930000000 + RAND()*(3999999999-3930000000)" table:style-name="ce1">
            <text:p>3941506166</text:p>
          </table:table-cell>
          <table:table-cell table:number-columns-repeated="16383"/>
        </table:table-row>
        <table:table-row table:style-name="ro2">
          <table:table-cell office:value-type="float" office:value="3996289974.1371737" table:formula="of:= 3930000000 + RAND()*(3999999999-3930000000)" table:style-name="ce1">
            <text:p>3996289974</text:p>
          </table:table-cell>
          <table:table-cell table:number-columns-repeated="16383"/>
        </table:table-row>
        <table:table-row table:style-name="ro2">
          <table:table-cell office:value-type="float" office:value="3975051418.376791" table:formula="of:= 3930000000 + RAND()*(3999999999-3930000000)" table:style-name="ce1">
            <text:p>3975051418</text:p>
          </table:table-cell>
          <table:table-cell table:number-columns-repeated="16383"/>
        </table:table-row>
        <table:table-row table:style-name="ro2">
          <table:table-cell office:value-type="float" office:value="3963360244.4954572" table:formula="of:= 3930000000 + RAND()*(3999999999-3930000000)" table:style-name="ce1">
            <text:p>3963360244</text:p>
          </table:table-cell>
          <table:table-cell table:number-columns-repeated="16383"/>
        </table:table-row>
        <table:table-row table:style-name="ro2">
          <table:table-cell office:value-type="float" office:value="3963110182.8791461" table:formula="of:= 3930000000 + RAND()*(3999999999-3930000000)" table:style-name="ce1">
            <text:p>3963110183</text:p>
          </table:table-cell>
          <table:table-cell table:number-columns-repeated="16383"/>
        </table:table-row>
        <table:table-row table:style-name="ro2">
          <table:table-cell office:value-type="float" office:value="3984088423.0170388" table:formula="of:= 3930000000 + RAND()*(3999999999-3930000000)" table:style-name="ce1">
            <text:p>3984088423</text:p>
          </table:table-cell>
          <table:table-cell table:number-columns-repeated="16383"/>
        </table:table-row>
        <table:table-row table:style-name="ro2">
          <table:table-cell office:value-type="float" office:value="3975055844.7256179" table:formula="of:= 3930000000 + RAND()*(3999999999-3930000000)" table:style-name="ce1">
            <text:p>3975055845</text:p>
          </table:table-cell>
          <table:table-cell table:number-columns-repeated="16383"/>
        </table:table-row>
        <table:table-row table:style-name="ro2">
          <table:table-cell office:value-type="float" office:value="3962820072.7229829" table:formula="of:= 3930000000 + RAND()*(3999999999-3930000000)" table:style-name="ce1">
            <text:p>3962820073</text:p>
          </table:table-cell>
          <table:table-cell table:number-columns-repeated="16383"/>
        </table:table-row>
        <table:table-row table:style-name="ro2">
          <table:table-cell office:value-type="float" office:value="3996435858.6609039" table:formula="of:= 3930000000 + RAND()*(3999999999-3930000000)" table:style-name="ce1">
            <text:p>3996435859</text:p>
          </table:table-cell>
          <table:table-cell table:number-columns-repeated="16383"/>
        </table:table-row>
        <table:table-row table:style-name="ro2">
          <table:table-cell office:value-type="float" office:value="3943201451.1450071" table:formula="of:= 3930000000 + RAND()*(3999999999-3930000000)" table:style-name="ce1">
            <text:p>3943201451</text:p>
          </table:table-cell>
          <table:table-cell table:number-columns-repeated="16383"/>
        </table:table-row>
        <table:table-row table:style-name="ro2">
          <table:table-cell office:value-type="float" office:value="3949217388.5111094" table:formula="of:= 3930000000 + RAND()*(3999999999-3930000000)" table:style-name="ce1">
            <text:p>3949217389</text:p>
          </table:table-cell>
          <table:table-cell table:number-columns-repeated="16383"/>
        </table:table-row>
        <table:table-row table:style-name="ro2">
          <table:table-cell office:value-type="float" office:value="3974814629.5517035" table:formula="of:= 3930000000 + RAND()*(3999999999-3930000000)" table:style-name="ce1">
            <text:p>3974814630</text:p>
          </table:table-cell>
          <table:table-cell table:number-columns-repeated="16383"/>
        </table:table-row>
        <table:table-row table:style-name="ro2">
          <table:table-cell office:value-type="float" office:value="3961368010.3483267" table:formula="of:= 3930000000 + RAND()*(3999999999-3930000000)" table:style-name="ce1">
            <text:p>3961368010</text:p>
          </table:table-cell>
          <table:table-cell table:number-columns-repeated="16383"/>
        </table:table-row>
        <table:table-row table:style-name="ro2">
          <table:table-cell office:value-type="float" office:value="3992366309.4774594" table:formula="of:= 3930000000 + RAND()*(3999999999-3930000000)" table:style-name="ce1">
            <text:p>3992366309</text:p>
          </table:table-cell>
          <table:table-cell table:number-columns-repeated="16383"/>
        </table:table-row>
        <table:table-row table:style-name="ro2">
          <table:table-cell office:value-type="float" office:value="3993121184.9029503" table:formula="of:= 3930000000 + RAND()*(3999999999-3930000000)" table:style-name="ce1">
            <text:p>3993121185</text:p>
          </table:table-cell>
          <table:table-cell table:number-columns-repeated="16383"/>
        </table:table-row>
        <table:table-row table:style-name="ro2">
          <table:table-cell office:value-type="float" office:value="3969433613.3412738" table:formula="of:= 3930000000 + RAND()*(3999999999-3930000000)" table:style-name="ce1">
            <text:p>3969433613</text:p>
          </table:table-cell>
          <table:table-cell table:number-columns-repeated="16383"/>
        </table:table-row>
        <table:table-row table:style-name="ro2">
          <table:table-cell office:value-type="float" office:value="3962983079.0984292" table:formula="of:= 3930000000 + RAND()*(3999999999-3930000000)" table:style-name="ce1">
            <text:p>3962983079</text:p>
          </table:table-cell>
          <table:table-cell table:number-columns-repeated="16383"/>
        </table:table-row>
        <table:table-row table:style-name="ro2">
          <table:table-cell office:value-type="float" office:value="3976777929.7179737" table:formula="of:= 3930000000 + RAND()*(3999999999-3930000000)" table:style-name="ce1">
            <text:p>3976777930</text:p>
          </table:table-cell>
          <table:table-cell table:number-columns-repeated="16383"/>
        </table:table-row>
        <table:table-row table:style-name="ro2">
          <table:table-cell office:value-type="float" office:value="3940469193.2670159" table:formula="of:= 3930000000 + RAND()*(3999999999-3930000000)" table:style-name="ce1">
            <text:p>3940469193</text:p>
          </table:table-cell>
          <table:table-cell table:number-columns-repeated="16383"/>
        </table:table-row>
        <table:table-row table:style-name="ro2">
          <table:table-cell office:value-type="float" office:value="3963687652.8657594" table:formula="of:= 3930000000 + RAND()*(3999999999-3930000000)" table:style-name="ce1">
            <text:p>3963687653</text:p>
          </table:table-cell>
          <table:table-cell table:number-columns-repeated="16383"/>
        </table:table-row>
        <table:table-row table:style-name="ro2">
          <table:table-cell office:value-type="float" office:value="3945245708.469172" table:formula="of:= 3930000000 + RAND()*(3999999999-3930000000)" table:style-name="ce1">
            <text:p>3945245708</text:p>
          </table:table-cell>
          <table:table-cell table:number-columns-repeated="16383"/>
        </table:table-row>
        <table:table-row table:style-name="ro2">
          <table:table-cell office:value-type="float" office:value="3937755671.4441533" table:formula="of:= 3930000000 + RAND()*(3999999999-3930000000)" table:style-name="ce1">
            <text:p>3937755671</text:p>
          </table:table-cell>
          <table:table-cell table:number-columns-repeated="16383"/>
        </table:table-row>
        <table:table-row table:style-name="ro2">
          <table:table-cell office:value-type="float" office:value="3992897713.4059424" table:formula="of:= 3930000000 + RAND()*(3999999999-3930000000)" table:style-name="ce1">
            <text:p>3992897713</text:p>
          </table:table-cell>
          <table:table-cell table:number-columns-repeated="16383"/>
        </table:table-row>
        <table:table-row table:style-name="ro2">
          <table:table-cell office:value-type="float" office:value="3947211841.9118452" table:formula="of:= 3930000000 + RAND()*(3999999999-3930000000)" table:style-name="ce1">
            <text:p>3947211842</text:p>
          </table:table-cell>
          <table:table-cell table:number-columns-repeated="16383"/>
        </table:table-row>
        <table:table-row table:style-name="ro2">
          <table:table-cell office:value-type="float" office:value="3953732265.7396808" table:formula="of:= 3930000000 + RAND()*(3999999999-3930000000)" table:style-name="ce1">
            <text:p>3953732266</text:p>
          </table:table-cell>
          <table:table-cell table:number-columns-repeated="16383"/>
        </table:table-row>
        <table:table-row table:style-name="ro2">
          <table:table-cell office:value-type="float" office:value="3956548625.6403561" table:formula="of:= 3930000000 + RAND()*(3999999999-3930000000)" table:style-name="ce1">
            <text:p>3956548626</text:p>
          </table:table-cell>
          <table:table-cell table:number-columns-repeated="16383"/>
        </table:table-row>
        <table:table-row table:style-name="ro2">
          <table:table-cell office:value-type="float" office:value="3963685958.1900396" table:formula="of:= 3930000000 + RAND()*(3999999999-3930000000)" table:style-name="ce1">
            <text:p>3963685958</text:p>
          </table:table-cell>
          <table:table-cell table:number-columns-repeated="16383"/>
        </table:table-row>
        <table:table-row table:style-name="ro2">
          <table:table-cell office:value-type="float" office:value="3986263233.3466783" table:formula="of:= 3930000000 + RAND()*(3999999999-3930000000)" table:style-name="ce1">
            <text:p>3986263233</text:p>
          </table:table-cell>
          <table:table-cell table:number-columns-repeated="16383"/>
        </table:table-row>
        <table:table-row table:style-name="ro2">
          <table:table-cell office:value-type="float" office:value="3979090627.4164338" table:formula="of:= 3930000000 + RAND()*(3999999999-3930000000)" table:style-name="ce1">
            <text:p>3979090627</text:p>
          </table:table-cell>
          <table:table-cell table:number-columns-repeated="16383"/>
        </table:table-row>
        <table:table-row table:style-name="ro2">
          <table:table-cell office:value-type="float" office:value="3970274242.598948" table:formula="of:= 3930000000 + RAND()*(3999999999-3930000000)" table:style-name="ce1">
            <text:p>3970274243</text:p>
          </table:table-cell>
          <table:table-cell table:number-columns-repeated="16383"/>
        </table:table-row>
        <table:table-row table:style-name="ro2">
          <table:table-cell office:value-type="float" office:value="3943868279.5072932" table:formula="of:= 3930000000 + RAND()*(3999999999-3930000000)" table:style-name="ce1">
            <text:p>3943868280</text:p>
          </table:table-cell>
          <table:table-cell table:number-columns-repeated="16383"/>
        </table:table-row>
        <table:table-row table:style-name="ro2">
          <table:table-cell office:value-type="float" office:value="3953232220.0041504" table:formula="of:= 3930000000 + RAND()*(3999999999-3930000000)" table:style-name="ce1">
            <text:p>3953232220</text:p>
          </table:table-cell>
          <table:table-cell table:number-columns-repeated="16383"/>
        </table:table-row>
        <table:table-row table:style-name="ro2">
          <table:table-cell office:value-type="float" office:value="3962474032.6103735" table:formula="of:= 3930000000 + RAND()*(3999999999-3930000000)" table:style-name="ce1">
            <text:p>3962474033</text:p>
          </table:table-cell>
          <table:table-cell table:number-columns-repeated="16383"/>
        </table:table-row>
        <table:table-row table:style-name="ro2">
          <table:table-cell office:value-type="float" office:value="3970683904.8584824" table:formula="of:= 3930000000 + RAND()*(3999999999-3930000000)" table:style-name="ce1">
            <text:p>3970683905</text:p>
          </table:table-cell>
          <table:table-cell table:number-columns-repeated="16383"/>
        </table:table-row>
        <table:table-row table:style-name="ro2">
          <table:table-cell office:value-type="float" office:value="3978603697.7677889" table:formula="of:= 3930000000 + RAND()*(3999999999-3930000000)" table:style-name="ce1">
            <text:p>3978603698</text:p>
          </table:table-cell>
          <table:table-cell table:number-columns-repeated="16383"/>
        </table:table-row>
        <table:table-row table:style-name="ro2">
          <table:table-cell office:value-type="float" office:value="3941854691.6469774" table:formula="of:= 3930000000 + RAND()*(3999999999-3930000000)" table:style-name="ce1">
            <text:p>3941854692</text:p>
          </table:table-cell>
          <table:table-cell table:number-columns-repeated="16383"/>
        </table:table-row>
        <table:table-row table:style-name="ro2">
          <table:table-cell office:value-type="float" office:value="3965683794.0254927" table:formula="of:= 3930000000 + RAND()*(3999999999-3930000000)" table:style-name="ce1">
            <text:p>3965683794</text:p>
          </table:table-cell>
          <table:table-cell table:number-columns-repeated="16383"/>
        </table:table-row>
        <table:table-row table:style-name="ro2">
          <table:table-cell office:value-type="float" office:value="3984704896.5860167" table:formula="of:= 3930000000 + RAND()*(3999999999-3930000000)" table:style-name="ce1">
            <text:p>3984704897</text:p>
          </table:table-cell>
          <table:table-cell table:number-columns-repeated="16383"/>
        </table:table-row>
        <table:table-row table:style-name="ro2">
          <table:table-cell office:value-type="float" office:value="3958572068.8056083" table:formula="of:= 3930000000 + RAND()*(3999999999-3930000000)" table:style-name="ce1">
            <text:p>3958572069</text:p>
          </table:table-cell>
          <table:table-cell table:number-columns-repeated="16383"/>
        </table:table-row>
        <table:table-row table:style-name="ro2">
          <table:table-cell office:value-type="float" office:value="3987944747.5105529" table:formula="of:= 3930000000 + RAND()*(3999999999-3930000000)" table:style-name="ce1">
            <text:p>3987944748</text:p>
          </table:table-cell>
          <table:table-cell table:number-columns-repeated="16383"/>
        </table:table-row>
        <table:table-row table:style-name="ro2">
          <table:table-cell office:value-type="float" office:value="3942734682.1612196" table:formula="of:= 3930000000 + RAND()*(3999999999-3930000000)" table:style-name="ce1">
            <text:p>3942734682</text:p>
          </table:table-cell>
          <table:table-cell table:number-columns-repeated="16383"/>
        </table:table-row>
        <table:table-row table:style-name="ro2">
          <table:table-cell office:value-type="float" office:value="3976862037.2297497" table:formula="of:= 3930000000 + RAND()*(3999999999-3930000000)" table:style-name="ce1">
            <text:p>3976862037</text:p>
          </table:table-cell>
          <table:table-cell table:number-columns-repeated="16383"/>
        </table:table-row>
        <table:table-row table:style-name="ro2">
          <table:table-cell office:value-type="float" office:value="3994754192.9210396" table:formula="of:= 3930000000 + RAND()*(3999999999-3930000000)" table:style-name="ce1">
            <text:p>3994754193</text:p>
          </table:table-cell>
          <table:table-cell table:number-columns-repeated="16383"/>
        </table:table-row>
        <table:table-row table:style-name="ro2">
          <table:table-cell office:value-type="float" office:value="3985174280.0729122" table:formula="of:= 3930000000 + RAND()*(3999999999-3930000000)" table:style-name="ce1">
            <text:p>3985174280</text:p>
          </table:table-cell>
          <table:table-cell table:number-columns-repeated="16383"/>
        </table:table-row>
        <table:table-row table:style-name="ro2">
          <table:table-cell office:value-type="float" office:value="3976782191.8061738" table:formula="of:= 3930000000 + RAND()*(3999999999-3930000000)" table:style-name="ce1">
            <text:p>3976782192</text:p>
          </table:table-cell>
          <table:table-cell table:number-columns-repeated="16383"/>
        </table:table-row>
        <table:table-row table:style-name="ro2">
          <table:table-cell office:value-type="float" office:value="3983809455.7276444" table:formula="of:= 3930000000 + RAND()*(3999999999-3930000000)" table:style-name="ce1">
            <text:p>3983809456</text:p>
          </table:table-cell>
          <table:table-cell table:number-columns-repeated="16383"/>
        </table:table-row>
        <table:table-row table:style-name="ro2">
          <table:table-cell office:value-type="float" office:value="3959866172.324194" table:formula="of:= 3930000000 + RAND()*(3999999999-3930000000)" table:style-name="ce1">
            <text:p>3959866172</text:p>
          </table:table-cell>
          <table:table-cell table:number-columns-repeated="16383"/>
        </table:table-row>
        <table:table-row table:style-name="ro2">
          <table:table-cell office:value-type="float" office:value="3930860699.0347133" table:formula="of:= 3930000000 + RAND()*(3999999999-3930000000)" table:style-name="ce1">
            <text:p>3930860699</text:p>
          </table:table-cell>
          <table:table-cell table:number-columns-repeated="16383"/>
        </table:table-row>
        <table:table-row table:style-name="ro2">
          <table:table-cell office:value-type="float" office:value="3968739427.4817824" table:formula="of:= 3930000000 + RAND()*(3999999999-3930000000)" table:style-name="ce1">
            <text:p>3968739427</text:p>
          </table:table-cell>
          <table:table-cell table:number-columns-repeated="16383"/>
        </table:table-row>
        <table:table-row table:style-name="ro2">
          <table:table-cell office:value-type="float" office:value="3946121475.0066624" table:formula="of:= 3930000000 + RAND()*(3999999999-3930000000)" table:style-name="ce1">
            <text:p>3946121475</text:p>
          </table:table-cell>
          <table:table-cell table:number-columns-repeated="16383"/>
        </table:table-row>
        <table:table-row table:style-name="ro2">
          <table:table-cell office:value-type="float" office:value="3989755636.5951567" table:formula="of:= 3930000000 + RAND()*(3999999999-3930000000)" table:style-name="ce1">
            <text:p>3989755637</text:p>
          </table:table-cell>
          <table:table-cell table:number-columns-repeated="16383"/>
        </table:table-row>
        <table:table-row table:style-name="ro2">
          <table:table-cell office:value-type="float" office:value="3942543540.2268496" table:formula="of:= 3930000000 + RAND()*(3999999999-3930000000)" table:style-name="ce1">
            <text:p>3942543540</text:p>
          </table:table-cell>
          <table:table-cell table:number-columns-repeated="16383"/>
        </table:table-row>
        <table:table-row table:style-name="ro2">
          <table:table-cell office:value-type="float" office:value="3955567151.0209284" table:formula="of:= 3930000000 + RAND()*(3999999999-3930000000)" table:style-name="ce1">
            <text:p>3955567151</text:p>
          </table:table-cell>
          <table:table-cell table:number-columns-repeated="16383"/>
        </table:table-row>
        <table:table-row table:style-name="ro2">
          <table:table-cell office:value-type="float" office:value="3940150218.1626859" table:formula="of:= 3930000000 + RAND()*(3999999999-3930000000)" table:style-name="ce1">
            <text:p>3940150218</text:p>
          </table:table-cell>
          <table:table-cell table:number-columns-repeated="16383"/>
        </table:table-row>
        <table:table-row table:style-name="ro2">
          <table:table-cell office:value-type="float" office:value="3934287584.739017" table:formula="of:= 3930000000 + RAND()*(3999999999-3930000000)" table:style-name="ce1">
            <text:p>3934287585</text:p>
          </table:table-cell>
          <table:table-cell table:number-columns-repeated="16383"/>
        </table:table-row>
        <table:table-row table:style-name="ro2">
          <table:table-cell office:value-type="float" office:value="3974120420.8874412" table:formula="of:= 3930000000 + RAND()*(3999999999-3930000000)" table:style-name="ce1">
            <text:p>3974120421</text:p>
          </table:table-cell>
          <table:table-cell table:number-columns-repeated="16383"/>
        </table:table-row>
        <table:table-row table:style-name="ro2">
          <table:table-cell office:value-type="float" office:value="3935137806.592258" table:formula="of:= 3930000000 + RAND()*(3999999999-3930000000)" table:style-name="ce1">
            <text:p>3935137807</text:p>
          </table:table-cell>
          <table:table-cell table:number-columns-repeated="16383"/>
        </table:table-row>
        <table:table-row table:style-name="ro2">
          <table:table-cell office:value-type="float" office:value="3951353512.2210851" table:formula="of:= 3930000000 + RAND()*(3999999999-3930000000)" table:style-name="ce1">
            <text:p>3951353512</text:p>
          </table:table-cell>
          <table:table-cell table:number-columns-repeated="16383"/>
        </table:table-row>
        <table:table-row table:style-name="ro2">
          <table:table-cell office:value-type="float" office:value="3982503311.5037241" table:formula="of:= 3930000000 + RAND()*(3999999999-3930000000)" table:style-name="ce1">
            <text:p>3982503312</text:p>
          </table:table-cell>
          <table:table-cell table:number-columns-repeated="16383"/>
        </table:table-row>
        <table:table-row table:style-name="ro2">
          <table:table-cell office:value-type="float" office:value="3968086656.0638089" table:formula="of:= 3930000000 + RAND()*(3999999999-3930000000)" table:style-name="ce1">
            <text:p>3968086656</text:p>
          </table:table-cell>
          <table:table-cell table:number-columns-repeated="16383"/>
        </table:table-row>
        <table:table-row table:style-name="ro2">
          <table:table-cell office:value-type="float" office:value="3990253897.2820601" table:formula="of:= 3930000000 + RAND()*(3999999999-3930000000)" table:style-name="ce1">
            <text:p>3990253897</text:p>
          </table:table-cell>
          <table:table-cell table:number-columns-repeated="16383"/>
        </table:table-row>
        <table:table-row table:style-name="ro2">
          <table:table-cell office:value-type="float" office:value="3982650640.1375289" table:formula="of:= 3930000000 + RAND()*(3999999999-3930000000)" table:style-name="ce1">
            <text:p>3982650640</text:p>
          </table:table-cell>
          <table:table-cell table:number-columns-repeated="16383"/>
        </table:table-row>
        <table:table-row table:style-name="ro2">
          <table:table-cell office:value-type="float" office:value="3955513441.9798517" table:formula="of:= 3930000000 + RAND()*(3999999999-3930000000)" table:style-name="ce1">
            <text:p>3955513442</text:p>
          </table:table-cell>
          <table:table-cell table:number-columns-repeated="16383"/>
        </table:table-row>
        <table:table-row table:style-name="ro2">
          <table:table-cell office:value-type="float" office:value="3986776253.242013" table:formula="of:= 3930000000 + RAND()*(3999999999-3930000000)" table:style-name="ce1">
            <text:p>3986776253</text:p>
          </table:table-cell>
          <table:table-cell table:number-columns-repeated="16383"/>
        </table:table-row>
        <table:table-row table:style-name="ro2">
          <table:table-cell office:value-type="float" office:value="3952797616.7793632" table:formula="of:= 3930000000 + RAND()*(3999999999-3930000000)" table:style-name="ce1">
            <text:p>3952797617</text:p>
          </table:table-cell>
          <table:table-cell table:number-columns-repeated="16383"/>
        </table:table-row>
        <table:table-row table:style-name="ro2">
          <table:table-cell office:value-type="float" office:value="3982403209.0906429" table:formula="of:= 3930000000 + RAND()*(3999999999-3930000000)" table:style-name="ce1">
            <text:p>3982403209</text:p>
          </table:table-cell>
          <table:table-cell table:number-columns-repeated="16383"/>
        </table:table-row>
        <table:table-row table:style-name="ro2">
          <table:table-cell office:value-type="float" office:value="3977655175.7762933" table:formula="of:= 3930000000 + RAND()*(3999999999-3930000000)" table:style-name="ce1">
            <text:p>3977655176</text:p>
          </table:table-cell>
          <table:table-cell table:number-columns-repeated="16383"/>
        </table:table-row>
        <table:table-row table:style-name="ro2">
          <table:table-cell office:value-type="float" office:value="3986484806.2050948" table:formula="of:= 3930000000 + RAND()*(3999999999-3930000000)" table:style-name="ce1">
            <text:p>3986484806</text:p>
          </table:table-cell>
          <table:table-cell table:number-columns-repeated="16383"/>
        </table:table-row>
        <table:table-row table:style-name="ro2">
          <table:table-cell office:value-type="float" office:value="3977942065.1349759" table:formula="of:= 3930000000 + RAND()*(3999999999-3930000000)" table:style-name="ce1">
            <text:p>3977942065</text:p>
          </table:table-cell>
          <table:table-cell table:number-columns-repeated="16383"/>
        </table:table-row>
        <table:table-row table:style-name="ro2">
          <table:table-cell office:value-type="float" office:value="3935626941.0184855" table:formula="of:= 3930000000 + RAND()*(3999999999-3930000000)" table:style-name="ce1">
            <text:p>3935626941</text:p>
          </table:table-cell>
          <table:table-cell table:number-columns-repeated="16383"/>
        </table:table-row>
        <table:table-row table:style-name="ro2">
          <table:table-cell office:value-type="float" office:value="3936854669.8321071" table:formula="of:= 3930000000 + RAND()*(3999999999-3930000000)" table:style-name="ce1">
            <text:p>3936854670</text:p>
          </table:table-cell>
          <table:table-cell table:number-columns-repeated="16383"/>
        </table:table-row>
        <table:table-row table:style-name="ro2">
          <table:table-cell office:value-type="float" office:value="3976659071.6121573" table:formula="of:= 3930000000 + RAND()*(3999999999-3930000000)" table:style-name="ce1">
            <text:p>3976659072</text:p>
          </table:table-cell>
          <table:table-cell table:number-columns-repeated="16383"/>
        </table:table-row>
        <table:table-row table:style-name="ro2">
          <table:table-cell office:value-type="float" office:value="3957908912.4536262" table:formula="of:= 3930000000 + RAND()*(3999999999-3930000000)" table:style-name="ce1">
            <text:p>3957908912</text:p>
          </table:table-cell>
          <table:table-cell table:number-columns-repeated="16383"/>
        </table:table-row>
        <table:table-row table:style-name="ro2">
          <table:table-cell office:value-type="float" office:value="3958165654.0551491" table:formula="of:= 3930000000 + RAND()*(3999999999-3930000000)" table:style-name="ce1">
            <text:p>3958165654</text:p>
          </table:table-cell>
          <table:table-cell table:number-columns-repeated="16383"/>
        </table:table-row>
        <table:table-row table:style-name="ro2">
          <table:table-cell office:value-type="float" office:value="3990491338.1225939" table:formula="of:= 3930000000 + RAND()*(3999999999-3930000000)" table:style-name="ce1">
            <text:p>3990491338</text:p>
          </table:table-cell>
          <table:table-cell table:number-columns-repeated="16383"/>
        </table:table-row>
        <table:table-row table:style-name="ro2">
          <table:table-cell office:value-type="float" office:value="3997565304.1536469" table:formula="of:= 3930000000 + RAND()*(3999999999-3930000000)" table:style-name="ce1">
            <text:p>3997565304</text:p>
          </table:table-cell>
          <table:table-cell table:number-columns-repeated="16383"/>
        </table:table-row>
        <table:table-row table:style-name="ro2">
          <table:table-cell office:value-type="float" office:value="3997397542.5293174" table:formula="of:= 3930000000 + RAND()*(3999999999-3930000000)" table:style-name="ce1">
            <text:p>3997397543</text:p>
          </table:table-cell>
          <table:table-cell table:number-columns-repeated="16383"/>
        </table:table-row>
        <table:table-row table:style-name="ro2">
          <table:table-cell office:value-type="float" office:value="3987016748.3087177" table:formula="of:= 3930000000 + RAND()*(3999999999-3930000000)" table:style-name="ce1">
            <text:p>3987016748</text:p>
          </table:table-cell>
          <table:table-cell table:number-columns-repeated="16383"/>
        </table:table-row>
        <table:table-row table:style-name="ro2">
          <table:table-cell office:value-type="float" office:value="3957929210.3798618" table:formula="of:= 3930000000 + RAND()*(3999999999-3930000000)" table:style-name="ce1">
            <text:p>3957929210</text:p>
          </table:table-cell>
          <table:table-cell table:number-columns-repeated="16383"/>
        </table:table-row>
        <table:table-row table:style-name="ro2">
          <table:table-cell office:value-type="float" office:value="3984666552.6426272" table:formula="of:= 3930000000 + RAND()*(3999999999-3930000000)" table:style-name="ce1">
            <text:p>3984666553</text:p>
          </table:table-cell>
          <table:table-cell table:number-columns-repeated="16383"/>
        </table:table-row>
        <table:table-row table:style-name="ro2">
          <table:table-cell office:value-type="float" office:value="3983860177.1380439" table:formula="of:= 3930000000 + RAND()*(3999999999-3930000000)" table:style-name="ce1">
            <text:p>3983860177</text:p>
          </table:table-cell>
          <table:table-cell table:number-columns-repeated="16383"/>
        </table:table-row>
        <table:table-row table:style-name="ro2">
          <table:table-cell office:value-type="float" office:value="3977568263.8958082" table:formula="of:= 3930000000 + RAND()*(3999999999-3930000000)" table:style-name="ce1">
            <text:p>3977568264</text:p>
          </table:table-cell>
          <table:table-cell table:number-columns-repeated="16383"/>
        </table:table-row>
        <table:table-row table:style-name="ro2">
          <table:table-cell office:value-type="float" office:value="3939955275.3039451" table:formula="of:= 3930000000 + RAND()*(3999999999-3930000000)" table:style-name="ce1">
            <text:p>3939955275</text:p>
          </table:table-cell>
          <table:table-cell table:number-columns-repeated="16383"/>
        </table:table-row>
        <table:table-row table:style-name="ro2">
          <table:table-cell office:value-type="float" office:value="3942826851.9253654" table:formula="of:= 3930000000 + RAND()*(3999999999-3930000000)" table:style-name="ce1">
            <text:p>3942826852</text:p>
          </table:table-cell>
          <table:table-cell table:number-columns-repeated="16383"/>
        </table:table-row>
        <table:table-row table:style-name="ro2">
          <table:table-cell office:value-type="float" office:value="3931878842.6929855" table:formula="of:= 3930000000 + RAND()*(3999999999-3930000000)" table:style-name="ce1">
            <text:p>3931878843</text:p>
          </table:table-cell>
          <table:table-cell table:number-columns-repeated="16383"/>
        </table:table-row>
        <table:table-row table:style-name="ro2">
          <table:table-cell office:value-type="float" office:value="3999192399.1388764" table:formula="of:= 3930000000 + RAND()*(3999999999-3930000000)" table:style-name="ce1">
            <text:p>3999192399</text:p>
          </table:table-cell>
          <table:table-cell table:number-columns-repeated="16383"/>
        </table:table-row>
        <table:table-row table:style-name="ro2">
          <table:table-cell office:value-type="float" office:value="3968151700.0287023" table:formula="of:= 3930000000 + RAND()*(3999999999-3930000000)" table:style-name="ce1">
            <text:p>3968151700</text:p>
          </table:table-cell>
          <table:table-cell table:number-columns-repeated="16383"/>
        </table:table-row>
        <table:table-row table:style-name="ro2">
          <table:table-cell office:value-type="float" office:value="3962589829.0123949" table:formula="of:= 3930000000 + RAND()*(3999999999-3930000000)" table:style-name="ce1">
            <text:p>3962589829</text:p>
          </table:table-cell>
          <table:table-cell table:number-columns-repeated="16383"/>
        </table:table-row>
        <table:table-row table:style-name="ro2">
          <table:table-cell office:value-type="float" office:value="3942866967.5816216" table:formula="of:= 3930000000 + RAND()*(3999999999-3930000000)" table:style-name="ce1">
            <text:p>3942866968</text:p>
          </table:table-cell>
          <table:table-cell table:number-columns-repeated="16383"/>
        </table:table-row>
        <table:table-row table:style-name="ro2">
          <table:table-cell office:value-type="float" office:value="3952135154.3618093" table:formula="of:= 3930000000 + RAND()*(3999999999-3930000000)" table:style-name="ce1">
            <text:p>3952135154</text:p>
          </table:table-cell>
          <table:table-cell table:number-columns-repeated="16383"/>
        </table:table-row>
        <table:table-row table:style-name="ro2">
          <table:table-cell office:value-type="float" office:value="3931314419.4118299" table:formula="of:= 3930000000 + RAND()*(3999999999-3930000000)" table:style-name="ce1">
            <text:p>3931314419</text:p>
          </table:table-cell>
          <table:table-cell table:number-columns-repeated="16383"/>
        </table:table-row>
        <table:table-row table:style-name="ro2">
          <table:table-cell office:value-type="float" office:value="3979674924.6291804" table:formula="of:= 3930000000 + RAND()*(3999999999-3930000000)" table:style-name="ce1">
            <text:p>3979674925</text:p>
          </table:table-cell>
          <table:table-cell table:number-columns-repeated="16383"/>
        </table:table-row>
        <table:table-row table:style-name="ro2">
          <table:table-cell office:value-type="float" office:value="3991051169.4943857" table:formula="of:= 3930000000 + RAND()*(3999999999-3930000000)" table:style-name="ce1">
            <text:p>3991051169</text:p>
          </table:table-cell>
          <table:table-cell table:number-columns-repeated="16383"/>
        </table:table-row>
        <table:table-row table:style-name="ro2">
          <table:table-cell office:value-type="float" office:value="3980217864.6501021" table:formula="of:= 3930000000 + RAND()*(3999999999-3930000000)" table:style-name="ce1">
            <text:p>3980217865</text:p>
          </table:table-cell>
          <table:table-cell table:number-columns-repeated="16383"/>
        </table:table-row>
        <table:table-row table:style-name="ro2">
          <table:table-cell office:value-type="float" office:value="3950001078.6375246" table:formula="of:= 3930000000 + RAND()*(3999999999-3930000000)" table:style-name="ce1">
            <text:p>3950001079</text:p>
          </table:table-cell>
          <table:table-cell table:number-columns-repeated="16383"/>
        </table:table-row>
        <table:table-row table:style-name="ro2">
          <table:table-cell office:value-type="float" office:value="3996980135.0805225" table:formula="of:= 3930000000 + RAND()*(3999999999-3930000000)" table:style-name="ce1">
            <text:p>3996980135</text:p>
          </table:table-cell>
          <table:table-cell table:number-columns-repeated="16383"/>
        </table:table-row>
        <table:table-row table:style-name="ro2">
          <table:table-cell office:value-type="float" office:value="3966483122.936758" table:formula="of:= 3930000000 + RAND()*(3999999999-3930000000)" table:style-name="ce1">
            <text:p>3966483123</text:p>
          </table:table-cell>
          <table:table-cell table:number-columns-repeated="16383"/>
        </table:table-row>
        <table:table-row table:style-name="ro2">
          <table:table-cell office:value-type="float" office:value="3950707633.6683931" table:formula="of:= 3930000000 + RAND()*(3999999999-3930000000)" table:style-name="ce1">
            <text:p>3950707634</text:p>
          </table:table-cell>
          <table:table-cell table:number-columns-repeated="16383"/>
        </table:table-row>
        <table:table-row table:style-name="ro2">
          <table:table-cell office:value-type="float" office:value="3991843049.1656556" table:formula="of:= 3930000000 + RAND()*(3999999999-3930000000)" table:style-name="ce1">
            <text:p>3991843049</text:p>
          </table:table-cell>
          <table:table-cell table:number-columns-repeated="16383"/>
        </table:table-row>
        <table:table-row table:style-name="ro2">
          <table:table-cell office:value-type="float" office:value="3931009124.1698556" table:formula="of:= 3930000000 + RAND()*(3999999999-3930000000)" table:style-name="ce1">
            <text:p>3931009124</text:p>
          </table:table-cell>
          <table:table-cell table:number-columns-repeated="16383"/>
        </table:table-row>
        <table:table-row table:style-name="ro2">
          <table:table-cell office:value-type="float" office:value="3967680282.7612767" table:formula="of:= 3930000000 + RAND()*(3999999999-3930000000)" table:style-name="ce1">
            <text:p>3967680283</text:p>
          </table:table-cell>
          <table:table-cell table:number-columns-repeated="16383"/>
        </table:table-row>
        <table:table-row table:style-name="ro2">
          <table:table-cell office:value-type="float" office:value="3994731184.142355" table:formula="of:= 3930000000 + RAND()*(3999999999-3930000000)" table:style-name="ce1">
            <text:p>3994731184</text:p>
          </table:table-cell>
          <table:table-cell table:number-columns-repeated="16383"/>
        </table:table-row>
        <table:table-row table:style-name="ro2">
          <table:table-cell office:value-type="float" office:value="3944525482.6847782" table:formula="of:= 3930000000 + RAND()*(3999999999-3930000000)" table:style-name="ce1">
            <text:p>3944525483</text:p>
          </table:table-cell>
          <table:table-cell table:number-columns-repeated="16383"/>
        </table:table-row>
        <table:table-row table:style-name="ro2">
          <table:table-cell office:value-type="float" office:value="3994738418.7006965" table:formula="of:= 3930000000 + RAND()*(3999999999-3930000000)" table:style-name="ce1">
            <text:p>3994738419</text:p>
          </table:table-cell>
          <table:table-cell table:number-columns-repeated="16383"/>
        </table:table-row>
        <table:table-row table:style-name="ro2">
          <table:table-cell office:value-type="float" office:value="3935492434.7630296" table:formula="of:= 3930000000 + RAND()*(3999999999-3930000000)" table:style-name="ce1">
            <text:p>3935492435</text:p>
          </table:table-cell>
          <table:table-cell table:number-columns-repeated="16383"/>
        </table:table-row>
        <table:table-row table:style-name="ro2">
          <table:table-cell office:value-type="float" office:value="3969396462.8584418" table:formula="of:= 3930000000 + RAND()*(3999999999-3930000000)" table:style-name="ce1">
            <text:p>3969396463</text:p>
          </table:table-cell>
          <table:table-cell table:number-columns-repeated="16383"/>
        </table:table-row>
        <table:table-row table:style-name="ro2">
          <table:table-cell office:value-type="float" office:value="3983477545.719243" table:formula="of:= 3930000000 + RAND()*(3999999999-3930000000)" table:style-name="ce1">
            <text:p>3983477546</text:p>
          </table:table-cell>
          <table:table-cell table:number-columns-repeated="16383"/>
        </table:table-row>
        <table:table-row table:style-name="ro2">
          <table:table-cell office:value-type="float" office:value="3977338594.9563184" table:formula="of:= 3930000000 + RAND()*(3999999999-3930000000)" table:style-name="ce1">
            <text:p>3977338595</text:p>
          </table:table-cell>
          <table:table-cell table:number-columns-repeated="16383"/>
        </table:table-row>
        <table:table-row table:style-name="ro2">
          <table:table-cell office:value-type="float" office:value="3973401818.7056808" table:formula="of:= 3930000000 + RAND()*(3999999999-3930000000)" table:style-name="ce1">
            <text:p>3973401819</text:p>
          </table:table-cell>
          <table:table-cell table:number-columns-repeated="16383"/>
        </table:table-row>
        <table:table-row table:style-name="ro2">
          <table:table-cell office:value-type="float" office:value="3951504598.1093783" table:formula="of:= 3930000000 + RAND()*(3999999999-3930000000)" table:style-name="ce1">
            <text:p>3951504598</text:p>
          </table:table-cell>
          <table:table-cell table:number-columns-repeated="16383"/>
        </table:table-row>
        <table:table-row table:style-name="ro2">
          <table:table-cell office:value-type="float" office:value="3961498982.9074998" table:formula="of:= 3930000000 + RAND()*(3999999999-3930000000)" table:style-name="ce1">
            <text:p>3961498983</text:p>
          </table:table-cell>
          <table:table-cell table:number-columns-repeated="16383"/>
        </table:table-row>
        <table:table-row table:style-name="ro2">
          <table:table-cell office:value-type="float" office:value="3950334520.3109627" table:formula="of:= 3930000000 + RAND()*(3999999999-3930000000)" table:style-name="ce1">
            <text:p>3950334520</text:p>
          </table:table-cell>
          <table:table-cell table:number-columns-repeated="16383"/>
        </table:table-row>
        <table:table-row table:style-name="ro2">
          <table:table-cell office:value-type="float" office:value="3974687140.5312986" table:formula="of:= 3930000000 + RAND()*(3999999999-3930000000)" table:style-name="ce1">
            <text:p>3974687141</text:p>
          </table:table-cell>
          <table:table-cell table:number-columns-repeated="16383"/>
        </table:table-row>
        <table:table-row table:style-name="ro2">
          <table:table-cell office:value-type="float" office:value="3955262212.7475414" table:formula="of:= 3930000000 + RAND()*(3999999999-3930000000)" table:style-name="ce1">
            <text:p>3955262213</text:p>
          </table:table-cell>
          <table:table-cell table:number-columns-repeated="16383"/>
        </table:table-row>
        <table:table-row table:style-name="ro2">
          <table:table-cell office:value-type="float" office:value="3986037067.5670538" table:formula="of:= 3930000000 + RAND()*(3999999999-3930000000)" table:style-name="ce1">
            <text:p>3986037068</text:p>
          </table:table-cell>
          <table:table-cell table:number-columns-repeated="16383"/>
        </table:table-row>
        <table:table-row table:style-name="ro2">
          <table:table-cell office:value-type="float" office:value="3931111515.1972342" table:formula="of:= 3930000000 + RAND()*(3999999999-3930000000)" table:style-name="ce1">
            <text:p>3931111515</text:p>
          </table:table-cell>
          <table:table-cell table:number-columns-repeated="16383"/>
        </table:table-row>
        <table:table-row table:style-name="ro2">
          <table:table-cell office:value-type="float" office:value="3965352664.4130049" table:formula="of:= 3930000000 + RAND()*(3999999999-3930000000)" table:style-name="ce1">
            <text:p>3965352664</text:p>
          </table:table-cell>
          <table:table-cell table:number-columns-repeated="16383"/>
        </table:table-row>
        <table:table-row table:style-name="ro2">
          <table:table-cell office:value-type="float" office:value="3944082749.1626925" table:formula="of:= 3930000000 + RAND()*(3999999999-3930000000)" table:style-name="ce1">
            <text:p>3944082749</text:p>
          </table:table-cell>
          <table:table-cell table:number-columns-repeated="16383"/>
        </table:table-row>
        <table:table-row table:style-name="ro2">
          <table:table-cell office:value-type="float" office:value="3932087521.7909813" table:formula="of:= 3930000000 + RAND()*(3999999999-3930000000)" table:style-name="ce1">
            <text:p>3932087522</text:p>
          </table:table-cell>
          <table:table-cell table:number-columns-repeated="16383"/>
        </table:table-row>
        <table:table-row table:style-name="ro2">
          <table:table-cell office:value-type="float" office:value="3987746128.5419908" table:formula="of:= 3930000000 + RAND()*(3999999999-3930000000)" table:style-name="ce1">
            <text:p>3987746129</text:p>
          </table:table-cell>
          <table:table-cell table:number-columns-repeated="16383"/>
        </table:table-row>
        <table:table-row table:style-name="ro2">
          <table:table-cell office:value-type="float" office:value="3986925584.6536441" table:formula="of:= 3930000000 + RAND()*(3999999999-3930000000)" table:style-name="ce1">
            <text:p>3986925585</text:p>
          </table:table-cell>
          <table:table-cell table:number-columns-repeated="16383"/>
        </table:table-row>
        <table:table-row table:style-name="ro2">
          <table:table-cell office:value-type="float" office:value="3964127818.4156976" table:formula="of:= 3930000000 + RAND()*(3999999999-3930000000)" table:style-name="ce1">
            <text:p>3964127818</text:p>
          </table:table-cell>
          <table:table-cell table:number-columns-repeated="16383"/>
        </table:table-row>
        <table:table-row table:style-name="ro2">
          <table:table-cell office:value-type="float" office:value="3946662397.5999613" table:formula="of:= 3930000000 + RAND()*(3999999999-3930000000)" table:style-name="ce1">
            <text:p>3946662398</text:p>
          </table:table-cell>
          <table:table-cell table:number-columns-repeated="16383"/>
        </table:table-row>
        <table:table-row table:style-name="ro2">
          <table:table-cell office:value-type="float" office:value="3981841442.9321694" table:formula="of:= 3930000000 + RAND()*(3999999999-3930000000)" table:style-name="ce1">
            <text:p>3981841443</text:p>
          </table:table-cell>
          <table:table-cell table:number-columns-repeated="16383"/>
        </table:table-row>
        <table:table-row table:style-name="ro2">
          <table:table-cell office:value-type="float" office:value="3964860296.8652549" table:formula="of:= 3930000000 + RAND()*(3999999999-3930000000)" table:style-name="ce1">
            <text:p>3964860297</text:p>
          </table:table-cell>
          <table:table-cell table:number-columns-repeated="16383"/>
        </table:table-row>
        <table:table-row table:style-name="ro2">
          <table:table-cell office:value-type="float" office:value="3931369380.2942934" table:formula="of:= 3930000000 + RAND()*(3999999999-3930000000)" table:style-name="ce1">
            <text:p>3931369380</text:p>
          </table:table-cell>
          <table:table-cell table:number-columns-repeated="16383"/>
        </table:table-row>
        <table:table-row table:style-name="ro2">
          <table:table-cell office:value-type="float" office:value="3973509151.0814776" table:formula="of:= 3930000000 + RAND()*(3999999999-3930000000)" table:style-name="ce1">
            <text:p>3973509151</text:p>
          </table:table-cell>
          <table:table-cell table:number-columns-repeated="16383"/>
        </table:table-row>
        <table:table-row table:style-name="ro2">
          <table:table-cell office:value-type="float" office:value="3932178456.1870246" table:formula="of:= 3930000000 + RAND()*(3999999999-3930000000)" table:style-name="ce1">
            <text:p>3932178456</text:p>
          </table:table-cell>
          <table:table-cell table:number-columns-repeated="16383"/>
        </table:table-row>
        <table:table-row table:style-name="ro2">
          <table:table-cell office:value-type="float" office:value="3982570135.9982133" table:formula="of:= 3930000000 + RAND()*(3999999999-3930000000)" table:style-name="ce1">
            <text:p>3982570136</text:p>
          </table:table-cell>
          <table:table-cell table:number-columns-repeated="16383"/>
        </table:table-row>
        <table:table-row table:style-name="ro2">
          <table:table-cell office:value-type="float" office:value="3963223941.903779" table:formula="of:= 3930000000 + RAND()*(3999999999-3930000000)" table:style-name="ce1">
            <text:p>3963223942</text:p>
          </table:table-cell>
          <table:table-cell table:number-columns-repeated="16383"/>
        </table:table-row>
        <table:table-row table:style-name="ro2">
          <table:table-cell office:value-type="float" office:value="3955365305.912601" table:formula="of:= 3930000000 + RAND()*(3999999999-3930000000)" table:style-name="ce1">
            <text:p>3955365306</text:p>
          </table:table-cell>
          <table:table-cell table:number-columns-repeated="16383"/>
        </table:table-row>
        <table:table-row table:style-name="ro2">
          <table:table-cell office:value-type="float" office:value="3930398823.67837" table:formula="of:= 3930000000 + RAND()*(3999999999-3930000000)" table:style-name="ce1">
            <text:p>3930398824</text:p>
          </table:table-cell>
          <table:table-cell table:number-columns-repeated="16383"/>
        </table:table-row>
        <table:table-row table:style-name="ro2">
          <table:table-cell office:value-type="float" office:value="3964153958.8596315" table:formula="of:= 3930000000 + RAND()*(3999999999-3930000000)" table:style-name="ce1">
            <text:p>3964153959</text:p>
          </table:table-cell>
          <table:table-cell table:number-columns-repeated="16383"/>
        </table:table-row>
        <table:table-row table:style-name="ro2">
          <table:table-cell office:value-type="float" office:value="3967430718.6112819" table:formula="of:= 3930000000 + RAND()*(3999999999-3930000000)" table:style-name="ce1">
            <text:p>3967430719</text:p>
          </table:table-cell>
          <table:table-cell table:number-columns-repeated="16383"/>
        </table:table-row>
        <table:table-row table:style-name="ro2">
          <table:table-cell office:value-type="float" office:value="3994874702.4057493" table:formula="of:= 3930000000 + RAND()*(3999999999-3930000000)" table:style-name="ce1">
            <text:p>3994874702</text:p>
          </table:table-cell>
          <table:table-cell table:number-columns-repeated="16383"/>
        </table:table-row>
        <table:table-row table:style-name="ro2">
          <table:table-cell office:value-type="float" office:value="3977552717.9120617" table:formula="of:= 3930000000 + RAND()*(3999999999-3930000000)" table:style-name="ce1">
            <text:p>3977552718</text:p>
          </table:table-cell>
          <table:table-cell table:number-columns-repeated="16383"/>
        </table:table-row>
        <table:table-row table:style-name="ro2">
          <table:table-cell office:value-type="float" office:value="3954362887.6505003" table:formula="of:= 3930000000 + RAND()*(3999999999-3930000000)" table:style-name="ce1">
            <text:p>3954362888</text:p>
          </table:table-cell>
          <table:table-cell table:number-columns-repeated="16383"/>
        </table:table-row>
        <table:table-row table:style-name="ro2">
          <table:table-cell office:value-type="float" office:value="3996999165.9813666" table:formula="of:= 3930000000 + RAND()*(3999999999-3930000000)" table:style-name="ce1">
            <text:p>3996999166</text:p>
          </table:table-cell>
          <table:table-cell table:number-columns-repeated="16383"/>
        </table:table-row>
        <table:table-row table:style-name="ro2">
          <table:table-cell office:value-type="float" office:value="3949676287.8818936" table:formula="of:= 3930000000 + RAND()*(3999999999-3930000000)" table:style-name="ce1">
            <text:p>3949676288</text:p>
          </table:table-cell>
          <table:table-cell table:number-columns-repeated="16383"/>
        </table:table-row>
        <table:table-row table:style-name="ro2">
          <table:table-cell office:value-type="float" office:value="3992910798.2930627" table:formula="of:= 3930000000 + RAND()*(3999999999-3930000000)" table:style-name="ce1">
            <text:p>3992910798</text:p>
          </table:table-cell>
          <table:table-cell table:number-columns-repeated="16383"/>
        </table:table-row>
        <table:table-row table:style-name="ro2">
          <table:table-cell office:value-type="float" office:value="3971096188.7895718" table:formula="of:= 3930000000 + RAND()*(3999999999-3930000000)" table:style-name="ce1">
            <text:p>3971096189</text:p>
          </table:table-cell>
          <table:table-cell table:number-columns-repeated="16383"/>
        </table:table-row>
        <table:table-row table:style-name="ro2">
          <table:table-cell office:value-type="float" office:value="3937609078.9113688" table:formula="of:= 3930000000 + RAND()*(3999999999-3930000000)" table:style-name="ce1">
            <text:p>3937609079</text:p>
          </table:table-cell>
          <table:table-cell table:number-columns-repeated="16383"/>
        </table:table-row>
        <table:table-row table:style-name="ro2">
          <table:table-cell office:value-type="float" office:value="3987931505.594696" table:formula="of:= 3930000000 + RAND()*(3999999999-3930000000)" table:style-name="ce1">
            <text:p>3987931506</text:p>
          </table:table-cell>
          <table:table-cell table:number-columns-repeated="16383"/>
        </table:table-row>
        <table:table-row table:style-name="ro2">
          <table:table-cell office:value-type="float" office:value="3970949074.1557293" table:formula="of:= 3930000000 + RAND()*(3999999999-3930000000)" table:style-name="ce1">
            <text:p>3970949074</text:p>
          </table:table-cell>
          <table:table-cell table:number-columns-repeated="16383"/>
        </table:table-row>
        <table:table-row table:style-name="ro2">
          <table:table-cell office:value-type="float" office:value="3956829933.862638" table:formula="of:= 3930000000 + RAND()*(3999999999-3930000000)" table:style-name="ce1">
            <text:p>3956829934</text:p>
          </table:table-cell>
          <table:table-cell table:number-columns-repeated="16383"/>
        </table:table-row>
        <table:table-row table:style-name="ro2">
          <table:table-cell office:value-type="float" office:value="3966965928.9195461" table:formula="of:= 3930000000 + RAND()*(3999999999-3930000000)" table:style-name="ce1">
            <text:p>3966965929</text:p>
          </table:table-cell>
          <table:table-cell table:number-columns-repeated="16383"/>
        </table:table-row>
        <table:table-row table:style-name="ro2">
          <table:table-cell office:value-type="float" office:value="3959194446.6325731" table:formula="of:= 3930000000 + RAND()*(3999999999-3930000000)" table:style-name="ce1">
            <text:p>3959194447</text:p>
          </table:table-cell>
          <table:table-cell table:number-columns-repeated="16383"/>
        </table:table-row>
        <table:table-row table:style-name="ro2">
          <table:table-cell office:value-type="float" office:value="3995390138.7914281" table:formula="of:= 3930000000 + RAND()*(3999999999-3930000000)" table:style-name="ce1">
            <text:p>3995390139</text:p>
          </table:table-cell>
          <table:table-cell table:number-columns-repeated="16383"/>
        </table:table-row>
        <table:table-row table:style-name="ro2">
          <table:table-cell office:value-type="float" office:value="3993447378.8087363" table:formula="of:= 3930000000 + RAND()*(3999999999-3930000000)" table:style-name="ce1">
            <text:p>3993447379</text:p>
          </table:table-cell>
          <table:table-cell table:number-columns-repeated="16383"/>
        </table:table-row>
        <table:table-row table:style-name="ro2">
          <table:table-cell office:value-type="float" office:value="3992811495.1722374" table:formula="of:= 3930000000 + RAND()*(3999999999-3930000000)" table:style-name="ce1">
            <text:p>3992811495</text:p>
          </table:table-cell>
          <table:table-cell table:number-columns-repeated="16383"/>
        </table:table-row>
        <table:table-row table:style-name="ro2">
          <table:table-cell office:value-type="float" office:value="3968216154.2259231" table:formula="of:= 3930000000 + RAND()*(3999999999-3930000000)" table:style-name="ce1">
            <text:p>3968216154</text:p>
          </table:table-cell>
          <table:table-cell table:number-columns-repeated="16383"/>
        </table:table-row>
        <table:table-row table:style-name="ro2">
          <table:table-cell office:value-type="float" office:value="3939204121.8965263" table:formula="of:= 3930000000 + RAND()*(3999999999-3930000000)" table:style-name="ce1">
            <text:p>3939204122</text:p>
          </table:table-cell>
          <table:table-cell table:number-columns-repeated="16383"/>
        </table:table-row>
        <table:table-row table:style-name="ro2">
          <table:table-cell office:value-type="float" office:value="3972304110.8204412" table:formula="of:= 3930000000 + RAND()*(3999999999-3930000000)" table:style-name="ce1">
            <text:p>3972304111</text:p>
          </table:table-cell>
          <table:table-cell table:number-columns-repeated="16383"/>
        </table:table-row>
        <table:table-row table:style-name="ro2">
          <table:table-cell office:value-type="float" office:value="3996141510.2984357" table:formula="of:= 3930000000 + RAND()*(3999999999-3930000000)" table:style-name="ce1">
            <text:p>3996141510</text:p>
          </table:table-cell>
          <table:table-cell table:number-columns-repeated="16383"/>
        </table:table-row>
        <table:table-row table:style-name="ro2">
          <table:table-cell office:value-type="float" office:value="3936895338.2729149" table:formula="of:= 3930000000 + RAND()*(3999999999-3930000000)" table:style-name="ce1">
            <text:p>3936895338</text:p>
          </table:table-cell>
          <table:table-cell table:number-columns-repeated="16383"/>
        </table:table-row>
        <table:table-row table:style-name="ro2">
          <table:table-cell office:value-type="float" office:value="3935303893.0444961" table:formula="of:= 3930000000 + RAND()*(3999999999-3930000000)" table:style-name="ce1">
            <text:p>3935303893</text:p>
          </table:table-cell>
          <table:table-cell table:number-columns-repeated="16383"/>
        </table:table-row>
        <table:table-row table:style-name="ro2">
          <table:table-cell office:value-type="float" office:value="3972903305.7130995" table:formula="of:= 3930000000 + RAND()*(3999999999-3930000000)" table:style-name="ce1">
            <text:p>3972903306</text:p>
          </table:table-cell>
          <table:table-cell table:number-columns-repeated="16383"/>
        </table:table-row>
        <table:table-row table:style-name="ro2">
          <table:table-cell office:value-type="float" office:value="3979497235.8500738" table:formula="of:= 3930000000 + RAND()*(3999999999-3930000000)" table:style-name="ce1">
            <text:p>3979497236</text:p>
          </table:table-cell>
          <table:table-cell table:number-columns-repeated="16383"/>
        </table:table-row>
        <table:table-row table:style-name="ro2">
          <table:table-cell office:value-type="float" office:value="3970952314.1769371" table:formula="of:= 3930000000 + RAND()*(3999999999-3930000000)" table:style-name="ce1">
            <text:p>3970952314</text:p>
          </table:table-cell>
          <table:table-cell table:number-columns-repeated="16383"/>
        </table:table-row>
        <table:table-row table:style-name="ro2">
          <table:table-cell office:value-type="float" office:value="3996054954.9766088" table:formula="of:= 3930000000 + RAND()*(3999999999-3930000000)" table:style-name="ce1">
            <text:p>3996054955</text:p>
          </table:table-cell>
          <table:table-cell table:number-columns-repeated="16383"/>
        </table:table-row>
        <table:table-row table:style-name="ro2">
          <table:table-cell office:value-type="float" office:value="3941707288.8488765" table:formula="of:= 3930000000 + RAND()*(3999999999-3930000000)" table:style-name="ce1">
            <text:p>3941707289</text:p>
          </table:table-cell>
          <table:table-cell table:number-columns-repeated="16383"/>
        </table:table-row>
        <table:table-row table:style-name="ro2">
          <table:table-cell office:value-type="float" office:value="3991707533.5670667" table:formula="of:= 3930000000 + RAND()*(3999999999-3930000000)" table:style-name="ce1">
            <text:p>3991707534</text:p>
          </table:table-cell>
          <table:table-cell table:number-columns-repeated="16383"/>
        </table:table-row>
        <table:table-row table:style-name="ro2">
          <table:table-cell office:value-type="float" office:value="3967295538.9643874" table:formula="of:= 3930000000 + RAND()*(3999999999-3930000000)" table:style-name="ce1">
            <text:p>3967295539</text:p>
          </table:table-cell>
          <table:table-cell table:number-columns-repeated="16383"/>
        </table:table-row>
        <table:table-row table:style-name="ro2">
          <table:table-cell office:value-type="float" office:value="3957826455.9693022" table:formula="of:= 3930000000 + RAND()*(3999999999-3930000000)" table:style-name="ce1">
            <text:p>3957826456</text:p>
          </table:table-cell>
          <table:table-cell table:number-columns-repeated="16383"/>
        </table:table-row>
        <table:table-row table:style-name="ro2">
          <table:table-cell office:value-type="float" office:value="3991582525.0489092" table:formula="of:= 3930000000 + RAND()*(3999999999-3930000000)" table:style-name="ce1">
            <text:p>3991582525</text:p>
          </table:table-cell>
          <table:table-cell table:number-columns-repeated="16383"/>
        </table:table-row>
        <table:table-row table:style-name="ro2">
          <table:table-cell office:value-type="float" office:value="3996021406.174171" table:formula="of:= 3930000000 + RAND()*(3999999999-3930000000)" table:style-name="ce1">
            <text:p>3996021406</text:p>
          </table:table-cell>
          <table:table-cell table:number-columns-repeated="16383"/>
        </table:table-row>
        <table:table-row table:style-name="ro2">
          <table:table-cell office:value-type="float" office:value="3969211519.6538854" table:formula="of:= 3930000000 + RAND()*(3999999999-3930000000)" table:style-name="ce1">
            <text:p>3969211520</text:p>
          </table:table-cell>
          <table:table-cell table:number-columns-repeated="16383"/>
        </table:table-row>
        <table:table-row table:style-name="ro2">
          <table:table-cell office:value-type="float" office:value="3977491896.1984515" table:formula="of:= 3930000000 + RAND()*(3999999999-3930000000)" table:style-name="ce1">
            <text:p>3977491896</text:p>
          </table:table-cell>
          <table:table-cell table:number-columns-repeated="16383"/>
        </table:table-row>
        <table:table-row table:style-name="ro2">
          <table:table-cell office:value-type="float" office:value="3944517658.9862733" table:formula="of:= 3930000000 + RAND()*(3999999999-3930000000)" table:style-name="ce1">
            <text:p>3944517659</text:p>
          </table:table-cell>
          <table:table-cell table:number-columns-repeated="16383"/>
        </table:table-row>
        <table:table-row table:style-name="ro2">
          <table:table-cell office:value-type="float" office:value="3932057939.7340097" table:formula="of:= 3930000000 + RAND()*(3999999999-3930000000)" table:style-name="ce1">
            <text:p>3932057940</text:p>
          </table:table-cell>
          <table:table-cell table:number-columns-repeated="16383"/>
        </table:table-row>
        <table:table-row table:style-name="ro2">
          <table:table-cell office:value-type="float" office:value="3957789883.4560809" table:formula="of:= 3930000000 + RAND()*(3999999999-3930000000)" table:style-name="ce1">
            <text:p>3957789883</text:p>
          </table:table-cell>
          <table:table-cell table:number-columns-repeated="16383"/>
        </table:table-row>
        <table:table-row table:style-name="ro2">
          <table:table-cell office:value-type="float" office:value="3964323080.3600669" table:formula="of:= 3930000000 + RAND()*(3999999999-3930000000)" table:style-name="ce1">
            <text:p>3964323080</text:p>
          </table:table-cell>
          <table:table-cell table:number-columns-repeated="16383"/>
        </table:table-row>
        <table:table-row table:style-name="ro2">
          <table:table-cell office:value-type="float" office:value="3974796887.6890349" table:formula="of:= 3930000000 + RAND()*(3999999999-3930000000)" table:style-name="ce1">
            <text:p>3974796888</text:p>
          </table:table-cell>
          <table:table-cell table:number-columns-repeated="16383"/>
        </table:table-row>
        <table:table-row table:style-name="ro2">
          <table:table-cell office:value-type="float" office:value="3942117767.1537876" table:formula="of:= 3930000000 + RAND()*(3999999999-3930000000)" table:style-name="ce1">
            <text:p>3942117767</text:p>
          </table:table-cell>
          <table:table-cell table:number-columns-repeated="16383"/>
        </table:table-row>
        <table:table-row table:style-name="ro2">
          <table:table-cell office:value-type="float" office:value="3977989318.2647691" table:formula="of:= 3930000000 + RAND()*(3999999999-3930000000)" table:style-name="ce1">
            <text:p>3977989318</text:p>
          </table:table-cell>
          <table:table-cell table:number-columns-repeated="16383"/>
        </table:table-row>
        <table:table-row table:style-name="ro2">
          <table:table-cell office:value-type="float" office:value="3958622220.1000152" table:formula="of:= 3930000000 + RAND()*(3999999999-3930000000)" table:style-name="ce1">
            <text:p>3958622220</text:p>
          </table:table-cell>
          <table:table-cell table:number-columns-repeated="16383"/>
        </table:table-row>
        <table:table-row table:style-name="ro2">
          <table:table-cell office:value-type="float" office:value="3997821061.5599699" table:formula="of:= 3930000000 + RAND()*(3999999999-3930000000)" table:style-name="ce1">
            <text:p>3997821062</text:p>
          </table:table-cell>
          <table:table-cell table:number-columns-repeated="16383"/>
        </table:table-row>
        <table:table-row table:style-name="ro2">
          <table:table-cell office:value-type="float" office:value="3979288650.7412291" table:formula="of:= 3930000000 + RAND()*(3999999999-3930000000)" table:style-name="ce1">
            <text:p>3979288651</text:p>
          </table:table-cell>
          <table:table-cell table:number-columns-repeated="16383"/>
        </table:table-row>
        <table:table-row table:style-name="ro2">
          <table:table-cell office:value-type="float" office:value="3940679046.0178671" table:formula="of:= 3930000000 + RAND()*(3999999999-3930000000)" table:style-name="ce1">
            <text:p>3940679046</text:p>
          </table:table-cell>
          <table:table-cell table:number-columns-repeated="16383"/>
        </table:table-row>
        <table:table-row table:style-name="ro2">
          <table:table-cell office:value-type="float" office:value="3957638124.3632984" table:formula="of:= 3930000000 + RAND()*(3999999999-3930000000)" table:style-name="ce1">
            <text:p>3957638124</text:p>
          </table:table-cell>
          <table:table-cell table:number-columns-repeated="16383"/>
        </table:table-row>
        <table:table-row table:style-name="ro2">
          <table:table-cell office:value-type="float" office:value="3968049774.0053096" table:formula="of:= 3930000000 + RAND()*(3999999999-3930000000)" table:style-name="ce1">
            <text:p>3968049774</text:p>
          </table:table-cell>
          <table:table-cell table:number-columns-repeated="16383"/>
        </table:table-row>
        <table:table-row table:style-name="ro2">
          <table:table-cell office:value-type="float" office:value="3963308780.426302" table:formula="of:= 3930000000 + RAND()*(3999999999-3930000000)" table:style-name="ce1">
            <text:p>3963308780</text:p>
          </table:table-cell>
          <table:table-cell table:number-columns-repeated="16383"/>
        </table:table-row>
        <table:table-row table:style-name="ro2">
          <table:table-cell office:value-type="float" office:value="3963592360.6120868" table:formula="of:= 3930000000 + RAND()*(3999999999-3930000000)" table:style-name="ce1">
            <text:p>3963592361</text:p>
          </table:table-cell>
          <table:table-cell table:number-columns-repeated="16383"/>
        </table:table-row>
        <table:table-row table:style-name="ro2">
          <table:table-cell office:value-type="float" office:value="3934296941.0793872" table:formula="of:= 3930000000 + RAND()*(3999999999-3930000000)" table:style-name="ce1">
            <text:p>3934296941</text:p>
          </table:table-cell>
          <table:table-cell table:number-columns-repeated="16383"/>
        </table:table-row>
        <table:table-row table:style-name="ro2">
          <table:table-cell office:value-type="float" office:value="3952481817.076962" table:formula="of:= 3930000000 + RAND()*(3999999999-3930000000)" table:style-name="ce1">
            <text:p>3952481817</text:p>
          </table:table-cell>
          <table:table-cell table:number-columns-repeated="16383"/>
        </table:table-row>
        <table:table-row table:style-name="ro2">
          <table:table-cell office:value-type="float" office:value="3990988071.1648774" table:formula="of:= 3930000000 + RAND()*(3999999999-3930000000)" table:style-name="ce1">
            <text:p>3990988071</text:p>
          </table:table-cell>
          <table:table-cell table:number-columns-repeated="16383"/>
        </table:table-row>
        <table:table-row table:style-name="ro2">
          <table:table-cell office:value-type="float" office:value="3972620387.4349866" table:formula="of:= 3930000000 + RAND()*(3999999999-3930000000)" table:style-name="ce1">
            <text:p>3972620387</text:p>
          </table:table-cell>
          <table:table-cell table:number-columns-repeated="16383"/>
        </table:table-row>
        <table:table-row table:style-name="ro2">
          <table:table-cell office:value-type="float" office:value="3993510359.2304831" table:formula="of:= 3930000000 + RAND()*(3999999999-3930000000)" table:style-name="ce1">
            <text:p>3993510359</text:p>
          </table:table-cell>
          <table:table-cell table:number-columns-repeated="16383"/>
        </table:table-row>
        <table:table-row table:style-name="ro2">
          <table:table-cell office:value-type="float" office:value="3994158554.7405262" table:formula="of:= 3930000000 + RAND()*(3999999999-3930000000)" table:style-name="ce1">
            <text:p>3994158555</text:p>
          </table:table-cell>
          <table:table-cell table:number-columns-repeated="16383"/>
        </table:table-row>
        <table:table-row table:style-name="ro2">
          <table:table-cell office:value-type="float" office:value="3959375447.0323219" table:formula="of:= 3930000000 + RAND()*(3999999999-3930000000)" table:style-name="ce1">
            <text:p>3959375447</text:p>
          </table:table-cell>
          <table:table-cell table:number-columns-repeated="16383"/>
        </table:table-row>
        <table:table-row table:style-name="ro2">
          <table:table-cell office:value-type="float" office:value="3993574530.5585661" table:formula="of:= 3930000000 + RAND()*(3999999999-3930000000)" table:style-name="ce1">
            <text:p>3993574531</text:p>
          </table:table-cell>
          <table:table-cell table:number-columns-repeated="16383"/>
        </table:table-row>
        <table:table-row table:style-name="ro2">
          <table:table-cell office:value-type="float" office:value="3997690083.6079745" table:formula="of:= 3930000000 + RAND()*(3999999999-3930000000)" table:style-name="ce1">
            <text:p>3997690084</text:p>
          </table:table-cell>
          <table:table-cell table:number-columns-repeated="16383"/>
        </table:table-row>
        <table:table-row table:style-name="ro2">
          <table:table-cell office:value-type="float" office:value="3971930716.051918" table:formula="of:= 3930000000 + RAND()*(3999999999-3930000000)" table:style-name="ce1">
            <text:p>3971930716</text:p>
          </table:table-cell>
          <table:table-cell table:number-columns-repeated="16383"/>
        </table:table-row>
        <table:table-row table:style-name="ro2">
          <table:table-cell office:value-type="float" office:value="3955535020.201436" table:formula="of:= 3930000000 + RAND()*(3999999999-3930000000)" table:style-name="ce1">
            <text:p>3955535020</text:p>
          </table:table-cell>
          <table:table-cell table:number-columns-repeated="16383"/>
        </table:table-row>
        <table:table-row table:style-name="ro2">
          <table:table-cell office:value-type="float" office:value="3945922191.3359222" table:formula="of:= 3930000000 + RAND()*(3999999999-3930000000)" table:style-name="ce1">
            <text:p>3945922191</text:p>
          </table:table-cell>
          <table:table-cell table:number-columns-repeated="16383"/>
        </table:table-row>
        <table:table-row table:style-name="ro2">
          <table:table-cell office:value-type="float" office:value="3941416813.1757183" table:formula="of:= 3930000000 + RAND()*(3999999999-3930000000)" table:style-name="ce1">
            <text:p>3941416813</text:p>
          </table:table-cell>
          <table:table-cell table:number-columns-repeated="16383"/>
        </table:table-row>
        <table:table-row table:style-name="ro2">
          <table:table-cell office:value-type="float" office:value="3969922847.4366059" table:formula="of:= 3930000000 + RAND()*(3999999999-3930000000)" table:style-name="ce1">
            <text:p>3969922847</text:p>
          </table:table-cell>
          <table:table-cell table:number-columns-repeated="16383"/>
        </table:table-row>
        <table:table-row table:style-name="ro2">
          <table:table-cell office:value-type="float" office:value="3960936426.2893429" table:formula="of:= 3930000000 + RAND()*(3999999999-3930000000)" table:style-name="ce1">
            <text:p>3960936426</text:p>
          </table:table-cell>
          <table:table-cell table:number-columns-repeated="16383"/>
        </table:table-row>
        <table:table-row table:style-name="ro2">
          <table:table-cell office:value-type="float" office:value="3977485335.1427259" table:formula="of:= 3930000000 + RAND()*(3999999999-3930000000)" table:style-name="ce1">
            <text:p>3977485335</text:p>
          </table:table-cell>
          <table:table-cell table:number-columns-repeated="16383"/>
        </table:table-row>
        <table:table-row table:style-name="ro2">
          <table:table-cell office:value-type="float" office:value="3973696592.4954572" table:formula="of:= 3930000000 + RAND()*(3999999999-3930000000)" table:style-name="ce1">
            <text:p>3973696592</text:p>
          </table:table-cell>
          <table:table-cell table:number-columns-repeated="16383"/>
        </table:table-row>
        <table:table-row table:style-name="ro2">
          <table:table-cell office:value-type="float" office:value="3946176509.6002069" table:formula="of:= 3930000000 + RAND()*(3999999999-3930000000)" table:style-name="ce1">
            <text:p>3946176510</text:p>
          </table:table-cell>
          <table:table-cell table:number-columns-repeated="16383"/>
        </table:table-row>
        <table:table-row table:style-name="ro2">
          <table:table-cell office:value-type="float" office:value="3976536067.4475794" table:formula="of:= 3930000000 + RAND()*(3999999999-3930000000)" table:style-name="ce1">
            <text:p>3976536067</text:p>
          </table:table-cell>
          <table:table-cell table:number-columns-repeated="16383"/>
        </table:table-row>
        <table:table-row table:style-name="ro2">
          <table:table-cell office:value-type="float" office:value="3974883004.2264881" table:formula="of:= 3930000000 + RAND()*(3999999999-3930000000)" table:style-name="ce1">
            <text:p>3974883004</text:p>
          </table:table-cell>
          <table:table-cell table:number-columns-repeated="16383"/>
        </table:table-row>
        <table:table-row table:style-name="ro2">
          <table:table-cell office:value-type="float" office:value="3961978066.8569345" table:formula="of:= 3930000000 + RAND()*(3999999999-3930000000)" table:style-name="ce1">
            <text:p>3961978067</text:p>
          </table:table-cell>
          <table:table-cell table:number-columns-repeated="16383"/>
        </table:table-row>
        <table:table-row table:style-name="ro2">
          <table:table-cell office:value-type="float" office:value="3977007153.5131402" table:formula="of:= 3930000000 + RAND()*(3999999999-3930000000)" table:style-name="ce1">
            <text:p>3977007154</text:p>
          </table:table-cell>
          <table:table-cell table:number-columns-repeated="16383"/>
        </table:table-row>
        <table:table-row table:style-name="ro2">
          <table:table-cell office:value-type="float" office:value="3963953382.0521574" table:formula="of:= 3930000000 + RAND()*(3999999999-3930000000)" table:style-name="ce1">
            <text:p>3963953382</text:p>
          </table:table-cell>
          <table:table-cell table:number-columns-repeated="16383"/>
        </table:table-row>
        <table:table-row table:style-name="ro2">
          <table:table-cell office:value-type="float" office:value="3994429030.7247567" table:formula="of:= 3930000000 + RAND()*(3999999999-3930000000)" table:style-name="ce1">
            <text:p>3994429031</text:p>
          </table:table-cell>
          <table:table-cell table:number-columns-repeated="16383"/>
        </table:table-row>
        <table:table-row table:style-name="ro2">
          <table:table-cell office:value-type="float" office:value="3939285491.648459" table:formula="of:= 3930000000 + RAND()*(3999999999-3930000000)" table:style-name="ce1">
            <text:p>3939285492</text:p>
          </table:table-cell>
          <table:table-cell table:number-columns-repeated="16383"/>
        </table:table-row>
        <table:table-row table:style-name="ro2">
          <table:table-cell office:value-type="float" office:value="3980452973.804914" table:formula="of:= 3930000000 + RAND()*(3999999999-3930000000)" table:style-name="ce1">
            <text:p>3980452974</text:p>
          </table:table-cell>
          <table:table-cell table:number-columns-repeated="16383"/>
        </table:table-row>
        <table:table-row table:style-name="ro2">
          <table:table-cell office:value-type="float" office:value="3967433261.5437799" table:formula="of:= 3930000000 + RAND()*(3999999999-3930000000)" table:style-name="ce1">
            <text:p>3967433262</text:p>
          </table:table-cell>
          <table:table-cell table:number-columns-repeated="16383"/>
        </table:table-row>
        <table:table-row table:style-name="ro2">
          <table:table-cell office:value-type="float" office:value="3970685585.1431093" table:formula="of:= 3930000000 + RAND()*(3999999999-3930000000)" table:style-name="ce1">
            <text:p>3970685585</text:p>
          </table:table-cell>
          <table:table-cell table:number-columns-repeated="16383"/>
        </table:table-row>
        <table:table-row table:style-name="ro2">
          <table:table-cell office:value-type="float" office:value="3981833810.2214932" table:formula="of:= 3930000000 + RAND()*(3999999999-3930000000)" table:style-name="ce1">
            <text:p>3981833810</text:p>
          </table:table-cell>
          <table:table-cell table:number-columns-repeated="16383"/>
        </table:table-row>
        <table:table-row table:style-name="ro2">
          <table:table-cell office:value-type="float" office:value="3930399196.3198333" table:formula="of:= 3930000000 + RAND()*(3999999999-3930000000)" table:style-name="ce1">
            <text:p>3930399196</text:p>
          </table:table-cell>
          <table:table-cell table:number-columns-repeated="16383"/>
        </table:table-row>
        <table:table-row table:style-name="ro2">
          <table:table-cell office:value-type="float" office:value="3956107460.8520341" table:formula="of:= 3930000000 + RAND()*(3999999999-3930000000)" table:style-name="ce1">
            <text:p>3956107461</text:p>
          </table:table-cell>
          <table:table-cell table:number-columns-repeated="16383"/>
        </table:table-row>
        <table:table-row table:style-name="ro2">
          <table:table-cell office:value-type="float" office:value="3993284838.2907209" table:formula="of:= 3930000000 + RAND()*(3999999999-3930000000)" table:style-name="ce1">
            <text:p>3993284838</text:p>
          </table:table-cell>
          <table:table-cell table:number-columns-repeated="16383"/>
        </table:table-row>
        <table:table-row table:style-name="ro2">
          <table:table-cell office:value-type="float" office:value="3930442477.3099451" table:formula="of:= 3930000000 + RAND()*(3999999999-3930000000)" table:style-name="ce1">
            <text:p>3930442477</text:p>
          </table:table-cell>
          <table:table-cell table:number-columns-repeated="16383"/>
        </table:table-row>
        <table:table-row table:style-name="ro2">
          <table:table-cell office:value-type="float" office:value="3939178622.8930368" table:formula="of:= 3930000000 + RAND()*(3999999999-3930000000)" table:style-name="ce1">
            <text:p>3939178623</text:p>
          </table:table-cell>
          <table:table-cell table:number-columns-repeated="16383"/>
        </table:table-row>
        <table:table-row table:style-name="ro2">
          <table:table-cell office:value-type="float" office:value="3943820809.0641336" table:formula="of:= 3930000000 + RAND()*(3999999999-3930000000)" table:style-name="ce1">
            <text:p>3943820809</text:p>
          </table:table-cell>
          <table:table-cell table:number-columns-repeated="16383"/>
        </table:table-row>
        <table:table-row table:style-name="ro2">
          <table:table-cell office:value-type="float" office:value="3994781585.4633846" table:formula="of:= 3930000000 + RAND()*(3999999999-3930000000)" table:style-name="ce1">
            <text:p>3994781585</text:p>
          </table:table-cell>
          <table:table-cell table:number-columns-repeated="16383"/>
        </table:table-row>
        <table:table-row table:style-name="ro2">
          <table:table-cell office:value-type="float" office:value="3985735881.6732559" table:formula="of:= 3930000000 + RAND()*(3999999999-3930000000)" table:style-name="ce1">
            <text:p>3985735882</text:p>
          </table:table-cell>
          <table:table-cell table:number-columns-repeated="16383"/>
        </table:table-row>
        <table:table-row table:style-name="ro2">
          <table:table-cell office:value-type="float" office:value="3990657727.7995939" table:formula="of:= 3930000000 + RAND()*(3999999999-3930000000)" table:style-name="ce1">
            <text:p>3990657728</text:p>
          </table:table-cell>
          <table:table-cell table:number-columns-repeated="16383"/>
        </table:table-row>
        <table:table-row table:style-name="ro2">
          <table:table-cell office:value-type="float" office:value="3933964682.0947022" table:formula="of:= 3930000000 + RAND()*(3999999999-3930000000)" table:style-name="ce1">
            <text:p>3933964682</text:p>
          </table:table-cell>
          <table:table-cell table:number-columns-repeated="16383"/>
        </table:table-row>
        <table:table-row table:style-name="ro2">
          <table:table-cell office:value-type="float" office:value="3966738506.6837482" table:formula="of:= 3930000000 + RAND()*(3999999999-3930000000)" table:style-name="ce1">
            <text:p>3966738507</text:p>
          </table:table-cell>
          <table:table-cell table:number-columns-repeated="16383"/>
        </table:table-row>
        <table:table-row table:style-name="ro2">
          <table:table-cell office:value-type="float" office:value="3980643647.875155" table:formula="of:= 3930000000 + RAND()*(3999999999-3930000000)" table:style-name="ce1">
            <text:p>3980643648</text:p>
          </table:table-cell>
          <table:table-cell table:number-columns-repeated="16383"/>
        </table:table-row>
        <table:table-row table:style-name="ro2">
          <table:table-cell office:value-type="float" office:value="3991546688.2533555" table:formula="of:= 3930000000 + RAND()*(3999999999-3930000000)" table:style-name="ce1">
            <text:p>3991546688</text:p>
          </table:table-cell>
          <table:table-cell table:number-columns-repeated="16383"/>
        </table:table-row>
        <table:table-row table:style-name="ro2">
          <table:table-cell office:value-type="float" office:value="3957516338.445262" table:formula="of:= 3930000000 + RAND()*(3999999999-3930000000)" table:style-name="ce1">
            <text:p>3957516338</text:p>
          </table:table-cell>
          <table:table-cell table:number-columns-repeated="16383"/>
        </table:table-row>
        <table:table-row table:style-name="ro2">
          <table:table-cell office:value-type="float" office:value="3944928676.534482" table:formula="of:= 3930000000 + RAND()*(3999999999-3930000000)" table:style-name="ce1">
            <text:p>3944928677</text:p>
          </table:table-cell>
          <table:table-cell table:number-columns-repeated="16383"/>
        </table:table-row>
        <table:table-row table:style-name="ro2">
          <table:table-cell office:value-type="float" office:value="3937420225.7834768" table:formula="of:= 3930000000 + RAND()*(3999999999-3930000000)" table:style-name="ce1">
            <text:p>3937420226</text:p>
          </table:table-cell>
          <table:table-cell table:number-columns-repeated="16383"/>
        </table:table-row>
        <table:table-row table:style-name="ro2">
          <table:table-cell office:value-type="float" office:value="3976305342.6061997" table:formula="of:= 3930000000 + RAND()*(3999999999-3930000000)" table:style-name="ce1">
            <text:p>3976305343</text:p>
          </table:table-cell>
          <table:table-cell table:number-columns-repeated="16383"/>
        </table:table-row>
        <table:table-row table:style-name="ro2">
          <table:table-cell office:value-type="float" office:value="3949103639.3470469" table:formula="of:= 3930000000 + RAND()*(3999999999-3930000000)" table:style-name="ce1">
            <text:p>3949103639</text:p>
          </table:table-cell>
          <table:table-cell table:number-columns-repeated="16383"/>
        </table:table-row>
        <table:table-row table:style-name="ro2">
          <table:table-cell office:value-type="float" office:value="3970973407.9074693" table:formula="of:= 3930000000 + RAND()*(3999999999-3930000000)" table:style-name="ce1">
            <text:p>3970973408</text:p>
          </table:table-cell>
          <table:table-cell table:number-columns-repeated="16383"/>
        </table:table-row>
        <table:table-row table:style-name="ro2">
          <table:table-cell office:value-type="float" office:value="3964300068.0758519" table:formula="of:= 3930000000 + RAND()*(3999999999-3930000000)" table:style-name="ce1">
            <text:p>3964300068</text:p>
          </table:table-cell>
          <table:table-cell table:number-columns-repeated="16383"/>
        </table:table-row>
        <table:table-row table:style-name="ro2">
          <table:table-cell office:value-type="float" office:value="3995252945.6362815" table:formula="of:= 3930000000 + RAND()*(3999999999-3930000000)" table:style-name="ce1">
            <text:p>3995252946</text:p>
          </table:table-cell>
          <table:table-cell table:number-columns-repeated="16383"/>
        </table:table-row>
        <table:table-row table:style-name="ro2">
          <table:table-cell office:value-type="float" office:value="3966013439.8932428" table:formula="of:= 3930000000 + RAND()*(3999999999-3930000000)" table:style-name="ce1">
            <text:p>3966013440</text:p>
          </table:table-cell>
          <table:table-cell table:number-columns-repeated="16383"/>
        </table:table-row>
        <table:table-row table:style-name="ro2">
          <table:table-cell office:value-type="float" office:value="3951547019.3381562" table:formula="of:= 3930000000 + RAND()*(3999999999-3930000000)" table:style-name="ce1">
            <text:p>3951547019</text:p>
          </table:table-cell>
          <table:table-cell table:number-columns-repeated="16383"/>
        </table:table-row>
        <table:table-row table:style-name="ro2">
          <table:table-cell office:value-type="float" office:value="3974950307.1704326" table:formula="of:= 3930000000 + RAND()*(3999999999-3930000000)" table:style-name="ce1">
            <text:p>3974950307</text:p>
          </table:table-cell>
          <table:table-cell table:number-columns-repeated="16383"/>
        </table:table-row>
        <table:table-row table:style-name="ro2">
          <table:table-cell office:value-type="float" office:value="3945356032.1668644" table:formula="of:= 3930000000 + RAND()*(3999999999-3930000000)" table:style-name="ce1">
            <text:p>3945356032</text:p>
          </table:table-cell>
          <table:table-cell table:number-columns-repeated="16383"/>
        </table:table-row>
        <table:table-row table:style-name="ro2">
          <table:table-cell office:value-type="float" office:value="3980537042.7263737" table:formula="of:= 3930000000 + RAND()*(3999999999-3930000000)" table:style-name="ce1">
            <text:p>3980537043</text:p>
          </table:table-cell>
          <table:table-cell table:number-columns-repeated="16383"/>
        </table:table-row>
        <table:table-row table:style-name="ro2">
          <table:table-cell office:value-type="float" office:value="3970114810.2404866" table:formula="of:= 3930000000 + RAND()*(3999999999-3930000000)" table:style-name="ce1">
            <text:p>3970114810</text:p>
          </table:table-cell>
          <table:table-cell table:number-columns-repeated="16383"/>
        </table:table-row>
        <table:table-row table:style-name="ro2">
          <table:table-cell office:value-type="float" office:value="3963861781.9340119" table:formula="of:= 3930000000 + RAND()*(3999999999-3930000000)" table:style-name="ce1">
            <text:p>3963861782</text:p>
          </table:table-cell>
          <table:table-cell table:number-columns-repeated="16383"/>
        </table:table-row>
        <table:table-row table:style-name="ro2">
          <table:table-cell office:value-type="float" office:value="3966593284.5776234" table:formula="of:= 3930000000 + RAND()*(3999999999-3930000000)" table:style-name="ce1">
            <text:p>3966593285</text:p>
          </table:table-cell>
          <table:table-cell table:number-columns-repeated="16383"/>
        </table:table-row>
        <table:table-row table:style-name="ro2">
          <table:table-cell office:value-type="float" office:value="3937319177.6391239" table:formula="of:= 3930000000 + RAND()*(3999999999-3930000000)" table:style-name="ce1">
            <text:p>3937319178</text:p>
          </table:table-cell>
          <table:table-cell table:number-columns-repeated="16383"/>
        </table:table-row>
        <table:table-row table:style-name="ro2">
          <table:table-cell office:value-type="float" office:value="3938744284.6275182" table:formula="of:= 3930000000 + RAND()*(3999999999-3930000000)" table:style-name="ce1">
            <text:p>3938744285</text:p>
          </table:table-cell>
          <table:table-cell table:number-columns-repeated="16383"/>
        </table:table-row>
        <table:table-row table:style-name="ro2">
          <table:table-cell office:value-type="float" office:value="3971598355.3187661" table:formula="of:= 3930000000 + RAND()*(3999999999-3930000000)" table:style-name="ce1">
            <text:p>3971598355</text:p>
          </table:table-cell>
          <table:table-cell table:number-columns-repeated="16383"/>
        </table:table-row>
        <table:table-row table:style-name="ro2">
          <table:table-cell office:value-type="float" office:value="3979169410.8150873" table:formula="of:= 3930000000 + RAND()*(3999999999-3930000000)" table:style-name="ce1">
            <text:p>3979169411</text:p>
          </table:table-cell>
          <table:table-cell table:number-columns-repeated="16383"/>
        </table:table-row>
        <table:table-row table:style-name="ro2">
          <table:table-cell office:value-type="float" office:value="3932206694.8037624" table:formula="of:= 3930000000 + RAND()*(3999999999-3930000000)" table:style-name="ce1">
            <text:p>3932206695</text:p>
          </table:table-cell>
          <table:table-cell table:number-columns-repeated="16383"/>
        </table:table-row>
        <table:table-row table:style-name="ro2">
          <table:table-cell office:value-type="float" office:value="3989442431.2995253" table:formula="of:= 3930000000 + RAND()*(3999999999-3930000000)" table:style-name="ce1">
            <text:p>3989442431</text:p>
          </table:table-cell>
          <table:table-cell table:number-columns-repeated="16383"/>
        </table:table-row>
        <table:table-row table:style-name="ro2">
          <table:table-cell office:value-type="float" office:value="3950372080.7024822" table:formula="of:= 3930000000 + RAND()*(3999999999-3930000000)" table:style-name="ce1">
            <text:p>3950372081</text:p>
          </table:table-cell>
          <table:table-cell table:number-columns-repeated="16383"/>
        </table:table-row>
        <table:table-row table:style-name="ro2">
          <table:table-cell office:value-type="float" office:value="3945796268.5781059" table:formula="of:= 3930000000 + RAND()*(3999999999-3930000000)" table:style-name="ce1">
            <text:p>3945796269</text:p>
          </table:table-cell>
          <table:table-cell table:number-columns-repeated="16383"/>
        </table:table-row>
        <table:table-row table:style-name="ro2">
          <table:table-cell office:value-type="float" office:value="3949988304.5034127" table:formula="of:= 3930000000 + RAND()*(3999999999-3930000000)" table:style-name="ce1">
            <text:p>3949988305</text:p>
          </table:table-cell>
          <table:table-cell table:number-columns-repeated="16383"/>
        </table:table-row>
        <table:table-row table:style-name="ro2">
          <table:table-cell office:value-type="float" office:value="3961713719.5296059" table:formula="of:= 3930000000 + RAND()*(3999999999-3930000000)" table:style-name="ce1">
            <text:p>3961713720</text:p>
          </table:table-cell>
          <table:table-cell table:number-columns-repeated="16383"/>
        </table:table-row>
        <table:table-row table:style-name="ro2">
          <table:table-cell office:value-type="float" office:value="3968857758.9258127" table:formula="of:= 3930000000 + RAND()*(3999999999-3930000000)" table:style-name="ce1">
            <text:p>3968857759</text:p>
          </table:table-cell>
          <table:table-cell table:number-columns-repeated="16383"/>
        </table:table-row>
        <table:table-row table:style-name="ro2">
          <table:table-cell office:value-type="float" office:value="3999210535.7218676" table:formula="of:= 3930000000 + RAND()*(3999999999-3930000000)" table:style-name="ce1">
            <text:p>3999210536</text:p>
          </table:table-cell>
          <table:table-cell table:number-columns-repeated="16383"/>
        </table:table-row>
        <table:table-row table:style-name="ro2">
          <table:table-cell office:value-type="float" office:value="3977385162.2868872" table:formula="of:= 3930000000 + RAND()*(3999999999-3930000000)" table:style-name="ce1">
            <text:p>3977385162</text:p>
          </table:table-cell>
          <table:table-cell table:number-columns-repeated="16383"/>
        </table:table-row>
        <table:table-row table:style-name="ro2">
          <table:table-cell office:value-type="float" office:value="3931551736.1031742" table:formula="of:= 3930000000 + RAND()*(3999999999-3930000000)" table:style-name="ce1">
            <text:p>3931551736</text:p>
          </table:table-cell>
          <table:table-cell table:number-columns-repeated="16383"/>
        </table:table-row>
        <table:table-row table:style-name="ro2">
          <table:table-cell office:value-type="float" office:value="3936009742.8300247" table:formula="of:= 3930000000 + RAND()*(3999999999-3930000000)" table:style-name="ce1">
            <text:p>3936009743</text:p>
          </table:table-cell>
          <table:table-cell table:number-columns-repeated="16383"/>
        </table:table-row>
        <table:table-row table:style-name="ro2">
          <table:table-cell office:value-type="float" office:value="3980363719.6653538" table:formula="of:= 3930000000 + RAND()*(3999999999-3930000000)" table:style-name="ce1">
            <text:p>3980363720</text:p>
          </table:table-cell>
          <table:table-cell table:number-columns-repeated="16383"/>
        </table:table-row>
        <table:table-row table:style-name="ro2">
          <table:table-cell office:value-type="float" office:value="3987814343.5206833" table:formula="of:= 3930000000 + RAND()*(3999999999-3930000000)" table:style-name="ce1">
            <text:p>3987814344</text:p>
          </table:table-cell>
          <table:table-cell table:number-columns-repeated="16383"/>
        </table:table-row>
        <table:table-row table:style-name="ro2">
          <table:table-cell office:value-type="float" office:value="3964527374.9304457" table:formula="of:= 3930000000 + RAND()*(3999999999-3930000000)" table:style-name="ce1">
            <text:p>3964527375</text:p>
          </table:table-cell>
          <table:table-cell table:number-columns-repeated="16383"/>
        </table:table-row>
        <table:table-row table:style-name="ro2">
          <table:table-cell office:value-type="float" office:value="3975922045.8011923" table:formula="of:= 3930000000 + RAND()*(3999999999-3930000000)" table:style-name="ce1">
            <text:p>3975922046</text:p>
          </table:table-cell>
          <table:table-cell table:number-columns-repeated="16383"/>
        </table:table-row>
        <table:table-row table:style-name="ro2">
          <table:table-cell office:value-type="float" office:value="3943615212.015306" table:formula="of:= 3930000000 + RAND()*(3999999999-3930000000)" table:style-name="ce1">
            <text:p>3943615212</text:p>
          </table:table-cell>
          <table:table-cell table:number-columns-repeated="16383"/>
        </table:table-row>
        <table:table-row table:style-name="ro2">
          <table:table-cell office:value-type="float" office:value="3999979144.7784476" table:formula="of:= 3930000000 + RAND()*(3999999999-3930000000)" table:style-name="ce1">
            <text:p>3999979145</text:p>
          </table:table-cell>
          <table:table-cell table:number-columns-repeated="16383"/>
        </table:table-row>
        <table:table-row table:style-name="ro2">
          <table:table-cell office:value-type="float" office:value="3968785002.6892529" table:formula="of:= 3930000000 + RAND()*(3999999999-3930000000)" table:style-name="ce1">
            <text:p>3968785003</text:p>
          </table:table-cell>
          <table:table-cell table:number-columns-repeated="16383"/>
        </table:table-row>
        <table:table-row table:style-name="ro2">
          <table:table-cell office:value-type="float" office:value="3963649412.6367025" table:formula="of:= 3930000000 + RAND()*(3999999999-3930000000)" table:style-name="ce1">
            <text:p>3963649413</text:p>
          </table:table-cell>
          <table:table-cell table:number-columns-repeated="16383"/>
        </table:table-row>
        <table:table-row table:style-name="ro2">
          <table:table-cell office:value-type="float" office:value="3984756740.7658577" table:formula="of:= 3930000000 + RAND()*(3999999999-3930000000)" table:style-name="ce1">
            <text:p>3984756741</text:p>
          </table:table-cell>
          <table:table-cell table:number-columns-repeated="16383"/>
        </table:table-row>
        <table:table-row table:style-name="ro2">
          <table:table-cell office:value-type="float" office:value="3992915836.221581" table:formula="of:= 3930000000 + RAND()*(3999999999-3930000000)" table:style-name="ce1">
            <text:p>3992915836</text:p>
          </table:table-cell>
          <table:table-cell table:number-columns-repeated="16383"/>
        </table:table-row>
        <table:table-row table:style-name="ro2">
          <table:table-cell office:value-type="float" office:value="3943002265.3414512" table:formula="of:= 3930000000 + RAND()*(3999999999-3930000000)" table:style-name="ce1">
            <text:p>3943002265</text:p>
          </table:table-cell>
          <table:table-cell table:number-columns-repeated="16383"/>
        </table:table-row>
        <table:table-row table:style-name="ro2">
          <table:table-cell office:value-type="float" office:value="3967936473.6020503" table:formula="of:= 3930000000 + RAND()*(3999999999-3930000000)" table:style-name="ce1">
            <text:p>3967936474</text:p>
          </table:table-cell>
          <table:table-cell table:number-columns-repeated="16383"/>
        </table:table-row>
        <table:table-row table:style-name="ro2">
          <table:table-cell office:value-type="float" office:value="3968700519.9674511" table:formula="of:= 3930000000 + RAND()*(3999999999-3930000000)" table:style-name="ce1">
            <text:p>3968700520</text:p>
          </table:table-cell>
          <table:table-cell table:number-columns-repeated="16383"/>
        </table:table-row>
        <table:table-row table:style-name="ro2">
          <table:table-cell office:value-type="float" office:value="3972568922.4799695" table:formula="of:= 3930000000 + RAND()*(3999999999-3930000000)" table:style-name="ce1">
            <text:p>3972568922</text:p>
          </table:table-cell>
          <table:table-cell table:number-columns-repeated="16383"/>
        </table:table-row>
        <table:table-row table:style-name="ro2">
          <table:table-cell office:value-type="float" office:value="3989750614.9962335" table:formula="of:= 3930000000 + RAND()*(3999999999-3930000000)" table:style-name="ce1">
            <text:p>3989750615</text:p>
          </table:table-cell>
          <table:table-cell table:number-columns-repeated="16383"/>
        </table:table-row>
        <table:table-row table:style-name="ro2">
          <table:table-cell office:value-type="float" office:value="3964896663.6947308" table:formula="of:= 3930000000 + RAND()*(3999999999-3930000000)" table:style-name="ce1">
            <text:p>3964896664</text:p>
          </table:table-cell>
          <table:table-cell table:number-columns-repeated="16383"/>
        </table:table-row>
        <table:table-row table:style-name="ro2">
          <table:table-cell office:value-type="float" office:value="3970546224.8836813" table:formula="of:= 3930000000 + RAND()*(3999999999-3930000000)" table:style-name="ce1">
            <text:p>3970546225</text:p>
          </table:table-cell>
          <table:table-cell table:number-columns-repeated="16383"/>
        </table:table-row>
        <table:table-row table:style-name="ro2">
          <table:table-cell office:value-type="float" office:value="3960633137.706903" table:formula="of:= 3930000000 + RAND()*(3999999999-3930000000)" table:style-name="ce1">
            <text:p>3960633138</text:p>
          </table:table-cell>
          <table:table-cell table:number-columns-repeated="16383"/>
        </table:table-row>
        <table:table-row table:style-name="ro2">
          <table:table-cell office:value-type="float" office:value="3930489684.6770825" table:formula="of:= 3930000000 + RAND()*(3999999999-3930000000)" table:style-name="ce1">
            <text:p>3930489685</text:p>
          </table:table-cell>
          <table:table-cell table:number-columns-repeated="16383"/>
        </table:table-row>
        <table:table-row table:style-name="ro2">
          <table:table-cell office:value-type="float" office:value="3985667512.0869899" table:formula="of:= 3930000000 + RAND()*(3999999999-3930000000)" table:style-name="ce1">
            <text:p>3985667512</text:p>
          </table:table-cell>
          <table:table-cell table:number-columns-repeated="16383"/>
        </table:table-row>
        <table:table-row table:style-name="ro2">
          <table:table-cell office:value-type="float" office:value="3979051111.7069044" table:formula="of:= 3930000000 + RAND()*(3999999999-3930000000)" table:style-name="ce1">
            <text:p>3979051112</text:p>
          </table:table-cell>
          <table:table-cell table:number-columns-repeated="16383"/>
        </table:table-row>
        <table:table-row table:style-name="ro2">
          <table:table-cell office:value-type="float" office:value="3997118267.2236662" table:formula="of:= 3930000000 + RAND()*(3999999999-3930000000)" table:style-name="ce1">
            <text:p>3997118267</text:p>
          </table:table-cell>
          <table:table-cell table:number-columns-repeated="16383"/>
        </table:table-row>
        <table:table-row table:style-name="ro2">
          <table:table-cell office:value-type="float" office:value="3972352484.7877774" table:formula="of:= 3930000000 + RAND()*(3999999999-3930000000)" table:style-name="ce1">
            <text:p>3972352485</text:p>
          </table:table-cell>
          <table:table-cell table:number-columns-repeated="16383"/>
        </table:table-row>
        <table:table-row table:style-name="ro2">
          <table:table-cell office:value-type="float" office:value="3960928604.8835726" table:formula="of:= 3930000000 + RAND()*(3999999999-3930000000)" table:style-name="ce1">
            <text:p>3960928605</text:p>
          </table:table-cell>
          <table:table-cell table:number-columns-repeated="16383"/>
        </table:table-row>
        <table:table-row table:style-name="ro2">
          <table:table-cell office:value-type="float" office:value="3940464072.5263705" table:formula="of:= 3930000000 + RAND()*(3999999999-3930000000)" table:style-name="ce1">
            <text:p>3940464073</text:p>
          </table:table-cell>
          <table:table-cell table:number-columns-repeated="16383"/>
        </table:table-row>
        <table:table-row table:style-name="ro2">
          <table:table-cell office:value-type="float" office:value="3946567629.8303547" table:formula="of:= 3930000000 + RAND()*(3999999999-3930000000)" table:style-name="ce1">
            <text:p>3946567630</text:p>
          </table:table-cell>
          <table:table-cell table:number-columns-repeated="16383"/>
        </table:table-row>
        <table:table-row table:style-name="ro2">
          <table:table-cell office:value-type="float" office:value="3940744253.6439972" table:formula="of:= 3930000000 + RAND()*(3999999999-3930000000)" table:style-name="ce1">
            <text:p>3940744254</text:p>
          </table:table-cell>
          <table:table-cell table:number-columns-repeated="16383"/>
        </table:table-row>
        <table:table-row table:style-name="ro2">
          <table:table-cell office:value-type="float" office:value="3977628344.961205" table:formula="of:= 3930000000 + RAND()*(3999999999-3930000000)" table:style-name="ce1">
            <text:p>3977628345</text:p>
          </table:table-cell>
          <table:table-cell table:number-columns-repeated="16383"/>
        </table:table-row>
        <table:table-row table:style-name="ro2">
          <table:table-cell office:value-type="float" office:value="3978097577.4582067" table:formula="of:= 3930000000 + RAND()*(3999999999-3930000000)" table:style-name="ce1">
            <text:p>3978097577</text:p>
          </table:table-cell>
          <table:table-cell table:number-columns-repeated="16383"/>
        </table:table-row>
        <table:table-row table:style-name="ro2">
          <table:table-cell office:value-type="float" office:value="3975527547.2481546" table:formula="of:= 3930000000 + RAND()*(3999999999-3930000000)" table:style-name="ce1">
            <text:p>3975527547</text:p>
          </table:table-cell>
          <table:table-cell table:number-columns-repeated="16383"/>
        </table:table-row>
        <table:table-row table:style-name="ro2">
          <table:table-cell office:value-type="float" office:value="3985819859.1090212" table:formula="of:= 3930000000 + RAND()*(3999999999-3930000000)" table:style-name="ce1">
            <text:p>3985819859</text:p>
          </table:table-cell>
          <table:table-cell table:number-columns-repeated="16383"/>
        </table:table-row>
        <table:table-row table:style-name="ro2">
          <table:table-cell office:value-type="float" office:value="3984336696.4526391" table:formula="of:= 3930000000 + RAND()*(3999999999-3930000000)" table:style-name="ce1">
            <text:p>3984336696</text:p>
          </table:table-cell>
          <table:table-cell table:number-columns-repeated="16383"/>
        </table:table-row>
        <table:table-row table:style-name="ro2">
          <table:table-cell office:value-type="float" office:value="3999280378.630712" table:formula="of:= 3930000000 + RAND()*(3999999999-3930000000)" table:style-name="ce1">
            <text:p>3999280379</text:p>
          </table:table-cell>
          <table:table-cell table:number-columns-repeated="16383"/>
        </table:table-row>
        <table:table-row table:style-name="ro2">
          <table:table-cell office:value-type="float" office:value="3951165654.3599005" table:formula="of:= 3930000000 + RAND()*(3999999999-3930000000)" table:style-name="ce1">
            <text:p>3951165654</text:p>
          </table:table-cell>
          <table:table-cell table:number-columns-repeated="16383"/>
        </table:table-row>
        <table:table-row table:style-name="ro2">
          <table:table-cell office:value-type="float" office:value="3956909725.0861888" table:formula="of:= 3930000000 + RAND()*(3999999999-3930000000)" table:style-name="ce1">
            <text:p>3956909725</text:p>
          </table:table-cell>
          <table:table-cell table:number-columns-repeated="16383"/>
        </table:table-row>
        <table:table-row table:style-name="ro2">
          <table:table-cell office:value-type="float" office:value="3953307398.5516081" table:formula="of:= 3930000000 + RAND()*(3999999999-3930000000)" table:style-name="ce1">
            <text:p>3953307399</text:p>
          </table:table-cell>
          <table:table-cell table:number-columns-repeated="16383"/>
        </table:table-row>
        <table:table-row table:style-name="ro2">
          <table:table-cell office:value-type="float" office:value="3964536853.2290974" table:formula="of:= 3930000000 + RAND()*(3999999999-3930000000)" table:style-name="ce1">
            <text:p>3964536853</text:p>
          </table:table-cell>
          <table:table-cell table:number-columns-repeated="16383"/>
        </table:table-row>
        <table:table-row table:style-name="ro2">
          <table:table-cell office:value-type="float" office:value="3962354197.2633972" table:formula="of:= 3930000000 + RAND()*(3999999999-3930000000)" table:style-name="ce1">
            <text:p>3962354197</text:p>
          </table:table-cell>
          <table:table-cell table:number-columns-repeated="16383"/>
        </table:table-row>
        <table:table-row table:style-name="ro2">
          <table:table-cell office:value-type="float" office:value="3976394099.1805716" table:formula="of:= 3930000000 + RAND()*(3999999999-3930000000)" table:style-name="ce1">
            <text:p>3976394099</text:p>
          </table:table-cell>
          <table:table-cell table:number-columns-repeated="16383"/>
        </table:table-row>
        <table:table-row table:style-name="ro2">
          <table:table-cell office:value-type="float" office:value="3981031859.1798563" table:formula="of:= 3930000000 + RAND()*(3999999999-3930000000)" table:style-name="ce1">
            <text:p>3981031859</text:p>
          </table:table-cell>
          <table:table-cell table:number-columns-repeated="16383"/>
        </table:table-row>
        <table:table-row table:style-name="ro2">
          <table:table-cell office:value-type="float" office:value="3939224912.0690818" table:formula="of:= 3930000000 + RAND()*(3999999999-3930000000)" table:style-name="ce1">
            <text:p>3939224912</text:p>
          </table:table-cell>
          <table:table-cell table:number-columns-repeated="16383"/>
        </table:table-row>
        <table:table-row table:style-name="ro2">
          <table:table-cell office:value-type="float" office:value="3981381411.4505434" table:formula="of:= 3930000000 + RAND()*(3999999999-3930000000)" table:style-name="ce1">
            <text:p>3981381411</text:p>
          </table:table-cell>
          <table:table-cell table:number-columns-repeated="16383"/>
        </table:table-row>
        <table:table-row table:style-name="ro2">
          <table:table-cell office:value-type="float" office:value="3976822284.2933235" table:formula="of:= 3930000000 + RAND()*(3999999999-3930000000)" table:style-name="ce1">
            <text:p>3976822284</text:p>
          </table:table-cell>
          <table:table-cell table:number-columns-repeated="16383"/>
        </table:table-row>
        <table:table-row table:style-name="ro2">
          <table:table-cell office:value-type="float" office:value="3989011880.4964085" table:formula="of:= 3930000000 + RAND()*(3999999999-3930000000)" table:style-name="ce1">
            <text:p>3989011880</text:p>
          </table:table-cell>
          <table:table-cell table:number-columns-repeated="16383"/>
        </table:table-row>
        <table:table-row table:style-name="ro2">
          <table:table-cell office:value-type="float" office:value="3994198660.727459" table:formula="of:= 3930000000 + RAND()*(3999999999-3930000000)" table:style-name="ce1">
            <text:p>3994198661</text:p>
          </table:table-cell>
          <table:table-cell table:number-columns-repeated="16383"/>
        </table:table-row>
        <table:table-row table:style-name="ro2">
          <table:table-cell office:value-type="float" office:value="3940998267.3474994" table:formula="of:= 3930000000 + RAND()*(3999999999-3930000000)" table:style-name="ce1">
            <text:p>3940998267</text:p>
          </table:table-cell>
          <table:table-cell table:number-columns-repeated="16383"/>
        </table:table-row>
        <table:table-row table:style-name="ro2">
          <table:table-cell office:value-type="float" office:value="3954244737.388082" table:formula="of:= 3930000000 + RAND()*(3999999999-3930000000)" table:style-name="ce1">
            <text:p>3954244737</text:p>
          </table:table-cell>
          <table:table-cell table:number-columns-repeated="16383"/>
        </table:table-row>
        <table:table-row table:style-name="ro2">
          <table:table-cell office:value-type="float" office:value="3951144952.6780715" table:formula="of:= 3930000000 + RAND()*(3999999999-3930000000)" table:style-name="ce1">
            <text:p>3951144953</text:p>
          </table:table-cell>
          <table:table-cell table:number-columns-repeated="16383"/>
        </table:table-row>
        <table:table-row table:style-name="ro2">
          <table:table-cell office:value-type="float" office:value="3951168469.6710448" table:formula="of:= 3930000000 + RAND()*(3999999999-3930000000)" table:style-name="ce1">
            <text:p>3951168470</text:p>
          </table:table-cell>
          <table:table-cell table:number-columns-repeated="16383"/>
        </table:table-row>
        <table:table-row table:style-name="ro2">
          <table:table-cell office:value-type="float" office:value="3960170520.302649" table:formula="of:= 3930000000 + RAND()*(3999999999-3930000000)" table:style-name="ce1">
            <text:p>3960170520</text:p>
          </table:table-cell>
          <table:table-cell table:number-columns-repeated="16383"/>
        </table:table-row>
        <table:table-row table:style-name="ro2">
          <table:table-cell office:value-type="float" office:value="3978818287.3283525" table:formula="of:= 3930000000 + RAND()*(3999999999-3930000000)" table:style-name="ce1">
            <text:p>3978818287</text:p>
          </table:table-cell>
          <table:table-cell table:number-columns-repeated="16383"/>
        </table:table-row>
        <table:table-row table:style-name="ro2">
          <table:table-cell office:value-type="float" office:value="3987783917.6374736" table:formula="of:= 3930000000 + RAND()*(3999999999-3930000000)" table:style-name="ce1">
            <text:p>3987783918</text:p>
          </table:table-cell>
          <table:table-cell table:number-columns-repeated="16383"/>
        </table:table-row>
        <table:table-row table:style-name="ro2">
          <table:table-cell office:value-type="float" office:value="3962803540.7005897" table:formula="of:= 3930000000 + RAND()*(3999999999-3930000000)" table:style-name="ce1">
            <text:p>3962803541</text:p>
          </table:table-cell>
          <table:table-cell table:number-columns-repeated="16383"/>
        </table:table-row>
        <table:table-row table:style-name="ro2">
          <table:table-cell office:value-type="float" office:value="3939313775.4360595" table:formula="of:= 3930000000 + RAND()*(3999999999-3930000000)" table:style-name="ce1">
            <text:p>3939313775</text:p>
          </table:table-cell>
          <table:table-cell table:number-columns-repeated="16383"/>
        </table:table-row>
        <table:table-row table:style-name="ro2">
          <table:table-cell office:value-type="float" office:value="3962568689.2453175" table:formula="of:= 3930000000 + RAND()*(3999999999-3930000000)" table:style-name="ce1">
            <text:p>3962568689</text:p>
          </table:table-cell>
          <table:table-cell table:number-columns-repeated="16383"/>
        </table:table-row>
        <table:table-row table:style-name="ro2">
          <table:table-cell office:value-type="float" office:value="3985517244.9857244" table:formula="of:= 3930000000 + RAND()*(3999999999-3930000000)" table:style-name="ce1">
            <text:p>3985517245</text:p>
          </table:table-cell>
          <table:table-cell table:number-columns-repeated="16383"/>
        </table:table-row>
        <table:table-row table:style-name="ro2">
          <table:table-cell office:value-type="float" office:value="3986975642.0592456" table:formula="of:= 3930000000 + RAND()*(3999999999-3930000000)" table:style-name="ce1">
            <text:p>3986975642</text:p>
          </table:table-cell>
          <table:table-cell table:number-columns-repeated="16383"/>
        </table:table-row>
        <table:table-row table:style-name="ro2">
          <table:table-cell office:value-type="float" office:value="3979675435.7133946" table:formula="of:= 3930000000 + RAND()*(3999999999-3930000000)" table:style-name="ce1">
            <text:p>3979675436</text:p>
          </table:table-cell>
          <table:table-cell table:number-columns-repeated="16383"/>
        </table:table-row>
        <table:table-row table:style-name="ro2">
          <table:table-cell office:value-type="float" office:value="3987485059.979321" table:formula="of:= 3930000000 + RAND()*(3999999999-3930000000)" table:style-name="ce1">
            <text:p>3987485060</text:p>
          </table:table-cell>
          <table:table-cell table:number-columns-repeated="16383"/>
        </table:table-row>
        <table:table-row table:style-name="ro2">
          <table:table-cell office:value-type="float" office:value="3976444624.5740461" table:formula="of:= 3930000000 + RAND()*(3999999999-3930000000)" table:style-name="ce1">
            <text:p>3976444625</text:p>
          </table:table-cell>
          <table:table-cell table:number-columns-repeated="16383"/>
        </table:table-row>
        <table:table-row table:style-name="ro2">
          <table:table-cell office:value-type="float" office:value="3945391633.3455043" table:formula="of:= 3930000000 + RAND()*(3999999999-3930000000)" table:style-name="ce1">
            <text:p>3945391633</text:p>
          </table:table-cell>
          <table:table-cell table:number-columns-repeated="16383"/>
        </table:table-row>
        <table:table-row table:style-name="ro2">
          <table:table-cell office:value-type="float" office:value="3935120127.1193209" table:formula="of:= 3930000000 + RAND()*(3999999999-3930000000)" table:style-name="ce1">
            <text:p>3935120127</text:p>
          </table:table-cell>
          <table:table-cell table:number-columns-repeated="16383"/>
        </table:table-row>
        <table:table-row table:style-name="ro2">
          <table:table-cell office:value-type="float" office:value="3969173440.3697786" table:formula="of:= 3930000000 + RAND()*(3999999999-3930000000)" table:style-name="ce1">
            <text:p>3969173440</text:p>
          </table:table-cell>
          <table:table-cell table:number-columns-repeated="16383"/>
        </table:table-row>
        <table:table-row table:style-name="ro2">
          <table:table-cell office:value-type="float" office:value="3945654958.3981605" table:formula="of:= 3930000000 + RAND()*(3999999999-3930000000)" table:style-name="ce1">
            <text:p>3945654958</text:p>
          </table:table-cell>
          <table:table-cell table:number-columns-repeated="16383"/>
        </table:table-row>
        <table:table-row table:style-name="ro2">
          <table:table-cell office:value-type="float" office:value="3947219994.3692951" table:formula="of:= 3930000000 + RAND()*(3999999999-3930000000)" table:style-name="ce1">
            <text:p>3947219994</text:p>
          </table:table-cell>
          <table:table-cell table:number-columns-repeated="16383"/>
        </table:table-row>
        <table:table-row table:style-name="ro2">
          <table:table-cell office:value-type="float" office:value="3985328647.9150534" table:formula="of:= 3930000000 + RAND()*(3999999999-3930000000)" table:style-name="ce1">
            <text:p>3985328648</text:p>
          </table:table-cell>
          <table:table-cell table:number-columns-repeated="16383"/>
        </table:table-row>
        <table:table-row table:style-name="ro2">
          <table:table-cell office:value-type="float" office:value="3934718168.662457" table:formula="of:= 3930000000 + RAND()*(3999999999-3930000000)" table:style-name="ce1">
            <text:p>3934718169</text:p>
          </table:table-cell>
          <table:table-cell table:number-columns-repeated="16383"/>
        </table:table-row>
        <table:table-row table:style-name="ro2">
          <table:table-cell office:value-type="float" office:value="3935670398.1079044" table:formula="of:= 3930000000 + RAND()*(3999999999-3930000000)" table:style-name="ce1">
            <text:p>3935670398</text:p>
          </table:table-cell>
          <table:table-cell table:number-columns-repeated="16383"/>
        </table:table-row>
        <table:table-row table:style-name="ro2">
          <table:table-cell office:value-type="float" office:value="3976104843.0538435" table:formula="of:= 3930000000 + RAND()*(3999999999-3930000000)" table:style-name="ce1">
            <text:p>3976104843</text:p>
          </table:table-cell>
          <table:table-cell table:number-columns-repeated="16383"/>
        </table:table-row>
        <table:table-row table:style-name="ro2">
          <table:table-cell office:value-type="float" office:value="3946848307.6060681" table:formula="of:= 3930000000 + RAND()*(3999999999-3930000000)" table:style-name="ce1">
            <text:p>3946848308</text:p>
          </table:table-cell>
          <table:table-cell table:number-columns-repeated="16383"/>
        </table:table-row>
        <table:table-row table:style-name="ro2">
          <table:table-cell office:value-type="float" office:value="3984365869.9693613" table:formula="of:= 3930000000 + RAND()*(3999999999-3930000000)" table:style-name="ce1">
            <text:p>3984365870</text:p>
          </table:table-cell>
          <table:table-cell table:number-columns-repeated="16383"/>
        </table:table-row>
        <table:table-row table:style-name="ro2">
          <table:table-cell office:value-type="float" office:value="3943624850.8907146" table:formula="of:= 3930000000 + RAND()*(3999999999-3930000000)" table:style-name="ce1">
            <text:p>3943624851</text:p>
          </table:table-cell>
          <table:table-cell table:number-columns-repeated="16383"/>
        </table:table-row>
        <table:table-row table:style-name="ro2">
          <table:table-cell office:value-type="float" office:value="3972318183.5125709" table:formula="of:= 3930000000 + RAND()*(3999999999-3930000000)" table:style-name="ce1">
            <text:p>3972318184</text:p>
          </table:table-cell>
          <table:table-cell table:number-columns-repeated="16383"/>
        </table:table-row>
        <table:table-row table:style-name="ro2">
          <table:table-cell office:value-type="float" office:value="3955518520.0135207" table:formula="of:= 3930000000 + RAND()*(3999999999-3930000000)" table:style-name="ce1">
            <text:p>3955518520</text:p>
          </table:table-cell>
          <table:table-cell table:number-columns-repeated="16383"/>
        </table:table-row>
        <table:table-row table:style-name="ro2">
          <table:table-cell office:value-type="float" office:value="3986818502.3140154" table:formula="of:= 3930000000 + RAND()*(3999999999-3930000000)" table:style-name="ce1">
            <text:p>3986818502</text:p>
          </table:table-cell>
          <table:table-cell table:number-columns-repeated="16383"/>
        </table:table-row>
        <table:table-row table:style-name="ro2">
          <table:table-cell office:value-type="float" office:value="3957657875.7423577" table:formula="of:= 3930000000 + RAND()*(3999999999-3930000000)" table:style-name="ce1">
            <text:p>3957657876</text:p>
          </table:table-cell>
          <table:table-cell table:number-columns-repeated="16383"/>
        </table:table-row>
        <table:table-row table:style-name="ro2">
          <table:table-cell office:value-type="float" office:value="3967390204.1749177" table:formula="of:= 3930000000 + RAND()*(3999999999-3930000000)" table:style-name="ce1">
            <text:p>3967390204</text:p>
          </table:table-cell>
          <table:table-cell table:number-columns-repeated="16383"/>
        </table:table-row>
        <table:table-row table:style-name="ro2">
          <table:table-cell office:value-type="float" office:value="3978714482.5130048" table:formula="of:= 3930000000 + RAND()*(3999999999-3930000000)" table:style-name="ce1">
            <text:p>3978714483</text:p>
          </table:table-cell>
          <table:table-cell table:number-columns-repeated="16383"/>
        </table:table-row>
        <table:table-row table:style-name="ro2">
          <table:table-cell office:value-type="float" office:value="3936817566.6086068" table:formula="of:= 3930000000 + RAND()*(3999999999-3930000000)" table:style-name="ce1">
            <text:p>3936817567</text:p>
          </table:table-cell>
          <table:table-cell table:number-columns-repeated="16383"/>
        </table:table-row>
        <table:table-row table:style-name="ro2">
          <table:table-cell office:value-type="float" office:value="3934385937.5620832" table:formula="of:= 3930000000 + RAND()*(3999999999-3930000000)" table:style-name="ce1">
            <text:p>3934385938</text:p>
          </table:table-cell>
          <table:table-cell table:number-columns-repeated="16383"/>
        </table:table-row>
        <table:table-row table:style-name="ro2">
          <table:table-cell office:value-type="float" office:value="3994407723.4216309" table:formula="of:= 3930000000 + RAND()*(3999999999-3930000000)" table:style-name="ce1">
            <text:p>3994407723</text:p>
          </table:table-cell>
          <table:table-cell table:number-columns-repeated="16383"/>
        </table:table-row>
        <table:table-row table:style-name="ro2">
          <table:table-cell office:value-type="float" office:value="3962211393.9082856" table:formula="of:= 3930000000 + RAND()*(3999999999-3930000000)" table:style-name="ce1">
            <text:p>3962211394</text:p>
          </table:table-cell>
          <table:table-cell table:number-columns-repeated="16383"/>
        </table:table-row>
        <table:table-row table:style-name="ro2">
          <table:table-cell office:value-type="float" office:value="3967026183.8052945" table:formula="of:= 3930000000 + RAND()*(3999999999-3930000000)" table:style-name="ce1">
            <text:p>3967026184</text:p>
          </table:table-cell>
          <table:table-cell table:number-columns-repeated="16383"/>
        </table:table-row>
        <table:table-row table:style-name="ro2">
          <table:table-cell office:value-type="float" office:value="3997025865.4813957" table:formula="of:= 3930000000 + RAND()*(3999999999-3930000000)" table:style-name="ce1">
            <text:p>3997025865</text:p>
          </table:table-cell>
          <table:table-cell table:number-columns-repeated="16383"/>
        </table:table-row>
        <table:table-row table:style-name="ro2">
          <table:table-cell office:value-type="float" office:value="3939044236.891861" table:formula="of:= 3930000000 + RAND()*(3999999999-3930000000)" table:style-name="ce1">
            <text:p>3939044237</text:p>
          </table:table-cell>
          <table:table-cell table:number-columns-repeated="16383"/>
        </table:table-row>
        <table:table-row table:style-name="ro2">
          <table:table-cell office:value-type="float" office:value="3978562885.4532232" table:formula="of:= 3930000000 + RAND()*(3999999999-3930000000)" table:style-name="ce1">
            <text:p>3978562885</text:p>
          </table:table-cell>
          <table:table-cell table:number-columns-repeated="16383"/>
        </table:table-row>
        <table:table-row table:style-name="ro2">
          <table:table-cell office:value-type="float" office:value="3935370911.2746897" table:formula="of:= 3930000000 + RAND()*(3999999999-3930000000)" table:style-name="ce1">
            <text:p>3935370911</text:p>
          </table:table-cell>
          <table:table-cell table:number-columns-repeated="16383"/>
        </table:table-row>
        <table:table-row table:style-name="ro2">
          <table:table-cell office:value-type="float" office:value="3980787700.8518176" table:formula="of:= 3930000000 + RAND()*(3999999999-3930000000)" table:style-name="ce1">
            <text:p>3980787701</text:p>
          </table:table-cell>
          <table:table-cell table:number-columns-repeated="16383"/>
        </table:table-row>
        <table:table-row table:style-name="ro2">
          <table:table-cell office:value-type="float" office:value="3963157611.8245778" table:formula="of:= 3930000000 + RAND()*(3999999999-3930000000)" table:style-name="ce1">
            <text:p>3963157612</text:p>
          </table:table-cell>
          <table:table-cell table:number-columns-repeated="16383"/>
        </table:table-row>
        <table:table-row table:style-name="ro2">
          <table:table-cell office:value-type="float" office:value="3979558353.2416835" table:formula="of:= 3930000000 + RAND()*(3999999999-3930000000)" table:style-name="ce1">
            <text:p>3979558353</text:p>
          </table:table-cell>
          <table:table-cell table:number-columns-repeated="16383"/>
        </table:table-row>
        <table:table-row table:style-name="ro2">
          <table:table-cell office:value-type="float" office:value="3973836464.2644606" table:formula="of:= 3930000000 + RAND()*(3999999999-3930000000)" table:style-name="ce1">
            <text:p>3973836464</text:p>
          </table:table-cell>
          <table:table-cell table:number-columns-repeated="16383"/>
        </table:table-row>
        <table:table-row table:style-name="ro2">
          <table:table-cell office:value-type="float" office:value="3999555991.087182" table:formula="of:= 3930000000 + RAND()*(3999999999-3930000000)" table:style-name="ce1">
            <text:p>3999555991</text:p>
          </table:table-cell>
          <table:table-cell table:number-columns-repeated="16383"/>
        </table:table-row>
        <table:table-row table:style-name="ro2">
          <table:table-cell office:value-type="float" office:value="3965597556.1643314" table:formula="of:= 3930000000 + RAND()*(3999999999-3930000000)" table:style-name="ce1">
            <text:p>3965597556</text:p>
          </table:table-cell>
          <table:table-cell table:number-columns-repeated="16383"/>
        </table:table-row>
        <table:table-row table:style-name="ro2">
          <table:table-cell office:value-type="float" office:value="3941840235.7028298" table:formula="of:= 3930000000 + RAND()*(3999999999-3930000000)" table:style-name="ce1">
            <text:p>3941840236</text:p>
          </table:table-cell>
          <table:table-cell table:number-columns-repeated="16383"/>
        </table:table-row>
        <table:table-row table:style-name="ro2">
          <table:table-cell office:value-type="float" office:value="3976337757.2750564" table:formula="of:= 3930000000 + RAND()*(3999999999-3930000000)" table:style-name="ce1">
            <text:p>3976337757</text:p>
          </table:table-cell>
          <table:table-cell table:number-columns-repeated="16383"/>
        </table:table-row>
        <table:table-row table:style-name="ro2">
          <table:table-cell office:value-type="float" office:value="3992835788.067729" table:formula="of:= 3930000000 + RAND()*(3999999999-3930000000)" table:style-name="ce1">
            <text:p>3992835788</text:p>
          </table:table-cell>
          <table:table-cell table:number-columns-repeated="16383"/>
        </table:table-row>
        <table:table-row table:style-name="ro2">
          <table:table-cell office:value-type="float" office:value="3963853248.1212397" table:formula="of:= 3930000000 + RAND()*(3999999999-3930000000)" table:style-name="ce1">
            <text:p>3963853248</text:p>
          </table:table-cell>
          <table:table-cell table:number-columns-repeated="16383"/>
        </table:table-row>
        <table:table-row table:style-name="ro2">
          <table:table-cell office:value-type="float" office:value="3956176738.1780386" table:formula="of:= 3930000000 + RAND()*(3999999999-3930000000)" table:style-name="ce1">
            <text:p>3956176738</text:p>
          </table:table-cell>
          <table:table-cell table:number-columns-repeated="16383"/>
        </table:table-row>
        <table:table-row table:style-name="ro2">
          <table:table-cell office:value-type="float" office:value="3976447831.8608251" table:formula="of:= 3930000000 + RAND()*(3999999999-3930000000)" table:style-name="ce1">
            <text:p>3976447832</text:p>
          </table:table-cell>
          <table:table-cell table:number-columns-repeated="16383"/>
        </table:table-row>
        <table:table-row table:style-name="ro2">
          <table:table-cell office:value-type="float" office:value="3942761830.0027833" table:formula="of:= 3930000000 + RAND()*(3999999999-3930000000)" table:style-name="ce1">
            <text:p>3942761830</text:p>
          </table:table-cell>
          <table:table-cell table:number-columns-repeated="16383"/>
        </table:table-row>
        <table:table-row table:style-name="ro2">
          <table:table-cell office:value-type="float" office:value="3998061820.107842" table:formula="of:= 3930000000 + RAND()*(3999999999-3930000000)" table:style-name="ce1">
            <text:p>3998061820</text:p>
          </table:table-cell>
          <table:table-cell table:number-columns-repeated="16383"/>
        </table:table-row>
        <table:table-row table:style-name="ro2">
          <table:table-cell office:value-type="float" office:value="3962768808.8603034" table:formula="of:= 3930000000 + RAND()*(3999999999-3930000000)" table:style-name="ce1">
            <text:p>3962768809</text:p>
          </table:table-cell>
          <table:table-cell table:number-columns-repeated="16383"/>
        </table:table-row>
        <table:table-row table:style-name="ro2">
          <table:table-cell office:value-type="float" office:value="3983380222.5471101" table:formula="of:= 3930000000 + RAND()*(3999999999-3930000000)" table:style-name="ce1">
            <text:p>3983380223</text:p>
          </table:table-cell>
          <table:table-cell table:number-columns-repeated="16383"/>
        </table:table-row>
        <table:table-row table:style-name="ro2">
          <table:table-cell office:value-type="float" office:value="3996786291.9133615" table:formula="of:= 3930000000 + RAND()*(3999999999-3930000000)" table:style-name="ce1">
            <text:p>3996786292</text:p>
          </table:table-cell>
          <table:table-cell table:number-columns-repeated="16383"/>
        </table:table-row>
        <table:table-row table:style-name="ro2">
          <table:table-cell office:value-type="float" office:value="3951531350.5644493" table:formula="of:= 3930000000 + RAND()*(3999999999-3930000000)" table:style-name="ce1">
            <text:p>3951531351</text:p>
          </table:table-cell>
          <table:table-cell table:number-columns-repeated="16383"/>
        </table:table-row>
        <table:table-row table:style-name="ro2">
          <table:table-cell office:value-type="float" office:value="3957567451.9556174" table:formula="of:= 3930000000 + RAND()*(3999999999-3930000000)" table:style-name="ce1">
            <text:p>3957567452</text:p>
          </table:table-cell>
          <table:table-cell table:number-columns-repeated="16383"/>
        </table:table-row>
        <table:table-row table:style-name="ro2">
          <table:table-cell office:value-type="float" office:value="3953112595.8288298" table:formula="of:= 3930000000 + RAND()*(3999999999-3930000000)" table:style-name="ce1">
            <text:p>3953112596</text:p>
          </table:table-cell>
          <table:table-cell table:number-columns-repeated="16383"/>
        </table:table-row>
        <table:table-row table:style-name="ro2">
          <table:table-cell office:value-type="float" office:value="3953777979.1867924" table:formula="of:= 3930000000 + RAND()*(3999999999-3930000000)" table:style-name="ce1">
            <text:p>3953777979</text:p>
          </table:table-cell>
          <table:table-cell table:number-columns-repeated="16383"/>
        </table:table-row>
        <table:table-row table:style-name="ro2">
          <table:table-cell office:value-type="float" office:value="3939428279.9335008" table:formula="of:= 3930000000 + RAND()*(3999999999-3930000000)" table:style-name="ce1">
            <text:p>3939428280</text:p>
          </table:table-cell>
          <table:table-cell table:number-columns-repeated="16383"/>
        </table:table-row>
        <table:table-row table:style-name="ro2">
          <table:table-cell office:value-type="float" office:value="3946661949.8422208" table:formula="of:= 3930000000 + RAND()*(3999999999-3930000000)" table:style-name="ce1">
            <text:p>3946661950</text:p>
          </table:table-cell>
          <table:table-cell table:number-columns-repeated="16383"/>
        </table:table-row>
        <table:table-row table:style-name="ro2">
          <table:table-cell office:value-type="float" office:value="3958355589.5883837" table:formula="of:= 3930000000 + RAND()*(3999999999-3930000000)" table:style-name="ce1">
            <text:p>3958355590</text:p>
          </table:table-cell>
          <table:table-cell table:number-columns-repeated="16383"/>
        </table:table-row>
        <table:table-row table:style-name="ro2">
          <table:table-cell office:value-type="float" office:value="3986206845.2336445" table:formula="of:= 3930000000 + RAND()*(3999999999-3930000000)" table:style-name="ce1">
            <text:p>3986206845</text:p>
          </table:table-cell>
          <table:table-cell table:number-columns-repeated="16383"/>
        </table:table-row>
        <table:table-row table:style-name="ro2">
          <table:table-cell office:value-type="float" office:value="3981790038.5895147" table:formula="of:= 3930000000 + RAND()*(3999999999-3930000000)" table:style-name="ce1">
            <text:p>3981790039</text:p>
          </table:table-cell>
          <table:table-cell table:number-columns-repeated="16383"/>
        </table:table-row>
        <table:table-row table:style-name="ro2">
          <table:table-cell office:value-type="float" office:value="3958232976.8941889" table:formula="of:= 3930000000 + RAND()*(3999999999-3930000000)" table:style-name="ce1">
            <text:p>3958232977</text:p>
          </table:table-cell>
          <table:table-cell table:number-columns-repeated="16383"/>
        </table:table-row>
        <table:table-row table:style-name="ro2">
          <table:table-cell office:value-type="float" office:value="3989575809.7317848" table:formula="of:= 3930000000 + RAND()*(3999999999-3930000000)" table:style-name="ce1">
            <text:p>3989575810</text:p>
          </table:table-cell>
          <table:table-cell table:number-columns-repeated="16383"/>
        </table:table-row>
        <table:table-row table:style-name="ro2">
          <table:table-cell office:value-type="float" office:value="3974998269.4479198" table:formula="of:= 3930000000 + RAND()*(3999999999-3930000000)" table:style-name="ce1">
            <text:p>3974998269</text:p>
          </table:table-cell>
          <table:table-cell table:number-columns-repeated="16383"/>
        </table:table-row>
        <table:table-row table:style-name="ro2">
          <table:table-cell office:value-type="float" office:value="3931913137.8449121" table:formula="of:= 3930000000 + RAND()*(3999999999-3930000000)" table:style-name="ce1">
            <text:p>3931913138</text:p>
          </table:table-cell>
          <table:table-cell table:number-columns-repeated="16383"/>
        </table:table-row>
        <table:table-row table:style-name="ro2">
          <table:table-cell office:value-type="float" office:value="3961492833.1435657" table:formula="of:= 3930000000 + RAND()*(3999999999-3930000000)" table:style-name="ce1">
            <text:p>3961492833</text:p>
          </table:table-cell>
          <table:table-cell table:number-columns-repeated="16383"/>
        </table:table-row>
        <table:table-row table:style-name="ro2">
          <table:table-cell office:value-type="float" office:value="3998603243.143342" table:formula="of:= 3930000000 + RAND()*(3999999999-3930000000)" table:style-name="ce1">
            <text:p>3998603243</text:p>
          </table:table-cell>
          <table:table-cell table:number-columns-repeated="16383"/>
        </table:table-row>
        <table:table-row table:style-name="ro2">
          <table:table-cell office:value-type="float" office:value="3999006543.307179" table:formula="of:= 3930000000 + RAND()*(3999999999-3930000000)" table:style-name="ce1">
            <text:p>3999006543</text:p>
          </table:table-cell>
          <table:table-cell table:number-columns-repeated="16383"/>
        </table:table-row>
        <table:table-row table:style-name="ro2">
          <table:table-cell office:value-type="float" office:value="3999621164.8477378" table:formula="of:= 3930000000 + RAND()*(3999999999-3930000000)" table:style-name="ce1">
            <text:p>3999621165</text:p>
          </table:table-cell>
          <table:table-cell table:number-columns-repeated="16383"/>
        </table:table-row>
        <table:table-row table:style-name="ro2">
          <table:table-cell office:value-type="float" office:value="3993400629.9448333" table:formula="of:= 3930000000 + RAND()*(3999999999-3930000000)" table:style-name="ce1">
            <text:p>3993400630</text:p>
          </table:table-cell>
          <table:table-cell table:number-columns-repeated="16383"/>
        </table:table-row>
        <table:table-row table:style-name="ro2">
          <table:table-cell office:value-type="float" office:value="3954262301.2971554" table:formula="of:= 3930000000 + RAND()*(3999999999-3930000000)" table:style-name="ce1">
            <text:p>3954262301</text:p>
          </table:table-cell>
          <table:table-cell table:number-columns-repeated="16383"/>
        </table:table-row>
        <table:table-row table:style-name="ro2">
          <table:table-cell office:value-type="float" office:value="3985762586.7052884" table:formula="of:= 3930000000 + RAND()*(3999999999-3930000000)" table:style-name="ce1">
            <text:p>3985762587</text:p>
          </table:table-cell>
          <table:table-cell table:number-columns-repeated="16383"/>
        </table:table-row>
        <table:table-row table:style-name="ro2">
          <table:table-cell office:value-type="float" office:value="3955874491.1388512" table:formula="of:= 3930000000 + RAND()*(3999999999-3930000000)" table:style-name="ce1">
            <text:p>3955874491</text:p>
          </table:table-cell>
          <table:table-cell table:number-columns-repeated="16383"/>
        </table:table-row>
        <table:table-row table:style-name="ro2">
          <table:table-cell office:value-type="float" office:value="3942395524.3229747" table:formula="of:= 3930000000 + RAND()*(3999999999-3930000000)" table:style-name="ce1">
            <text:p>3942395524</text:p>
          </table:table-cell>
          <table:table-cell table:number-columns-repeated="16383"/>
        </table:table-row>
        <table:table-row table:style-name="ro2">
          <table:table-cell office:value-type="float" office:value="3982212223.6259279" table:formula="of:= 3930000000 + RAND()*(3999999999-3930000000)" table:style-name="ce1">
            <text:p>3982212224</text:p>
          </table:table-cell>
          <table:table-cell table:number-columns-repeated="16383"/>
        </table:table-row>
        <table:table-row table:style-name="ro2">
          <table:table-cell office:value-type="float" office:value="3937752750.9577422" table:formula="of:= 3930000000 + RAND()*(3999999999-3930000000)" table:style-name="ce1">
            <text:p>3937752751</text:p>
          </table:table-cell>
          <table:table-cell table:number-columns-repeated="16383"/>
        </table:table-row>
        <table:table-row table:style-name="ro2">
          <table:table-cell office:value-type="float" office:value="3961094696.8585033" table:formula="of:= 3930000000 + RAND()*(3999999999-3930000000)" table:style-name="ce1">
            <text:p>3961094697</text:p>
          </table:table-cell>
          <table:table-cell table:number-columns-repeated="16383"/>
        </table:table-row>
        <table:table-row table:style-name="ro2">
          <table:table-cell office:value-type="float" office:value="3993960237.1765857" table:formula="of:= 3930000000 + RAND()*(3999999999-3930000000)" table:style-name="ce1">
            <text:p>3993960237</text:p>
          </table:table-cell>
          <table:table-cell table:number-columns-repeated="16383"/>
        </table:table-row>
        <table:table-row table:style-name="ro2">
          <table:table-cell office:value-type="float" office:value="3982674150.9716396" table:formula="of:= 3930000000 + RAND()*(3999999999-3930000000)" table:style-name="ce1">
            <text:p>3982674151</text:p>
          </table:table-cell>
          <table:table-cell table:number-columns-repeated="16383"/>
        </table:table-row>
        <table:table-row table:style-name="ro2">
          <table:table-cell office:value-type="float" office:value="3959629869.1380196" table:formula="of:= 3930000000 + RAND()*(3999999999-3930000000)" table:style-name="ce1">
            <text:p>3959629869</text:p>
          </table:table-cell>
          <table:table-cell table:number-columns-repeated="16383"/>
        </table:table-row>
        <table:table-row table:style-name="ro2">
          <table:table-cell office:value-type="float" office:value="3954586356.8314476" table:formula="of:= 3930000000 + RAND()*(3999999999-3930000000)" table:style-name="ce1">
            <text:p>3954586357</text:p>
          </table:table-cell>
          <table:table-cell table:number-columns-repeated="16383"/>
        </table:table-row>
        <table:table-row table:style-name="ro2">
          <table:table-cell office:value-type="float" office:value="3985148164.8066702" table:formula="of:= 3930000000 + RAND()*(3999999999-3930000000)" table:style-name="ce1">
            <text:p>3985148165</text:p>
          </table:table-cell>
          <table:table-cell table:number-columns-repeated="16383"/>
        </table:table-row>
        <table:table-row table:style-name="ro2">
          <table:table-cell office:value-type="float" office:value="3945797316.3151512" table:formula="of:= 3930000000 + RAND()*(3999999999-3930000000)" table:style-name="ce1">
            <text:p>3945797316</text:p>
          </table:table-cell>
          <table:table-cell table:number-columns-repeated="16383"/>
        </table:table-row>
        <table:table-row table:style-name="ro2">
          <table:table-cell office:value-type="float" office:value="3947047472.5114889" table:formula="of:= 3930000000 + RAND()*(3999999999-3930000000)" table:style-name="ce1">
            <text:p>3947047473</text:p>
          </table:table-cell>
          <table:table-cell table:number-columns-repeated="16383"/>
        </table:table-row>
        <table:table-row table:style-name="ro2">
          <table:table-cell office:value-type="float" office:value="3976154336.9895754" table:formula="of:= 3930000000 + RAND()*(3999999999-3930000000)" table:style-name="ce1">
            <text:p>3976154337</text:p>
          </table:table-cell>
          <table:table-cell table:number-columns-repeated="16383"/>
        </table:table-row>
        <table:table-row table:style-name="ro2">
          <table:table-cell office:value-type="float" office:value="3949560103.0114989" table:formula="of:= 3930000000 + RAND()*(3999999999-3930000000)" table:style-name="ce1">
            <text:p>3949560103</text:p>
          </table:table-cell>
          <table:table-cell table:number-columns-repeated="16383"/>
        </table:table-row>
        <table:table-row table:style-name="ro2">
          <table:table-cell office:value-type="float" office:value="3996830422.3443022" table:formula="of:= 3930000000 + RAND()*(3999999999-3930000000)" table:style-name="ce1">
            <text:p>3996830422</text:p>
          </table:table-cell>
          <table:table-cell table:number-columns-repeated="16383"/>
        </table:table-row>
        <table:table-row table:style-name="ro2">
          <table:table-cell office:value-type="float" office:value="3934701279.3418069" table:formula="of:= 3930000000 + RAND()*(3999999999-3930000000)" table:style-name="ce1">
            <text:p>3934701279</text:p>
          </table:table-cell>
          <table:table-cell table:number-columns-repeated="16383"/>
        </table:table-row>
        <table:table-row table:style-name="ro2">
          <table:table-cell office:value-type="float" office:value="3935376045.7223754" table:formula="of:= 3930000000 + RAND()*(3999999999-3930000000)" table:style-name="ce1">
            <text:p>3935376046</text:p>
          </table:table-cell>
          <table:table-cell table:number-columns-repeated="16383"/>
        </table:table-row>
        <table:table-row table:style-name="ro2">
          <table:table-cell office:value-type="float" office:value="3948624620.1597071" table:formula="of:= 3930000000 + RAND()*(3999999999-3930000000)" table:style-name="ce1">
            <text:p>3948624620</text:p>
          </table:table-cell>
          <table:table-cell table:number-columns-repeated="16383"/>
        </table:table-row>
        <table:table-row table:style-name="ro2">
          <table:table-cell office:value-type="float" office:value="3999577401.9688945" table:formula="of:= 3930000000 + RAND()*(3999999999-3930000000)" table:style-name="ce1">
            <text:p>3999577402</text:p>
          </table:table-cell>
          <table:table-cell table:number-columns-repeated="16383"/>
        </table:table-row>
        <table:table-row table:style-name="ro2">
          <table:table-cell office:value-type="float" office:value="3937610593.8763285" table:formula="of:= 3930000000 + RAND()*(3999999999-3930000000)" table:style-name="ce1">
            <text:p>3937610594</text:p>
          </table:table-cell>
          <table:table-cell table:number-columns-repeated="16383"/>
        </table:table-row>
        <table:table-row table:style-name="ro2">
          <table:table-cell office:value-type="float" office:value="3995378972.8786225" table:formula="of:= 3930000000 + RAND()*(3999999999-3930000000)" table:style-name="ce1">
            <text:p>3995378973</text:p>
          </table:table-cell>
          <table:table-cell table:number-columns-repeated="16383"/>
        </table:table-row>
        <table:table-row table:style-name="ro2">
          <table:table-cell office:value-type="float" office:value="3988666516.5324955" table:formula="of:= 3930000000 + RAND()*(3999999999-3930000000)" table:style-name="ce1">
            <text:p>3988666517</text:p>
          </table:table-cell>
          <table:table-cell table:number-columns-repeated="16383"/>
        </table:table-row>
        <table:table-row table:style-name="ro2">
          <table:table-cell office:value-type="float" office:value="3999861516.8482356" table:formula="of:= 3930000000 + RAND()*(3999999999-3930000000)" table:style-name="ce1">
            <text:p>3999861517</text:p>
          </table:table-cell>
          <table:table-cell table:number-columns-repeated="16383"/>
        </table:table-row>
        <table:table-row table:style-name="ro2">
          <table:table-cell office:value-type="float" office:value="3958872046.6869063" table:formula="of:= 3930000000 + RAND()*(3999999999-3930000000)" table:style-name="ce1">
            <text:p>3958872047</text:p>
          </table:table-cell>
          <table:table-cell table:number-columns-repeated="16383"/>
        </table:table-row>
        <table:table-row table:style-name="ro2">
          <table:table-cell office:value-type="float" office:value="3989406698.7414837" table:formula="of:= 3930000000 + RAND()*(3999999999-3930000000)" table:style-name="ce1">
            <text:p>3989406699</text:p>
          </table:table-cell>
          <table:table-cell table:number-columns-repeated="16383"/>
        </table:table-row>
        <table:table-row table:style-name="ro2">
          <table:table-cell office:value-type="float" office:value="3969182384.4846501" table:formula="of:= 3930000000 + RAND()*(3999999999-3930000000)" table:style-name="ce1">
            <text:p>3969182384</text:p>
          </table:table-cell>
          <table:table-cell table:number-columns-repeated="16383"/>
        </table:table-row>
        <table:table-row table:style-name="ro2">
          <table:table-cell office:value-type="float" office:value="3952853780.3815331" table:formula="of:= 3930000000 + RAND()*(3999999999-3930000000)" table:style-name="ce1">
            <text:p>3952853780</text:p>
          </table:table-cell>
          <table:table-cell table:number-columns-repeated="16383"/>
        </table:table-row>
        <table:table-row table:style-name="ro2">
          <table:table-cell office:value-type="float" office:value="3932956479.8378997" table:formula="of:= 3930000000 + RAND()*(3999999999-3930000000)" table:style-name="ce1">
            <text:p>3932956480</text:p>
          </table:table-cell>
          <table:table-cell table:number-columns-repeated="16383"/>
        </table:table-row>
        <table:table-row table:style-name="ro2">
          <table:table-cell office:value-type="float" office:value="3939836232.4892607" table:formula="of:= 3930000000 + RAND()*(3999999999-3930000000)" table:style-name="ce1">
            <text:p>3939836232</text:p>
          </table:table-cell>
          <table:table-cell table:number-columns-repeated="16383"/>
        </table:table-row>
        <table:table-row table:style-name="ro2">
          <table:table-cell office:value-type="float" office:value="3975139928.787056" table:formula="of:= 3930000000 + RAND()*(3999999999-3930000000)" table:style-name="ce1">
            <text:p>3975139929</text:p>
          </table:table-cell>
          <table:table-cell table:number-columns-repeated="16383"/>
        </table:table-row>
        <table:table-row table:style-name="ro2">
          <table:table-cell office:value-type="float" office:value="3945649345.2149148" table:formula="of:= 3930000000 + RAND()*(3999999999-3930000000)" table:style-name="ce1">
            <text:p>3945649345</text:p>
          </table:table-cell>
          <table:table-cell table:number-columns-repeated="16383"/>
        </table:table-row>
        <table:table-row table:style-name="ro2">
          <table:table-cell office:value-type="float" office:value="3981758913.1705236" table:formula="of:= 3930000000 + RAND()*(3999999999-3930000000)" table:style-name="ce1">
            <text:p>3981758913</text:p>
          </table:table-cell>
          <table:table-cell table:number-columns-repeated="16383"/>
        </table:table-row>
        <table:table-row table:style-name="ro2">
          <table:table-cell office:value-type="float" office:value="3991609614.4252806" table:formula="of:= 3930000000 + RAND()*(3999999999-3930000000)" table:style-name="ce1">
            <text:p>3991609614</text:p>
          </table:table-cell>
          <table:table-cell table:number-columns-repeated="16383"/>
        </table:table-row>
        <table:table-row table:style-name="ro2">
          <table:table-cell office:value-type="float" office:value="3986513393.9842606" table:formula="of:= 3930000000 + RAND()*(3999999999-3930000000)" table:style-name="ce1">
            <text:p>3986513394</text:p>
          </table:table-cell>
          <table:table-cell table:number-columns-repeated="16383"/>
        </table:table-row>
        <table:table-row table:style-name="ro2">
          <table:table-cell office:value-type="float" office:value="3978153477.056499" table:formula="of:= 3930000000 + RAND()*(3999999999-3930000000)" table:style-name="ce1">
            <text:p>3978153477</text:p>
          </table:table-cell>
          <table:table-cell table:number-columns-repeated="16383"/>
        </table:table-row>
        <table:table-row table:style-name="ro2">
          <table:table-cell office:value-type="float" office:value="3960056339.2263746" table:formula="of:= 3930000000 + RAND()*(3999999999-3930000000)" table:style-name="ce1">
            <text:p>3960056339</text:p>
          </table:table-cell>
          <table:table-cell table:number-columns-repeated="16383"/>
        </table:table-row>
        <table:table-row table:style-name="ro2">
          <table:table-cell office:value-type="float" office:value="3953662799.2480636" table:formula="of:= 3930000000 + RAND()*(3999999999-3930000000)" table:style-name="ce1">
            <text:p>3953662799</text:p>
          </table:table-cell>
          <table:table-cell table:number-columns-repeated="16383"/>
        </table:table-row>
        <table:table-row table:style-name="ro2">
          <table:table-cell office:value-type="float" office:value="3950164996.9681864" table:formula="of:= 3930000000 + RAND()*(3999999999-3930000000)" table:style-name="ce1">
            <text:p>3950164997</text:p>
          </table:table-cell>
          <table:table-cell table:number-columns-repeated="16383"/>
        </table:table-row>
        <table:table-row table:style-name="ro2">
          <table:table-cell office:value-type="float" office:value="3964978216.6512928" table:formula="of:= 3930000000 + RAND()*(3999999999-3930000000)" table:style-name="ce1">
            <text:p>3964978217</text:p>
          </table:table-cell>
          <table:table-cell table:number-columns-repeated="16383"/>
        </table:table-row>
        <table:table-row table:style-name="ro2">
          <table:table-cell office:value-type="float" office:value="3985973047.5234408" table:formula="of:= 3930000000 + RAND()*(3999999999-3930000000)" table:style-name="ce1">
            <text:p>3985973048</text:p>
          </table:table-cell>
          <table:table-cell table:number-columns-repeated="16383"/>
        </table:table-row>
        <table:table-row table:style-name="ro2">
          <table:table-cell office:value-type="float" office:value="3993895027.0354476" table:formula="of:= 3930000000 + RAND()*(3999999999-3930000000)" table:style-name="ce1">
            <text:p>3993895027</text:p>
          </table:table-cell>
          <table:table-cell table:number-columns-repeated="16383"/>
        </table:table-row>
        <table:table-row table:style-name="ro2">
          <table:table-cell office:value-type="float" office:value="3936291581.4983444" table:formula="of:= 3930000000 + RAND()*(3999999999-3930000000)" table:style-name="ce1">
            <text:p>3936291581</text:p>
          </table:table-cell>
          <table:table-cell table:number-columns-repeated="16383"/>
        </table:table-row>
        <table:table-row table:style-name="ro2">
          <table:table-cell office:value-type="float" office:value="3939706360.4671903" table:formula="of:= 3930000000 + RAND()*(3999999999-3930000000)" table:style-name="ce1">
            <text:p>3939706360</text:p>
          </table:table-cell>
          <table:table-cell table:number-columns-repeated="16383"/>
        </table:table-row>
        <table:table-row table:style-name="ro2">
          <table:table-cell office:value-type="float" office:value="3977141536.4834404" table:formula="of:= 3930000000 + RAND()*(3999999999-3930000000)" table:style-name="ce1">
            <text:p>3977141536</text:p>
          </table:table-cell>
          <table:table-cell table:number-columns-repeated="16383"/>
        </table:table-row>
        <table:table-row table:style-name="ro2">
          <table:table-cell office:value-type="float" office:value="3999101475.8025761" table:formula="of:= 3930000000 + RAND()*(3999999999-3930000000)" table:style-name="ce1">
            <text:p>3999101476</text:p>
          </table:table-cell>
          <table:table-cell table:number-columns-repeated="16383"/>
        </table:table-row>
        <table:table-row table:style-name="ro2">
          <table:table-cell office:value-type="float" office:value="3970246119.9331307" table:formula="of:= 3930000000 + RAND()*(3999999999-3930000000)" table:style-name="ce1">
            <text:p>3970246120</text:p>
          </table:table-cell>
          <table:table-cell table:number-columns-repeated="16383"/>
        </table:table-row>
        <table:table-row table:style-name="ro2">
          <table:table-cell office:value-type="float" office:value="3933599963.9245539" table:formula="of:= 3930000000 + RAND()*(3999999999-3930000000)" table:style-name="ce1">
            <text:p>3933599964</text:p>
          </table:table-cell>
          <table:table-cell table:number-columns-repeated="16383"/>
        </table:table-row>
        <table:table-row table:style-name="ro2">
          <table:table-cell office:value-type="float" office:value="3968998025.0676522" table:formula="of:= 3930000000 + RAND()*(3999999999-3930000000)" table:style-name="ce1">
            <text:p>3968998025</text:p>
          </table:table-cell>
          <table:table-cell table:number-columns-repeated="16383"/>
        </table:table-row>
        <table:table-row table:style-name="ro2">
          <table:table-cell office:value-type="float" office:value="3989364998.9226546" table:formula="of:= 3930000000 + RAND()*(3999999999-3930000000)" table:style-name="ce1">
            <text:p>3989364999</text:p>
          </table:table-cell>
          <table:table-cell table:number-columns-repeated="16383"/>
        </table:table-row>
        <table:table-row table:style-name="ro2">
          <table:table-cell office:value-type="float" office:value="3965843970.49049" table:formula="of:= 3930000000 + RAND()*(3999999999-3930000000)" table:style-name="ce1">
            <text:p>3965843970</text:p>
          </table:table-cell>
          <table:table-cell table:number-columns-repeated="16383"/>
        </table:table-row>
        <table:table-row table:style-name="ro2">
          <table:table-cell office:value-type="float" office:value="3970386312.6895747" table:formula="of:= 3930000000 + RAND()*(3999999999-3930000000)" table:style-name="ce1">
            <text:p>3970386313</text:p>
          </table:table-cell>
          <table:table-cell table:number-columns-repeated="16383"/>
        </table:table-row>
        <table:table-row table:style-name="ro2">
          <table:table-cell office:value-type="float" office:value="3964935456.6787786" table:formula="of:= 3930000000 + RAND()*(3999999999-3930000000)" table:style-name="ce1">
            <text:p>3964935457</text:p>
          </table:table-cell>
          <table:table-cell table:number-columns-repeated="16383"/>
        </table:table-row>
        <table:table-row table:style-name="ro2">
          <table:table-cell office:value-type="float" office:value="3982141791.9886785" table:formula="of:= 3930000000 + RAND()*(3999999999-3930000000)" table:style-name="ce1">
            <text:p>3982141792</text:p>
          </table:table-cell>
          <table:table-cell table:number-columns-repeated="16383"/>
        </table:table-row>
        <table:table-row table:style-name="ro2">
          <table:table-cell office:value-type="float" office:value="3953666258.980937" table:formula="of:= 3930000000 + RAND()*(3999999999-3930000000)" table:style-name="ce1">
            <text:p>3953666259</text:p>
          </table:table-cell>
          <table:table-cell table:number-columns-repeated="16383"/>
        </table:table-row>
        <table:table-row table:style-name="ro2">
          <table:table-cell office:value-type="float" office:value="3962952045.7329259" table:formula="of:= 3930000000 + RAND()*(3999999999-3930000000)" table:style-name="ce1">
            <text:p>3962952046</text:p>
          </table:table-cell>
          <table:table-cell table:number-columns-repeated="16383"/>
        </table:table-row>
        <table:table-row table:style-name="ro2">
          <table:table-cell office:value-type="float" office:value="3984711800.2596264" table:formula="of:= 3930000000 + RAND()*(3999999999-3930000000)" table:style-name="ce1">
            <text:p>3984711800</text:p>
          </table:table-cell>
          <table:table-cell table:number-columns-repeated="16383"/>
        </table:table-row>
        <table:table-row table:style-name="ro2">
          <table:table-cell office:value-type="float" office:value="3955817344.414206" table:formula="of:= 3930000000 + RAND()*(3999999999-3930000000)" table:style-name="ce1">
            <text:p>3955817344</text:p>
          </table:table-cell>
          <table:table-cell table:number-columns-repeated="16383"/>
        </table:table-row>
        <table:table-row table:style-name="ro2">
          <table:table-cell office:value-type="float" office:value="3958342591.9552865" table:formula="of:= 3930000000 + RAND()*(3999999999-3930000000)" table:style-name="ce1">
            <text:p>3958342592</text:p>
          </table:table-cell>
          <table:table-cell table:number-columns-repeated="16383"/>
        </table:table-row>
        <table:table-row table:style-name="ro2">
          <table:table-cell office:value-type="float" office:value="3949935287.4010119" table:formula="of:= 3930000000 + RAND()*(3999999999-3930000000)" table:style-name="ce1">
            <text:p>3949935287</text:p>
          </table:table-cell>
          <table:table-cell table:number-columns-repeated="16383"/>
        </table:table-row>
        <table:table-row table:style-name="ro2">
          <table:table-cell office:value-type="float" office:value="3958285111.7482033" table:formula="of:= 3930000000 + RAND()*(3999999999-3930000000)" table:style-name="ce1">
            <text:p>3958285112</text:p>
          </table:table-cell>
          <table:table-cell table:number-columns-repeated="16383"/>
        </table:table-row>
        <table:table-row table:style-name="ro2">
          <table:table-cell office:value-type="float" office:value="3949026584.1872315" table:formula="of:= 3930000000 + RAND()*(3999999999-3930000000)" table:style-name="ce1">
            <text:p>3949026584</text:p>
          </table:table-cell>
          <table:table-cell table:number-columns-repeated="16383"/>
        </table:table-row>
        <table:table-row table:style-name="ro2">
          <table:table-cell office:value-type="float" office:value="3997825222.8620539" table:formula="of:= 3930000000 + RAND()*(3999999999-3930000000)" table:style-name="ce1">
            <text:p>3997825223</text:p>
          </table:table-cell>
          <table:table-cell table:number-columns-repeated="16383"/>
        </table:table-row>
        <table:table-row table:style-name="ro2">
          <table:table-cell office:value-type="float" office:value="3988140558.5221844" table:formula="of:= 3930000000 + RAND()*(3999999999-3930000000)" table:style-name="ce1">
            <text:p>3988140559</text:p>
          </table:table-cell>
          <table:table-cell table:number-columns-repeated="16383"/>
        </table:table-row>
        <table:table-row table:style-name="ro2">
          <table:table-cell office:value-type="float" office:value="3944932175.5390706" table:formula="of:= 3930000000 + RAND()*(3999999999-3930000000)" table:style-name="ce1">
            <text:p>3944932176</text:p>
          </table:table-cell>
          <table:table-cell table:number-columns-repeated="16383"/>
        </table:table-row>
        <table:table-row table:style-name="ro2">
          <table:table-cell office:value-type="float" office:value="3959797688.5411606" table:formula="of:= 3930000000 + RAND()*(3999999999-3930000000)" table:style-name="ce1">
            <text:p>3959797689</text:p>
          </table:table-cell>
          <table:table-cell table:number-columns-repeated="16383"/>
        </table:table-row>
        <table:table-row table:style-name="ro2">
          <table:table-cell office:value-type="float" office:value="3961554931.0685172" table:formula="of:= 3930000000 + RAND()*(3999999999-3930000000)" table:style-name="ce1">
            <text:p>3961554931</text:p>
          </table:table-cell>
          <table:table-cell table:number-columns-repeated="16383"/>
        </table:table-row>
        <table:table-row table:style-name="ro2">
          <table:table-cell office:value-type="float" office:value="3969952411.2067719" table:formula="of:= 3930000000 + RAND()*(3999999999-3930000000)" table:style-name="ce1">
            <text:p>3969952411</text:p>
          </table:table-cell>
          <table:table-cell table:number-columns-repeated="16383"/>
        </table:table-row>
        <table:table-row table:style-name="ro2">
          <table:table-cell office:value-type="float" office:value="3967876351.3051591" table:formula="of:= 3930000000 + RAND()*(3999999999-3930000000)" table:style-name="ce1">
            <text:p>3967876351</text:p>
          </table:table-cell>
          <table:table-cell table:number-columns-repeated="16383"/>
        </table:table-row>
        <table:table-row table:style-name="ro2">
          <table:table-cell office:value-type="float" office:value="3953703225.5425091" table:formula="of:= 3930000000 + RAND()*(3999999999-3930000000)" table:style-name="ce1">
            <text:p>3953703226</text:p>
          </table:table-cell>
          <table:table-cell table:number-columns-repeated="16383"/>
        </table:table-row>
        <table:table-row table:style-name="ro2">
          <table:table-cell office:value-type="float" office:value="3966204816.8251324" table:formula="of:= 3930000000 + RAND()*(3999999999-3930000000)" table:style-name="ce1">
            <text:p>3966204817</text:p>
          </table:table-cell>
          <table:table-cell table:number-columns-repeated="16383"/>
        </table:table-row>
        <table:table-row table:style-name="ro2">
          <table:table-cell office:value-type="float" office:value="3959526504.0372882" table:formula="of:= 3930000000 + RAND()*(3999999999-3930000000)" table:style-name="ce1">
            <text:p>3959526504</text:p>
          </table:table-cell>
          <table:table-cell table:number-columns-repeated="16383"/>
        </table:table-row>
        <table:table-row table:style-name="ro2">
          <table:table-cell office:value-type="float" office:value="3937454878.1341863" table:formula="of:= 3930000000 + RAND()*(3999999999-3930000000)" table:style-name="ce1">
            <text:p>3937454878</text:p>
          </table:table-cell>
          <table:table-cell table:number-columns-repeated="16383"/>
        </table:table-row>
        <table:table-row table:style-name="ro2">
          <table:table-cell office:value-type="float" office:value="3973294835.9831805" table:formula="of:= 3930000000 + RAND()*(3999999999-3930000000)" table:style-name="ce1">
            <text:p>3973294836</text:p>
          </table:table-cell>
          <table:table-cell table:number-columns-repeated="16383"/>
        </table:table-row>
        <table:table-row table:style-name="ro2">
          <table:table-cell office:value-type="float" office:value="3992338116.1749282" table:formula="of:= 3930000000 + RAND()*(3999999999-3930000000)" table:style-name="ce1">
            <text:p>3992338116</text:p>
          </table:table-cell>
          <table:table-cell table:number-columns-repeated="16383"/>
        </table:table-row>
        <table:table-row table:style-name="ro2">
          <table:table-cell office:value-type="float" office:value="3998591182.2899113" table:formula="of:= 3930000000 + RAND()*(3999999999-3930000000)" table:style-name="ce1">
            <text:p>3998591182</text:p>
          </table:table-cell>
          <table:table-cell table:number-columns-repeated="16383"/>
        </table:table-row>
        <table:table-row table:style-name="ro2">
          <table:table-cell office:value-type="float" office:value="3970016358.3822427" table:formula="of:= 3930000000 + RAND()*(3999999999-3930000000)" table:style-name="ce1">
            <text:p>3970016358</text:p>
          </table:table-cell>
          <table:table-cell table:number-columns-repeated="16383"/>
        </table:table-row>
        <table:table-row table:style-name="ro2">
          <table:table-cell office:value-type="float" office:value="3934885148.7959404" table:formula="of:= 3930000000 + RAND()*(3999999999-3930000000)" table:style-name="ce1">
            <text:p>3934885149</text:p>
          </table:table-cell>
          <table:table-cell table:number-columns-repeated="16383"/>
        </table:table-row>
        <table:table-row table:style-name="ro2">
          <table:table-cell office:value-type="float" office:value="3960908114.1348486" table:formula="of:= 3930000000 + RAND()*(3999999999-3930000000)" table:style-name="ce1">
            <text:p>3960908114</text:p>
          </table:table-cell>
          <table:table-cell table:number-columns-repeated="16383"/>
        </table:table-row>
        <table:table-row table:style-name="ro2">
          <table:table-cell office:value-type="float" office:value="3968306694.637773" table:formula="of:= 3930000000 + RAND()*(3999999999-3930000000)" table:style-name="ce1">
            <text:p>3968306695</text:p>
          </table:table-cell>
          <table:table-cell table:number-columns-repeated="16383"/>
        </table:table-row>
        <table:table-row table:style-name="ro2">
          <table:table-cell office:value-type="float" office:value="3947227888.9621854" table:formula="of:= 3930000000 + RAND()*(3999999999-3930000000)" table:style-name="ce1">
            <text:p>3947227889</text:p>
          </table:table-cell>
          <table:table-cell table:number-columns-repeated="16383"/>
        </table:table-row>
        <table:table-row table:style-name="ro2">
          <table:table-cell office:value-type="float" office:value="3966304063.0653934" table:formula="of:= 3930000000 + RAND()*(3999999999-3930000000)" table:style-name="ce1">
            <text:p>3966304063</text:p>
          </table:table-cell>
          <table:table-cell table:number-columns-repeated="16383"/>
        </table:table-row>
        <table:table-row table:style-name="ro2">
          <table:table-cell office:value-type="float" office:value="3984059862.8038225" table:formula="of:= 3930000000 + RAND()*(3999999999-3930000000)" table:style-name="ce1">
            <text:p>3984059863</text:p>
          </table:table-cell>
          <table:table-cell table:number-columns-repeated="16383"/>
        </table:table-row>
        <table:table-row table:style-name="ro2">
          <table:table-cell office:value-type="float" office:value="3962072503.7843952" table:formula="of:= 3930000000 + RAND()*(3999999999-3930000000)" table:style-name="ce1">
            <text:p>3962072504</text:p>
          </table:table-cell>
          <table:table-cell table:number-columns-repeated="16383"/>
        </table:table-row>
        <table:table-row table:style-name="ro2">
          <table:table-cell office:value-type="float" office:value="3989858599.0029378" table:formula="of:= 3930000000 + RAND()*(3999999999-3930000000)" table:style-name="ce1">
            <text:p>3989858599</text:p>
          </table:table-cell>
          <table:table-cell table:number-columns-repeated="16383"/>
        </table:table-row>
        <table:table-row table:style-name="ro2">
          <table:table-cell office:value-type="float" office:value="3938695341.6132812" table:formula="of:= 3930000000 + RAND()*(3999999999-3930000000)" table:style-name="ce1">
            <text:p>3938695342</text:p>
          </table:table-cell>
          <table:table-cell table:number-columns-repeated="16383"/>
        </table:table-row>
        <table:table-row table:style-name="ro2">
          <table:table-cell office:value-type="float" office:value="3987975323.5506592" table:formula="of:= 3930000000 + RAND()*(3999999999-3930000000)" table:style-name="ce1">
            <text:p>3987975324</text:p>
          </table:table-cell>
          <table:table-cell table:number-columns-repeated="16383"/>
        </table:table-row>
        <table:table-row table:style-name="ro2">
          <table:table-cell office:value-type="float" office:value="3930799598.7200012" table:formula="of:= 3930000000 + RAND()*(3999999999-3930000000)" table:style-name="ce1">
            <text:p>3930799599</text:p>
          </table:table-cell>
          <table:table-cell table:number-columns-repeated="16383"/>
        </table:table-row>
        <table:table-row table:style-name="ro2">
          <table:table-cell office:value-type="float" office:value="3984859405.0413976" table:formula="of:= 3930000000 + RAND()*(3999999999-3930000000)" table:style-name="ce1">
            <text:p>3984859405</text:p>
          </table:table-cell>
          <table:table-cell table:number-columns-repeated="16383"/>
        </table:table-row>
        <table:table-row table:style-name="ro2">
          <table:table-cell office:value-type="float" office:value="3979575369.5155644" table:formula="of:= 3930000000 + RAND()*(3999999999-3930000000)" table:style-name="ce1">
            <text:p>3979575370</text:p>
          </table:table-cell>
          <table:table-cell table:number-columns-repeated="16383"/>
        </table:table-row>
        <table:table-row table:style-name="ro2">
          <table:table-cell office:value-type="float" office:value="3991943959.8513403" table:formula="of:= 3930000000 + RAND()*(3999999999-3930000000)" table:style-name="ce1">
            <text:p>3991943960</text:p>
          </table:table-cell>
          <table:table-cell table:number-columns-repeated="16383"/>
        </table:table-row>
        <table:table-row table:style-name="ro2">
          <table:table-cell office:value-type="float" office:value="3999222804.6459684" table:formula="of:= 3930000000 + RAND()*(3999999999-3930000000)" table:style-name="ce1">
            <text:p>3999222805</text:p>
          </table:table-cell>
          <table:table-cell table:number-columns-repeated="16383"/>
        </table:table-row>
        <table:table-row table:style-name="ro2">
          <table:table-cell office:value-type="float" office:value="3942564223.6012421" table:formula="of:= 3930000000 + RAND()*(3999999999-3930000000)" table:style-name="ce1">
            <text:p>3942564224</text:p>
          </table:table-cell>
          <table:table-cell table:number-columns-repeated="16383"/>
        </table:table-row>
        <table:table-row table:style-name="ro2">
          <table:table-cell office:value-type="float" office:value="3953590037.2340074" table:formula="of:= 3930000000 + RAND()*(3999999999-3930000000)" table:style-name="ce1">
            <text:p>3953590037</text:p>
          </table:table-cell>
          <table:table-cell table:number-columns-repeated="16383"/>
        </table:table-row>
        <table:table-row table:style-name="ro2">
          <table:table-cell office:value-type="float" office:value="3948484450.9557986" table:formula="of:= 3930000000 + RAND()*(3999999999-3930000000)" table:style-name="ce1">
            <text:p>3948484451</text:p>
          </table:table-cell>
          <table:table-cell table:number-columns-repeated="16383"/>
        </table:table-row>
        <table:table-row table:style-name="ro2">
          <table:table-cell office:value-type="float" office:value="3978466901.0460615" table:formula="of:= 3930000000 + RAND()*(3999999999-3930000000)" table:style-name="ce1">
            <text:p>3978466901</text:p>
          </table:table-cell>
          <table:table-cell table:number-columns-repeated="16383"/>
        </table:table-row>
        <table:table-row table:style-name="ro2">
          <table:table-cell office:value-type="float" office:value="3973113718.4080234" table:formula="of:= 3930000000 + RAND()*(3999999999-3930000000)" table:style-name="ce1">
            <text:p>3973113718</text:p>
          </table:table-cell>
          <table:table-cell table:number-columns-repeated="16383"/>
        </table:table-row>
        <table:table-row table:style-name="ro2">
          <table:table-cell office:value-type="float" office:value="3941320133.3829613" table:formula="of:= 3930000000 + RAND()*(3999999999-3930000000)" table:style-name="ce1">
            <text:p>3941320133</text:p>
          </table:table-cell>
          <table:table-cell table:number-columns-repeated="16383"/>
        </table:table-row>
        <table:table-row table:style-name="ro2">
          <table:table-cell office:value-type="float" office:value="3962577830.1278086" table:formula="of:= 3930000000 + RAND()*(3999999999-3930000000)" table:style-name="ce1">
            <text:p>3962577830</text:p>
          </table:table-cell>
          <table:table-cell table:number-columns-repeated="16383"/>
        </table:table-row>
        <table:table-row table:style-name="ro2">
          <table:table-cell office:value-type="float" office:value="3940841618.4419603" table:formula="of:= 3930000000 + RAND()*(3999999999-3930000000)" table:style-name="ce1">
            <text:p>3940841618</text:p>
          </table:table-cell>
          <table:table-cell table:number-columns-repeated="16383"/>
        </table:table-row>
        <table:table-row table:style-name="ro2">
          <table:table-cell office:value-type="float" office:value="3938927559.4970412" table:formula="of:= 3930000000 + RAND()*(3999999999-3930000000)" table:style-name="ce1">
            <text:p>3938927559</text:p>
          </table:table-cell>
          <table:table-cell table:number-columns-repeated="16383"/>
        </table:table-row>
        <table:table-row table:style-name="ro2">
          <table:table-cell office:value-type="float" office:value="3952210436.8419394" table:formula="of:= 3930000000 + RAND()*(3999999999-3930000000)" table:style-name="ce1">
            <text:p>3952210437</text:p>
          </table:table-cell>
          <table:table-cell table:number-columns-repeated="16383"/>
        </table:table-row>
        <table:table-row table:style-name="ro2">
          <table:table-cell office:value-type="float" office:value="3968604518.1984982" table:formula="of:= 3930000000 + RAND()*(3999999999-3930000000)" table:style-name="ce1">
            <text:p>3968604518</text:p>
          </table:table-cell>
          <table:table-cell table:number-columns-repeated="16383"/>
        </table:table-row>
        <table:table-row table:style-name="ro2">
          <table:table-cell office:value-type="float" office:value="3977975150.7167988" table:formula="of:= 3930000000 + RAND()*(3999999999-3930000000)" table:style-name="ce1">
            <text:p>3977975151</text:p>
          </table:table-cell>
          <table:table-cell table:number-columns-repeated="16383"/>
        </table:table-row>
        <table:table-row table:style-name="ro2">
          <table:table-cell office:value-type="float" office:value="3974421940.1723804" table:formula="of:= 3930000000 + RAND()*(3999999999-3930000000)" table:style-name="ce1">
            <text:p>3974421940</text:p>
          </table:table-cell>
          <table:table-cell table:number-columns-repeated="16383"/>
        </table:table-row>
        <table:table-row table:style-name="ro2">
          <table:table-cell office:value-type="float" office:value="3991305784.6667175" table:formula="of:= 3930000000 + RAND()*(3999999999-3930000000)" table:style-name="ce1">
            <text:p>3991305785</text:p>
          </table:table-cell>
          <table:table-cell table:number-columns-repeated="16383"/>
        </table:table-row>
        <table:table-row table:style-name="ro2">
          <table:table-cell office:value-type="float" office:value="3988197508.219872" table:formula="of:= 3930000000 + RAND()*(3999999999-3930000000)" table:style-name="ce1">
            <text:p>3988197508</text:p>
          </table:table-cell>
          <table:table-cell table:number-columns-repeated="16383"/>
        </table:table-row>
        <table:table-row table:style-name="ro2">
          <table:table-cell office:value-type="float" office:value="3999865874.8696017" table:formula="of:= 3930000000 + RAND()*(3999999999-3930000000)" table:style-name="ce1">
            <text:p>3999865875</text:p>
          </table:table-cell>
          <table:table-cell table:number-columns-repeated="16383"/>
        </table:table-row>
        <table:table-row table:style-name="ro2">
          <table:table-cell office:value-type="float" office:value="3952093992.6418791" table:formula="of:= 3930000000 + RAND()*(3999999999-3930000000)" table:style-name="ce1">
            <text:p>3952093993</text:p>
          </table:table-cell>
          <table:table-cell table:number-columns-repeated="16383"/>
        </table:table-row>
        <table:table-row table:style-name="ro2">
          <table:table-cell office:value-type="float" office:value="3941036673.896091" table:formula="of:= 3930000000 + RAND()*(3999999999-3930000000)" table:style-name="ce1">
            <text:p>3941036674</text:p>
          </table:table-cell>
          <table:table-cell table:number-columns-repeated="16383"/>
        </table:table-row>
        <table:table-row table:style-name="ro2">
          <table:table-cell office:value-type="float" office:value="3963726453.1156301" table:formula="of:= 3930000000 + RAND()*(3999999999-3930000000)" table:style-name="ce1">
            <text:p>3963726453</text:p>
          </table:table-cell>
          <table:table-cell table:number-columns-repeated="16383"/>
        </table:table-row>
        <table:table-row table:style-name="ro2">
          <table:table-cell office:value-type="float" office:value="3966784646.3229184" table:formula="of:= 3930000000 + RAND()*(3999999999-3930000000)" table:style-name="ce1">
            <text:p>3966784646</text:p>
          </table:table-cell>
          <table:table-cell table:number-columns-repeated="16383"/>
        </table:table-row>
        <table:table-row table:style-name="ro2">
          <table:table-cell office:value-type="float" office:value="3978124645.6694579" table:formula="of:= 3930000000 + RAND()*(3999999999-3930000000)" table:style-name="ce1">
            <text:p>3978124646</text:p>
          </table:table-cell>
          <table:table-cell table:number-columns-repeated="16383"/>
        </table:table-row>
        <table:table-row table:style-name="ro2">
          <table:table-cell office:value-type="float" office:value="3967308069.5742483" table:formula="of:= 3930000000 + RAND()*(3999999999-3930000000)" table:style-name="ce1">
            <text:p>3967308070</text:p>
          </table:table-cell>
          <table:table-cell table:number-columns-repeated="16383"/>
        </table:table-row>
        <table:table-row table:style-name="ro2">
          <table:table-cell office:value-type="float" office:value="3998825835.7386179" table:formula="of:= 3930000000 + RAND()*(3999999999-3930000000)" table:style-name="ce1">
            <text:p>3998825836</text:p>
          </table:table-cell>
          <table:table-cell table:number-columns-repeated="16383"/>
        </table:table-row>
        <table:table-row table:style-name="ro2">
          <table:table-cell office:value-type="float" office:value="3988735277.108407" table:formula="of:= 3930000000 + RAND()*(3999999999-3930000000)" table:style-name="ce1">
            <text:p>3988735277</text:p>
          </table:table-cell>
          <table:table-cell table:number-columns-repeated="16383"/>
        </table:table-row>
        <table:table-row table:style-name="ro2">
          <table:table-cell office:value-type="float" office:value="3991988218.4130111" table:formula="of:= 3930000000 + RAND()*(3999999999-3930000000)" table:style-name="ce1">
            <text:p>3991988218</text:p>
          </table:table-cell>
          <table:table-cell table:number-columns-repeated="16383"/>
        </table:table-row>
        <table:table-row table:style-name="ro2">
          <table:table-cell office:value-type="float" office:value="3989996897.507628" table:formula="of:= 3930000000 + RAND()*(3999999999-3930000000)" table:style-name="ce1">
            <text:p>3989996898</text:p>
          </table:table-cell>
          <table:table-cell table:number-columns-repeated="16383"/>
        </table:table-row>
        <table:table-row table:style-name="ro2">
          <table:table-cell office:value-type="float" office:value="3949712119.3638949" table:formula="of:= 3930000000 + RAND()*(3999999999-3930000000)" table:style-name="ce1">
            <text:p>3949712119</text:p>
          </table:table-cell>
          <table:table-cell table:number-columns-repeated="16383"/>
        </table:table-row>
        <table:table-row table:style-name="ro2">
          <table:table-cell office:value-type="float" office:value="3957851804.6532755" table:formula="of:= 3930000000 + RAND()*(3999999999-3930000000)" table:style-name="ce1">
            <text:p>3957851805</text:p>
          </table:table-cell>
          <table:table-cell table:number-columns-repeated="16383"/>
        </table:table-row>
        <table:table-row table:style-name="ro2">
          <table:table-cell office:value-type="float" office:value="3955126506.5382576" table:formula="of:= 3930000000 + RAND()*(3999999999-3930000000)" table:style-name="ce1">
            <text:p>3955126507</text:p>
          </table:table-cell>
          <table:table-cell table:number-columns-repeated="16383"/>
        </table:table-row>
        <table:table-row table:style-name="ro2">
          <table:table-cell office:value-type="float" office:value="3985548135.0272121" table:formula="of:= 3930000000 + RAND()*(3999999999-3930000000)" table:style-name="ce1">
            <text:p>3985548135</text:p>
          </table:table-cell>
          <table:table-cell table:number-columns-repeated="16383"/>
        </table:table-row>
        <table:table-row table:style-name="ro2">
          <table:table-cell office:value-type="float" office:value="3994055169.9517431" table:formula="of:= 3930000000 + RAND()*(3999999999-3930000000)" table:style-name="ce1">
            <text:p>3994055170</text:p>
          </table:table-cell>
          <table:table-cell table:number-columns-repeated="16383"/>
        </table:table-row>
        <table:table-row table:style-name="ro2">
          <table:table-cell office:value-type="float" office:value="3964043211.6323352" table:formula="of:= 3930000000 + RAND()*(3999999999-3930000000)" table:style-name="ce1">
            <text:p>3964043212</text:p>
          </table:table-cell>
          <table:table-cell table:number-columns-repeated="16383"/>
        </table:table-row>
        <table:table-row table:style-name="ro2">
          <table:table-cell office:value-type="float" office:value="3993535158.0514693" table:formula="of:= 3930000000 + RAND()*(3999999999-3930000000)" table:style-name="ce1">
            <text:p>3993535158</text:p>
          </table:table-cell>
          <table:table-cell table:number-columns-repeated="16383"/>
        </table:table-row>
        <table:table-row table:style-name="ro2">
          <table:table-cell office:value-type="float" office:value="3961300198.5805779" table:formula="of:= 3930000000 + RAND()*(3999999999-3930000000)" table:style-name="ce1">
            <text:p>3961300199</text:p>
          </table:table-cell>
          <table:table-cell table:number-columns-repeated="16383"/>
        </table:table-row>
        <table:table-row table:style-name="ro2">
          <table:table-cell office:value-type="float" office:value="3939116501.796864" table:formula="of:= 3930000000 + RAND()*(3999999999-3930000000)" table:style-name="ce1">
            <text:p>3939116502</text:p>
          </table:table-cell>
          <table:table-cell table:number-columns-repeated="16383"/>
        </table:table-row>
        <table:table-row table:style-name="ro2">
          <table:table-cell office:value-type="float" office:value="3978957290.6302419" table:formula="of:= 3930000000 + RAND()*(3999999999-3930000000)" table:style-name="ce1">
            <text:p>3978957291</text:p>
          </table:table-cell>
          <table:table-cell table:number-columns-repeated="16383"/>
        </table:table-row>
        <table:table-row table:style-name="ro2">
          <table:table-cell office:value-type="float" office:value="3968918167.9244838" table:formula="of:= 3930000000 + RAND()*(3999999999-3930000000)" table:style-name="ce1">
            <text:p>3968918168</text:p>
          </table:table-cell>
          <table:table-cell table:number-columns-repeated="16383"/>
        </table:table-row>
        <table:table-row table:style-name="ro2">
          <table:table-cell office:value-type="float" office:value="3984086924.6781225" table:formula="of:= 3930000000 + RAND()*(3999999999-3930000000)" table:style-name="ce1">
            <text:p>3984086925</text:p>
          </table:table-cell>
          <table:table-cell table:number-columns-repeated="16383"/>
        </table:table-row>
        <table:table-row table:style-name="ro2">
          <table:table-cell office:value-type="float" office:value="3989413253.0802817" table:formula="of:= 3930000000 + RAND()*(3999999999-3930000000)" table:style-name="ce1">
            <text:p>3989413253</text:p>
          </table:table-cell>
          <table:table-cell table:number-columns-repeated="16383"/>
        </table:table-row>
        <table:table-row table:style-name="ro2">
          <table:table-cell office:value-type="float" office:value="3954698009.7569318" table:formula="of:= 3930000000 + RAND()*(3999999999-3930000000)" table:style-name="ce1">
            <text:p>3954698010</text:p>
          </table:table-cell>
          <table:table-cell table:number-columns-repeated="16383"/>
        </table:table-row>
        <table:table-row table:style-name="ro2">
          <table:table-cell office:value-type="float" office:value="3966356058.7444792" table:formula="of:= 3930000000 + RAND()*(3999999999-3930000000)" table:style-name="ce1">
            <text:p>3966356059</text:p>
          </table:table-cell>
          <table:table-cell table:number-columns-repeated="16383"/>
        </table:table-row>
        <table:table-row table:style-name="ro2">
          <table:table-cell office:value-type="float" office:value="3987382788.8422446" table:formula="of:= 3930000000 + RAND()*(3999999999-3930000000)" table:style-name="ce1">
            <text:p>3987382789</text:p>
          </table:table-cell>
          <table:table-cell table:number-columns-repeated="16383"/>
        </table:table-row>
        <table:table-row table:style-name="ro2">
          <table:table-cell office:value-type="float" office:value="3952627673.123076" table:formula="of:= 3930000000 + RAND()*(3999999999-3930000000)" table:style-name="ce1">
            <text:p>3952627673</text:p>
          </table:table-cell>
          <table:table-cell table:number-columns-repeated="16383"/>
        </table:table-row>
        <table:table-row table:style-name="ro2">
          <table:table-cell office:value-type="float" office:value="3994838230.9889498" table:formula="of:= 3930000000 + RAND()*(3999999999-3930000000)" table:style-name="ce1">
            <text:p>3994838231</text:p>
          </table:table-cell>
          <table:table-cell table:number-columns-repeated="16383"/>
        </table:table-row>
        <table:table-row table:style-name="ro2">
          <table:table-cell office:value-type="float" office:value="3980200347.7164001" table:formula="of:= 3930000000 + RAND()*(3999999999-3930000000)" table:style-name="ce1">
            <text:p>3980200348</text:p>
          </table:table-cell>
          <table:table-cell table:number-columns-repeated="16383"/>
        </table:table-row>
        <table:table-row table:style-name="ro2">
          <table:table-cell office:value-type="float" office:value="3977871719.5538511" table:formula="of:= 3930000000 + RAND()*(3999999999-3930000000)" table:style-name="ce1">
            <text:p>3977871720</text:p>
          </table:table-cell>
          <table:table-cell table:number-columns-repeated="16383"/>
        </table:table-row>
        <table:table-row table:style-name="ro2">
          <table:table-cell office:value-type="float" office:value="3998153569.2318573" table:formula="of:= 3930000000 + RAND()*(3999999999-3930000000)" table:style-name="ce1">
            <text:p>3998153569</text:p>
          </table:table-cell>
          <table:table-cell table:number-columns-repeated="16383"/>
        </table:table-row>
        <table:table-row table:style-name="ro2">
          <table:table-cell office:value-type="float" office:value="3969559315.0527892" table:formula="of:= 3930000000 + RAND()*(3999999999-3930000000)" table:style-name="ce1">
            <text:p>3969559315</text:p>
          </table:table-cell>
          <table:table-cell table:number-columns-repeated="16383"/>
        </table:table-row>
        <table:table-row table:style-name="ro2">
          <table:table-cell office:value-type="float" office:value="3988905523.2797651" table:formula="of:= 3930000000 + RAND()*(3999999999-3930000000)" table:style-name="ce1">
            <text:p>3988905523</text:p>
          </table:table-cell>
          <table:table-cell table:number-columns-repeated="16383"/>
        </table:table-row>
        <table:table-row table:style-name="ro2">
          <table:table-cell office:value-type="float" office:value="3989957222.445508" table:formula="of:= 3930000000 + RAND()*(3999999999-3930000000)" table:style-name="ce1">
            <text:p>3989957222</text:p>
          </table:table-cell>
          <table:table-cell table:number-columns-repeated="16383"/>
        </table:table-row>
        <table:table-row table:style-name="ro2">
          <table:table-cell office:value-type="float" office:value="3955082426.6398311" table:formula="of:= 3930000000 + RAND()*(3999999999-3930000000)" table:style-name="ce1">
            <text:p>3955082427</text:p>
          </table:table-cell>
          <table:table-cell table:number-columns-repeated="16383"/>
        </table:table-row>
        <table:table-row table:style-name="ro2">
          <table:table-cell office:value-type="float" office:value="3972102246.6616015" table:formula="of:= 3930000000 + RAND()*(3999999999-3930000000)" table:style-name="ce1">
            <text:p>3972102247</text:p>
          </table:table-cell>
          <table:table-cell table:number-columns-repeated="16383"/>
        </table:table-row>
        <table:table-row table:style-name="ro2">
          <table:table-cell office:value-type="float" office:value="3983295591.1836634" table:formula="of:= 3930000000 + RAND()*(3999999999-3930000000)" table:style-name="ce1">
            <text:p>3983295591</text:p>
          </table:table-cell>
          <table:table-cell table:number-columns-repeated="16383"/>
        </table:table-row>
        <table:table-row table:style-name="ro2">
          <table:table-cell office:value-type="float" office:value="3975220681.7488122" table:formula="of:= 3930000000 + RAND()*(3999999999-3930000000)" table:style-name="ce1">
            <text:p>3975220682</text:p>
          </table:table-cell>
          <table:table-cell table:number-columns-repeated="16383"/>
        </table:table-row>
        <table:table-row table:style-name="ro2">
          <table:table-cell office:value-type="float" office:value="3931791003.9898458" table:formula="of:= 3930000000 + RAND()*(3999999999-3930000000)" table:style-name="ce1">
            <text:p>3931791004</text:p>
          </table:table-cell>
          <table:table-cell table:number-columns-repeated="16383"/>
        </table:table-row>
        <table:table-row table:style-name="ro2">
          <table:table-cell office:value-type="float" office:value="3938666086.7554374" table:formula="of:= 3930000000 + RAND()*(3999999999-3930000000)" table:style-name="ce1">
            <text:p>3938666087</text:p>
          </table:table-cell>
          <table:table-cell table:number-columns-repeated="16383"/>
        </table:table-row>
        <table:table-row table:style-name="ro2">
          <table:table-cell office:value-type="float" office:value="3940289315.2295442" table:formula="of:= 3930000000 + RAND()*(3999999999-3930000000)" table:style-name="ce1">
            <text:p>3940289315</text:p>
          </table:table-cell>
          <table:table-cell table:number-columns-repeated="16383"/>
        </table:table-row>
        <table:table-row table:style-name="ro2">
          <table:table-cell office:value-type="float" office:value="3987524867.5033932" table:formula="of:= 3930000000 + RAND()*(3999999999-3930000000)" table:style-name="ce1">
            <text:p>3987524868</text:p>
          </table:table-cell>
          <table:table-cell table:number-columns-repeated="16383"/>
        </table:table-row>
        <table:table-row table:style-name="ro2">
          <table:table-cell office:value-type="float" office:value="3941649206.0718637" table:formula="of:= 3930000000 + RAND()*(3999999999-3930000000)" table:style-name="ce1">
            <text:p>3941649206</text:p>
          </table:table-cell>
          <table:table-cell table:number-columns-repeated="16383"/>
        </table:table-row>
        <table:table-row table:style-name="ro2">
          <table:table-cell office:value-type="float" office:value="3951958384.6812067" table:formula="of:= 3930000000 + RAND()*(3999999999-3930000000)" table:style-name="ce1">
            <text:p>3951958385</text:p>
          </table:table-cell>
          <table:table-cell table:number-columns-repeated="16383"/>
        </table:table-row>
        <table:table-row table:style-name="ro2">
          <table:table-cell office:value-type="float" office:value="3998030260.6769509" table:formula="of:= 3930000000 + RAND()*(3999999999-3930000000)" table:style-name="ce1">
            <text:p>3998030261</text:p>
          </table:table-cell>
          <table:table-cell table:number-columns-repeated="16383"/>
        </table:table-row>
        <table:table-row table:style-name="ro2">
          <table:table-cell office:value-type="float" office:value="3999492188.075469" table:formula="of:= 3930000000 + RAND()*(3999999999-3930000000)" table:style-name="ce1">
            <text:p>3999492188</text:p>
          </table:table-cell>
          <table:table-cell table:number-columns-repeated="16383"/>
        </table:table-row>
        <table:table-row table:style-name="ro2">
          <table:table-cell office:value-type="float" office:value="3970146926.5925775" table:formula="of:= 3930000000 + RAND()*(3999999999-3930000000)" table:style-name="ce1">
            <text:p>3970146927</text:p>
          </table:table-cell>
          <table:table-cell table:number-columns-repeated="16383"/>
        </table:table-row>
        <table:table-row table:style-name="ro2">
          <table:table-cell office:value-type="float" office:value="3986018830.9561486" table:formula="of:= 3930000000 + RAND()*(3999999999-3930000000)" table:style-name="ce1">
            <text:p>3986018831</text:p>
          </table:table-cell>
          <table:table-cell table:number-columns-repeated="16383"/>
        </table:table-row>
        <table:table-row table:style-name="ro2">
          <table:table-cell office:value-type="float" office:value="3949041411.1242852" table:formula="of:= 3930000000 + RAND()*(3999999999-3930000000)" table:style-name="ce1">
            <text:p>3949041411</text:p>
          </table:table-cell>
          <table:table-cell table:number-columns-repeated="16383"/>
        </table:table-row>
        <table:table-row table:style-name="ro2">
          <table:table-cell office:value-type="float" office:value="3945111544.9762526" table:formula="of:= 3930000000 + RAND()*(3999999999-3930000000)" table:style-name="ce1">
            <text:p>3945111545</text:p>
          </table:table-cell>
          <table:table-cell table:number-columns-repeated="16383"/>
        </table:table-row>
        <table:table-row table:style-name="ro2">
          <table:table-cell office:value-type="float" office:value="3992095173.1732421" table:formula="of:= 3930000000 + RAND()*(3999999999-3930000000)" table:style-name="ce1">
            <text:p>3992095173</text:p>
          </table:table-cell>
          <table:table-cell table:number-columns-repeated="16383"/>
        </table:table-row>
        <table:table-row table:style-name="ro2">
          <table:table-cell office:value-type="float" office:value="3946290123.3968554" table:formula="of:= 3930000000 + RAND()*(3999999999-3930000000)" table:style-name="ce1">
            <text:p>3946290123</text:p>
          </table:table-cell>
          <table:table-cell table:number-columns-repeated="16383"/>
        </table:table-row>
        <table:table-row table:style-name="ro2">
          <table:table-cell office:value-type="float" office:value="3984334702.4428911" table:formula="of:= 3930000000 + RAND()*(3999999999-3930000000)" table:style-name="ce1">
            <text:p>3984334702</text:p>
          </table:table-cell>
          <table:table-cell table:number-columns-repeated="16383"/>
        </table:table-row>
        <table:table-row table:style-name="ro2">
          <table:table-cell office:value-type="float" office:value="3980565743.5863872" table:formula="of:= 3930000000 + RAND()*(3999999999-3930000000)" table:style-name="ce1">
            <text:p>3980565744</text:p>
          </table:table-cell>
          <table:table-cell table:number-columns-repeated="16383"/>
        </table:table-row>
        <table:table-row table:style-name="ro2">
          <table:table-cell office:value-type="float" office:value="3970722335.8292475" table:formula="of:= 3930000000 + RAND()*(3999999999-3930000000)" table:style-name="ce1">
            <text:p>3970722336</text:p>
          </table:table-cell>
          <table:table-cell table:number-columns-repeated="16383"/>
        </table:table-row>
        <table:table-row table:style-name="ro2">
          <table:table-cell office:value-type="float" office:value="3979816422.6746073" table:formula="of:= 3930000000 + RAND()*(3999999999-3930000000)" table:style-name="ce1">
            <text:p>3979816423</text:p>
          </table:table-cell>
          <table:table-cell table:number-columns-repeated="16383"/>
        </table:table-row>
        <table:table-row table:style-name="ro2">
          <table:table-cell office:value-type="float" office:value="3948097597.8120909" table:formula="of:= 3930000000 + RAND()*(3999999999-3930000000)" table:style-name="ce1">
            <text:p>3948097598</text:p>
          </table:table-cell>
          <table:table-cell table:number-columns-repeated="16383"/>
        </table:table-row>
        <table:table-row table:style-name="ro2">
          <table:table-cell office:value-type="float" office:value="3968438444.3570251" table:formula="of:= 3930000000 + RAND()*(3999999999-3930000000)" table:style-name="ce1">
            <text:p>3968438444</text:p>
          </table:table-cell>
          <table:table-cell table:number-columns-repeated="16383"/>
        </table:table-row>
        <table:table-row table:style-name="ro2">
          <table:table-cell office:value-type="float" office:value="3964159052.8828464" table:formula="of:= 3930000000 + RAND()*(3999999999-3930000000)" table:style-name="ce1">
            <text:p>3964159053</text:p>
          </table:table-cell>
          <table:table-cell table:number-columns-repeated="16383"/>
        </table:table-row>
        <table:table-row table:style-name="ro2">
          <table:table-cell office:value-type="float" office:value="3930721550.8072195" table:formula="of:= 3930000000 + RAND()*(3999999999-3930000000)" table:style-name="ce1">
            <text:p>3930721551</text:p>
          </table:table-cell>
          <table:table-cell table:number-columns-repeated="16383"/>
        </table:table-row>
        <table:table-row table:style-name="ro2">
          <table:table-cell office:value-type="float" office:value="3976213870.2849154" table:formula="of:= 3930000000 + RAND()*(3999999999-3930000000)" table:style-name="ce1">
            <text:p>3976213870</text:p>
          </table:table-cell>
          <table:table-cell table:number-columns-repeated="16383"/>
        </table:table-row>
        <table:table-row table:style-name="ro2">
          <table:table-cell office:value-type="float" office:value="3943679415.3489466" table:formula="of:= 3930000000 + RAND()*(3999999999-3930000000)" table:style-name="ce1">
            <text:p>3943679415</text:p>
          </table:table-cell>
          <table:table-cell table:number-columns-repeated="16383"/>
        </table:table-row>
        <table:table-row table:style-name="ro2">
          <table:table-cell office:value-type="float" office:value="3986539591.8478293" table:formula="of:= 3930000000 + RAND()*(3999999999-3930000000)" table:style-name="ce1">
            <text:p>3986539592</text:p>
          </table:table-cell>
          <table:table-cell table:number-columns-repeated="16383"/>
        </table:table-row>
        <table:table-row table:style-name="ro2">
          <table:table-cell office:value-type="float" office:value="3987395828.6130352" table:formula="of:= 3930000000 + RAND()*(3999999999-3930000000)" table:style-name="ce1">
            <text:p>3987395829</text:p>
          </table:table-cell>
          <table:table-cell table:number-columns-repeated="16383"/>
        </table:table-row>
        <table:table-row table:style-name="ro2">
          <table:table-cell office:value-type="float" office:value="3965388109.5424609" table:formula="of:= 3930000000 + RAND()*(3999999999-3930000000)" table:style-name="ce1">
            <text:p>3965388110</text:p>
          </table:table-cell>
          <table:table-cell table:number-columns-repeated="16383"/>
        </table:table-row>
        <table:table-row table:style-name="ro2">
          <table:table-cell office:value-type="float" office:value="3957012480.9743819" table:formula="of:= 3930000000 + RAND()*(3999999999-3930000000)" table:style-name="ce1">
            <text:p>3957012481</text:p>
          </table:table-cell>
          <table:table-cell table:number-columns-repeated="16383"/>
        </table:table-row>
        <table:table-row table:style-name="ro2">
          <table:table-cell office:value-type="float" office:value="3948382277.7521629" table:formula="of:= 3930000000 + RAND()*(3999999999-3930000000)" table:style-name="ce1">
            <text:p>3948382278</text:p>
          </table:table-cell>
          <table:table-cell table:number-columns-repeated="16383"/>
        </table:table-row>
        <table:table-row table:style-name="ro2">
          <table:table-cell office:value-type="float" office:value="3955775846.8838239" table:formula="of:= 3930000000 + RAND()*(3999999999-3930000000)" table:style-name="ce1">
            <text:p>3955775847</text:p>
          </table:table-cell>
          <table:table-cell table:number-columns-repeated="16383"/>
        </table:table-row>
        <table:table-row table:style-name="ro2">
          <table:table-cell office:value-type="float" office:value="3964472754.9231658" table:formula="of:= 3930000000 + RAND()*(3999999999-3930000000)" table:style-name="ce1">
            <text:p>3964472755</text:p>
          </table:table-cell>
          <table:table-cell table:number-columns-repeated="16383"/>
        </table:table-row>
        <table:table-row table:style-name="ro2">
          <table:table-cell office:value-type="float" office:value="3994868648.7326655" table:formula="of:= 3930000000 + RAND()*(3999999999-3930000000)" table:style-name="ce1">
            <text:p>3994868649</text:p>
          </table:table-cell>
          <table:table-cell table:number-columns-repeated="16383"/>
        </table:table-row>
        <table:table-row table:style-name="ro2">
          <table:table-cell office:value-type="float" office:value="3988998444.665174" table:formula="of:= 3930000000 + RAND()*(3999999999-3930000000)" table:style-name="ce1">
            <text:p>3988998445</text:p>
          </table:table-cell>
          <table:table-cell table:number-columns-repeated="16383"/>
        </table:table-row>
        <table:table-row table:style-name="ro2">
          <table:table-cell office:value-type="float" office:value="3932268478.8088751" table:formula="of:= 3930000000 + RAND()*(3999999999-3930000000)" table:style-name="ce1">
            <text:p>3932268479</text:p>
          </table:table-cell>
          <table:table-cell table:number-columns-repeated="16383"/>
        </table:table-row>
        <table:table-row table:style-name="ro2">
          <table:table-cell office:value-type="float" office:value="3986541761.683362" table:formula="of:= 3930000000 + RAND()*(3999999999-3930000000)" table:style-name="ce1">
            <text:p>3986541762</text:p>
          </table:table-cell>
          <table:table-cell table:number-columns-repeated="16383"/>
        </table:table-row>
        <table:table-row table:style-name="ro2">
          <table:table-cell office:value-type="float" office:value="3950896650.9657874" table:formula="of:= 3930000000 + RAND()*(3999999999-3930000000)" table:style-name="ce1">
            <text:p>3950896651</text:p>
          </table:table-cell>
          <table:table-cell table:number-columns-repeated="16383"/>
        </table:table-row>
        <table:table-row table:style-name="ro2">
          <table:table-cell office:value-type="float" office:value="3946587940.5754609" table:formula="of:= 3930000000 + RAND()*(3999999999-3930000000)" table:style-name="ce1">
            <text:p>3946587941</text:p>
          </table:table-cell>
          <table:table-cell table:number-columns-repeated="16383"/>
        </table:table-row>
        <table:table-row table:style-name="ro2">
          <table:table-cell office:value-type="float" office:value="3954437415.8373275" table:formula="of:= 3930000000 + RAND()*(3999999999-3930000000)" table:style-name="ce1">
            <text:p>3954437416</text:p>
          </table:table-cell>
          <table:table-cell table:number-columns-repeated="16383"/>
        </table:table-row>
        <table:table-row table:style-name="ro2">
          <table:table-cell office:value-type="float" office:value="3989233011.4587226" table:formula="of:= 3930000000 + RAND()*(3999999999-3930000000)" table:style-name="ce1">
            <text:p>3989233011</text:p>
          </table:table-cell>
          <table:table-cell table:number-columns-repeated="16383"/>
        </table:table-row>
        <table:table-row table:style-name="ro2">
          <table:table-cell office:value-type="float" office:value="3945376069.5076122" table:formula="of:= 3930000000 + RAND()*(3999999999-3930000000)" table:style-name="ce1">
            <text:p>3945376070</text:p>
          </table:table-cell>
          <table:table-cell table:number-columns-repeated="16383"/>
        </table:table-row>
        <table:table-row table:style-name="ro2">
          <table:table-cell office:value-type="float" office:value="3973593683.39324" table:formula="of:= 3930000000 + RAND()*(3999999999-3930000000)" table:style-name="ce1">
            <text:p>3973593683</text:p>
          </table:table-cell>
          <table:table-cell table:number-columns-repeated="16383"/>
        </table:table-row>
        <table:table-row table:style-name="ro2">
          <table:table-cell office:value-type="float" office:value="3984580099.7010818" table:formula="of:= 3930000000 + RAND()*(3999999999-3930000000)" table:style-name="ce1">
            <text:p>3984580100</text:p>
          </table:table-cell>
          <table:table-cell table:number-columns-repeated="16383"/>
        </table:table-row>
        <table:table-row table:style-name="ro2">
          <table:table-cell office:value-type="float" office:value="3999827611.8132176" table:formula="of:= 3930000000 + RAND()*(3999999999-3930000000)" table:style-name="ce1">
            <text:p>3999827612</text:p>
          </table:table-cell>
          <table:table-cell table:number-columns-repeated="16383"/>
        </table:table-row>
        <table:table-row table:style-name="ro2">
          <table:table-cell office:value-type="float" office:value="3993213890.4152293" table:formula="of:= 3930000000 + RAND()*(3999999999-3930000000)" table:style-name="ce1">
            <text:p>3993213890</text:p>
          </table:table-cell>
          <table:table-cell table:number-columns-repeated="16383"/>
        </table:table-row>
        <table:table-row table:style-name="ro2">
          <table:table-cell office:value-type="float" office:value="3965116710.1259074" table:formula="of:= 3930000000 + RAND()*(3999999999-3930000000)" table:style-name="ce1">
            <text:p>3965116710</text:p>
          </table:table-cell>
          <table:table-cell table:number-columns-repeated="16383"/>
        </table:table-row>
        <table:table-row table:style-name="ro2">
          <table:table-cell office:value-type="float" office:value="3965643889.3389282" table:formula="of:= 3930000000 + RAND()*(3999999999-3930000000)" table:style-name="ce1">
            <text:p>3965643889</text:p>
          </table:table-cell>
          <table:table-cell table:number-columns-repeated="16383"/>
        </table:table-row>
        <table:table-row table:style-name="ro2">
          <table:table-cell office:value-type="float" office:value="3975561708.1659307" table:formula="of:= 3930000000 + RAND()*(3999999999-3930000000)" table:style-name="ce1">
            <text:p>3975561708</text:p>
          </table:table-cell>
          <table:table-cell table:number-columns-repeated="16383"/>
        </table:table-row>
        <table:table-row table:style-name="ro2">
          <table:table-cell office:value-type="float" office:value="3942238141.8862324" table:formula="of:= 3930000000 + RAND()*(3999999999-3930000000)" table:style-name="ce1">
            <text:p>3942238142</text:p>
          </table:table-cell>
          <table:table-cell table:number-columns-repeated="16383"/>
        </table:table-row>
        <table:table-row table:style-name="ro2">
          <table:table-cell office:value-type="float" office:value="3969152364.6707973" table:formula="of:= 3930000000 + RAND()*(3999999999-3930000000)" table:style-name="ce1">
            <text:p>3969152365</text:p>
          </table:table-cell>
          <table:table-cell table:number-columns-repeated="16383"/>
        </table:table-row>
        <table:table-row table:style-name="ro2">
          <table:table-cell office:value-type="float" office:value="3936182386.3692675" table:formula="of:= 3930000000 + RAND()*(3999999999-3930000000)" table:style-name="ce1">
            <text:p>3936182386</text:p>
          </table:table-cell>
          <table:table-cell table:number-columns-repeated="16383"/>
        </table:table-row>
        <table:table-row table:style-name="ro2">
          <table:table-cell office:value-type="float" office:value="3933186579.9084654" table:formula="of:= 3930000000 + RAND()*(3999999999-3930000000)" table:style-name="ce1">
            <text:p>3933186580</text:p>
          </table:table-cell>
          <table:table-cell table:number-columns-repeated="16383"/>
        </table:table-row>
        <table:table-row table:style-name="ro2">
          <table:table-cell office:value-type="float" office:value="3963473161.2346272" table:formula="of:= 3930000000 + RAND()*(3999999999-3930000000)" table:style-name="ce1">
            <text:p>3963473161</text:p>
          </table:table-cell>
          <table:table-cell table:number-columns-repeated="16383"/>
        </table:table-row>
        <table:table-row table:style-name="ro2">
          <table:table-cell office:value-type="float" office:value="3973003517.1850805" table:formula="of:= 3930000000 + RAND()*(3999999999-3930000000)" table:style-name="ce1">
            <text:p>3973003517</text:p>
          </table:table-cell>
          <table:table-cell table:number-columns-repeated="16383"/>
        </table:table-row>
        <table:table-row table:style-name="ro2">
          <table:table-cell office:value-type="float" office:value="3959007497.9858112" table:formula="of:= 3930000000 + RAND()*(3999999999-3930000000)" table:style-name="ce1">
            <text:p>3959007498</text:p>
          </table:table-cell>
          <table:table-cell table:number-columns-repeated="16383"/>
        </table:table-row>
        <table:table-row table:style-name="ro2">
          <table:table-cell office:value-type="float" office:value="3937398584.8457804" table:formula="of:= 3930000000 + RAND()*(3999999999-3930000000)" table:style-name="ce1">
            <text:p>3937398585</text:p>
          </table:table-cell>
          <table:table-cell table:number-columns-repeated="16383"/>
        </table:table-row>
        <table:table-row table:style-name="ro2">
          <table:table-cell office:value-type="float" office:value="3956684048.0957117" table:formula="of:= 3930000000 + RAND()*(3999999999-3930000000)" table:style-name="ce1">
            <text:p>3956684048</text:p>
          </table:table-cell>
          <table:table-cell table:number-columns-repeated="16383"/>
        </table:table-row>
        <table:table-row table:style-name="ro2">
          <table:table-cell office:value-type="float" office:value="3979536038.4265366" table:formula="of:= 3930000000 + RAND()*(3999999999-3930000000)" table:style-name="ce1">
            <text:p>3979536038</text:p>
          </table:table-cell>
          <table:table-cell table:number-columns-repeated="16383"/>
        </table:table-row>
        <table:table-row table:style-name="ro2">
          <table:table-cell office:value-type="float" office:value="3953212940.6058702" table:formula="of:= 3930000000 + RAND()*(3999999999-3930000000)" table:style-name="ce1">
            <text:p>3953212941</text:p>
          </table:table-cell>
          <table:table-cell table:number-columns-repeated="16383"/>
        </table:table-row>
        <table:table-row table:style-name="ro2">
          <table:table-cell office:value-type="float" office:value="3942430926.066442" table:formula="of:= 3930000000 + RAND()*(3999999999-3930000000)" table:style-name="ce1">
            <text:p>3942430926</text:p>
          </table:table-cell>
          <table:table-cell table:number-columns-repeated="16383"/>
        </table:table-row>
        <table:table-row table:style-name="ro2">
          <table:table-cell office:value-type="float" office:value="3951008503.2993412" table:formula="of:= 3930000000 + RAND()*(3999999999-3930000000)" table:style-name="ce1">
            <text:p>3951008503</text:p>
          </table:table-cell>
          <table:table-cell table:number-columns-repeated="16383"/>
        </table:table-row>
        <table:table-row table:style-name="ro2">
          <table:table-cell office:value-type="float" office:value="3938153427.5389395" table:formula="of:= 3930000000 + RAND()*(3999999999-3930000000)" table:style-name="ce1">
            <text:p>3938153428</text:p>
          </table:table-cell>
          <table:table-cell table:number-columns-repeated="16383"/>
        </table:table-row>
        <table:table-row table:style-name="ro2">
          <table:table-cell office:value-type="float" office:value="3940625072.5919652" table:formula="of:= 3930000000 + RAND()*(3999999999-3930000000)" table:style-name="ce1">
            <text:p>3940625073</text:p>
          </table:table-cell>
          <table:table-cell table:number-columns-repeated="16383"/>
        </table:table-row>
        <table:table-row table:style-name="ro2">
          <table:table-cell office:value-type="float" office:value="3969131757.2839203" table:formula="of:= 3930000000 + RAND()*(3999999999-3930000000)" table:style-name="ce1">
            <text:p>3969131757</text:p>
          </table:table-cell>
          <table:table-cell table:number-columns-repeated="16383"/>
        </table:table-row>
        <table:table-row table:style-name="ro2">
          <table:table-cell office:value-type="float" office:value="3967818679.2706428" table:formula="of:= 3930000000 + RAND()*(3999999999-3930000000)" table:style-name="ce1">
            <text:p>3967818679</text:p>
          </table:table-cell>
          <table:table-cell table:number-columns-repeated="16383"/>
        </table:table-row>
        <table:table-row table:style-name="ro2">
          <table:table-cell office:value-type="float" office:value="3981170545.0097117" table:formula="of:= 3930000000 + RAND()*(3999999999-3930000000)" table:style-name="ce1">
            <text:p>3981170545</text:p>
          </table:table-cell>
          <table:table-cell table:number-columns-repeated="16383"/>
        </table:table-row>
        <table:table-row table:style-name="ro2">
          <table:table-cell office:value-type="float" office:value="3959778902.1146393" table:formula="of:= 3930000000 + RAND()*(3999999999-3930000000)" table:style-name="ce1">
            <text:p>3959778902</text:p>
          </table:table-cell>
          <table:table-cell table:number-columns-repeated="16383"/>
        </table:table-row>
        <table:table-row table:style-name="ro2">
          <table:table-cell office:value-type="float" office:value="3968841490.4376631" table:formula="of:= 3930000000 + RAND()*(3999999999-3930000000)" table:style-name="ce1">
            <text:p>3968841490</text:p>
          </table:table-cell>
          <table:table-cell table:number-columns-repeated="16383"/>
        </table:table-row>
        <table:table-row table:style-name="ro2">
          <table:table-cell office:value-type="float" office:value="3960855998.8969164" table:formula="of:= 3930000000 + RAND()*(3999999999-3930000000)" table:style-name="ce1">
            <text:p>3960855999</text:p>
          </table:table-cell>
          <table:table-cell table:number-columns-repeated="16383"/>
        </table:table-row>
        <table:table-row table:style-name="ro2">
          <table:table-cell office:value-type="float" office:value="3938243742.4291897" table:formula="of:= 3930000000 + RAND()*(3999999999-3930000000)" table:style-name="ce1">
            <text:p>3938243742</text:p>
          </table:table-cell>
          <table:table-cell table:number-columns-repeated="16383"/>
        </table:table-row>
        <table:table-row table:style-name="ro2">
          <table:table-cell office:value-type="float" office:value="3973379783.9235473" table:formula="of:= 3930000000 + RAND()*(3999999999-3930000000)" table:style-name="ce1">
            <text:p>3973379784</text:p>
          </table:table-cell>
          <table:table-cell table:number-columns-repeated="16383"/>
        </table:table-row>
        <table:table-row table:style-name="ro2">
          <table:table-cell office:value-type="float" office:value="3956405947.6867542" table:formula="of:= 3930000000 + RAND()*(3999999999-3930000000)" table:style-name="ce1">
            <text:p>3956405948</text:p>
          </table:table-cell>
          <table:table-cell table:number-columns-repeated="16383"/>
        </table:table-row>
        <table:table-row table:style-name="ro2">
          <table:table-cell office:value-type="float" office:value="3972912202.1772251" table:formula="of:= 3930000000 + RAND()*(3999999999-3930000000)" table:style-name="ce1">
            <text:p>3972912202</text:p>
          </table:table-cell>
          <table:table-cell table:number-columns-repeated="16383"/>
        </table:table-row>
        <table:table-row table:style-name="ro2">
          <table:table-cell office:value-type="float" office:value="3988612372.5541821" table:formula="of:= 3930000000 + RAND()*(3999999999-3930000000)" table:style-name="ce1">
            <text:p>3988612373</text:p>
          </table:table-cell>
          <table:table-cell table:number-columns-repeated="16383"/>
        </table:table-row>
        <table:table-row table:style-name="ro2">
          <table:table-cell office:value-type="float" office:value="3938522652.2507157" table:formula="of:= 3930000000 + RAND()*(3999999999-3930000000)" table:style-name="ce1">
            <text:p>3938522652</text:p>
          </table:table-cell>
          <table:table-cell table:number-columns-repeated="16383"/>
        </table:table-row>
        <table:table-row table:style-name="ro2">
          <table:table-cell office:value-type="float" office:value="3963981088.8497806" table:formula="of:= 3930000000 + RAND()*(3999999999-3930000000)" table:style-name="ce1">
            <text:p>3963981089</text:p>
          </table:table-cell>
          <table:table-cell table:number-columns-repeated="16383"/>
        </table:table-row>
        <table:table-row table:style-name="ro2">
          <table:table-cell office:value-type="float" office:value="3988064383.759738" table:formula="of:= 3930000000 + RAND()*(3999999999-3930000000)" table:style-name="ce1">
            <text:p>3988064384</text:p>
          </table:table-cell>
          <table:table-cell table:number-columns-repeated="16383"/>
        </table:table-row>
        <table:table-row table:style-name="ro2">
          <table:table-cell office:value-type="float" office:value="3964340849.733182" table:formula="of:= 3930000000 + RAND()*(3999999999-3930000000)" table:style-name="ce1">
            <text:p>3964340850</text:p>
          </table:table-cell>
          <table:table-cell table:number-columns-repeated="16383"/>
        </table:table-row>
        <table:table-row table:style-name="ro2">
          <table:table-cell office:value-type="float" office:value="3960485486.3880391" table:formula="of:= 3930000000 + RAND()*(3999999999-3930000000)" table:style-name="ce1">
            <text:p>3960485486</text:p>
          </table:table-cell>
          <table:table-cell table:number-columns-repeated="16383"/>
        </table:table-row>
        <table:table-row table:style-name="ro2">
          <table:table-cell office:value-type="float" office:value="3982708656.4120069" table:formula="of:= 3930000000 + RAND()*(3999999999-3930000000)" table:style-name="ce1">
            <text:p>3982708656</text:p>
          </table:table-cell>
          <table:table-cell table:number-columns-repeated="16383"/>
        </table:table-row>
        <table:table-row table:style-name="ro2">
          <table:table-cell office:value-type="float" office:value="3995735114.5821381" table:formula="of:= 3930000000 + RAND()*(3999999999-3930000000)" table:style-name="ce1">
            <text:p>3995735115</text:p>
          </table:table-cell>
          <table:table-cell table:number-columns-repeated="16383"/>
        </table:table-row>
        <table:table-row table:style-name="ro2">
          <table:table-cell office:value-type="float" office:value="3997085455.4142609" table:formula="of:= 3930000000 + RAND()*(3999999999-3930000000)" table:style-name="ce1">
            <text:p>3997085455</text:p>
          </table:table-cell>
          <table:table-cell table:number-columns-repeated="16383"/>
        </table:table-row>
        <table:table-row table:style-name="ro2">
          <table:table-cell office:value-type="float" office:value="3977697740.1748376" table:formula="of:= 3930000000 + RAND()*(3999999999-3930000000)" table:style-name="ce1">
            <text:p>3977697740</text:p>
          </table:table-cell>
          <table:table-cell table:number-columns-repeated="16383"/>
        </table:table-row>
        <table:table-row table:style-name="ro2">
          <table:table-cell office:value-type="float" office:value="3980999981.7054815" table:formula="of:= 3930000000 + RAND()*(3999999999-3930000000)" table:style-name="ce1">
            <text:p>3980999982</text:p>
          </table:table-cell>
          <table:table-cell table:number-columns-repeated="16383"/>
        </table:table-row>
        <table:table-row table:style-name="ro2">
          <table:table-cell office:value-type="float" office:value="3962950707.1681528" table:formula="of:= 3930000000 + RAND()*(3999999999-3930000000)" table:style-name="ce1">
            <text:p>3962950707</text:p>
          </table:table-cell>
          <table:table-cell table:number-columns-repeated="16383"/>
        </table:table-row>
        <table:table-row table:style-name="ro2">
          <table:table-cell office:value-type="float" office:value="3972587436.1292887" table:formula="of:= 3930000000 + RAND()*(3999999999-3930000000)" table:style-name="ce1">
            <text:p>3972587436</text:p>
          </table:table-cell>
          <table:table-cell table:number-columns-repeated="16383"/>
        </table:table-row>
        <table:table-row table:style-name="ro2">
          <table:table-cell office:value-type="float" office:value="3994392127.8906212" table:formula="of:= 3930000000 + RAND()*(3999999999-3930000000)" table:style-name="ce1">
            <text:p>3994392128</text:p>
          </table:table-cell>
          <table:table-cell table:number-columns-repeated="16383"/>
        </table:table-row>
        <table:table-row table:style-name="ro2">
          <table:table-cell office:value-type="float" office:value="3948927941.6604109" table:formula="of:= 3930000000 + RAND()*(3999999999-3930000000)" table:style-name="ce1">
            <text:p>3948927942</text:p>
          </table:table-cell>
          <table:table-cell table:number-columns-repeated="16383"/>
        </table:table-row>
        <table:table-row table:style-name="ro2">
          <table:table-cell office:value-type="float" office:value="3934950047.1818333" table:formula="of:= 3930000000 + RAND()*(3999999999-3930000000)" table:style-name="ce1">
            <text:p>3934950047</text:p>
          </table:table-cell>
          <table:table-cell table:number-columns-repeated="16383"/>
        </table:table-row>
        <table:table-row table:style-name="ro2">
          <table:table-cell office:value-type="float" office:value="3947338306.8087606" table:formula="of:= 3930000000 + RAND()*(3999999999-3930000000)" table:style-name="ce1">
            <text:p>3947338307</text:p>
          </table:table-cell>
          <table:table-cell table:number-columns-repeated="16383"/>
        </table:table-row>
        <table:table-row table:style-name="ro2">
          <table:table-cell office:value-type="float" office:value="3981402436.2328777" table:formula="of:= 3930000000 + RAND()*(3999999999-3930000000)" table:style-name="ce1">
            <text:p>3981402436</text:p>
          </table:table-cell>
          <table:table-cell table:number-columns-repeated="16383"/>
        </table:table-row>
        <table:table-row table:style-name="ro2">
          <table:table-cell office:value-type="float" office:value="3958789063.5352926" table:formula="of:= 3930000000 + RAND()*(3999999999-3930000000)" table:style-name="ce1">
            <text:p>3958789064</text:p>
          </table:table-cell>
          <table:table-cell table:number-columns-repeated="16383"/>
        </table:table-row>
        <table:table-row table:style-name="ro2">
          <table:table-cell office:value-type="float" office:value="3963756029.6384997" table:formula="of:= 3930000000 + RAND()*(3999999999-3930000000)" table:style-name="ce1">
            <text:p>3963756030</text:p>
          </table:table-cell>
          <table:table-cell table:number-columns-repeated="16383"/>
        </table:table-row>
        <table:table-row table:style-name="ro2">
          <table:table-cell office:value-type="float" office:value="3932744342.2210593" table:formula="of:= 3930000000 + RAND()*(3999999999-3930000000)" table:style-name="ce1">
            <text:p>3932744342</text:p>
          </table:table-cell>
          <table:table-cell table:number-columns-repeated="16383"/>
        </table:table-row>
        <table:table-row table:style-name="ro2">
          <table:table-cell office:value-type="float" office:value="3954438887.5269194" table:formula="of:= 3930000000 + RAND()*(3999999999-3930000000)" table:style-name="ce1">
            <text:p>3954438888</text:p>
          </table:table-cell>
          <table:table-cell table:number-columns-repeated="16383"/>
        </table:table-row>
        <table:table-row table:style-name="ro2">
          <table:table-cell office:value-type="float" office:value="3932722733.3789706" table:formula="of:= 3930000000 + RAND()*(3999999999-3930000000)" table:style-name="ce1">
            <text:p>3932722733</text:p>
          </table:table-cell>
          <table:table-cell table:number-columns-repeated="16383"/>
        </table:table-row>
        <table:table-row table:style-name="ro2">
          <table:table-cell office:value-type="float" office:value="3973506491.2600622" table:formula="of:= 3930000000 + RAND()*(3999999999-3930000000)" table:style-name="ce1">
            <text:p>3973506491</text:p>
          </table:table-cell>
          <table:table-cell table:number-columns-repeated="16383"/>
        </table:table-row>
        <table:table-row table:style-name="ro2">
          <table:table-cell office:value-type="float" office:value="3980844706.4168782" table:formula="of:= 3930000000 + RAND()*(3999999999-3930000000)" table:style-name="ce1">
            <text:p>3980844706</text:p>
          </table:table-cell>
          <table:table-cell table:number-columns-repeated="16383"/>
        </table:table-row>
        <table:table-row table:style-name="ro2">
          <table:table-cell office:value-type="float" office:value="3940384860.2998929" table:formula="of:= 3930000000 + RAND()*(3999999999-3930000000)" table:style-name="ce1">
            <text:p>3940384860</text:p>
          </table:table-cell>
          <table:table-cell table:number-columns-repeated="16383"/>
        </table:table-row>
        <table:table-row table:style-name="ro2">
          <table:table-cell office:value-type="float" office:value="3956881034.7796636" table:formula="of:= 3930000000 + RAND()*(3999999999-3930000000)" table:style-name="ce1">
            <text:p>3956881035</text:p>
          </table:table-cell>
          <table:table-cell table:number-columns-repeated="16383"/>
        </table:table-row>
        <table:table-row table:style-name="ro2">
          <table:table-cell office:value-type="float" office:value="3987675380.8393092" table:formula="of:= 3930000000 + RAND()*(3999999999-3930000000)" table:style-name="ce1">
            <text:p>3987675381</text:p>
          </table:table-cell>
          <table:table-cell table:number-columns-repeated="16383"/>
        </table:table-row>
        <table:table-row table:style-name="ro2">
          <table:table-cell office:value-type="float" office:value="3957150956.7420368" table:formula="of:= 3930000000 + RAND()*(3999999999-3930000000)" table:style-name="ce1">
            <text:p>3957150957</text:p>
          </table:table-cell>
          <table:table-cell table:number-columns-repeated="16383"/>
        </table:table-row>
        <table:table-row table:style-name="ro2">
          <table:table-cell office:value-type="float" office:value="3958811545.2193704" table:formula="of:= 3930000000 + RAND()*(3999999999-3930000000)" table:style-name="ce1">
            <text:p>3958811545</text:p>
          </table:table-cell>
          <table:table-cell table:number-columns-repeated="16383"/>
        </table:table-row>
        <table:table-row table:style-name="ro2">
          <table:table-cell office:value-type="float" office:value="3998006271.0849409" table:formula="of:= 3930000000 + RAND()*(3999999999-3930000000)" table:style-name="ce1">
            <text:p>3998006271</text:p>
          </table:table-cell>
          <table:table-cell table:number-columns-repeated="16383"/>
        </table:table-row>
        <table:table-row table:style-name="ro2">
          <table:table-cell office:value-type="float" office:value="3974360792.9341097" table:formula="of:= 3930000000 + RAND()*(3999999999-3930000000)" table:style-name="ce1">
            <text:p>3974360793</text:p>
          </table:table-cell>
          <table:table-cell table:number-columns-repeated="16383"/>
        </table:table-row>
        <table:table-row table:style-name="ro2">
          <table:table-cell office:value-type="float" office:value="3938327160.6935334" table:formula="of:= 3930000000 + RAND()*(3999999999-3930000000)" table:style-name="ce1">
            <text:p>3938327161</text:p>
          </table:table-cell>
          <table:table-cell table:number-columns-repeated="16383"/>
        </table:table-row>
        <table:table-row table:style-name="ro2">
          <table:table-cell office:value-type="float" office:value="3943129729.0474558" table:formula="of:= 3930000000 + RAND()*(3999999999-3930000000)" table:style-name="ce1">
            <text:p>3943129729</text:p>
          </table:table-cell>
          <table:table-cell table:number-columns-repeated="16383"/>
        </table:table-row>
        <table:table-row table:style-name="ro2">
          <table:table-cell office:value-type="float" office:value="3972587275.5341969" table:formula="of:= 3930000000 + RAND()*(3999999999-3930000000)" table:style-name="ce1">
            <text:p>3972587276</text:p>
          </table:table-cell>
          <table:table-cell table:number-columns-repeated="16383"/>
        </table:table-row>
        <table:table-row table:style-name="ro2">
          <table:table-cell office:value-type="float" office:value="3995095187.6670394" table:formula="of:= 3930000000 + RAND()*(3999999999-3930000000)" table:style-name="ce1">
            <text:p>3995095188</text:p>
          </table:table-cell>
          <table:table-cell table:number-columns-repeated="16383"/>
        </table:table-row>
        <table:table-row table:style-name="ro2">
          <table:table-cell office:value-type="float" office:value="3956669025.978775" table:formula="of:= 3930000000 + RAND()*(3999999999-3930000000)" table:style-name="ce1">
            <text:p>3956669026</text:p>
          </table:table-cell>
          <table:table-cell table:number-columns-repeated="16383"/>
        </table:table-row>
        <table:table-row table:style-name="ro2">
          <table:table-cell office:value-type="float" office:value="3989650339.9657183" table:formula="of:= 3930000000 + RAND()*(3999999999-3930000000)" table:style-name="ce1">
            <text:p>3989650340</text:p>
          </table:table-cell>
          <table:table-cell table:number-columns-repeated="16383"/>
        </table:table-row>
        <table:table-row table:style-name="ro2">
          <table:table-cell office:value-type="float" office:value="3985911660.3251405" table:formula="of:= 3930000000 + RAND()*(3999999999-3930000000)" table:style-name="ce1">
            <text:p>3985911660</text:p>
          </table:table-cell>
          <table:table-cell table:number-columns-repeated="16383"/>
        </table:table-row>
        <table:table-row table:style-name="ro2">
          <table:table-cell office:value-type="float" office:value="3951494556.4383783" table:formula="of:= 3930000000 + RAND()*(3999999999-3930000000)" table:style-name="ce1">
            <text:p>3951494556</text:p>
          </table:table-cell>
          <table:table-cell table:number-columns-repeated="16383"/>
        </table:table-row>
        <table:table-row table:style-name="ro2">
          <table:table-cell office:value-type="float" office:value="3997171451.4736991" table:formula="of:= 3930000000 + RAND()*(3999999999-3930000000)" table:style-name="ce1">
            <text:p>3997171451</text:p>
          </table:table-cell>
          <table:table-cell table:number-columns-repeated="16383"/>
        </table:table-row>
        <table:table-row table:style-name="ro2">
          <table:table-cell office:value-type="float" office:value="3978131951.4402351" table:formula="of:= 3930000000 + RAND()*(3999999999-3930000000)" table:style-name="ce1">
            <text:p>3978131951</text:p>
          </table:table-cell>
          <table:table-cell table:number-columns-repeated="16383"/>
        </table:table-row>
        <table:table-row table:style-name="ro2">
          <table:table-cell office:value-type="float" office:value="3988630412.2305641" table:formula="of:= 3930000000 + RAND()*(3999999999-3930000000)" table:style-name="ce1">
            <text:p>3988630412</text:p>
          </table:table-cell>
          <table:table-cell table:number-columns-repeated="16383"/>
        </table:table-row>
        <table:table-row table:style-name="ro2">
          <table:table-cell office:value-type="float" office:value="3932462133.1893845" table:formula="of:= 3930000000 + RAND()*(3999999999-3930000000)" table:style-name="ce1">
            <text:p>3932462133</text:p>
          </table:table-cell>
          <table:table-cell table:number-columns-repeated="16383"/>
        </table:table-row>
        <table:table-row table:style-name="ro2">
          <table:table-cell office:value-type="float" office:value="3954406800.9793596" table:formula="of:= 3930000000 + RAND()*(3999999999-3930000000)" table:style-name="ce1">
            <text:p>3954406801</text:p>
          </table:table-cell>
          <table:table-cell table:number-columns-repeated="16383"/>
        </table:table-row>
        <table:table-row table:style-name="ro2">
          <table:table-cell office:value-type="float" office:value="3950974666.7527966" table:formula="of:= 3930000000 + RAND()*(3999999999-3930000000)" table:style-name="ce1">
            <text:p>3950974667</text:p>
          </table:table-cell>
          <table:table-cell table:number-columns-repeated="16383"/>
        </table:table-row>
        <table:table-row table:style-name="ro2">
          <table:table-cell office:value-type="float" office:value="3992779511.2560663" table:formula="of:= 3930000000 + RAND()*(3999999999-3930000000)" table:style-name="ce1">
            <text:p>3992779511</text:p>
          </table:table-cell>
          <table:table-cell table:number-columns-repeated="16383"/>
        </table:table-row>
        <table:table-row table:style-name="ro2">
          <table:table-cell office:value-type="float" office:value="3949783699.1676121" table:formula="of:= 3930000000 + RAND()*(3999999999-3930000000)" table:style-name="ce1">
            <text:p>3949783699</text:p>
          </table:table-cell>
          <table:table-cell table:number-columns-repeated="16383"/>
        </table:table-row>
        <table:table-row table:style-name="ro2">
          <table:table-cell office:value-type="float" office:value="3946001863.7270145" table:formula="of:= 3930000000 + RAND()*(3999999999-3930000000)" table:style-name="ce1">
            <text:p>3946001864</text:p>
          </table:table-cell>
          <table:table-cell table:number-columns-repeated="16383"/>
        </table:table-row>
        <table:table-row table:style-name="ro2">
          <table:table-cell office:value-type="float" office:value="3962719162.130353" table:formula="of:= 3930000000 + RAND()*(3999999999-3930000000)" table:style-name="ce1">
            <text:p>3962719162</text:p>
          </table:table-cell>
          <table:table-cell table:number-columns-repeated="16383"/>
        </table:table-row>
        <table:table-row table:style-name="ro2">
          <table:table-cell office:value-type="float" office:value="3946718509.3450923" table:formula="of:= 3930000000 + RAND()*(3999999999-3930000000)" table:style-name="ce1">
            <text:p>3946718509</text:p>
          </table:table-cell>
          <table:table-cell table:number-columns-repeated="16383"/>
        </table:table-row>
        <table:table-row table:style-name="ro2">
          <table:table-cell office:value-type="float" office:value="3983749109.1210065" table:formula="of:= 3930000000 + RAND()*(3999999999-3930000000)" table:style-name="ce1">
            <text:p>3983749109</text:p>
          </table:table-cell>
          <table:table-cell table:number-columns-repeated="16383"/>
        </table:table-row>
        <table:table-row table:style-name="ro2">
          <table:table-cell office:value-type="float" office:value="3999069822.7384901" table:formula="of:= 3930000000 + RAND()*(3999999999-3930000000)" table:style-name="ce1">
            <text:p>3999069823</text:p>
          </table:table-cell>
          <table:table-cell table:number-columns-repeated="16383"/>
        </table:table-row>
        <table:table-row table:style-name="ro2">
          <table:table-cell office:value-type="float" office:value="3993793902.4506354" table:formula="of:= 3930000000 + RAND()*(3999999999-3930000000)" table:style-name="ce1">
            <text:p>3993793902</text:p>
          </table:table-cell>
          <table:table-cell table:number-columns-repeated="16383"/>
        </table:table-row>
        <table:table-row table:style-name="ro2">
          <table:table-cell office:value-type="float" office:value="3951751792.9226441" table:formula="of:= 3930000000 + RAND()*(3999999999-3930000000)" table:style-name="ce1">
            <text:p>3951751793</text:p>
          </table:table-cell>
          <table:table-cell table:number-columns-repeated="16383"/>
        </table:table-row>
        <table:table-row table:style-name="ro2">
          <table:table-cell office:value-type="float" office:value="3965065538.4551277" table:formula="of:= 3930000000 + RAND()*(3999999999-3930000000)" table:style-name="ce1">
            <text:p>3965065538</text:p>
          </table:table-cell>
          <table:table-cell table:number-columns-repeated="16383"/>
        </table:table-row>
        <table:table-row table:style-name="ro2">
          <table:table-cell office:value-type="float" office:value="3943374275.4128642" table:formula="of:= 3930000000 + RAND()*(3999999999-3930000000)" table:style-name="ce1">
            <text:p>3943374275</text:p>
          </table:table-cell>
          <table:table-cell table:number-columns-repeated="16383"/>
        </table:table-row>
        <table:table-row table:style-name="ro2">
          <table:table-cell office:value-type="float" office:value="3936438728.3641171" table:formula="of:= 3930000000 + RAND()*(3999999999-3930000000)" table:style-name="ce1">
            <text:p>3936438728</text:p>
          </table:table-cell>
          <table:table-cell table:number-columns-repeated="16383"/>
        </table:table-row>
        <table:table-row table:style-name="ro2">
          <table:table-cell office:value-type="float" office:value="3946150991.3076801" table:formula="of:= 3930000000 + RAND()*(3999999999-3930000000)" table:style-name="ce1">
            <text:p>3946150991</text:p>
          </table:table-cell>
          <table:table-cell table:number-columns-repeated="16383"/>
        </table:table-row>
        <table:table-row table:style-name="ro2">
          <table:table-cell office:value-type="float" office:value="3930219083.2003779" table:formula="of:= 3930000000 + RAND()*(3999999999-3930000000)" table:style-name="ce1">
            <text:p>3930219083</text:p>
          </table:table-cell>
          <table:table-cell table:number-columns-repeated="16383"/>
        </table:table-row>
        <table:table-row table:style-name="ro2">
          <table:table-cell office:value-type="float" office:value="3940246868.0766335" table:formula="of:= 3930000000 + RAND()*(3999999999-3930000000)" table:style-name="ce1">
            <text:p>3940246868</text:p>
          </table:table-cell>
          <table:table-cell table:number-columns-repeated="16383"/>
        </table:table-row>
        <table:table-row table:style-name="ro2">
          <table:table-cell office:value-type="float" office:value="3970606970.9718986" table:formula="of:= 3930000000 + RAND()*(3999999999-3930000000)" table:style-name="ce1">
            <text:p>3970606971</text:p>
          </table:table-cell>
          <table:table-cell table:number-columns-repeated="16383"/>
        </table:table-row>
        <table:table-row table:style-name="ro2">
          <table:table-cell office:value-type="float" office:value="3965408769.1706958" table:formula="of:= 3930000000 + RAND()*(3999999999-3930000000)" table:style-name="ce1">
            <text:p>3965408769</text:p>
          </table:table-cell>
          <table:table-cell table:number-columns-repeated="16383"/>
        </table:table-row>
        <table:table-row table:style-name="ro2">
          <table:table-cell office:value-type="float" office:value="3959044077.5737963" table:formula="of:= 3930000000 + RAND()*(3999999999-3930000000)" table:style-name="ce1">
            <text:p>3959044078</text:p>
          </table:table-cell>
          <table:table-cell table:number-columns-repeated="16383"/>
        </table:table-row>
        <table:table-row table:style-name="ro2">
          <table:table-cell office:value-type="float" office:value="3974063816.8200221" table:formula="of:= 3930000000 + RAND()*(3999999999-3930000000)" table:style-name="ce1">
            <text:p>3974063817</text:p>
          </table:table-cell>
          <table:table-cell table:number-columns-repeated="16383"/>
        </table:table-row>
        <table:table-row table:style-name="ro2">
          <table:table-cell office:value-type="float" office:value="3990490860.1039824" table:formula="of:= 3930000000 + RAND()*(3999999999-3930000000)" table:style-name="ce1">
            <text:p>3990490860</text:p>
          </table:table-cell>
          <table:table-cell table:number-columns-repeated="16383"/>
        </table:table-row>
        <table:table-row table:style-name="ro2">
          <table:table-cell office:value-type="float" office:value="3972472924.7708492" table:formula="of:= 3930000000 + RAND()*(3999999999-3930000000)" table:style-name="ce1">
            <text:p>3972472925</text:p>
          </table:table-cell>
          <table:table-cell table:number-columns-repeated="16383"/>
        </table:table-row>
        <table:table-row table:style-name="ro2">
          <table:table-cell office:value-type="float" office:value="3975825442.9976611" table:formula="of:= 3930000000 + RAND()*(3999999999-3930000000)" table:style-name="ce1">
            <text:p>3975825443</text:p>
          </table:table-cell>
          <table:table-cell table:number-columns-repeated="16383"/>
        </table:table-row>
        <table:table-row table:style-name="ro2">
          <table:table-cell office:value-type="float" office:value="3930055649.5719385" table:formula="of:= 3930000000 + RAND()*(3999999999-3930000000)" table:style-name="ce1">
            <text:p>3930055650</text:p>
          </table:table-cell>
          <table:table-cell table:number-columns-repeated="16383"/>
        </table:table-row>
        <table:table-row table:style-name="ro2">
          <table:table-cell office:value-type="float" office:value="3945511721.5681596" table:formula="of:= 3930000000 + RAND()*(3999999999-3930000000)" table:style-name="ce1">
            <text:p>3945511722</text:p>
          </table:table-cell>
          <table:table-cell table:number-columns-repeated="16383"/>
        </table:table-row>
        <table:table-row table:style-name="ro2">
          <table:table-cell office:value-type="float" office:value="3991748895.4974031" table:formula="of:= 3930000000 + RAND()*(3999999999-3930000000)" table:style-name="ce1">
            <text:p>3991748895</text:p>
          </table:table-cell>
          <table:table-cell table:number-columns-repeated="16383"/>
        </table:table-row>
        <table:table-row table:style-name="ro2">
          <table:table-cell office:value-type="float" office:value="3976365256.2566013" table:formula="of:= 3930000000 + RAND()*(3999999999-3930000000)" table:style-name="ce1">
            <text:p>3976365256</text:p>
          </table:table-cell>
          <table:table-cell table:number-columns-repeated="16383"/>
        </table:table-row>
        <table:table-row table:style-name="ro2">
          <table:table-cell office:value-type="float" office:value="3995055486.2316141" table:formula="of:= 3930000000 + RAND()*(3999999999-3930000000)" table:style-name="ce1">
            <text:p>3995055486</text:p>
          </table:table-cell>
          <table:table-cell table:number-columns-repeated="16383"/>
        </table:table-row>
        <table:table-row table:style-name="ro2">
          <table:table-cell office:value-type="float" office:value="3988278448.7697296" table:formula="of:= 3930000000 + RAND()*(3999999999-3930000000)" table:style-name="ce1">
            <text:p>3988278449</text:p>
          </table:table-cell>
          <table:table-cell table:number-columns-repeated="16383"/>
        </table:table-row>
        <table:table-row table:style-name="ro2">
          <table:table-cell office:value-type="float" office:value="3997739900.0170288" table:formula="of:= 3930000000 + RAND()*(3999999999-3930000000)" table:style-name="ce1">
            <text:p>3997739900</text:p>
          </table:table-cell>
          <table:table-cell table:number-columns-repeated="16383"/>
        </table:table-row>
        <table:table-row table:style-name="ro2">
          <table:table-cell office:value-type="float" office:value="3991407165.5986447" table:formula="of:= 3930000000 + RAND()*(3999999999-3930000000)" table:style-name="ce1">
            <text:p>3991407166</text:p>
          </table:table-cell>
          <table:table-cell table:number-columns-repeated="16383"/>
        </table:table-row>
        <table:table-row table:style-name="ro2">
          <table:table-cell office:value-type="float" office:value="3939192739.2296367" table:formula="of:= 3930000000 + RAND()*(3999999999-3930000000)" table:style-name="ce1">
            <text:p>3939192739</text:p>
          </table:table-cell>
          <table:table-cell table:number-columns-repeated="16383"/>
        </table:table-row>
        <table:table-row table:style-name="ro2">
          <table:table-cell office:value-type="float" office:value="3977132266.0948277" table:formula="of:= 3930000000 + RAND()*(3999999999-3930000000)" table:style-name="ce1">
            <text:p>3977132266</text:p>
          </table:table-cell>
          <table:table-cell table:number-columns-repeated="16383"/>
        </table:table-row>
        <table:table-row table:style-name="ro2">
          <table:table-cell office:value-type="float" office:value="3977766647.1585131" table:formula="of:= 3930000000 + RAND()*(3999999999-3930000000)" table:style-name="ce1">
            <text:p>3977766647</text:p>
          </table:table-cell>
          <table:table-cell table:number-columns-repeated="16383"/>
        </table:table-row>
        <table:table-row table:style-name="ro2">
          <table:table-cell office:value-type="float" office:value="3981009383.1792874" table:formula="of:= 3930000000 + RAND()*(3999999999-3930000000)" table:style-name="ce1">
            <text:p>3981009383</text:p>
          </table:table-cell>
          <table:table-cell table:number-columns-repeated="16383"/>
        </table:table-row>
        <table:table-row table:style-name="ro2">
          <table:table-cell office:value-type="float" office:value="3987737921.4328403" table:formula="of:= 3930000000 + RAND()*(3999999999-3930000000)" table:style-name="ce1">
            <text:p>3987737921</text:p>
          </table:table-cell>
          <table:table-cell table:number-columns-repeated="16383"/>
        </table:table-row>
        <table:table-row table:style-name="ro2">
          <table:table-cell office:value-type="float" office:value="3947627788.4917178" table:formula="of:= 3930000000 + RAND()*(3999999999-3930000000)" table:style-name="ce1">
            <text:p>3947627788</text:p>
          </table:table-cell>
          <table:table-cell table:number-columns-repeated="16383"/>
        </table:table-row>
        <table:table-row table:style-name="ro2">
          <table:table-cell office:value-type="float" office:value="3964633927.308836" table:formula="of:= 3930000000 + RAND()*(3999999999-3930000000)" table:style-name="ce1">
            <text:p>3964633927</text:p>
          </table:table-cell>
          <table:table-cell table:number-columns-repeated="16383"/>
        </table:table-row>
        <table:table-row table:style-name="ro2">
          <table:table-cell office:value-type="float" office:value="3964763353.1721644" table:formula="of:= 3930000000 + RAND()*(3999999999-3930000000)" table:style-name="ce1">
            <text:p>3964763353</text:p>
          </table:table-cell>
          <table:table-cell table:number-columns-repeated="16383"/>
        </table:table-row>
        <table:table-row table:style-name="ro2">
          <table:table-cell office:value-type="float" office:value="3963963355.2878079" table:formula="of:= 3930000000 + RAND()*(3999999999-3930000000)" table:style-name="ce1">
            <text:p>3963963355</text:p>
          </table:table-cell>
          <table:table-cell table:number-columns-repeated="16383"/>
        </table:table-row>
        <table:table-row table:style-name="ro2">
          <table:table-cell office:value-type="float" office:value="3969597725.2511759" table:formula="of:= 3930000000 + RAND()*(3999999999-3930000000)" table:style-name="ce1">
            <text:p>3969597725</text:p>
          </table:table-cell>
          <table:table-cell table:number-columns-repeated="16383"/>
        </table:table-row>
        <table:table-row table:style-name="ro2">
          <table:table-cell office:value-type="float" office:value="3949927029.4954443" table:formula="of:= 3930000000 + RAND()*(3999999999-3930000000)" table:style-name="ce1">
            <text:p>3949927029</text:p>
          </table:table-cell>
          <table:table-cell table:number-columns-repeated="16383"/>
        </table:table-row>
        <table:table-row table:style-name="ro2">
          <table:table-cell office:value-type="float" office:value="3946655239.1591616" table:formula="of:= 3930000000 + RAND()*(3999999999-3930000000)" table:style-name="ce1">
            <text:p>3946655239</text:p>
          </table:table-cell>
          <table:table-cell table:number-columns-repeated="16383"/>
        </table:table-row>
        <table:table-row table:style-name="ro2">
          <table:table-cell office:value-type="float" office:value="3946744736.2148771" table:formula="of:= 3930000000 + RAND()*(3999999999-3930000000)" table:style-name="ce1">
            <text:p>3946744736</text:p>
          </table:table-cell>
          <table:table-cell table:number-columns-repeated="16383"/>
        </table:table-row>
        <table:table-row table:style-name="ro2">
          <table:table-cell office:value-type="float" office:value="3971861783.5219965" table:formula="of:= 3930000000 + RAND()*(3999999999-3930000000)" table:style-name="ce1">
            <text:p>3971861784</text:p>
          </table:table-cell>
          <table:table-cell table:number-columns-repeated="16383"/>
        </table:table-row>
        <table:table-row table:style-name="ro2">
          <table:table-cell office:value-type="float" office:value="3940702792.0586534" table:formula="of:= 3930000000 + RAND()*(3999999999-3930000000)" table:style-name="ce1">
            <text:p>3940702792</text:p>
          </table:table-cell>
          <table:table-cell table:number-columns-repeated="16383"/>
        </table:table-row>
        <table:table-row table:style-name="ro2">
          <table:table-cell office:value-type="float" office:value="3999621496.0945544" table:formula="of:= 3930000000 + RAND()*(3999999999-3930000000)" table:style-name="ce1">
            <text:p>3999621496</text:p>
          </table:table-cell>
          <table:table-cell table:number-columns-repeated="16383"/>
        </table:table-row>
        <table:table-row table:style-name="ro2">
          <table:table-cell office:value-type="float" office:value="3996177072.7606349" table:formula="of:= 3930000000 + RAND()*(3999999999-3930000000)" table:style-name="ce1">
            <text:p>3996177073</text:p>
          </table:table-cell>
          <table:table-cell table:number-columns-repeated="16383"/>
        </table:table-row>
        <table:table-row table:style-name="ro2">
          <table:table-cell office:value-type="float" office:value="3995720976.1820612" table:formula="of:= 3930000000 + RAND()*(3999999999-3930000000)" table:style-name="ce1">
            <text:p>3995720976</text:p>
          </table:table-cell>
          <table:table-cell table:number-columns-repeated="16383"/>
        </table:table-row>
        <table:table-row table:style-name="ro2">
          <table:table-cell office:value-type="float" office:value="3984230274.7722535" table:formula="of:= 3930000000 + RAND()*(3999999999-3930000000)" table:style-name="ce1">
            <text:p>3984230275</text:p>
          </table:table-cell>
          <table:table-cell table:number-columns-repeated="16383"/>
        </table:table-row>
        <table:table-row table:style-name="ro2">
          <table:table-cell office:value-type="float" office:value="3975804941.666801" table:formula="of:= 3930000000 + RAND()*(3999999999-3930000000)" table:style-name="ce1">
            <text:p>3975804942</text:p>
          </table:table-cell>
          <table:table-cell table:number-columns-repeated="16383"/>
        </table:table-row>
        <table:table-row table:style-name="ro2">
          <table:table-cell office:value-type="float" office:value="3934918841.9573903" table:formula="of:= 3930000000 + RAND()*(3999999999-3930000000)" table:style-name="ce1">
            <text:p>3934918842</text:p>
          </table:table-cell>
          <table:table-cell table:number-columns-repeated="16383"/>
        </table:table-row>
        <table:table-row table:style-name="ro2">
          <table:table-cell office:value-type="float" office:value="3960957002.0885587" table:formula="of:= 3930000000 + RAND()*(3999999999-3930000000)" table:style-name="ce1">
            <text:p>3960957002</text:p>
          </table:table-cell>
          <table:table-cell table:number-columns-repeated="16383"/>
        </table:table-row>
        <table:table-row table:style-name="ro2">
          <table:table-cell office:value-type="float" office:value="3999855758.7770171" table:formula="of:= 3930000000 + RAND()*(3999999999-3930000000)" table:style-name="ce1">
            <text:p>3999855759</text:p>
          </table:table-cell>
          <table:table-cell table:number-columns-repeated="16383"/>
        </table:table-row>
        <table:table-row table:style-name="ro2">
          <table:table-cell office:value-type="float" office:value="3944586091.6549644" table:formula="of:= 3930000000 + RAND()*(3999999999-3930000000)" table:style-name="ce1">
            <text:p>3944586092</text:p>
          </table:table-cell>
          <table:table-cell table:number-columns-repeated="16383"/>
        </table:table-row>
        <table:table-row table:style-name="ro2">
          <table:table-cell office:value-type="float" office:value="3971415227.0230145" table:formula="of:= 3930000000 + RAND()*(3999999999-3930000000)" table:style-name="ce1">
            <text:p>3971415227</text:p>
          </table:table-cell>
          <table:table-cell table:number-columns-repeated="16383"/>
        </table:table-row>
        <table:table-row table:style-name="ro2">
          <table:table-cell office:value-type="float" office:value="3963604481.221818" table:formula="of:= 3930000000 + RAND()*(3999999999-3930000000)" table:style-name="ce1">
            <text:p>3963604481</text:p>
          </table:table-cell>
          <table:table-cell table:number-columns-repeated="16383"/>
        </table:table-row>
        <table:table-row table:style-name="ro2">
          <table:table-cell office:value-type="float" office:value="3948240635.6477652" table:formula="of:= 3930000000 + RAND()*(3999999999-3930000000)" table:style-name="ce1">
            <text:p>3948240636</text:p>
          </table:table-cell>
          <table:table-cell table:number-columns-repeated="16383"/>
        </table:table-row>
        <table:table-row table:style-name="ro2">
          <table:table-cell office:value-type="float" office:value="3968246933.8630271" table:formula="of:= 3930000000 + RAND()*(3999999999-3930000000)" table:style-name="ce1">
            <text:p>3968246934</text:p>
          </table:table-cell>
          <table:table-cell table:number-columns-repeated="16383"/>
        </table:table-row>
        <table:table-row table:style-name="ro2">
          <table:table-cell office:value-type="float" office:value="3990216558.6492805" table:formula="of:= 3930000000 + RAND()*(3999999999-3930000000)" table:style-name="ce1">
            <text:p>3990216559</text:p>
          </table:table-cell>
          <table:table-cell table:number-columns-repeated="16383"/>
        </table:table-row>
        <table:table-row table:style-name="ro2">
          <table:table-cell office:value-type="float" office:value="3936851169.3981934" table:formula="of:= 3930000000 + RAND()*(3999999999-3930000000)" table:style-name="ce1">
            <text:p>3936851169</text:p>
          </table:table-cell>
          <table:table-cell table:number-columns-repeated="16383"/>
        </table:table-row>
        <table:table-row table:style-name="ro2">
          <table:table-cell office:value-type="float" office:value="3990843384.0824108" table:formula="of:= 3930000000 + RAND()*(3999999999-3930000000)" table:style-name="ce1">
            <text:p>3990843384</text:p>
          </table:table-cell>
          <table:table-cell table:number-columns-repeated="16383"/>
        </table:table-row>
        <table:table-row table:style-name="ro2">
          <table:table-cell office:value-type="float" office:value="3934003699.5438232" table:formula="of:= 3930000000 + RAND()*(3999999999-3930000000)" table:style-name="ce1">
            <text:p>3934003700</text:p>
          </table:table-cell>
          <table:table-cell table:number-columns-repeated="16383"/>
        </table:table-row>
        <table:table-row table:style-name="ro2">
          <table:table-cell office:value-type="float" office:value="3985098745.0527053" table:formula="of:= 3930000000 + RAND()*(3999999999-3930000000)" table:style-name="ce1">
            <text:p>3985098745</text:p>
          </table:table-cell>
          <table:table-cell table:number-columns-repeated="16383"/>
        </table:table-row>
        <table:table-row table:style-name="ro2">
          <table:table-cell office:value-type="float" office:value="3957912907.5837741" table:formula="of:= 3930000000 + RAND()*(3999999999-3930000000)" table:style-name="ce1">
            <text:p>3957912908</text:p>
          </table:table-cell>
          <table:table-cell table:number-columns-repeated="16383"/>
        </table:table-row>
        <table:table-row table:style-name="ro2">
          <table:table-cell office:value-type="float" office:value="3992431465.226562" table:formula="of:= 3930000000 + RAND()*(3999999999-3930000000)" table:style-name="ce1">
            <text:p>3992431465</text:p>
          </table:table-cell>
          <table:table-cell table:number-columns-repeated="16383"/>
        </table:table-row>
        <table:table-row table:style-name="ro2">
          <table:table-cell office:value-type="float" office:value="3997177586.3086734" table:formula="of:= 3930000000 + RAND()*(3999999999-3930000000)" table:style-name="ce1">
            <text:p>3997177586</text:p>
          </table:table-cell>
          <table:table-cell table:number-columns-repeated="16383"/>
        </table:table-row>
        <table:table-row table:style-name="ro2">
          <table:table-cell office:value-type="float" office:value="3976770783.4101501" table:formula="of:= 3930000000 + RAND()*(3999999999-3930000000)" table:style-name="ce1">
            <text:p>3976770783</text:p>
          </table:table-cell>
          <table:table-cell table:number-columns-repeated="16383"/>
        </table:table-row>
        <table:table-row table:style-name="ro2">
          <table:table-cell office:value-type="float" office:value="3976570692.2074947" table:formula="of:= 3930000000 + RAND()*(3999999999-3930000000)" table:style-name="ce1">
            <text:p>3976570692</text:p>
          </table:table-cell>
          <table:table-cell table:number-columns-repeated="16383"/>
        </table:table-row>
        <table:table-row table:style-name="ro2">
          <table:table-cell office:value-type="float" office:value="3984580477.5398068" table:formula="of:= 3930000000 + RAND()*(3999999999-3930000000)" table:style-name="ce1">
            <text:p>3984580478</text:p>
          </table:table-cell>
          <table:table-cell table:number-columns-repeated="16383"/>
        </table:table-row>
        <table:table-row table:style-name="ro2">
          <table:table-cell office:value-type="float" office:value="3979538693.9968624" table:formula="of:= 3930000000 + RAND()*(3999999999-3930000000)" table:style-name="ce1">
            <text:p>3979538694</text:p>
          </table:table-cell>
          <table:table-cell table:number-columns-repeated="16383"/>
        </table:table-row>
        <table:table-row table:style-name="ro2">
          <table:table-cell office:value-type="float" office:value="3962933388.3191915" table:formula="of:= 3930000000 + RAND()*(3999999999-3930000000)" table:style-name="ce1">
            <text:p>3962933388</text:p>
          </table:table-cell>
          <table:table-cell table:number-columns-repeated="16383"/>
        </table:table-row>
        <table:table-row table:style-name="ro2">
          <table:table-cell office:value-type="float" office:value="3982126767.4391007" table:formula="of:= 3930000000 + RAND()*(3999999999-3930000000)" table:style-name="ce1">
            <text:p>3982126767</text:p>
          </table:table-cell>
          <table:table-cell table:number-columns-repeated="16383"/>
        </table:table-row>
        <table:table-row table:style-name="ro2">
          <table:table-cell office:value-type="float" office:value="3939386839.8972902" table:formula="of:= 3930000000 + RAND()*(3999999999-3930000000)" table:style-name="ce1">
            <text:p>3939386840</text:p>
          </table:table-cell>
          <table:table-cell table:number-columns-repeated="16383"/>
        </table:table-row>
        <table:table-row table:style-name="ro2">
          <table:table-cell office:value-type="float" office:value="3973752826.9709568" table:formula="of:= 3930000000 + RAND()*(3999999999-3930000000)" table:style-name="ce1">
            <text:p>3973752827</text:p>
          </table:table-cell>
          <table:table-cell table:number-columns-repeated="16383"/>
        </table:table-row>
        <table:table-row table:style-name="ro2">
          <table:table-cell office:value-type="float" office:value="3933136180.0592461" table:formula="of:= 3930000000 + RAND()*(3999999999-3930000000)" table:style-name="ce1">
            <text:p>3933136180</text:p>
          </table:table-cell>
          <table:table-cell table:number-columns-repeated="16383"/>
        </table:table-row>
        <table:table-row table:style-name="ro2">
          <table:table-cell office:value-type="float" office:value="3946354708.765224" table:formula="of:= 3930000000 + RAND()*(3999999999-3930000000)" table:style-name="ce1">
            <text:p>3946354709</text:p>
          </table:table-cell>
          <table:table-cell table:number-columns-repeated="16383"/>
        </table:table-row>
        <table:table-row table:style-name="ro2">
          <table:table-cell office:value-type="float" office:value="3963949705.565239" table:formula="of:= 3930000000 + RAND()*(3999999999-3930000000)" table:style-name="ce1">
            <text:p>3963949706</text:p>
          </table:table-cell>
          <table:table-cell table:number-columns-repeated="16383"/>
        </table:table-row>
        <table:table-row table:style-name="ro2">
          <table:table-cell office:value-type="float" office:value="3956629135.2476616" table:formula="of:= 3930000000 + RAND()*(3999999999-3930000000)" table:style-name="ce1">
            <text:p>3956629135</text:p>
          </table:table-cell>
          <table:table-cell table:number-columns-repeated="16383"/>
        </table:table-row>
        <table:table-row table:style-name="ro2">
          <table:table-cell office:value-type="float" office:value="3963166456.9171114" table:formula="of:= 3930000000 + RAND()*(3999999999-3930000000)" table:style-name="ce1">
            <text:p>3963166457</text:p>
          </table:table-cell>
          <table:table-cell table:number-columns-repeated="16383"/>
        </table:table-row>
        <table:table-row table:style-name="ro2">
          <table:table-cell office:value-type="float" office:value="3944325802.3435946" table:formula="of:= 3930000000 + RAND()*(3999999999-3930000000)" table:style-name="ce1">
            <text:p>3944325802</text:p>
          </table:table-cell>
          <table:table-cell table:number-columns-repeated="16383"/>
        </table:table-row>
        <table:table-row table:style-name="ro2">
          <table:table-cell office:value-type="float" office:value="3990603387.5578418" table:formula="of:= 3930000000 + RAND()*(3999999999-3930000000)" table:style-name="ce1">
            <text:p>3990603388</text:p>
          </table:table-cell>
          <table:table-cell table:number-columns-repeated="16383"/>
        </table:table-row>
        <table:table-row table:style-name="ro2">
          <table:table-cell office:value-type="float" office:value="3941750376.7706394" table:formula="of:= 3930000000 + RAND()*(3999999999-3930000000)" table:style-name="ce1">
            <text:p>3941750377</text:p>
          </table:table-cell>
          <table:table-cell table:number-columns-repeated="16383"/>
        </table:table-row>
        <table:table-row table:style-name="ro2">
          <table:table-cell office:value-type="float" office:value="3993933708.5976419" table:formula="of:= 3930000000 + RAND()*(3999999999-3930000000)" table:style-name="ce1">
            <text:p>3993933709</text:p>
          </table:table-cell>
          <table:table-cell table:number-columns-repeated="16383"/>
        </table:table-row>
        <table:table-row table:style-name="ro2">
          <table:table-cell office:value-type="float" office:value="3942685018.4291797" table:formula="of:= 3930000000 + RAND()*(3999999999-3930000000)" table:style-name="ce1">
            <text:p>3942685018</text:p>
          </table:table-cell>
          <table:table-cell table:number-columns-repeated="16383"/>
        </table:table-row>
        <table:table-row table:style-name="ro2">
          <table:table-cell office:value-type="float" office:value="3938973367.4077926" table:formula="of:= 3930000000 + RAND()*(3999999999-3930000000)" table:style-name="ce1">
            <text:p>3938973367</text:p>
          </table:table-cell>
          <table:table-cell table:number-columns-repeated="16383"/>
        </table:table-row>
        <table:table-row table:style-name="ro2">
          <table:table-cell office:value-type="float" office:value="3968149683.0871263" table:formula="of:= 3930000000 + RAND()*(3999999999-3930000000)" table:style-name="ce1">
            <text:p>3968149683</text:p>
          </table:table-cell>
          <table:table-cell table:number-columns-repeated="16383"/>
        </table:table-row>
        <table:table-row table:style-name="ro2">
          <table:table-cell office:value-type="float" office:value="3966905738.4584918" table:formula="of:= 3930000000 + RAND()*(3999999999-3930000000)" table:style-name="ce1">
            <text:p>3966905738</text:p>
          </table:table-cell>
          <table:table-cell table:number-columns-repeated="16383"/>
        </table:table-row>
        <table:table-row table:style-name="ro2">
          <table:table-cell office:value-type="float" office:value="3955730850.0644751" table:formula="of:= 3930000000 + RAND()*(3999999999-3930000000)" table:style-name="ce1">
            <text:p>3955730850</text:p>
          </table:table-cell>
          <table:table-cell table:number-columns-repeated="16383"/>
        </table:table-row>
        <table:table-row table:style-name="ro2">
          <table:table-cell office:value-type="float" office:value="3966047675.0090714" table:formula="of:= 3930000000 + RAND()*(3999999999-3930000000)" table:style-name="ce1">
            <text:p>3966047675</text:p>
          </table:table-cell>
          <table:table-cell table:number-columns-repeated="16383"/>
        </table:table-row>
        <table:table-row table:style-name="ro2">
          <table:table-cell office:value-type="float" office:value="3999772708.0194893" table:formula="of:= 3930000000 + RAND()*(3999999999-3930000000)" table:style-name="ce1">
            <text:p>3999772708</text:p>
          </table:table-cell>
          <table:table-cell table:number-columns-repeated="16383"/>
        </table:table-row>
        <table:table-row table:style-name="ro2">
          <table:table-cell office:value-type="float" office:value="3990686671.5955915" table:formula="of:= 3930000000 + RAND()*(3999999999-3930000000)" table:style-name="ce1">
            <text:p>3990686672</text:p>
          </table:table-cell>
          <table:table-cell table:number-columns-repeated="16383"/>
        </table:table-row>
        <table:table-row table:style-name="ro2">
          <table:table-cell office:value-type="float" office:value="3946625695.4584632" table:formula="of:= 3930000000 + RAND()*(3999999999-3930000000)" table:style-name="ce1">
            <text:p>3946625695</text:p>
          </table:table-cell>
          <table:table-cell table:number-columns-repeated="16383"/>
        </table:table-row>
        <table:table-row table:style-name="ro2">
          <table:table-cell office:value-type="float" office:value="3957261239.450501" table:formula="of:= 3930000000 + RAND()*(3999999999-3930000000)" table:style-name="ce1">
            <text:p>3957261239</text:p>
          </table:table-cell>
          <table:table-cell table:number-columns-repeated="16383"/>
        </table:table-row>
        <table:table-row table:style-name="ro2">
          <table:table-cell office:value-type="float" office:value="3959410645.3976192" table:formula="of:= 3930000000 + RAND()*(3999999999-3930000000)" table:style-name="ce1">
            <text:p>3959410645</text:p>
          </table:table-cell>
          <table:table-cell table:number-columns-repeated="16383"/>
        </table:table-row>
        <table:table-row table:style-name="ro2">
          <table:table-cell office:value-type="float" office:value="3940445201.5354052" table:formula="of:= 3930000000 + RAND()*(3999999999-3930000000)" table:style-name="ce1">
            <text:p>3940445202</text:p>
          </table:table-cell>
          <table:table-cell table:number-columns-repeated="16383"/>
        </table:table-row>
        <table:table-row table:style-name="ro2">
          <table:table-cell office:value-type="float" office:value="3961573396.6350393" table:formula="of:= 3930000000 + RAND()*(3999999999-3930000000)" table:style-name="ce1">
            <text:p>3961573397</text:p>
          </table:table-cell>
          <table:table-cell table:number-columns-repeated="16383"/>
        </table:table-row>
        <table:table-row table:style-name="ro2">
          <table:table-cell office:value-type="float" office:value="3989523706.9679189" table:formula="of:= 3930000000 + RAND()*(3999999999-3930000000)" table:style-name="ce1">
            <text:p>3989523707</text:p>
          </table:table-cell>
          <table:table-cell table:number-columns-repeated="16383"/>
        </table:table-row>
        <table:table-row table:style-name="ro2">
          <table:table-cell office:value-type="float" office:value="3989556300.8471842" table:formula="of:= 3930000000 + RAND()*(3999999999-3930000000)" table:style-name="ce1">
            <text:p>3989556301</text:p>
          </table:table-cell>
          <table:table-cell table:number-columns-repeated="16383"/>
        </table:table-row>
        <table:table-row table:style-name="ro2">
          <table:table-cell office:value-type="float" office:value="3955588264.103303" table:formula="of:= 3930000000 + RAND()*(3999999999-3930000000)" table:style-name="ce1">
            <text:p>3955588264</text:p>
          </table:table-cell>
          <table:table-cell table:number-columns-repeated="16383"/>
        </table:table-row>
        <table:table-row table:style-name="ro2">
          <table:table-cell office:value-type="float" office:value="3982494284.4714661" table:formula="of:= 3930000000 + RAND()*(3999999999-3930000000)" table:style-name="ce1">
            <text:p>3982494284</text:p>
          </table:table-cell>
          <table:table-cell table:number-columns-repeated="16383"/>
        </table:table-row>
        <table:table-row table:style-name="ro2">
          <table:table-cell office:value-type="float" office:value="3977354715.1687126" table:formula="of:= 3930000000 + RAND()*(3999999999-3930000000)" table:style-name="ce1">
            <text:p>3977354715</text:p>
          </table:table-cell>
          <table:table-cell table:number-columns-repeated="16383"/>
        </table:table-row>
        <table:table-row table:style-name="ro2">
          <table:table-cell office:value-type="float" office:value="3983307309.1123681" table:formula="of:= 3930000000 + RAND()*(3999999999-3930000000)" table:style-name="ce1">
            <text:p>3983307309</text:p>
          </table:table-cell>
          <table:table-cell table:number-columns-repeated="16383"/>
        </table:table-row>
        <table:table-row table:style-name="ro2">
          <table:table-cell office:value-type="float" office:value="3931455403.1547346" table:formula="of:= 3930000000 + RAND()*(3999999999-3930000000)" table:style-name="ce1">
            <text:p>3931455403</text:p>
          </table:table-cell>
          <table:table-cell table:number-columns-repeated="16383"/>
        </table:table-row>
        <table:table-row table:style-name="ro2">
          <table:table-cell office:value-type="float" office:value="3957088600.4024458" table:formula="of:= 3930000000 + RAND()*(3999999999-3930000000)" table:style-name="ce1">
            <text:p>3957088600</text:p>
          </table:table-cell>
          <table:table-cell table:number-columns-repeated="16383"/>
        </table:table-row>
        <table:table-row table:style-name="ro2">
          <table:table-cell office:value-type="float" office:value="3954820122.5810528" table:formula="of:= 3930000000 + RAND()*(3999999999-3930000000)" table:style-name="ce1">
            <text:p>3954820123</text:p>
          </table:table-cell>
          <table:table-cell table:number-columns-repeated="16383"/>
        </table:table-row>
        <table:table-row table:style-name="ro2">
          <table:table-cell office:value-type="float" office:value="3966493180.4134512" table:formula="of:= 3930000000 + RAND()*(3999999999-3930000000)" table:style-name="ce1">
            <text:p>3966493180</text:p>
          </table:table-cell>
          <table:table-cell table:number-columns-repeated="16383"/>
        </table:table-row>
        <table:table-row table:style-name="ro2">
          <table:table-cell office:value-type="float" office:value="3973617234.1701984" table:formula="of:= 3930000000 + RAND()*(3999999999-3930000000)" table:style-name="ce1">
            <text:p>3973617234</text:p>
          </table:table-cell>
          <table:table-cell table:number-columns-repeated="16383"/>
        </table:table-row>
        <table:table-row table:style-name="ro2">
          <table:table-cell office:value-type="float" office:value="3948554423.7008948" table:formula="of:= 3930000000 + RAND()*(3999999999-3930000000)" table:style-name="ce1">
            <text:p>3948554424</text:p>
          </table:table-cell>
          <table:table-cell table:number-columns-repeated="16383"/>
        </table:table-row>
        <table:table-row table:style-name="ro2">
          <table:table-cell office:value-type="float" office:value="3965285157.2756844" table:formula="of:= 3930000000 + RAND()*(3999999999-3930000000)" table:style-name="ce1">
            <text:p>3965285157</text:p>
          </table:table-cell>
          <table:table-cell table:number-columns-repeated="16383"/>
        </table:table-row>
        <table:table-row table:style-name="ro2">
          <table:table-cell office:value-type="float" office:value="3982959821.5815172" table:formula="of:= 3930000000 + RAND()*(3999999999-3930000000)" table:style-name="ce1">
            <text:p>3982959822</text:p>
          </table:table-cell>
          <table:table-cell table:number-columns-repeated="16383"/>
        </table:table-row>
        <table:table-row table:style-name="ro2">
          <table:table-cell office:value-type="float" office:value="3969075994.6633825" table:formula="of:= 3930000000 + RAND()*(3999999999-3930000000)" table:style-name="ce1">
            <text:p>3969075995</text:p>
          </table:table-cell>
          <table:table-cell table:number-columns-repeated="16383"/>
        </table:table-row>
        <table:table-row table:style-name="ro2">
          <table:table-cell office:value-type="float" office:value="3979632335.8370485" table:formula="of:= 3930000000 + RAND()*(3999999999-3930000000)" table:style-name="ce1">
            <text:p>3979632336</text:p>
          </table:table-cell>
          <table:table-cell table:number-columns-repeated="16383"/>
        </table:table-row>
        <table:table-row table:style-name="ro2">
          <table:table-cell office:value-type="float" office:value="3968781138.2355347" table:formula="of:= 3930000000 + RAND()*(3999999999-3930000000)" table:style-name="ce1">
            <text:p>3968781138</text:p>
          </table:table-cell>
          <table:table-cell table:number-columns-repeated="16383"/>
        </table:table-row>
        <table:table-row table:style-name="ro2">
          <table:table-cell office:value-type="float" office:value="3991618992.4441109" table:formula="of:= 3930000000 + RAND()*(3999999999-3930000000)" table:style-name="ce1">
            <text:p>3991618992</text:p>
          </table:table-cell>
          <table:table-cell table:number-columns-repeated="16383"/>
        </table:table-row>
        <table:table-row table:style-name="ro2">
          <table:table-cell office:value-type="float" office:value="3973193035.6486259" table:formula="of:= 3930000000 + RAND()*(3999999999-3930000000)" table:style-name="ce1">
            <text:p>3973193036</text:p>
          </table:table-cell>
          <table:table-cell table:number-columns-repeated="16383"/>
        </table:table-row>
        <table:table-row table:style-name="ro2">
          <table:table-cell office:value-type="float" office:value="3971274174.4126573" table:formula="of:= 3930000000 + RAND()*(3999999999-3930000000)" table:style-name="ce1">
            <text:p>3971274174</text:p>
          </table:table-cell>
          <table:table-cell table:number-columns-repeated="16383"/>
        </table:table-row>
        <table:table-row table:style-name="ro2">
          <table:table-cell office:value-type="float" office:value="3935236339.1224775" table:formula="of:= 3930000000 + RAND()*(3999999999-3930000000)" table:style-name="ce1">
            <text:p>3935236339</text:p>
          </table:table-cell>
          <table:table-cell table:number-columns-repeated="16383"/>
        </table:table-row>
        <table:table-row table:style-name="ro2">
          <table:table-cell office:value-type="float" office:value="3993691290.7834816" table:formula="of:= 3930000000 + RAND()*(3999999999-3930000000)" table:style-name="ce1">
            <text:p>3993691291</text:p>
          </table:table-cell>
          <table:table-cell table:number-columns-repeated="16383"/>
        </table:table-row>
        <table:table-row table:style-name="ro2">
          <table:table-cell office:value-type="float" office:value="3944256489.1834617" table:formula="of:= 3930000000 + RAND()*(3999999999-3930000000)" table:style-name="ce1">
            <text:p>3944256489</text:p>
          </table:table-cell>
          <table:table-cell table:number-columns-repeated="16383"/>
        </table:table-row>
        <table:table-row table:style-name="ro2">
          <table:table-cell office:value-type="float" office:value="3978775301.3912258" table:formula="of:= 3930000000 + RAND()*(3999999999-3930000000)" table:style-name="ce1">
            <text:p>3978775301</text:p>
          </table:table-cell>
          <table:table-cell table:number-columns-repeated="16383"/>
        </table:table-row>
        <table:table-row table:style-name="ro2">
          <table:table-cell office:value-type="float" office:value="3976153776.0837126" table:formula="of:= 3930000000 + RAND()*(3999999999-3930000000)" table:style-name="ce1">
            <text:p>3976153776</text:p>
          </table:table-cell>
          <table:table-cell table:number-columns-repeated="16383"/>
        </table:table-row>
        <table:table-row table:style-name="ro2">
          <table:table-cell office:value-type="float" office:value="3970148080.1281638" table:formula="of:= 3930000000 + RAND()*(3999999999-3930000000)" table:style-name="ce1">
            <text:p>3970148080</text:p>
          </table:table-cell>
          <table:table-cell table:number-columns-repeated="16383"/>
        </table:table-row>
        <table:table-row table:style-name="ro2">
          <table:table-cell office:value-type="float" office:value="3988016983.419508" table:formula="of:= 3930000000 + RAND()*(3999999999-3930000000)" table:style-name="ce1">
            <text:p>3988016983</text:p>
          </table:table-cell>
          <table:table-cell table:number-columns-repeated="16383"/>
        </table:table-row>
        <table:table-row table:style-name="ro2">
          <table:table-cell office:value-type="float" office:value="3994081682.2403603" table:formula="of:= 3930000000 + RAND()*(3999999999-3930000000)" table:style-name="ce1">
            <text:p>3994081682</text:p>
          </table:table-cell>
          <table:table-cell table:number-columns-repeated="16383"/>
        </table:table-row>
        <table:table-row table:style-name="ro2">
          <table:table-cell office:value-type="float" office:value="3969838999.9596519" table:formula="of:= 3930000000 + RAND()*(3999999999-3930000000)" table:style-name="ce1">
            <text:p>3969839000</text:p>
          </table:table-cell>
          <table:table-cell table:number-columns-repeated="16383"/>
        </table:table-row>
        <table:table-row table:style-name="ro2">
          <table:table-cell office:value-type="float" office:value="3940805470.6756392" table:formula="of:= 3930000000 + RAND()*(3999999999-3930000000)" table:style-name="ce1">
            <text:p>3940805471</text:p>
          </table:table-cell>
          <table:table-cell table:number-columns-repeated="16383"/>
        </table:table-row>
        <table:table-row table:style-name="ro2">
          <table:table-cell office:value-type="float" office:value="3982672252.7072845" table:formula="of:= 3930000000 + RAND()*(3999999999-3930000000)" table:style-name="ce1">
            <text:p>3982672253</text:p>
          </table:table-cell>
          <table:table-cell table:number-columns-repeated="16383"/>
        </table:table-row>
        <table:table-row table:style-name="ro2">
          <table:table-cell office:value-type="float" office:value="3940614369.1300821" table:formula="of:= 3930000000 + RAND()*(3999999999-3930000000)" table:style-name="ce1">
            <text:p>3940614369</text:p>
          </table:table-cell>
          <table:table-cell table:number-columns-repeated="16383"/>
        </table:table-row>
        <table:table-row table:style-name="ro2">
          <table:table-cell office:value-type="float" office:value="3940875014.4035773" table:formula="of:= 3930000000 + RAND()*(3999999999-3930000000)" table:style-name="ce1">
            <text:p>3940875014</text:p>
          </table:table-cell>
          <table:table-cell table:number-columns-repeated="16383"/>
        </table:table-row>
        <table:table-row table:style-name="ro2">
          <table:table-cell office:value-type="float" office:value="3957650073.2505941" table:formula="of:= 3930000000 + RAND()*(3999999999-3930000000)" table:style-name="ce1">
            <text:p>3957650073</text:p>
          </table:table-cell>
          <table:table-cell table:number-columns-repeated="16383"/>
        </table:table-row>
        <table:table-row table:style-name="ro2">
          <table:table-cell office:value-type="float" office:value="3974100601.0758305" table:formula="of:= 3930000000 + RAND()*(3999999999-3930000000)" table:style-name="ce1">
            <text:p>3974100601</text:p>
          </table:table-cell>
          <table:table-cell table:number-columns-repeated="16383"/>
        </table:table-row>
        <table:table-row table:style-name="ro2">
          <table:table-cell office:value-type="float" office:value="3968892684.161263" table:formula="of:= 3930000000 + RAND()*(3999999999-3930000000)" table:style-name="ce1">
            <text:p>3968892684</text:p>
          </table:table-cell>
          <table:table-cell table:number-columns-repeated="16383"/>
        </table:table-row>
        <table:table-row table:style-name="ro2">
          <table:table-cell office:value-type="float" office:value="3980461157.7137742" table:formula="of:= 3930000000 + RAND()*(3999999999-3930000000)" table:style-name="ce1">
            <text:p>3980461158</text:p>
          </table:table-cell>
          <table:table-cell table:number-columns-repeated="16383"/>
        </table:table-row>
        <table:table-row table:style-name="ro2">
          <table:table-cell office:value-type="float" office:value="3945235080.8929968" table:formula="of:= 3930000000 + RAND()*(3999999999-3930000000)" table:style-name="ce1">
            <text:p>3945235081</text:p>
          </table:table-cell>
          <table:table-cell table:number-columns-repeated="16383"/>
        </table:table-row>
        <table:table-row table:style-name="ro2">
          <table:table-cell office:value-type="float" office:value="3991677788.7194376" table:formula="of:= 3930000000 + RAND()*(3999999999-3930000000)" table:style-name="ce1">
            <text:p>3991677789</text:p>
          </table:table-cell>
          <table:table-cell table:number-columns-repeated="16383"/>
        </table:table-row>
        <table:table-row table:style-name="ro2">
          <table:table-cell office:value-type="float" office:value="3973695017.3540072" table:formula="of:= 3930000000 + RAND()*(3999999999-3930000000)" table:style-name="ce1">
            <text:p>3973695017</text:p>
          </table:table-cell>
          <table:table-cell table:number-columns-repeated="16383"/>
        </table:table-row>
        <table:table-row table:style-name="ro2">
          <table:table-cell office:value-type="float" office:value="3996653874.9066987" table:formula="of:= 3930000000 + RAND()*(3999999999-3930000000)" table:style-name="ce1">
            <text:p>3996653875</text:p>
          </table:table-cell>
          <table:table-cell table:number-columns-repeated="16383"/>
        </table:table-row>
        <table:table-row table:style-name="ro2">
          <table:table-cell office:value-type="float" office:value="3943604227.3910689" table:formula="of:= 3930000000 + RAND()*(3999999999-3930000000)" table:style-name="ce1">
            <text:p>3943604227</text:p>
          </table:table-cell>
          <table:table-cell table:number-columns-repeated="16383"/>
        </table:table-row>
        <table:table-row table:style-name="ro2">
          <table:table-cell office:value-type="float" office:value="3938786826.9324431" table:formula="of:= 3930000000 + RAND()*(3999999999-3930000000)" table:style-name="ce1">
            <text:p>3938786827</text:p>
          </table:table-cell>
          <table:table-cell table:number-columns-repeated="16383"/>
        </table:table-row>
        <table:table-row table:style-name="ro2">
          <table:table-cell office:value-type="float" office:value="3963682157.8303342" table:formula="of:= 3930000000 + RAND()*(3999999999-3930000000)" table:style-name="ce1">
            <text:p>3963682158</text:p>
          </table:table-cell>
          <table:table-cell table:number-columns-repeated="16383"/>
        </table:table-row>
        <table:table-row table:style-name="ro2">
          <table:table-cell office:value-type="float" office:value="3987459852.1158142" table:formula="of:= 3930000000 + RAND()*(3999999999-3930000000)" table:style-name="ce1">
            <text:p>3987459852</text:p>
          </table:table-cell>
          <table:table-cell table:number-columns-repeated="16383"/>
        </table:table-row>
        <table:table-row table:style-name="ro2">
          <table:table-cell office:value-type="float" office:value="3969928680.0327935" table:formula="of:= 3930000000 + RAND()*(3999999999-3930000000)" table:style-name="ce1">
            <text:p>3969928680</text:p>
          </table:table-cell>
          <table:table-cell table:number-columns-repeated="16383"/>
        </table:table-row>
        <table:table-row table:style-name="ro2">
          <table:table-cell office:value-type="float" office:value="3932965239.503603" table:formula="of:= 3930000000 + RAND()*(3999999999-3930000000)" table:style-name="ce1">
            <text:p>3932965240</text:p>
          </table:table-cell>
          <table:table-cell table:number-columns-repeated="16383"/>
        </table:table-row>
        <table:table-row table:style-name="ro2">
          <table:table-cell office:value-type="float" office:value="3961010912.4232616" table:formula="of:= 3930000000 + RAND()*(3999999999-3930000000)" table:style-name="ce1">
            <text:p>3961010912</text:p>
          </table:table-cell>
          <table:table-cell table:number-columns-repeated="16383"/>
        </table:table-row>
        <table:table-row table:style-name="ro2">
          <table:table-cell office:value-type="float" office:value="3945105773.942574" table:formula="of:= 3930000000 + RAND()*(3999999999-3930000000)" table:style-name="ce1">
            <text:p>3945105774</text:p>
          </table:table-cell>
          <table:table-cell table:number-columns-repeated="16383"/>
        </table:table-row>
        <table:table-row table:style-name="ro2">
          <table:table-cell office:value-type="float" office:value="3995260565.3060327" table:formula="of:= 3930000000 + RAND()*(3999999999-3930000000)" table:style-name="ce1">
            <text:p>3995260565</text:p>
          </table:table-cell>
          <table:table-cell table:number-columns-repeated="16383"/>
        </table:table-row>
        <table:table-row table:style-name="ro2">
          <table:table-cell office:value-type="float" office:value="3982166492.9315209" table:formula="of:= 3930000000 + RAND()*(3999999999-3930000000)" table:style-name="ce1">
            <text:p>3982166493</text:p>
          </table:table-cell>
          <table:table-cell table:number-columns-repeated="16383"/>
        </table:table-row>
        <table:table-row table:style-name="ro2">
          <table:table-cell office:value-type="float" office:value="3959566610.5993662" table:formula="of:= 3930000000 + RAND()*(3999999999-3930000000)" table:style-name="ce1">
            <text:p>3959566611</text:p>
          </table:table-cell>
          <table:table-cell table:number-columns-repeated="16383"/>
        </table:table-row>
        <table:table-row table:style-name="ro2">
          <table:table-cell office:value-type="float" office:value="3940628296.124805" table:formula="of:= 3930000000 + RAND()*(3999999999-3930000000)" table:style-name="ce1">
            <text:p>3940628296</text:p>
          </table:table-cell>
          <table:table-cell table:number-columns-repeated="16383"/>
        </table:table-row>
        <table:table-row table:style-name="ro2">
          <table:table-cell office:value-type="float" office:value="3979890706.044086" table:formula="of:= 3930000000 + RAND()*(3999999999-3930000000)" table:style-name="ce1">
            <text:p>3979890706</text:p>
          </table:table-cell>
          <table:table-cell table:number-columns-repeated="16383"/>
        </table:table-row>
        <table:table-row table:style-name="ro2">
          <table:table-cell office:value-type="float" office:value="3970831816.8653598" table:formula="of:= 3930000000 + RAND()*(3999999999-3930000000)" table:style-name="ce1">
            <text:p>3970831817</text:p>
          </table:table-cell>
          <table:table-cell table:number-columns-repeated="16383"/>
        </table:table-row>
        <table:table-row table:style-name="ro2">
          <table:table-cell office:value-type="float" office:value="3950760273.6975389" table:formula="of:= 3930000000 + RAND()*(3999999999-3930000000)" table:style-name="ce1">
            <text:p>3950760274</text:p>
          </table:table-cell>
          <table:table-cell table:number-columns-repeated="16383"/>
        </table:table-row>
        <table:table-row table:style-name="ro2">
          <table:table-cell office:value-type="float" office:value="3954502886.2351589" table:formula="of:= 3930000000 + RAND()*(3999999999-3930000000)" table:style-name="ce1">
            <text:p>3954502886</text:p>
          </table:table-cell>
          <table:table-cell table:number-columns-repeated="16383"/>
        </table:table-row>
        <table:table-row table:style-name="ro2">
          <table:table-cell office:value-type="float" office:value="3968491874.4814906" table:formula="of:= 3930000000 + RAND()*(3999999999-3930000000)" table:style-name="ce1">
            <text:p>3968491874</text:p>
          </table:table-cell>
          <table:table-cell table:number-columns-repeated="16383"/>
        </table:table-row>
        <table:table-row table:style-name="ro2">
          <table:table-cell office:value-type="float" office:value="3984202497.1292806" table:formula="of:= 3930000000 + RAND()*(3999999999-3930000000)" table:style-name="ce1">
            <text:p>3984202497</text:p>
          </table:table-cell>
          <table:table-cell table:number-columns-repeated="16383"/>
        </table:table-row>
        <table:table-row table:style-name="ro2">
          <table:table-cell office:value-type="float" office:value="3987062283.3684964" table:formula="of:= 3930000000 + RAND()*(3999999999-3930000000)" table:style-name="ce1">
            <text:p>3987062283</text:p>
          </table:table-cell>
          <table:table-cell table:number-columns-repeated="16383"/>
        </table:table-row>
        <table:table-row table:style-name="ro2">
          <table:table-cell office:value-type="float" office:value="3993928874.1130195" table:formula="of:= 3930000000 + RAND()*(3999999999-3930000000)" table:style-name="ce1">
            <text:p>3993928874</text:p>
          </table:table-cell>
          <table:table-cell table:number-columns-repeated="16383"/>
        </table:table-row>
        <table:table-row table:style-name="ro2">
          <table:table-cell office:value-type="float" office:value="3961218672.6920691" table:formula="of:= 3930000000 + RAND()*(3999999999-3930000000)" table:style-name="ce1">
            <text:p>3961218673</text:p>
          </table:table-cell>
          <table:table-cell table:number-columns-repeated="16383"/>
        </table:table-row>
        <table:table-row table:style-name="ro2">
          <table:table-cell office:value-type="float" office:value="3960814302.3491478" table:formula="of:= 3930000000 + RAND()*(3999999999-3930000000)" table:style-name="ce1">
            <text:p>3960814302</text:p>
          </table:table-cell>
          <table:table-cell table:number-columns-repeated="16383"/>
        </table:table-row>
        <table:table-row table:style-name="ro2">
          <table:table-cell office:value-type="float" office:value="3957687209.7088547" table:formula="of:= 3930000000 + RAND()*(3999999999-3930000000)" table:style-name="ce1">
            <text:p>3957687210</text:p>
          </table:table-cell>
          <table:table-cell table:number-columns-repeated="16383"/>
        </table:table-row>
        <table:table-row table:style-name="ro2">
          <table:table-cell office:value-type="float" office:value="3999079392.4161434" table:formula="of:= 3930000000 + RAND()*(3999999999-3930000000)" table:style-name="ce1">
            <text:p>3999079392</text:p>
          </table:table-cell>
          <table:table-cell table:number-columns-repeated="16383"/>
        </table:table-row>
        <table:table-row table:style-name="ro2">
          <table:table-cell office:value-type="float" office:value="3980826468.9605761" table:formula="of:= 3930000000 + RAND()*(3999999999-3930000000)" table:style-name="ce1">
            <text:p>3980826469</text:p>
          </table:table-cell>
          <table:table-cell table:number-columns-repeated="16383"/>
        </table:table-row>
        <table:table-row table:style-name="ro2">
          <table:table-cell office:value-type="float" office:value="3963968480.3492265" table:formula="of:= 3930000000 + RAND()*(3999999999-3930000000)" table:style-name="ce1">
            <text:p>3963968480</text:p>
          </table:table-cell>
          <table:table-cell table:number-columns-repeated="16383"/>
        </table:table-row>
        <table:table-row table:style-name="ro2">
          <table:table-cell office:value-type="float" office:value="3974629782.8534513" table:formula="of:= 3930000000 + RAND()*(3999999999-3930000000)" table:style-name="ce1">
            <text:p>3974629783</text:p>
          </table:table-cell>
          <table:table-cell table:number-columns-repeated="16383"/>
        </table:table-row>
        <table:table-row table:style-name="ro2">
          <table:table-cell office:value-type="float" office:value="3943900093.2461872" table:formula="of:= 3930000000 + RAND()*(3999999999-3930000000)" table:style-name="ce1">
            <text:p>3943900093</text:p>
          </table:table-cell>
          <table:table-cell table:number-columns-repeated="16383"/>
        </table:table-row>
        <table:table-row table:style-name="ro2">
          <table:table-cell office:value-type="float" office:value="3973773759.2004318" table:formula="of:= 3930000000 + RAND()*(3999999999-3930000000)" table:style-name="ce1">
            <text:p>3973773759</text:p>
          </table:table-cell>
          <table:table-cell table:number-columns-repeated="16383"/>
        </table:table-row>
        <table:table-row table:style-name="ro2">
          <table:table-cell office:value-type="float" office:value="3942214770.4867344" table:formula="of:= 3930000000 + RAND()*(3999999999-3930000000)" table:style-name="ce1">
            <text:p>3942214770</text:p>
          </table:table-cell>
          <table:table-cell table:number-columns-repeated="16383"/>
        </table:table-row>
        <table:table-row table:style-name="ro2">
          <table:table-cell office:value-type="float" office:value="3987904854.4205666" table:formula="of:= 3930000000 + RAND()*(3999999999-3930000000)" table:style-name="ce1">
            <text:p>3987904854</text:p>
          </table:table-cell>
          <table:table-cell table:number-columns-repeated="16383"/>
        </table:table-row>
        <table:table-row table:style-name="ro2">
          <table:table-cell office:value-type="float" office:value="3936213859.6622958" table:formula="of:= 3930000000 + RAND()*(3999999999-3930000000)" table:style-name="ce1">
            <text:p>3936213860</text:p>
          </table:table-cell>
          <table:table-cell table:number-columns-repeated="16383"/>
        </table:table-row>
        <table:table-row table:style-name="ro2">
          <table:table-cell office:value-type="float" office:value="3949590838.0207882" table:formula="of:= 3930000000 + RAND()*(3999999999-3930000000)" table:style-name="ce1">
            <text:p>3949590838</text:p>
          </table:table-cell>
          <table:table-cell table:number-columns-repeated="16383"/>
        </table:table-row>
        <table:table-row table:style-name="ro2">
          <table:table-cell office:value-type="float" office:value="3979553320.0746512" table:formula="of:= 3930000000 + RAND()*(3999999999-3930000000)" table:style-name="ce1">
            <text:p>3979553320</text:p>
          </table:table-cell>
          <table:table-cell table:number-columns-repeated="16383"/>
        </table:table-row>
        <table:table-row table:style-name="ro2">
          <table:table-cell office:value-type="float" office:value="3995944603.3245249" table:formula="of:= 3930000000 + RAND()*(3999999999-3930000000)" table:style-name="ce1">
            <text:p>3995944603</text:p>
          </table:table-cell>
          <table:table-cell table:number-columns-repeated="16383"/>
        </table:table-row>
        <table:table-row table:style-name="ro2">
          <table:table-cell office:value-type="float" office:value="3933149732.6219654" table:formula="of:= 3930000000 + RAND()*(3999999999-3930000000)" table:style-name="ce1">
            <text:p>3933149733</text:p>
          </table:table-cell>
          <table:table-cell table:number-columns-repeated="16383"/>
        </table:table-row>
        <table:table-row table:style-name="ro2">
          <table:table-cell office:value-type="float" office:value="3968171135.0921688" table:formula="of:= 3930000000 + RAND()*(3999999999-3930000000)" table:style-name="ce1">
            <text:p>3968171135</text:p>
          </table:table-cell>
          <table:table-cell table:number-columns-repeated="16383"/>
        </table:table-row>
        <table:table-row table:style-name="ro2">
          <table:table-cell office:value-type="float" office:value="3940012966.1211958" table:formula="of:= 3930000000 + RAND()*(3999999999-3930000000)" table:style-name="ce1">
            <text:p>3940012966</text:p>
          </table:table-cell>
          <table:table-cell table:number-columns-repeated="16383"/>
        </table:table-row>
        <table:table-row table:style-name="ro2">
          <table:table-cell office:value-type="float" office:value="3948294545.4509091" table:formula="of:= 3930000000 + RAND()*(3999999999-3930000000)" table:style-name="ce1">
            <text:p>3948294545</text:p>
          </table:table-cell>
          <table:table-cell table:number-columns-repeated="16383"/>
        </table:table-row>
        <table:table-row table:style-name="ro2">
          <table:table-cell office:value-type="float" office:value="3943606221.9136353" table:formula="of:= 3930000000 + RAND()*(3999999999-3930000000)" table:style-name="ce1">
            <text:p>3943606222</text:p>
          </table:table-cell>
          <table:table-cell table:number-columns-repeated="16383"/>
        </table:table-row>
        <table:table-row table:style-name="ro2">
          <table:table-cell office:value-type="float" office:value="3931136302.2824645" table:formula="of:= 3930000000 + RAND()*(3999999999-3930000000)" table:style-name="ce1">
            <text:p>3931136302</text:p>
          </table:table-cell>
          <table:table-cell table:number-columns-repeated="16383"/>
        </table:table-row>
        <table:table-row table:style-name="ro2">
          <table:table-cell office:value-type="float" office:value="3991334341.3091917" table:formula="of:= 3930000000 + RAND()*(3999999999-3930000000)" table:style-name="ce1">
            <text:p>3991334341</text:p>
          </table:table-cell>
          <table:table-cell table:number-columns-repeated="16383"/>
        </table:table-row>
        <table:table-row table:style-name="ro2">
          <table:table-cell office:value-type="float" office:value="3981410990.8905449" table:formula="of:= 3930000000 + RAND()*(3999999999-3930000000)" table:style-name="ce1">
            <text:p>3981410991</text:p>
          </table:table-cell>
          <table:table-cell table:number-columns-repeated="16383"/>
        </table:table-row>
        <table:table-row table:style-name="ro2">
          <table:table-cell office:value-type="float" office:value="3975669367.4012432" table:formula="of:= 3930000000 + RAND()*(3999999999-3930000000)" table:style-name="ce1">
            <text:p>3975669367</text:p>
          </table:table-cell>
          <table:table-cell table:number-columns-repeated="16383"/>
        </table:table-row>
        <table:table-row table:style-name="ro2">
          <table:table-cell office:value-type="float" office:value="3959478233.1331511" table:formula="of:= 3930000000 + RAND()*(3999999999-3930000000)" table:style-name="ce1">
            <text:p>3959478233</text:p>
          </table:table-cell>
          <table:table-cell table:number-columns-repeated="16383"/>
        </table:table-row>
        <table:table-row table:style-name="ro2">
          <table:table-cell office:value-type="float" office:value="3947991936.8275032" table:formula="of:= 3930000000 + RAND()*(3999999999-3930000000)" table:style-name="ce1">
            <text:p>3947991937</text:p>
          </table:table-cell>
          <table:table-cell table:number-columns-repeated="16383"/>
        </table:table-row>
        <table:table-row table:style-name="ro2">
          <table:table-cell office:value-type="float" office:value="3979902925.6645517" table:formula="of:= 3930000000 + RAND()*(3999999999-3930000000)" table:style-name="ce1">
            <text:p>3979902926</text:p>
          </table:table-cell>
          <table:table-cell table:number-columns-repeated="16383"/>
        </table:table-row>
        <table:table-row table:style-name="ro2">
          <table:table-cell office:value-type="float" office:value="3990534395.9542899" table:formula="of:= 3930000000 + RAND()*(3999999999-3930000000)" table:style-name="ce1">
            <text:p>3990534396</text:p>
          </table:table-cell>
          <table:table-cell table:number-columns-repeated="16383"/>
        </table:table-row>
        <table:table-row table:style-name="ro2">
          <table:table-cell office:value-type="float" office:value="3931003301.1700301" table:formula="of:= 3930000000 + RAND()*(3999999999-3930000000)" table:style-name="ce1">
            <text:p>3931003301</text:p>
          </table:table-cell>
          <table:table-cell table:number-columns-repeated="16383"/>
        </table:table-row>
        <table:table-row table:style-name="ro2">
          <table:table-cell office:value-type="float" office:value="3953731579.5170937" table:formula="of:= 3930000000 + RAND()*(3999999999-3930000000)" table:style-name="ce1">
            <text:p>3953731580</text:p>
          </table:table-cell>
          <table:table-cell table:number-columns-repeated="16383"/>
        </table:table-row>
        <table:table-row table:style-name="ro2">
          <table:table-cell office:value-type="float" office:value="3960362879.474092" table:formula="of:= 3930000000 + RAND()*(3999999999-3930000000)" table:style-name="ce1">
            <text:p>3960362879</text:p>
          </table:table-cell>
          <table:table-cell table:number-columns-repeated="16383"/>
        </table:table-row>
        <table:table-row table:style-name="ro2">
          <table:table-cell office:value-type="float" office:value="3934787694.6857338" table:formula="of:= 3930000000 + RAND()*(3999999999-3930000000)" table:style-name="ce1">
            <text:p>3934787695</text:p>
          </table:table-cell>
          <table:table-cell table:number-columns-repeated="16383"/>
        </table:table-row>
        <table:table-row table:style-name="ro2">
          <table:table-cell office:value-type="float" office:value="3943898552.5252724" table:formula="of:= 3930000000 + RAND()*(3999999999-3930000000)" table:style-name="ce1">
            <text:p>3943898553</text:p>
          </table:table-cell>
          <table:table-cell table:number-columns-repeated="16383"/>
        </table:table-row>
        <table:table-row table:style-name="ro2">
          <table:table-cell office:value-type="float" office:value="3976399150.5061021" table:formula="of:= 3930000000 + RAND()*(3999999999-3930000000)" table:style-name="ce1">
            <text:p>3976399151</text:p>
          </table:table-cell>
          <table:table-cell table:number-columns-repeated="16383"/>
        </table:table-row>
        <table:table-row table:style-name="ro2">
          <table:table-cell office:value-type="float" office:value="3971912057.1788359" table:formula="of:= 3930000000 + RAND()*(3999999999-3930000000)" table:style-name="ce1">
            <text:p>3971912057</text:p>
          </table:table-cell>
          <table:table-cell table:number-columns-repeated="16383"/>
        </table:table-row>
        <table:table-row table:number-rows-repeated="1047376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associataA</text:p>
          </table:table-cell>
          <table:table-cell office:value-type="string" table:style-name="ce4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eraAssociataA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55328060.3333321" table:style-name="ce1">
            <text:p>3955328060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1766331.4662538" table:style-name="ce1">
            <text:p>3981766331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61527610.2156901" table:style-name="ce1">
            <text:p>3961527610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62678471.2482886" table:style-name="ce1">
            <text:p>3962678471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36607039.765635" table:style-name="ce1">
            <text:p>393660704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69302771.8321776" table:style-name="ce1">
            <text:p>3969302772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LUCA POLONI</meta:initial-creator>
    <dc:creator>ALESSANDRO BRASI</dc:creator>
    <meta:creation-date>2024-04-30T06:45:30Z</meta:creation-date>
    <dc:date>2024-04-30T10:01:17Z</dc:date>
    <meta:editing-duration>PT0S</meta:editing-duration>
  </office:meta>
</office:document-meta>
</file>